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Basic/Standard/Phase_detecto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toolbar/standardbar.xml" manifest:media-type=""/>
  <manifest:file-entry manifest:full-path="Configurations2/popupmenu/oleobjec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3.702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465a4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>
      <style:text-properties fo:color="#00a933"/>
    </style:style>
    <style:style style:name="ce7" style:family="table-cell" style:parent-style-name="Default">
      <style:text-properties fo:color="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ea75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gr3" style:family="graphic">
      <style:graphic-properties draw:stroke="solid" svg:stroke-width="0.5cm" svg:stroke-color="#ffffff" draw:marker-start-width="0.95cm" draw:marker-end-width="0.95cm" draw:fill="solid" draw:fill-color="#ffffff" draw:textarea-horizontal-align="center" draw:textarea-vertical-align="middle" fo:padding-top="0.25cm" fo:padding-bottom="0.25cm" fo:padding-left="0.25cm" fo:padding-right="0.25cm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 draw:fill-color="#fffff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style-name="gr1" draw:text-style-name="P1" svg:width="19.325cm" svg:height="7.783cm" svg:x="20.093cm" svg:y="0.159cm">
            <draw:object draw:notify-on-update-of-ranges="Лист1.B1:Лист1.B800 Лист1.C1:Лист1.C8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276cm" svg:height="3.772cm" svg:x="20.481cm" svg:y="7.836cm">
            <draw:object draw:notify-on-update-of-ranges="Лист1.D1:Лист1.D8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3" svg:width="9.247cm" svg:height="3.83cm" svg:x="30.006cm" svg:y="7.804cm">
            <draw:object draw:notify-on-update-of-ranges="Лист1.E1:Лист1.E800" xlink:href="./Object 4" xlink:type="simple" xlink:show="embed" xlink:actuate="onLoad">
              <loext:p text:style-name="P2">3</loext:p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ce2"/>
        <table:table-column table:style-name="co3" table:default-cell-style-name="ce3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SIN((2*PI()*[.A1] - [.$G$1]) / 100)*[.$G$2]+[.$G$3]" office:value-type="float" office:value="0.00627905195293134" calcext:value-type="float">
            <text:p>0,006279051952931</text:p>
          </table:table-cell>
          <table:table-cell table:formula="of:=COS(2*PI()*[.A1]/100)" office:value-type="float" office:value="0.998026728428271" calcext:value-type="float">
            <text:p>0,998026728428271</text:p>
          </table:table-cell>
          <table:table-cell table:number-columns-repeated="2"/>
          <table:table-cell table:style-name="ce10" office:value-type="string" calcext:value-type="string">
            <text:p>Фаза сигнала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IN((2*PI()*[.A2] - [.$G$1]) / 100)*[.$G$2]+[.$G$3]" office:value-type="float" office:value="0.0125333233564304" calcext:value-type="float">
            <text:p>0,012533323356431</text:p>
          </table:table-cell>
          <table:table-cell table:formula="of:=COS(2*PI()*[.A2]/100)" office:value-type="float" office:value="0.992114701314478" calcext:value-type="float">
            <text:p>0,992114701314478</text:p>
          </table:table-cell>
          <table:table-cell table:number-columns-repeated="2"/>
          <table:table-cell table:style-name="ce10" office:value-type="string" calcext:value-type="string">
            <text:p>Усиление сигнала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IN((2*PI()*[.A3] - [.$G$1]) / 100)*[.$G$2]+[.$G$3]" office:value-type="float" office:value="0.0187381314585725" calcext:value-type="float">
            <text:p>0,018738131458573</text:p>
          </table:table-cell>
          <table:table-cell table:formula="of:=COS(2*PI()*[.A3]/100)" office:value-type="float" office:value="0.982287250728689" calcext:value-type="float">
            <text:p>0,982287250728689</text:p>
          </table:table-cell>
          <table:table-cell table:number-columns-repeated="2"/>
          <table:table-cell table:style-name="ce10" office:value-type="string" calcext:value-type="string">
            <text:p>Смещение сигнала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IN((2*PI()*[.A4] - [.$G$1]) / 100)*[.$G$2]+[.$G$3]" office:value-type="float" office:value="0.0248689887164855" calcext:value-type="float">
            <text:p>0,024868988716486</text:p>
          </table:table-cell>
          <table:table-cell table:formula="of:=COS(2*PI()*[.A4]/100)" office:value-type="float" office:value="0.968583161128631" calcext:value-type="float">
            <text:p>0,968583161128631</text:p>
          </table:table-cell>
          <table:table-cell table:number-columns-repeated="2"/>
          <table:table-cell office:value-type="string" calcext:value-type="string">
            <text:p>Среднее</text:p>
          </table:table-cell>
          <table:table-cell office:value-type="float" office:value="-1.09893728891608E-017" calcext:value-type="float">
            <text:p>-1,09893728891608E-1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IN((2*PI()*[.A5] - [.$G$1]) / 100)*[.$G$2]+[.$G$3]" office:value-type="float" office:value="0.0309016994374947" calcext:value-type="float">
            <text:p>0,030901699437495</text:p>
          </table:table-cell>
          <table:table-cell table:formula="of:=COS(2*PI()*[.A5]/100)" office:value-type="float" office:value="0.951056516295153" calcext:value-type="float">
            <text:p>0,951056516295153</text:p>
          </table:table-cell>
          <table:table-cell table:number-columns-repeated="2"/>
          <table:table-cell office:value-type="string" calcext:value-type="string">
            <text:p>Сумма</text:p>
          </table:table-cell>
          <table:table-cell table:formula="of:=SUM([.B$1:.B$1048576])" office:value-type="float" office:value="-8.44550124279309E-015" calcext:value-type="float">
            <text:p>-8,44550124279309E-1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IN((2*PI()*[.A6] - [.$G$1]) / 100)*[.$G$2]+[.$G$3]" office:value-type="float" office:value="0.0368124552684678" calcext:value-type="float">
            <text:p>0,036812455268468</text:p>
          </table:table-cell>
          <table:table-cell table:formula="of:=COS(2*PI()*[.A6]/100)" office:value-type="float" office:value="0.929776485888251" calcext:value-type="float">
            <text:p>0,929776485888251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IN((2*PI()*[.A7] - [.$G$1]) / 100)*[.$G$2]+[.$G$3]" office:value-type="float" office:value="0.0425779291565073" calcext:value-type="float">
            <text:p>0,042577929156507</text:p>
          </table:table-cell>
          <table:table-cell table:formula="of:=COS(2*PI()*[.A7]/100)" office:value-type="float" office:value="0.90482705246602" calcext:value-type="float">
            <text:p>0,90482705246602</text:p>
          </table:table-cell>
          <table:table-cell office:value-type="float" office:value="0.00000011018592800238" calcext:value-type="float">
            <text:p>1,10185928002374E-07</text:p>
          </table:table-cell>
          <table:table-cell office:value-type="float" office:value="0.00000233647134568271" calcext:value-type="float">
            <text:p>2,33647134568271E-0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IN((2*PI()*[.A8] - [.$G$1]) / 100)*[.$G$2]+[.$G$3]" office:value-type="float" office:value="0.0481753674101715" calcext:value-type="float">
            <text:p>0,048175367410172</text:p>
          </table:table-cell>
          <table:table-cell table:formula="of:=COS(2*PI()*[.A8]/100)" office:value-type="float" office:value="0.876306680043864" calcext:value-type="float">
            <text:p>0,876306680043864</text:p>
          </table:table-cell>
          <table:table-cell office:value-type="float" office:value="0.00000027993517430759" calcext:value-type="float">
            <text:p>2,79935174307588E-07</text:p>
          </table:table-cell>
          <table:table-cell office:value-type="float" office:value="0.00000508661346482423" calcext:value-type="float">
            <text:p>5,08661346482423E-0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IN((2*PI()*[.A9] - [.$G$1]) / 100)*[.$G$2]+[.$G$3]" office:value-type="float" office:value="0.0535826794978997" calcext:value-type="float">
            <text:p>0,0535826794979</text:p>
          </table:table-cell>
          <table:table-cell table:formula="of:=COS(2*PI()*[.A9]/100)" office:value-type="float" office:value="0.844327925502015" calcext:value-type="float">
            <text:p>0,844327925502015</text:p>
          </table:table-cell>
          <table:table-cell office:value-type="float" office:value="2.51163787467343" calcext:value-type="float">
            <text:p>2,51163787467343</text:p>
          </table:table-cell>
          <table:table-cell table:style-name="ce7" office:value-type="float" office:value="39.9210684030819" calcext:value-type="float">
            <text:p>39,9210684030819</text:p>
          </table:table-cell>
          <table:table-cell table:formula="of:=[.D9]/[.E9]" office:value-type="float" office:value="0.0629150965929443" calcext:value-type="float">
            <text:p>0,062915096592944</text:p>
          </table:table-cell>
          <table:table-cell office:value-type="float" office:value="0.062915098742898" calcext:value-type="float">
            <text:p>0,062915098742898</text:p>
          </table:table-cell>
          <table:table-cell table:style-name="ce8" table:formula="of:=[.G9]-[.F9]" office:value-type="float" office:value="0.00000000214995371506" calcext:value-type="float">
            <text:p>2,14995371505822E-0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IN((2*PI()*[.A10] - [.$G$1]) / 100)*[.$G$2]+[.$G$3]" office:value-type="float" office:value="0.0587785252292473" calcext:value-type="float">
            <text:p>0,058778525229247</text:p>
          </table:table-cell>
          <table:table-cell table:formula="of:=COS(2*PI()*[.A10]/100)" office:value-type="float" office:value="0.809016994374947" calcext:value-type="float">
            <text:p>0,809016994374947</text:p>
          </table:table-cell>
          <table:table-cell office:value-type="float" office:value="-0.00000040824176850635" calcext:value-type="float">
            <text:p>-4,08241768506353E-07</text:p>
          </table:table-cell>
          <table:table-cell office:value-type="float" office:value="-0.00000576577790969974" calcext:value-type="float">
            <text:p>-5,76577790969974E-06</text:p>
          </table:table-cell>
          <table:table-cell table:formula="of:=[.D793]/[.E793]" office:value-type="float" office:value="-0.0628721627777388" calcext:value-type="float">
            <text:p>-0,062872162777739</text:p>
          </table:table-cell>
          <table:table-cell office:value-type="float" office:value="-0.062872162777739" calcext:value-type="float">
            <text:p>-0,062872162777739</text:p>
          </table:table-cell>
          <table:table-cell table:style-name="ce8" table:formula="of:=[.G10]-[.F1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IN((2*PI()*[.A11] - [.$G$1]) / 100)*[.$G$2]+[.$G$3]" office:value-type="float" office:value="0.063742398974869" calcext:value-type="float">
            <text:p>0,063742398974869</text:p>
          </table:table-cell>
          <table:table-cell table:formula="of:=COS(2*PI()*[.A11]/100)" office:value-type="float" office:value="0.770513242775789" calcext:value-type="float">
            <text:p>0,770513242775789</text:p>
          </table:table-cell>
          <table:table-cell office:value-type="float" office:value="-0.00000023797776098655" calcext:value-type="float">
            <text:p>-2,37977760986549E-07</text:p>
          </table:table-cell>
          <table:table-cell office:value-type="float" office:value="-0.00000302377339315726" calcext:value-type="float">
            <text:p>-3,02377339315726E-0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IN((2*PI()*[.A12] - [.$G$1]) / 100)*[.$G$2]+[.$G$3]" office:value-type="float" office:value="0.0684547105928689" calcext:value-type="float">
            <text:p>0,068454710592869</text:p>
          </table:table-cell>
          <table:table-cell table:formula="of:=COS(2*PI()*[.A12]/100)" office:value-type="float" office:value="0.728968627421412" calcext:value-type="float">
            <text:p>0,728968627421412</text:p>
          </table:table-cell>
          <table:table-cell office:value-type="float" office:value="-0.00000018184544447971" calcext:value-type="float">
            <text:p>-1,81845444479705E-07</text:p>
          </table:table-cell>
          <table:table-cell office:value-type="float" office:value="-0.00000209959012324136" calcext:value-type="float">
            <text:p>-2,09959012324136E-06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IN((2*PI()*[.A13] - [.$G$1]) / 100)*[.$G$2]+[.$G$3]" office:value-type="float" office:value="0.0728968627421412" calcext:value-type="float">
            <text:p>0,072896862742141</text:p>
          </table:table-cell>
          <table:table-cell table:formula="of:=COS(2*PI()*[.A13]/100)" office:value-type="float" office:value="0.684547105928689" calcext:value-type="float">
            <text:p>0,684547105928689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IN((2*PI()*[.A14] - [.$G$1]) / 100)*[.$G$2]+[.$G$3]" office:value-type="float" office:value="0.0770513242775789" calcext:value-type="float">
            <text:p>0,077051324277579</text:p>
          </table:table-cell>
          <table:table-cell table:formula="of:=COS(2*PI()*[.A14]/100)" office:value-type="float" office:value="0.63742398974869" calcext:value-type="float">
            <text:p>0,63742398974869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IN((2*PI()*[.A15] - [.$G$1]) / 100)*[.$G$2]+[.$G$3]" office:value-type="float" office:value="0.0809016994374947" calcext:value-type="float">
            <text:p>0,080901699437495</text:p>
          </table:table-cell>
          <table:table-cell table:formula="of:=COS(2*PI()*[.A15]/100)" office:value-type="float" office:value="0.587785252292473" calcext:value-type="float">
            <text:p>0,587785252292473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IN((2*PI()*[.A16] - [.$G$1]) / 100)*[.$G$2]+[.$G$3]" office:value-type="float" office:value="0.0844327925502015" calcext:value-type="float">
            <text:p>0,084432792550202</text:p>
          </table:table-cell>
          <table:table-cell table:formula="of:=COS(2*PI()*[.A16]/100)" office:value-type="float" office:value="0.535826794978997" calcext:value-type="float">
            <text:p>0,535826794978997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IN((2*PI()*[.A17] - [.$G$1]) / 100)*[.$G$2]+[.$G$3]" office:value-type="float" office:value="0.0876306680043864" calcext:value-type="float">
            <text:p>0,087630668004386</text:p>
          </table:table-cell>
          <table:table-cell table:formula="of:=COS(2*PI()*[.A17]/100)" office:value-type="float" office:value="0.481753674101715" calcext:value-type="float">
            <text:p>0,481753674101715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IN((2*PI()*[.A18] - [.$G$1]) / 100)*[.$G$2]+[.$G$3]" office:value-type="float" office:value="0.090482705246602" calcext:value-type="float">
            <text:p>0,090482705246602</text:p>
          </table:table-cell>
          <table:table-cell table:formula="of:=COS(2*PI()*[.A18]/100)" office:value-type="float" office:value="0.425779291565073" calcext:value-type="float">
            <text:p>0,425779291565073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IN((2*PI()*[.A19] - [.$G$1]) / 100)*[.$G$2]+[.$G$3]" office:value-type="float" office:value="0.0929776485888251" calcext:value-type="float">
            <text:p>0,092977648588825</text:p>
          </table:table-cell>
          <table:table-cell table:formula="of:=COS(2*PI()*[.A19]/100)" office:value-type="float" office:value="0.368124552684678" calcext:value-type="float">
            <text:p>0,368124552684678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IN((2*PI()*[.A20] - [.$G$1]) / 100)*[.$G$2]+[.$G$3]" office:value-type="float" office:value="0.0951056516295153" calcext:value-type="float">
            <text:p>0,095105651629515</text:p>
          </table:table-cell>
          <table:table-cell table:formula="of:=COS(2*PI()*[.A20]/100)" office:value-type="float" office:value="0.309016994374947" calcext:value-type="float">
            <text:p>0,309016994374947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IN((2*PI()*[.A21] - [.$G$1]) / 100)*[.$G$2]+[.$G$3]" office:value-type="float" office:value="0.0968583161128631" calcext:value-type="float">
            <text:p>0,096858316112863</text:p>
          </table:table-cell>
          <table:table-cell table:formula="of:=COS(2*PI()*[.A21]/100)" office:value-type="float" office:value="0.248689887164855" calcext:value-type="float">
            <text:p>0,248689887164855</text:p>
          </table:table-cell>
          <table:table-cell table:number-columns-repeated="6"/>
          <table:table-cell>
            <draw:frame table:end-cell-address="Лист1.L23" table:end-x="1.475cm" table:end-y="0.237cm" draw:z-index="4" draw:style-name="gr3" draw:text-style-name="P4" svg:width="4.621cm" svg:height="1.138cm" svg:x="1.37cm" svg:y="0.002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>
            <draw:frame table:end-cell-address="Лист1.P23" table:end-x="1.583cm" table:end-y="0.241cm" draw:z-index="3" draw:style-name="gr3" draw:text-style-name="P4" svg:width="4.546cm" svg:height="1.138cm" svg:x="1.553cm" svg:y="0.006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IN((2*PI()*[.A22] - [.$G$1]) / 100)*[.$G$2]+[.$G$3]" office:value-type="float" office:value="0.0982287250728689" calcext:value-type="float">
            <text:p>0,098228725072869</text:p>
          </table:table-cell>
          <table:table-cell table:formula="of:=COS(2*PI()*[.A22]/100)" office:value-type="float" office:value="0.187381314585725" calcext:value-type="float">
            <text:p>0,187381314585725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IN((2*PI()*[.A23] - [.$G$1]) / 100)*[.$G$2]+[.$G$3]" office:value-type="float" office:value="0.0992114701314478" calcext:value-type="float">
            <text:p>0,099211470131448</text:p>
          </table:table-cell>
          <table:table-cell table:formula="of:=COS(2*PI()*[.A23]/100)" office:value-type="float" office:value="0.125333233564304" calcext:value-type="float">
            <text:p>0,125333233564304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IN((2*PI()*[.A24] - [.$G$1]) / 100)*[.$G$2]+[.$G$3]" office:value-type="float" office:value="0.0998026728428272" calcext:value-type="float">
            <text:p>0,099802672842827</text:p>
          </table:table-cell>
          <table:table-cell table:formula="of:=COS(2*PI()*[.A24]/100)" office:value-type="float" office:value="0.0627905195293135" calcext:value-type="float">
            <text:p>0,062790519529314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IN((2*PI()*[.A25] - [.$G$1]) / 100)*[.$G$2]+[.$G$3]" office:value-type="float" office:value="0.1" calcext:value-type="float">
            <text:p>0,1</text:p>
          </table:table-cell>
          <table:table-cell table:formula="of:=COS(2*PI()*[.A25]/100)" office:value-type="float" office:value="6.12323399573677E-017" calcext:value-type="float">
            <text:p>6,12323399573677E-17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IN((2*PI()*[.A26] - [.$G$1]) / 100)*[.$G$2]+[.$G$3]" office:value-type="float" office:value="0.0998026728428272" calcext:value-type="float">
            <text:p>0,099802672842827</text:p>
          </table:table-cell>
          <table:table-cell table:formula="of:=COS(2*PI()*[.A26]/100)" office:value-type="float" office:value="-0.0627905195293134" calcext:value-type="float">
            <text:p>-0,062790519529313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IN((2*PI()*[.A27] - [.$G$1]) / 100)*[.$G$2]+[.$G$3]" office:value-type="float" office:value="0.0992114701314478" calcext:value-type="float">
            <text:p>0,099211470131448</text:p>
          </table:table-cell>
          <table:table-cell table:formula="of:=COS(2*PI()*[.A27]/100)" office:value-type="float" office:value="-0.125333233564304" calcext:value-type="float">
            <text:p>-0,125333233564304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IN((2*PI()*[.A28] - [.$G$1]) / 100)*[.$G$2]+[.$G$3]" office:value-type="float" office:value="0.0982287250728689" calcext:value-type="float">
            <text:p>0,098228725072869</text:p>
          </table:table-cell>
          <table:table-cell table:formula="of:=COS(2*PI()*[.A28]/100)" office:value-type="float" office:value="-0.187381314585725" calcext:value-type="float">
            <text:p>-0,187381314585725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IN((2*PI()*[.A29] - [.$G$1]) / 100)*[.$G$2]+[.$G$3]" office:value-type="float" office:value="0.0968583161128631" calcext:value-type="float">
            <text:p>0,096858316112863</text:p>
          </table:table-cell>
          <table:table-cell table:formula="of:=COS(2*PI()*[.A29]/100)" office:value-type="float" office:value="-0.248689887164855" calcext:value-type="float">
            <text:p>-0,248689887164855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IN((2*PI()*[.A30] - [.$G$1]) / 100)*[.$G$2]+[.$G$3]" office:value-type="float" office:value="0.0951056516295154" calcext:value-type="float">
            <text:p>0,095105651629515</text:p>
          </table:table-cell>
          <table:table-cell table:formula="of:=COS(2*PI()*[.A30]/100)" office:value-type="float" office:value="-0.309016994374947" calcext:value-type="float">
            <text:p>-0,309016994374947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IN((2*PI()*[.A31] - [.$G$1]) / 100)*[.$G$2]+[.$G$3]" office:value-type="float" office:value="0.0929776485888251" calcext:value-type="float">
            <text:p>0,092977648588825</text:p>
          </table:table-cell>
          <table:table-cell table:formula="of:=COS(2*PI()*[.A31]/100)" office:value-type="float" office:value="-0.368124552684678" calcext:value-type="float">
            <text:p>-0,368124552684678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IN((2*PI()*[.A32] - [.$G$1]) / 100)*[.$G$2]+[.$G$3]" office:value-type="float" office:value="0.090482705246602" calcext:value-type="float">
            <text:p>0,090482705246602</text:p>
          </table:table-cell>
          <table:table-cell table:formula="of:=COS(2*PI()*[.A32]/100)" office:value-type="float" office:value="-0.425779291565073" calcext:value-type="float">
            <text:p>-0,425779291565073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IN((2*PI()*[.A33] - [.$G$1]) / 100)*[.$G$2]+[.$G$3]" office:value-type="float" office:value="0.0876306680043864" calcext:value-type="float">
            <text:p>0,087630668004386</text:p>
          </table:table-cell>
          <table:table-cell table:formula="of:=COS(2*PI()*[.A33]/100)" office:value-type="float" office:value="-0.481753674101715" calcext:value-type="float">
            <text:p>-0,481753674101715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IN((2*PI()*[.A34] - [.$G$1]) / 100)*[.$G$2]+[.$G$3]" office:value-type="float" office:value="0.0844327925502015" calcext:value-type="float">
            <text:p>0,084432792550202</text:p>
          </table:table-cell>
          <table:table-cell table:formula="of:=COS(2*PI()*[.A34]/100)" office:value-type="float" office:value="-0.535826794978997" calcext:value-type="float">
            <text:p>-0,535826794978997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IN((2*PI()*[.A35] - [.$G$1]) / 100)*[.$G$2]+[.$G$3]" office:value-type="float" office:value="0.0809016994374948" calcext:value-type="float">
            <text:p>0,080901699437495</text:p>
          </table:table-cell>
          <table:table-cell table:formula="of:=COS(2*PI()*[.A35]/100)" office:value-type="float" office:value="-0.587785252292473" calcext:value-type="float">
            <text:p>-0,587785252292473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IN((2*PI()*[.A36] - [.$G$1]) / 100)*[.$G$2]+[.$G$3]" office:value-type="float" office:value="0.0770513242775789" calcext:value-type="float">
            <text:p>0,077051324277579</text:p>
          </table:table-cell>
          <table:table-cell table:formula="of:=COS(2*PI()*[.A36]/100)" office:value-type="float" office:value="-0.63742398974869" calcext:value-type="float">
            <text:p>-0,63742398974869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IN((2*PI()*[.A37] - [.$G$1]) / 100)*[.$G$2]+[.$G$3]" office:value-type="float" office:value="0.0728968627421411" calcext:value-type="float">
            <text:p>0,072896862742141</text:p>
          </table:table-cell>
          <table:table-cell table:formula="of:=COS(2*PI()*[.A37]/100)" office:value-type="float" office:value="-0.684547105928689" calcext:value-type="float">
            <text:p>-0,684547105928689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IN((2*PI()*[.A38] - [.$G$1]) / 100)*[.$G$2]+[.$G$3]" office:value-type="float" office:value="0.0684547105928689" calcext:value-type="float">
            <text:p>0,068454710592869</text:p>
          </table:table-cell>
          <table:table-cell table:formula="of:=COS(2*PI()*[.A38]/100)" office:value-type="float" office:value="-0.728968627421411" calcext:value-type="float">
            <text:p>-0,728968627421411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IN((2*PI()*[.A39] - [.$G$1]) / 100)*[.$G$2]+[.$G$3]" office:value-type="float" office:value="0.063742398974869" calcext:value-type="float">
            <text:p>0,063742398974869</text:p>
          </table:table-cell>
          <table:table-cell table:formula="of:=COS(2*PI()*[.A39]/100)" office:value-type="float" office:value="-0.770513242775789" calcext:value-type="float">
            <text:p>-0,770513242775789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IN((2*PI()*[.A40] - [.$G$1]) / 100)*[.$G$2]+[.$G$3]" office:value-type="float" office:value="0.0587785252292473" calcext:value-type="float">
            <text:p>0,058778525229247</text:p>
          </table:table-cell>
          <table:table-cell table:formula="of:=COS(2*PI()*[.A40]/100)" office:value-type="float" office:value="-0.809016994374947" calcext:value-type="float">
            <text:p>-0,809016994374947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IN((2*PI()*[.A41] - [.$G$1]) / 100)*[.$G$2]+[.$G$3]" office:value-type="float" office:value="0.0535826794978997" calcext:value-type="float">
            <text:p>0,0535826794979</text:p>
          </table:table-cell>
          <table:table-cell table:formula="of:=COS(2*PI()*[.A41]/100)" office:value-type="float" office:value="-0.844327925502015" calcext:value-type="float">
            <text:p>-0,844327925502015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IN((2*PI()*[.A42] - [.$G$1]) / 100)*[.$G$2]+[.$G$3]" office:value-type="float" office:value="0.0481753674101715" calcext:value-type="float">
            <text:p>0,048175367410172</text:p>
          </table:table-cell>
          <table:table-cell table:formula="of:=COS(2*PI()*[.A42]/100)" office:value-type="float" office:value="-0.876306680043864" calcext:value-type="float">
            <text:p>-0,876306680043864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IN((2*PI()*[.A43] - [.$G$1]) / 100)*[.$G$2]+[.$G$3]" office:value-type="float" office:value="0.0425779291565073" calcext:value-type="float">
            <text:p>0,042577929156507</text:p>
          </table:table-cell>
          <table:table-cell table:formula="of:=COS(2*PI()*[.A43]/100)" office:value-type="float" office:value="-0.904827052466019" calcext:value-type="float">
            <text:p>-0,904827052466019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IN((2*PI()*[.A44] - [.$G$1]) / 100)*[.$G$2]+[.$G$3]" office:value-type="float" office:value="0.0368124552684678" calcext:value-type="float">
            <text:p>0,036812455268468</text:p>
          </table:table-cell>
          <table:table-cell table:formula="of:=COS(2*PI()*[.A44]/100)" office:value-type="float" office:value="-0.929776485888251" calcext:value-type="float">
            <text:p>-0,929776485888251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IN((2*PI()*[.A45] - [.$G$1]) / 100)*[.$G$2]+[.$G$3]" office:value-type="float" office:value="0.0309016994374948" calcext:value-type="float">
            <text:p>0,030901699437495</text:p>
          </table:table-cell>
          <table:table-cell table:formula="of:=COS(2*PI()*[.A45]/100)" office:value-type="float" office:value="-0.951056516295153" calcext:value-type="float">
            <text:p>-0,951056516295153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IN((2*PI()*[.A46] - [.$G$1]) / 100)*[.$G$2]+[.$G$3]" office:value-type="float" office:value="0.0248689887164855" calcext:value-type="float">
            <text:p>0,024868988716486</text:p>
          </table:table-cell>
          <table:table-cell table:formula="of:=COS(2*PI()*[.A46]/100)" office:value-type="float" office:value="-0.968583161128631" calcext:value-type="float">
            <text:p>-0,968583161128631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IN((2*PI()*[.A47] - [.$G$1]) / 100)*[.$G$2]+[.$G$3]" office:value-type="float" office:value="0.0187381314585725" calcext:value-type="float">
            <text:p>0,018738131458573</text:p>
          </table:table-cell>
          <table:table-cell table:formula="of:=COS(2*PI()*[.A47]/100)" office:value-type="float" office:value="-0.982287250728689" calcext:value-type="float">
            <text:p>-0,982287250728689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IN((2*PI()*[.A48] - [.$G$1]) / 100)*[.$G$2]+[.$G$3]" office:value-type="float" office:value="0.0125333233564305" calcext:value-type="float">
            <text:p>0,012533323356431</text:p>
          </table:table-cell>
          <table:table-cell table:formula="of:=COS(2*PI()*[.A48]/100)" office:value-type="float" office:value="-0.992114701314478" calcext:value-type="float">
            <text:p>-0,992114701314478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IN((2*PI()*[.A49] - [.$G$1]) / 100)*[.$G$2]+[.$G$3]" office:value-type="float" office:value="0.00627905195293136" calcext:value-type="float">
            <text:p>0,006279051952931</text:p>
          </table:table-cell>
          <table:table-cell table:formula="of:=COS(2*PI()*[.A49]/100)" office:value-type="float" office:value="-0.998026728428271" calcext:value-type="float">
            <text:p>-0,998026728428271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IN((2*PI()*[.A50] - [.$G$1]) / 100)*[.$G$2]+[.$G$3]" office:value-type="float" office:value="1.22464679914735E-017" calcext:value-type="float">
            <text:p>1,22464679914735E-17</text:p>
          </table:table-cell>
          <table:table-cell table:formula="of:=COS(2*PI()*[.A50]/100)"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IN((2*PI()*[.A51] - [.$G$1]) / 100)*[.$G$2]+[.$G$3]" office:value-type="float" office:value="-0.00627905195293134" calcext:value-type="float">
            <text:p>-0,006279051952931</text:p>
          </table:table-cell>
          <table:table-cell table:formula="of:=COS(2*PI()*[.A51]/100)" office:value-type="float" office:value="-0.998026728428271" calcext:value-type="float">
            <text:p>-0,998026728428271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IN((2*PI()*[.A52] - [.$G$1]) / 100)*[.$G$2]+[.$G$3]" office:value-type="float" office:value="-0.0125333233564304" calcext:value-type="float">
            <text:p>-0,012533323356431</text:p>
          </table:table-cell>
          <table:table-cell table:formula="of:=COS(2*PI()*[.A52]/100)" office:value-type="float" office:value="-0.992114701314478" calcext:value-type="float">
            <text:p>-0,992114701314478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IN((2*PI()*[.A53] - [.$G$1]) / 100)*[.$G$2]+[.$G$3]" office:value-type="float" office:value="-0.0187381314585725" calcext:value-type="float">
            <text:p>-0,018738131458573</text:p>
          </table:table-cell>
          <table:table-cell table:formula="of:=COS(2*PI()*[.A53]/100)" office:value-type="float" office:value="-0.982287250728689" calcext:value-type="float">
            <text:p>-0,982287250728689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SIN((2*PI()*[.A54] - [.$G$1]) / 100)*[.$G$2]+[.$G$3]" office:value-type="float" office:value="-0.0248689887164855" calcext:value-type="float">
            <text:p>-0,024868988716486</text:p>
          </table:table-cell>
          <table:table-cell table:formula="of:=COS(2*PI()*[.A54]/100)" office:value-type="float" office:value="-0.968583161128631" calcext:value-type="float">
            <text:p>-0,968583161128631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SIN((2*PI()*[.A55] - [.$G$1]) / 100)*[.$G$2]+[.$G$3]" office:value-type="float" office:value="-0.0309016994374947" calcext:value-type="float">
            <text:p>-0,030901699437495</text:p>
          </table:table-cell>
          <table:table-cell table:formula="of:=COS(2*PI()*[.A55]/100)" office:value-type="float" office:value="-0.951056516295154" calcext:value-type="float">
            <text:p>-0,951056516295154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IN((2*PI()*[.A56] - [.$G$1]) / 100)*[.$G$2]+[.$G$3]" office:value-type="float" office:value="-0.0368124552684678" calcext:value-type="float">
            <text:p>-0,036812455268468</text:p>
          </table:table-cell>
          <table:table-cell table:formula="of:=COS(2*PI()*[.A56]/100)" office:value-type="float" office:value="-0.929776485888251" calcext:value-type="float">
            <text:p>-0,929776485888251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SIN((2*PI()*[.A57] - [.$G$1]) / 100)*[.$G$2]+[.$G$3]" office:value-type="float" office:value="-0.0425779291565072" calcext:value-type="float">
            <text:p>-0,042577929156507</text:p>
          </table:table-cell>
          <table:table-cell table:formula="of:=COS(2*PI()*[.A57]/100)" office:value-type="float" office:value="-0.90482705246602" calcext:value-type="float">
            <text:p>-0,90482705246602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IN((2*PI()*[.A58] - [.$G$1]) / 100)*[.$G$2]+[.$G$3]" office:value-type="float" office:value="-0.0481753674101715" calcext:value-type="float">
            <text:p>-0,048175367410172</text:p>
          </table:table-cell>
          <table:table-cell table:formula="of:=COS(2*PI()*[.A58]/100)" office:value-type="float" office:value="-0.876306680043864" calcext:value-type="float">
            <text:p>-0,876306680043864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SIN((2*PI()*[.A59] - [.$G$1]) / 100)*[.$G$2]+[.$G$3]" office:value-type="float" office:value="-0.0535826794978996" calcext:value-type="float">
            <text:p>-0,0535826794979</text:p>
          </table:table-cell>
          <table:table-cell table:formula="of:=COS(2*PI()*[.A59]/100)" office:value-type="float" office:value="-0.844327925502015" calcext:value-type="float">
            <text:p>-0,844327925502015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IN((2*PI()*[.A60] - [.$G$1]) / 100)*[.$G$2]+[.$G$3]" office:value-type="float" office:value="-0.0587785252292473" calcext:value-type="float">
            <text:p>-0,058778525229247</text:p>
          </table:table-cell>
          <table:table-cell table:formula="of:=COS(2*PI()*[.A60]/100)" office:value-type="float" office:value="-0.809016994374948" calcext:value-type="float">
            <text:p>-0,809016994374948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IN((2*PI()*[.A61] - [.$G$1]) / 100)*[.$G$2]+[.$G$3]" office:value-type="float" office:value="-0.063742398974869" calcext:value-type="float">
            <text:p>-0,063742398974869</text:p>
          </table:table-cell>
          <table:table-cell table:formula="of:=COS(2*PI()*[.A61]/100)" office:value-type="float" office:value="-0.770513242775789" calcext:value-type="float">
            <text:p>-0,770513242775789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SIN((2*PI()*[.A62] - [.$G$1]) / 100)*[.$G$2]+[.$G$3]" office:value-type="float" office:value="-0.0684547105928688" calcext:value-type="float">
            <text:p>-0,068454710592869</text:p>
          </table:table-cell>
          <table:table-cell table:formula="of:=COS(2*PI()*[.A62]/100)" office:value-type="float" office:value="-0.728968627421412" calcext:value-type="float">
            <text:p>-0,728968627421412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SIN((2*PI()*[.A63] - [.$G$1]) / 100)*[.$G$2]+[.$G$3]" office:value-type="float" office:value="-0.0728968627421412" calcext:value-type="float">
            <text:p>-0,072896862742141</text:p>
          </table:table-cell>
          <table:table-cell table:formula="of:=COS(2*PI()*[.A63]/100)" office:value-type="float" office:value="-0.684547105928689" calcext:value-type="float">
            <text:p>-0,684547105928689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IN((2*PI()*[.A64] - [.$G$1]) / 100)*[.$G$2]+[.$G$3]" office:value-type="float" office:value="-0.0770513242775789" calcext:value-type="float">
            <text:p>-0,077051324277579</text:p>
          </table:table-cell>
          <table:table-cell table:formula="of:=COS(2*PI()*[.A64]/100)" office:value-type="float" office:value="-0.63742398974869" calcext:value-type="float">
            <text:p>-0,63742398974869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SIN((2*PI()*[.A65] - [.$G$1]) / 100)*[.$G$2]+[.$G$3]" office:value-type="float" office:value="-0.0809016994374947" calcext:value-type="float">
            <text:p>-0,080901699437495</text:p>
          </table:table-cell>
          <table:table-cell table:formula="of:=COS(2*PI()*[.A65]/100)" office:value-type="float" office:value="-0.587785252292473" calcext:value-type="float">
            <text:p>-0,587785252292473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SIN((2*PI()*[.A66] - [.$G$1]) / 100)*[.$G$2]+[.$G$3]" office:value-type="float" office:value="-0.0844327925502015" calcext:value-type="float">
            <text:p>-0,084432792550202</text:p>
          </table:table-cell>
          <table:table-cell table:formula="of:=COS(2*PI()*[.A66]/100)" office:value-type="float" office:value="-0.535826794978996" calcext:value-type="float">
            <text:p>-0,535826794978996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IN((2*PI()*[.A67] - [.$G$1]) / 100)*[.$G$2]+[.$G$3]" office:value-type="float" office:value="-0.0876306680043864" calcext:value-type="float">
            <text:p>-0,087630668004386</text:p>
          </table:table-cell>
          <table:table-cell table:formula="of:=COS(2*PI()*[.A67]/100)" office:value-type="float" office:value="-0.481753674101715" calcext:value-type="float">
            <text:p>-0,481753674101715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SIN((2*PI()*[.A68] - [.$G$1]) / 100)*[.$G$2]+[.$G$3]" office:value-type="float" office:value="-0.090482705246602" calcext:value-type="float">
            <text:p>-0,090482705246602</text:p>
          </table:table-cell>
          <table:table-cell table:formula="of:=COS(2*PI()*[.A68]/100)" office:value-type="float" office:value="-0.425779291565072" calcext:value-type="float">
            <text:p>-0,425779291565072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SIN((2*PI()*[.A69] - [.$G$1]) / 100)*[.$G$2]+[.$G$3]" office:value-type="float" office:value="-0.0929776485888251" calcext:value-type="float">
            <text:p>-0,092977648588825</text:p>
          </table:table-cell>
          <table:table-cell table:formula="of:=COS(2*PI()*[.A69]/100)" office:value-type="float" office:value="-0.368124552684678" calcext:value-type="float">
            <text:p>-0,368124552684678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IN((2*PI()*[.A70] - [.$G$1]) / 100)*[.$G$2]+[.$G$3]" office:value-type="float" office:value="-0.0951056516295153" calcext:value-type="float">
            <text:p>-0,095105651629515</text:p>
          </table:table-cell>
          <table:table-cell table:formula="of:=COS(2*PI()*[.A70]/100)" office:value-type="float" office:value="-0.309016994374948" calcext:value-type="float">
            <text:p>-0,309016994374948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SIN((2*PI()*[.A71] - [.$G$1]) / 100)*[.$G$2]+[.$G$3]" office:value-type="float" office:value="-0.0968583161128631" calcext:value-type="float">
            <text:p>-0,096858316112863</text:p>
          </table:table-cell>
          <table:table-cell table:formula="of:=COS(2*PI()*[.A71]/100)" office:value-type="float" office:value="-0.248689887164854" calcext:value-type="float">
            <text:p>-0,248689887164854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SIN((2*PI()*[.A72] - [.$G$1]) / 100)*[.$G$2]+[.$G$3]" office:value-type="float" office:value="-0.0982287250728689" calcext:value-type="float">
            <text:p>-0,098228725072869</text:p>
          </table:table-cell>
          <table:table-cell table:formula="of:=COS(2*PI()*[.A72]/100)" office:value-type="float" office:value="-0.187381314585725" calcext:value-type="float">
            <text:p>-0,187381314585725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IN((2*PI()*[.A73] - [.$G$1]) / 100)*[.$G$2]+[.$G$3]" office:value-type="float" office:value="-0.0992114701314478" calcext:value-type="float">
            <text:p>-0,099211470131448</text:p>
          </table:table-cell>
          <table:table-cell table:formula="of:=COS(2*PI()*[.A73]/100)" office:value-type="float" office:value="-0.125333233564305" calcext:value-type="float">
            <text:p>-0,125333233564305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SIN((2*PI()*[.A74] - [.$G$1]) / 100)*[.$G$2]+[.$G$3]" office:value-type="float" office:value="-0.0998026728428272" calcext:value-type="float">
            <text:p>-0,099802672842827</text:p>
          </table:table-cell>
          <table:table-cell table:formula="of:=COS(2*PI()*[.A74]/100)" office:value-type="float" office:value="-0.0627905195293132" calcext:value-type="float">
            <text:p>-0,062790519529313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IN((2*PI()*[.A75] - [.$G$1]) / 100)*[.$G$2]+[.$G$3]" office:value-type="float" office:value="-0.1" calcext:value-type="float">
            <text:p>-0,1</text:p>
          </table:table-cell>
          <table:table-cell table:formula="of:=COS(2*PI()*[.A75]/100)" office:value-type="float" office:value="-1.83697019872103E-016" calcext:value-type="float">
            <text:p>-1,83697019872103E-16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SIN((2*PI()*[.A76] - [.$G$1]) / 100)*[.$G$2]+[.$G$3]" office:value-type="float" office:value="-0.0998026728428272" calcext:value-type="float">
            <text:p>-0,099802672842827</text:p>
          </table:table-cell>
          <table:table-cell table:formula="of:=COS(2*PI()*[.A76]/100)" office:value-type="float" office:value="0.0627905195293128" calcext:value-type="float">
            <text:p>0,062790519529313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SIN((2*PI()*[.A77] - [.$G$1]) / 100)*[.$G$2]+[.$G$3]" office:value-type="float" office:value="-0.0992114701314478" calcext:value-type="float">
            <text:p>-0,099211470131448</text:p>
          </table:table-cell>
          <table:table-cell table:formula="of:=COS(2*PI()*[.A77]/100)" office:value-type="float" office:value="0.125333233564304" calcext:value-type="float">
            <text:p>0,125333233564304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SIN((2*PI()*[.A78] - [.$G$1]) / 100)*[.$G$2]+[.$G$3]" office:value-type="float" office:value="-0.0982287250728689" calcext:value-type="float">
            <text:p>-0,098228725072869</text:p>
          </table:table-cell>
          <table:table-cell table:formula="of:=COS(2*PI()*[.A78]/100)" office:value-type="float" office:value="0.187381314585724" calcext:value-type="float">
            <text:p>0,187381314585724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SIN((2*PI()*[.A79] - [.$G$1]) / 100)*[.$G$2]+[.$G$3]" office:value-type="float" office:value="-0.0968583161128631" calcext:value-type="float">
            <text:p>-0,096858316112863</text:p>
          </table:table-cell>
          <table:table-cell table:formula="of:=COS(2*PI()*[.A79]/100)" office:value-type="float" office:value="0.248689887164855" calcext:value-type="float">
            <text:p>0,248689887164855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SIN((2*PI()*[.A80] - [.$G$1]) / 100)*[.$G$2]+[.$G$3]" office:value-type="float" office:value="-0.0951056516295154" calcext:value-type="float">
            <text:p>-0,095105651629515</text:p>
          </table:table-cell>
          <table:table-cell table:formula="of:=COS(2*PI()*[.A80]/100)" office:value-type="float" office:value="0.309016994374947" calcext:value-type="float">
            <text:p>0,309016994374947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SIN((2*PI()*[.A81] - [.$G$1]) / 100)*[.$G$2]+[.$G$3]" office:value-type="float" office:value="-0.0929776485888252" calcext:value-type="float">
            <text:p>-0,092977648588825</text:p>
          </table:table-cell>
          <table:table-cell table:formula="of:=COS(2*PI()*[.A81]/100)" office:value-type="float" office:value="0.368124552684677" calcext:value-type="float">
            <text:p>0,368124552684677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SIN((2*PI()*[.A82] - [.$G$1]) / 100)*[.$G$2]+[.$G$3]" office:value-type="float" office:value="-0.090482705246602" calcext:value-type="float">
            <text:p>-0,090482705246602</text:p>
          </table:table-cell>
          <table:table-cell table:formula="of:=COS(2*PI()*[.A82]/100)" office:value-type="float" office:value="0.425779291565072" calcext:value-type="float">
            <text:p>0,425779291565072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SIN((2*PI()*[.A83] - [.$G$1]) / 100)*[.$G$2]+[.$G$3]" office:value-type="float" office:value="-0.0876306680043864" calcext:value-type="float">
            <text:p>-0,087630668004386</text:p>
          </table:table-cell>
          <table:table-cell table:formula="of:=COS(2*PI()*[.A83]/100)" office:value-type="float" office:value="0.481753674101716" calcext:value-type="float">
            <text:p>0,481753674101716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SIN((2*PI()*[.A84] - [.$G$1]) / 100)*[.$G$2]+[.$G$3]" office:value-type="float" office:value="-0.0844327925502015" calcext:value-type="float">
            <text:p>-0,084432792550202</text:p>
          </table:table-cell>
          <table:table-cell table:formula="of:=COS(2*PI()*[.A84]/100)" office:value-type="float" office:value="0.535826794978997" calcext:value-type="float">
            <text:p>0,535826794978997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SIN((2*PI()*[.A85] - [.$G$1]) / 100)*[.$G$2]+[.$G$3]" office:value-type="float" office:value="-0.0809016994374948" calcext:value-type="float">
            <text:p>-0,080901699437495</text:p>
          </table:table-cell>
          <table:table-cell table:formula="of:=COS(2*PI()*[.A85]/100)" office:value-type="float" office:value="0.587785252292473" calcext:value-type="float">
            <text:p>0,587785252292473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SIN((2*PI()*[.A86] - [.$G$1]) / 100)*[.$G$2]+[.$G$3]" office:value-type="float" office:value="-0.077051324277579" calcext:value-type="float">
            <text:p>-0,077051324277579</text:p>
          </table:table-cell>
          <table:table-cell table:formula="of:=COS(2*PI()*[.A86]/100)" office:value-type="float" office:value="0.637423989748689" calcext:value-type="float">
            <text:p>0,637423989748689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SIN((2*PI()*[.A87] - [.$G$1]) / 100)*[.$G$2]+[.$G$3]" office:value-type="float" office:value="-0.0728968627421412" calcext:value-type="float">
            <text:p>-0,072896862742141</text:p>
          </table:table-cell>
          <table:table-cell table:formula="of:=COS(2*PI()*[.A87]/100)" office:value-type="float" office:value="0.684547105928688" calcext:value-type="float">
            <text:p>0,684547105928688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SIN((2*PI()*[.A88] - [.$G$1]) / 100)*[.$G$2]+[.$G$3]" office:value-type="float" office:value="-0.0684547105928689" calcext:value-type="float">
            <text:p>-0,068454710592869</text:p>
          </table:table-cell>
          <table:table-cell table:formula="of:=COS(2*PI()*[.A88]/100)" office:value-type="float" office:value="0.728968627421411" calcext:value-type="float">
            <text:p>0,728968627421411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SIN((2*PI()*[.A89] - [.$G$1]) / 100)*[.$G$2]+[.$G$3]" office:value-type="float" office:value="-0.063742398974869" calcext:value-type="float">
            <text:p>-0,063742398974869</text:p>
          </table:table-cell>
          <table:table-cell table:formula="of:=COS(2*PI()*[.A89]/100)" office:value-type="float" office:value="0.770513242775789" calcext:value-type="float">
            <text:p>0,770513242775789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SIN((2*PI()*[.A90] - [.$G$1]) / 100)*[.$G$2]+[.$G$3]" office:value-type="float" office:value="-0.0587785252292473" calcext:value-type="float">
            <text:p>-0,058778525229247</text:p>
          </table:table-cell>
          <table:table-cell table:formula="of:=COS(2*PI()*[.A90]/100)" office:value-type="float" office:value="0.809016994374947" calcext:value-type="float">
            <text:p>0,809016994374947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SIN((2*PI()*[.A91] - [.$G$1]) / 100)*[.$G$2]+[.$G$3]" office:value-type="float" office:value="-0.0535826794978997" calcext:value-type="float">
            <text:p>-0,0535826794979</text:p>
          </table:table-cell>
          <table:table-cell table:formula="of:=COS(2*PI()*[.A91]/100)" office:value-type="float" office:value="0.844327925502015" calcext:value-type="float">
            <text:p>0,844327925502015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SIN((2*PI()*[.A92] - [.$G$1]) / 100)*[.$G$2]+[.$G$3]" office:value-type="float" office:value="-0.0481753674101716" calcext:value-type="float">
            <text:p>-0,048175367410172</text:p>
          </table:table-cell>
          <table:table-cell table:formula="of:=COS(2*PI()*[.A92]/100)" office:value-type="float" office:value="0.876306680043863" calcext:value-type="float">
            <text:p>0,876306680043863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SIN((2*PI()*[.A93] - [.$G$1]) / 100)*[.$G$2]+[.$G$3]" office:value-type="float" office:value="-0.0425779291565073" calcext:value-type="float">
            <text:p>-0,042577929156507</text:p>
          </table:table-cell>
          <table:table-cell table:formula="of:=COS(2*PI()*[.A93]/100)" office:value-type="float" office:value="0.904827052466019" calcext:value-type="float">
            <text:p>0,904827052466019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SIN((2*PI()*[.A94] - [.$G$1]) / 100)*[.$G$2]+[.$G$3]" office:value-type="float" office:value="-0.0368124552684678" calcext:value-type="float">
            <text:p>-0,036812455268468</text:p>
          </table:table-cell>
          <table:table-cell table:formula="of:=COS(2*PI()*[.A94]/100)" office:value-type="float" office:value="0.929776485888251" calcext:value-type="float">
            <text:p>0,929776485888251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SIN((2*PI()*[.A95] - [.$G$1]) / 100)*[.$G$2]+[.$G$3]" office:value-type="float" office:value="-0.0309016994374948" calcext:value-type="float">
            <text:p>-0,030901699437495</text:p>
          </table:table-cell>
          <table:table-cell table:formula="of:=COS(2*PI()*[.A95]/100)" office:value-type="float" office:value="0.951056516295153" calcext:value-type="float">
            <text:p>0,951056516295153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SIN((2*PI()*[.A96] - [.$G$1]) / 100)*[.$G$2]+[.$G$3]" office:value-type="float" office:value="-0.0248689887164855" calcext:value-type="float">
            <text:p>-0,024868988716486</text:p>
          </table:table-cell>
          <table:table-cell table:formula="of:=COS(2*PI()*[.A96]/100)" office:value-type="float" office:value="0.968583161128631" calcext:value-type="float">
            <text:p>0,968583161128631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SIN((2*PI()*[.A97] - [.$G$1]) / 100)*[.$G$2]+[.$G$3]" office:value-type="float" office:value="-0.0187381314585725" calcext:value-type="float">
            <text:p>-0,018738131458573</text:p>
          </table:table-cell>
          <table:table-cell table:formula="of:=COS(2*PI()*[.A97]/100)" office:value-type="float" office:value="0.982287250728689" calcext:value-type="float">
            <text:p>0,982287250728689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SIN((2*PI()*[.A98] - [.$G$1]) / 100)*[.$G$2]+[.$G$3]" office:value-type="float" office:value="-0.0125333233564305" calcext:value-type="float">
            <text:p>-0,012533323356431</text:p>
          </table:table-cell>
          <table:table-cell table:formula="of:=COS(2*PI()*[.A98]/100)" office:value-type="float" office:value="0.992114701314478" calcext:value-type="float">
            <text:p>0,992114701314478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SIN((2*PI()*[.A99] - [.$G$1]) / 100)*[.$G$2]+[.$G$3]" office:value-type="float" office:value="-0.00627905195293133" calcext:value-type="float">
            <text:p>-0,006279051952931</text:p>
          </table:table-cell>
          <table:table-cell table:formula="of:=COS(2*PI()*[.A99]/100)" office:value-type="float" office:value="0.998026728428271" calcext:value-type="float">
            <text:p>0,998026728428271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IN((2*PI()*[.A100] - [.$G$1]) / 100)*[.$G$2]+[.$G$3]" office:value-type="float" office:value="-2.44929359829471E-017" calcext:value-type="float">
            <text:p>-2,44929359829471E-17</text:p>
          </table:table-cell>
          <table:table-cell table:formula="of:=COS(2*PI()*[.A100]/100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SIN((2*PI()*[.A101] - [.$G$1]) / 100)*[.$G$2]+[.$G$3]" office:value-type="float" office:value="0.00627905195293128" calcext:value-type="float">
            <text:p>0,006279051952931</text:p>
          </table:table-cell>
          <table:table-cell table:formula="of:=COS(2*PI()*[.A101]/100)" office:value-type="float" office:value="0.998026728428271" calcext:value-type="float">
            <text:p>0,998026728428271</text:p>
          </table:table-cell>
          <table:table-cell table:number-columns-repeated="11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SIN((2*PI()*[.A102] - [.$G$1]) / 100)*[.$G$2]+[.$G$3]" office:value-type="float" office:value="0.0125333233564304" calcext:value-type="float">
            <text:p>0,012533323356431</text:p>
          </table:table-cell>
          <table:table-cell table:formula="of:=COS(2*PI()*[.A102]/100)" office:value-type="float" office:value="0.992114701314478" calcext:value-type="float">
            <text:p>0,992114701314478</text:p>
          </table:table-cell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SIN((2*PI()*[.A103] - [.$G$1]) / 100)*[.$G$2]+[.$G$3]" office:value-type="float" office:value="0.0187381314585724" calcext:value-type="float">
            <text:p>0,018738131458573</text:p>
          </table:table-cell>
          <table:table-cell table:formula="of:=COS(2*PI()*[.A103]/100)" office:value-type="float" office:value="0.982287250728689" calcext:value-type="float">
            <text:p>0,982287250728689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SIN((2*PI()*[.A104] - [.$G$1]) / 100)*[.$G$2]+[.$G$3]" office:value-type="float" office:value="0.0248689887164855" calcext:value-type="float">
            <text:p>0,024868988716486</text:p>
          </table:table-cell>
          <table:table-cell table:formula="of:=COS(2*PI()*[.A104]/100)" office:value-type="float" office:value="0.968583161128631" calcext:value-type="float">
            <text:p>0,968583161128631</text:p>
          </table:table-cell>
          <table:table-cell table:number-columns-repeated="11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SIN((2*PI()*[.A105] - [.$G$1]) / 100)*[.$G$2]+[.$G$3]" office:value-type="float" office:value="0.0309016994374947" calcext:value-type="float">
            <text:p>0,030901699437495</text:p>
          </table:table-cell>
          <table:table-cell table:formula="of:=COS(2*PI()*[.A105]/100)" office:value-type="float" office:value="0.951056516295154" calcext:value-type="float">
            <text:p>0,951056516295154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SIN((2*PI()*[.A106] - [.$G$1]) / 100)*[.$G$2]+[.$G$3]" office:value-type="float" office:value="0.0368124552684678" calcext:value-type="float">
            <text:p>0,036812455268468</text:p>
          </table:table-cell>
          <table:table-cell table:formula="of:=COS(2*PI()*[.A106]/100)" office:value-type="float" office:value="0.929776485888251" calcext:value-type="float">
            <text:p>0,929776485888251</text:p>
          </table:table-cell>
          <table:table-cell table:number-columns-repeated="11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SIN((2*PI()*[.A107] - [.$G$1]) / 100)*[.$G$2]+[.$G$3]" office:value-type="float" office:value="0.0425779291565073" calcext:value-type="float">
            <text:p>0,042577929156507</text:p>
          </table:table-cell>
          <table:table-cell table:formula="of:=COS(2*PI()*[.A107]/100)" office:value-type="float" office:value="0.90482705246602" calcext:value-type="float">
            <text:p>0,90482705246602</text:p>
          </table:table-cell>
          <table:table-cell table:number-columns-repeated="11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SIN((2*PI()*[.A108] - [.$G$1]) / 100)*[.$G$2]+[.$G$3]" office:value-type="float" office:value="0.0481753674101715" calcext:value-type="float">
            <text:p>0,048175367410172</text:p>
          </table:table-cell>
          <table:table-cell table:formula="of:=COS(2*PI()*[.A108]/100)" office:value-type="float" office:value="0.876306680043864" calcext:value-type="float">
            <text:p>0,876306680043864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SIN((2*PI()*[.A109] - [.$G$1]) / 100)*[.$G$2]+[.$G$3]" office:value-type="float" office:value="0.0535826794978996" calcext:value-type="float">
            <text:p>0,0535826794979</text:p>
          </table:table-cell>
          <table:table-cell table:formula="of:=COS(2*PI()*[.A109]/100)" office:value-type="float" office:value="0.844327925502016" calcext:value-type="float">
            <text:p>0,844327925502016</text:p>
          </table:table-cell>
          <table:table-cell table:number-columns-repeated="11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SIN((2*PI()*[.A110] - [.$G$1]) / 100)*[.$G$2]+[.$G$3]" office:value-type="float" office:value="0.0587785252292473" calcext:value-type="float">
            <text:p>0,058778525229247</text:p>
          </table:table-cell>
          <table:table-cell table:formula="of:=COS(2*PI()*[.A110]/100)" office:value-type="float" office:value="0.809016994374947" calcext:value-type="float">
            <text:p>0,809016994374947</text:p>
          </table:table-cell>
          <table:table-cell table:number-columns-repeated="11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SIN((2*PI()*[.A111] - [.$G$1]) / 100)*[.$G$2]+[.$G$3]" office:value-type="float" office:value="0.063742398974869" calcext:value-type="float">
            <text:p>0,063742398974869</text:p>
          </table:table-cell>
          <table:table-cell table:formula="of:=COS(2*PI()*[.A111]/100)" office:value-type="float" office:value="0.770513242775789" calcext:value-type="float">
            <text:p>0,770513242775789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SIN((2*PI()*[.A112] - [.$G$1]) / 100)*[.$G$2]+[.$G$3]" office:value-type="float" office:value="0.0684547105928689" calcext:value-type="float">
            <text:p>0,068454710592869</text:p>
          </table:table-cell>
          <table:table-cell table:formula="of:=COS(2*PI()*[.A112]/100)" office:value-type="float" office:value="0.728968627421412" calcext:value-type="float">
            <text:p>0,728968627421412</text:p>
          </table:table-cell>
          <table:table-cell table:number-columns-repeated="11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SIN((2*PI()*[.A113] - [.$G$1]) / 100)*[.$G$2]+[.$G$3]" office:value-type="float" office:value="0.0728968627421411" calcext:value-type="float">
            <text:p>0,072896862742141</text:p>
          </table:table-cell>
          <table:table-cell table:formula="of:=COS(2*PI()*[.A113]/100)" office:value-type="float" office:value="0.684547105928689" calcext:value-type="float">
            <text:p>0,684547105928689</text:p>
          </table:table-cell>
          <table:table-cell table:number-columns-repeated="11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SIN((2*PI()*[.A114] - [.$G$1]) / 100)*[.$G$2]+[.$G$3]" office:value-type="float" office:value="0.0770513242775789" calcext:value-type="float">
            <text:p>0,077051324277579</text:p>
          </table:table-cell>
          <table:table-cell table:formula="of:=COS(2*PI()*[.A114]/100)" office:value-type="float" office:value="0.63742398974869" calcext:value-type="float">
            <text:p>0,63742398974869</text:p>
          </table:table-cell>
          <table:table-cell table:number-columns-repeated="11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SIN((2*PI()*[.A115] - [.$G$1]) / 100)*[.$G$2]+[.$G$3]" office:value-type="float" office:value="0.0809016994374948" calcext:value-type="float">
            <text:p>0,080901699437495</text:p>
          </table:table-cell>
          <table:table-cell table:formula="of:=COS(2*PI()*[.A115]/100)" office:value-type="float" office:value="0.587785252292473" calcext:value-type="float">
            <text:p>0,587785252292473</text:p>
          </table:table-cell>
          <table:table-cell table:number-columns-repeated="11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SIN((2*PI()*[.A116] - [.$G$1]) / 100)*[.$G$2]+[.$G$3]" office:value-type="float" office:value="0.0844327925502015" calcext:value-type="float">
            <text:p>0,084432792550202</text:p>
          </table:table-cell>
          <table:table-cell table:formula="of:=COS(2*PI()*[.A116]/100)" office:value-type="float" office:value="0.535826794978996" calcext:value-type="float">
            <text:p>0,535826794978996</text:p>
          </table:table-cell>
          <table:table-cell table:number-columns-repeated="11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SIN((2*PI()*[.A117] - [.$G$1]) / 100)*[.$G$2]+[.$G$3]" office:value-type="float" office:value="0.0876306680043864" calcext:value-type="float">
            <text:p>0,087630668004386</text:p>
          </table:table-cell>
          <table:table-cell table:formula="of:=COS(2*PI()*[.A117]/100)" office:value-type="float" office:value="0.481753674101715" calcext:value-type="float">
            <text:p>0,481753674101715</text:p>
          </table:table-cell>
          <table:table-cell table:number-columns-repeated="11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SIN((2*PI()*[.A118] - [.$G$1]) / 100)*[.$G$2]+[.$G$3]" office:value-type="float" office:value="0.090482705246602" calcext:value-type="float">
            <text:p>0,090482705246602</text:p>
          </table:table-cell>
          <table:table-cell table:formula="of:=COS(2*PI()*[.A118]/100)" office:value-type="float" office:value="0.425779291565073" calcext:value-type="float">
            <text:p>0,425779291565073</text:p>
          </table:table-cell>
          <table:table-cell table:number-columns-repeated="11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SIN((2*PI()*[.A119] - [.$G$1]) / 100)*[.$G$2]+[.$G$3]" office:value-type="float" office:value="0.0929776485888251" calcext:value-type="float">
            <text:p>0,092977648588825</text:p>
          </table:table-cell>
          <table:table-cell table:formula="of:=COS(2*PI()*[.A119]/100)" office:value-type="float" office:value="0.368124552684679" calcext:value-type="float">
            <text:p>0,368124552684679</text:p>
          </table:table-cell>
          <table:table-cell table:number-columns-repeated="11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SIN((2*PI()*[.A120] - [.$G$1]) / 100)*[.$G$2]+[.$G$3]" office:value-type="float" office:value="0.0951056516295153" calcext:value-type="float">
            <text:p>0,095105651629515</text:p>
          </table:table-cell>
          <table:table-cell table:formula="of:=COS(2*PI()*[.A120]/100)" office:value-type="float" office:value="0.309016994374949" calcext:value-type="float">
            <text:p>0,309016994374949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SIN((2*PI()*[.A121] - [.$G$1]) / 100)*[.$G$2]+[.$G$3]" office:value-type="float" office:value="0.0968583161128631" calcext:value-type="float">
            <text:p>0,096858316112863</text:p>
          </table:table-cell>
          <table:table-cell table:formula="of:=COS(2*PI()*[.A121]/100)" office:value-type="float" office:value="0.248689887164855" calcext:value-type="float">
            <text:p>0,248689887164855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SIN((2*PI()*[.A122] - [.$G$1]) / 100)*[.$G$2]+[.$G$3]" office:value-type="float" office:value="0.0982287250728689" calcext:value-type="float">
            <text:p>0,098228725072869</text:p>
          </table:table-cell>
          <table:table-cell table:formula="of:=COS(2*PI()*[.A122]/100)" office:value-type="float" office:value="0.187381314585725" calcext:value-type="float">
            <text:p>0,187381314585725</text:p>
          </table:table-cell>
          <table:table-cell table:number-columns-repeated="11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SIN((2*PI()*[.A123] - [.$G$1]) / 100)*[.$G$2]+[.$G$3]" office:value-type="float" office:value="0.0992114701314478" calcext:value-type="float">
            <text:p>0,099211470131448</text:p>
          </table:table-cell>
          <table:table-cell table:formula="of:=COS(2*PI()*[.A123]/100)" office:value-type="float" office:value="0.125333233564305" calcext:value-type="float">
            <text:p>0,125333233564305</text:p>
          </table:table-cell>
          <table:table-cell table:number-columns-repeated="11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SIN((2*PI()*[.A124] - [.$G$1]) / 100)*[.$G$2]+[.$G$3]" office:value-type="float" office:value="0.0998026728428272" calcext:value-type="float">
            <text:p>0,099802672842827</text:p>
          </table:table-cell>
          <table:table-cell table:formula="of:=COS(2*PI()*[.A124]/100)" office:value-type="float" office:value="0.0627905195293142" calcext:value-type="float">
            <text:p>0,062790519529314</text:p>
          </table:table-cell>
          <table:table-cell table:number-columns-repeated="11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SIN((2*PI()*[.A125] - [.$G$1]) / 100)*[.$G$2]+[.$G$3]" office:value-type="float" office:value="0.1" calcext:value-type="float">
            <text:p>0,1</text:p>
          </table:table-cell>
          <table:table-cell table:formula="of:=COS(2*PI()*[.A125]/100)" office:value-type="float" office:value="1.19434011948696E-015" calcext:value-type="float">
            <text:p>1,19434011948696E-15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SIN((2*PI()*[.A126] - [.$G$1]) / 100)*[.$G$2]+[.$G$3]" office:value-type="float" office:value="0.0998026728428272" calcext:value-type="float">
            <text:p>0,099802672842827</text:p>
          </table:table-cell>
          <table:table-cell table:formula="of:=COS(2*PI()*[.A126]/100)" office:value-type="float" office:value="-0.0627905195293136" calcext:value-type="float">
            <text:p>-0,062790519529314</text:p>
          </table:table-cell>
          <table:table-cell table:number-columns-repeated="11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SIN((2*PI()*[.A127] - [.$G$1]) / 100)*[.$G$2]+[.$G$3]" office:value-type="float" office:value="0.0992114701314478" calcext:value-type="float">
            <text:p>0,099211470131448</text:p>
          </table:table-cell>
          <table:table-cell table:formula="of:=COS(2*PI()*[.A127]/100)" office:value-type="float" office:value="-0.125333233564304" calcext:value-type="float">
            <text:p>-0,125333233564304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SIN((2*PI()*[.A128] - [.$G$1]) / 100)*[.$G$2]+[.$G$3]" office:value-type="float" office:value="0.0982287250728689" calcext:value-type="float">
            <text:p>0,098228725072869</text:p>
          </table:table-cell>
          <table:table-cell table:formula="of:=COS(2*PI()*[.A128]/100)" office:value-type="float" office:value="-0.187381314585725" calcext:value-type="float">
            <text:p>-0,187381314585725</text:p>
          </table:table-cell>
          <table:table-cell table:number-columns-repeated="11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SIN((2*PI()*[.A129] - [.$G$1]) / 100)*[.$G$2]+[.$G$3]" office:value-type="float" office:value="0.0968583161128631" calcext:value-type="float">
            <text:p>0,096858316112863</text:p>
          </table:table-cell>
          <table:table-cell table:formula="of:=COS(2*PI()*[.A129]/100)" office:value-type="float" office:value="-0.248689887164855" calcext:value-type="float">
            <text:p>-0,248689887164855</text:p>
          </table:table-cell>
          <table:table-cell table:number-columns-repeated="11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SIN((2*PI()*[.A130] - [.$G$1]) / 100)*[.$G$2]+[.$G$3]" office:value-type="float" office:value="0.0951056516295154" calcext:value-type="float">
            <text:p>0,095105651629515</text:p>
          </table:table-cell>
          <table:table-cell table:formula="of:=COS(2*PI()*[.A130]/100)" office:value-type="float" office:value="-0.309016994374947" calcext:value-type="float">
            <text:p>-0,309016994374947</text:p>
          </table:table-cell>
          <table:table-cell table:number-columns-repeated="11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SIN((2*PI()*[.A131] - [.$G$1]) / 100)*[.$G$2]+[.$G$3]" office:value-type="float" office:value="0.0929776485888252" calcext:value-type="float">
            <text:p>0,092977648588825</text:p>
          </table:table-cell>
          <table:table-cell table:formula="of:=COS(2*PI()*[.A131]/100)" office:value-type="float" office:value="-0.368124552684677" calcext:value-type="float">
            <text:p>-0,368124552684677</text:p>
          </table:table-cell>
          <table:table-cell table:number-columns-repeated="11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SIN((2*PI()*[.A132] - [.$G$1]) / 100)*[.$G$2]+[.$G$3]" office:value-type="float" office:value="0.0904827052466019" calcext:value-type="float">
            <text:p>0,090482705246602</text:p>
          </table:table-cell>
          <table:table-cell table:formula="of:=COS(2*PI()*[.A132]/100)" office:value-type="float" office:value="-0.425779291565073" calcext:value-type="float">
            <text:p>-0,425779291565073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SIN((2*PI()*[.A133] - [.$G$1]) / 100)*[.$G$2]+[.$G$3]" office:value-type="float" office:value="0.0876306680043864" calcext:value-type="float">
            <text:p>0,087630668004386</text:p>
          </table:table-cell>
          <table:table-cell table:formula="of:=COS(2*PI()*[.A133]/100)" office:value-type="float" office:value="-0.481753674101716" calcext:value-type="float">
            <text:p>-0,481753674101716</text:p>
          </table:table-cell>
          <table:table-cell table:number-columns-repeated="11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SIN((2*PI()*[.A134] - [.$G$1]) / 100)*[.$G$2]+[.$G$3]" office:value-type="float" office:value="0.0844327925502015" calcext:value-type="float">
            <text:p>0,084432792550202</text:p>
          </table:table-cell>
          <table:table-cell table:formula="of:=COS(2*PI()*[.A134]/100)" office:value-type="float" office:value="-0.535826794978997" calcext:value-type="float">
            <text:p>-0,535826794978997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SIN((2*PI()*[.A135] - [.$G$1]) / 100)*[.$G$2]+[.$G$3]" office:value-type="float" office:value="0.0809016994374948" calcext:value-type="float">
            <text:p>0,080901699437495</text:p>
          </table:table-cell>
          <table:table-cell table:formula="of:=COS(2*PI()*[.A135]/100)" office:value-type="float" office:value="-0.587785252292473" calcext:value-type="float">
            <text:p>-0,587785252292473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SIN((2*PI()*[.A136] - [.$G$1]) / 100)*[.$G$2]+[.$G$3]" office:value-type="float" office:value="0.0770513242775789" calcext:value-type="float">
            <text:p>0,077051324277579</text:p>
          </table:table-cell>
          <table:table-cell table:formula="of:=COS(2*PI()*[.A136]/100)" office:value-type="float" office:value="-0.63742398974869" calcext:value-type="float">
            <text:p>-0,63742398974869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SIN((2*PI()*[.A137] - [.$G$1]) / 100)*[.$G$2]+[.$G$3]" office:value-type="float" office:value="0.0728968627421411" calcext:value-type="float">
            <text:p>0,072896862742141</text:p>
          </table:table-cell>
          <table:table-cell table:formula="of:=COS(2*PI()*[.A137]/100)" office:value-type="float" office:value="-0.684547105928689" calcext:value-type="float">
            <text:p>-0,684547105928689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SIN((2*PI()*[.A138] - [.$G$1]) / 100)*[.$G$2]+[.$G$3]" office:value-type="float" office:value="0.0684547105928688" calcext:value-type="float">
            <text:p>0,068454710592869</text:p>
          </table:table-cell>
          <table:table-cell table:formula="of:=COS(2*PI()*[.A138]/100)" office:value-type="float" office:value="-0.728968627421412" calcext:value-type="float">
            <text:p>-0,728968627421412</text:p>
          </table:table-cell>
          <table:table-cell table:number-columns-repeated="11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SIN((2*PI()*[.A139] - [.$G$1]) / 100)*[.$G$2]+[.$G$3]" office:value-type="float" office:value="0.063742398974869" calcext:value-type="float">
            <text:p>0,063742398974869</text:p>
          </table:table-cell>
          <table:table-cell table:formula="of:=COS(2*PI()*[.A139]/100)" office:value-type="float" office:value="-0.770513242775789" calcext:value-type="float">
            <text:p>-0,770513242775789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SIN((2*PI()*[.A140] - [.$G$1]) / 100)*[.$G$2]+[.$G$3]" office:value-type="float" office:value="0.0587785252292473" calcext:value-type="float">
            <text:p>0,058778525229247</text:p>
          </table:table-cell>
          <table:table-cell table:formula="of:=COS(2*PI()*[.A140]/100)" office:value-type="float" office:value="-0.809016994374947" calcext:value-type="float">
            <text:p>-0,809016994374947</text:p>
          </table:table-cell>
          <table:table-cell table:number-columns-repeated="11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SIN((2*PI()*[.A141] - [.$G$1]) / 100)*[.$G$2]+[.$G$3]" office:value-type="float" office:value="0.0535826794978997" calcext:value-type="float">
            <text:p>0,0535826794979</text:p>
          </table:table-cell>
          <table:table-cell table:formula="of:=COS(2*PI()*[.A141]/100)" office:value-type="float" office:value="-0.844327925502015" calcext:value-type="float">
            <text:p>-0,844327925502015</text:p>
          </table:table-cell>
          <table:table-cell table:number-columns-repeated="11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SIN((2*PI()*[.A142] - [.$G$1]) / 100)*[.$G$2]+[.$G$3]" office:value-type="float" office:value="0.0481753674101715" calcext:value-type="float">
            <text:p>0,048175367410172</text:p>
          </table:table-cell>
          <table:table-cell table:formula="of:=COS(2*PI()*[.A142]/100)" office:value-type="float" office:value="-0.876306680043864" calcext:value-type="float">
            <text:p>-0,876306680043864</text:p>
          </table:table-cell>
          <table:table-cell table:number-columns-repeated="11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SIN((2*PI()*[.A143] - [.$G$1]) / 100)*[.$G$2]+[.$G$3]" office:value-type="float" office:value="0.0425779291565072" calcext:value-type="float">
            <text:p>0,042577929156507</text:p>
          </table:table-cell>
          <table:table-cell table:formula="of:=COS(2*PI()*[.A143]/100)" office:value-type="float" office:value="-0.90482705246602" calcext:value-type="float">
            <text:p>-0,90482705246602</text:p>
          </table:table-cell>
          <table:table-cell table:number-columns-repeated="11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SIN((2*PI()*[.A144] - [.$G$1]) / 100)*[.$G$2]+[.$G$3]" office:value-type="float" office:value="0.0368124552684678" calcext:value-type="float">
            <text:p>0,036812455268468</text:p>
          </table:table-cell>
          <table:table-cell table:formula="of:=COS(2*PI()*[.A144]/100)" office:value-type="float" office:value="-0.929776485888251" calcext:value-type="float">
            <text:p>-0,929776485888251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SIN((2*PI()*[.A145] - [.$G$1]) / 100)*[.$G$2]+[.$G$3]" office:value-type="float" office:value="0.0309016994374948" calcext:value-type="float">
            <text:p>0,030901699437495</text:p>
          </table:table-cell>
          <table:table-cell table:formula="of:=COS(2*PI()*[.A145]/100)" office:value-type="float" office:value="-0.951056516295153" calcext:value-type="float">
            <text:p>-0,951056516295153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SIN((2*PI()*[.A146] - [.$G$1]) / 100)*[.$G$2]+[.$G$3]" office:value-type="float" office:value="0.0248689887164855" calcext:value-type="float">
            <text:p>0,024868988716486</text:p>
          </table:table-cell>
          <table:table-cell table:formula="of:=COS(2*PI()*[.A146]/100)" office:value-type="float" office:value="-0.968583161128631" calcext:value-type="float">
            <text:p>-0,968583161128631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SIN((2*PI()*[.A147] - [.$G$1]) / 100)*[.$G$2]+[.$G$3]" office:value-type="float" office:value="0.0187381314585724" calcext:value-type="float">
            <text:p>0,018738131458572</text:p>
          </table:table-cell>
          <table:table-cell table:formula="of:=COS(2*PI()*[.A147]/100)" office:value-type="float" office:value="-0.982287250728689" calcext:value-type="float">
            <text:p>-0,982287250728689</text:p>
          </table:table-cell>
          <table:table-cell table:number-columns-repeated="11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SIN((2*PI()*[.A148] - [.$G$1]) / 100)*[.$G$2]+[.$G$3]" office:value-type="float" office:value="0.0125333233564304" calcext:value-type="float">
            <text:p>0,01253332335643</text:p>
          </table:table-cell>
          <table:table-cell table:formula="of:=COS(2*PI()*[.A148]/100)" office:value-type="float" office:value="-0.992114701314478" calcext:value-type="float">
            <text:p>-0,992114701314478</text:p>
          </table:table-cell>
          <table:table-cell table:number-columns-repeated="11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SIN((2*PI()*[.A149] - [.$G$1]) / 100)*[.$G$2]+[.$G$3]" office:value-type="float" office:value="0.00627905195293134" calcext:value-type="float">
            <text:p>0,006279051952931</text:p>
          </table:table-cell>
          <table:table-cell table:formula="of:=COS(2*PI()*[.A149]/100)" office:value-type="float" office:value="-0.998026728428271" calcext:value-type="float">
            <text:p>-0,998026728428271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SIN((2*PI()*[.A150] - [.$G$1]) / 100)*[.$G$2]+[.$G$3]" office:value-type="float" office:value="3.67394039744206E-017" calcext:value-type="float">
            <text:p>3,67394039744206E-17</text:p>
          </table:table-cell>
          <table:table-cell table:formula="of:=COS(2*PI()*[.A150]/100)"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SIN((2*PI()*[.A151] - [.$G$1]) / 100)*[.$G$2]+[.$G$3]" office:value-type="float" office:value="-0.00627905195293127" calcext:value-type="float">
            <text:p>-0,006279051952931</text:p>
          </table:table-cell>
          <table:table-cell table:formula="of:=COS(2*PI()*[.A151]/100)" office:value-type="float" office:value="-0.998026728428271" calcext:value-type="float">
            <text:p>-0,998026728428271</text:p>
          </table:table-cell>
          <table:table-cell table:number-columns-repeated="11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SIN((2*PI()*[.A152] - [.$G$1]) / 100)*[.$G$2]+[.$G$3]" office:value-type="float" office:value="-0.0125333233564303" calcext:value-type="float">
            <text:p>-0,01253332335643</text:p>
          </table:table-cell>
          <table:table-cell table:formula="of:=COS(2*PI()*[.A152]/100)" office:value-type="float" office:value="-0.992114701314478" calcext:value-type="float">
            <text:p>-0,992114701314478</text:p>
          </table:table-cell>
          <table:table-cell table:number-columns-repeated="11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SIN((2*PI()*[.A153] - [.$G$1]) / 100)*[.$G$2]+[.$G$3]" office:value-type="float" office:value="-0.0187381314585725" calcext:value-type="float">
            <text:p>-0,018738131458573</text:p>
          </table:table-cell>
          <table:table-cell table:formula="of:=COS(2*PI()*[.A153]/100)" office:value-type="float" office:value="-0.982287250728689" calcext:value-type="float">
            <text:p>-0,982287250728689</text:p>
          </table:table-cell>
          <table:table-cell table:number-columns-repeated="11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SIN((2*PI()*[.A154] - [.$G$1]) / 100)*[.$G$2]+[.$G$3]" office:value-type="float" office:value="-0.0248689887164855" calcext:value-type="float">
            <text:p>-0,024868988716486</text:p>
          </table:table-cell>
          <table:table-cell table:formula="of:=COS(2*PI()*[.A154]/100)" office:value-type="float" office:value="-0.968583161128631" calcext:value-type="float">
            <text:p>-0,968583161128631</text:p>
          </table:table-cell>
          <table:table-cell table:number-columns-repeated="11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SIN((2*PI()*[.A155] - [.$G$1]) / 100)*[.$G$2]+[.$G$3]" office:value-type="float" office:value="-0.0309016994374947" calcext:value-type="float">
            <text:p>-0,030901699437495</text:p>
          </table:table-cell>
          <table:table-cell table:formula="of:=COS(2*PI()*[.A155]/100)" office:value-type="float" office:value="-0.951056516295154" calcext:value-type="float">
            <text:p>-0,951056516295154</text:p>
          </table:table-cell>
          <table:table-cell table:number-columns-repeated="11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SIN((2*PI()*[.A156] - [.$G$1]) / 100)*[.$G$2]+[.$G$3]" office:value-type="float" office:value="-0.0368124552684677" calcext:value-type="float">
            <text:p>-0,036812455268468</text:p>
          </table:table-cell>
          <table:table-cell table:formula="of:=COS(2*PI()*[.A156]/100)" office:value-type="float" office:value="-0.929776485888252" calcext:value-type="float">
            <text:p>-0,929776485888252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SIN((2*PI()*[.A157] - [.$G$1]) / 100)*[.$G$2]+[.$G$3]" office:value-type="float" office:value="-0.0425779291565072" calcext:value-type="float">
            <text:p>-0,042577929156507</text:p>
          </table:table-cell>
          <table:table-cell table:formula="of:=COS(2*PI()*[.A157]/100)" office:value-type="float" office:value="-0.90482705246602" calcext:value-type="float">
            <text:p>-0,90482705246602</text:p>
          </table:table-cell>
          <table:table-cell table:number-columns-repeated="11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SIN((2*PI()*[.A158] - [.$G$1]) / 100)*[.$G$2]+[.$G$3]" office:value-type="float" office:value="-0.0481753674101716" calcext:value-type="float">
            <text:p>-0,048175367410172</text:p>
          </table:table-cell>
          <table:table-cell table:formula="of:=COS(2*PI()*[.A158]/100)" office:value-type="float" office:value="-0.876306680043864" calcext:value-type="float">
            <text:p>-0,876306680043864</text:p>
          </table:table-cell>
          <table:table-cell table:number-columns-repeated="11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SIN((2*PI()*[.A159] - [.$G$1]) / 100)*[.$G$2]+[.$G$3]" office:value-type="float" office:value="-0.0535826794978997" calcext:value-type="float">
            <text:p>-0,0535826794979</text:p>
          </table:table-cell>
          <table:table-cell table:formula="of:=COS(2*PI()*[.A159]/100)" office:value-type="float" office:value="-0.844327925502015" calcext:value-type="float">
            <text:p>-0,844327925502015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SIN((2*PI()*[.A160] - [.$G$1]) / 100)*[.$G$2]+[.$G$3]" office:value-type="float" office:value="-0.0587785252292473" calcext:value-type="float">
            <text:p>-0,058778525229247</text:p>
          </table:table-cell>
          <table:table-cell table:formula="of:=COS(2*PI()*[.A160]/100)" office:value-type="float" office:value="-0.809016994374948" calcext:value-type="float">
            <text:p>-0,809016994374948</text:p>
          </table:table-cell>
          <table:table-cell table:number-columns-repeated="11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SIN((2*PI()*[.A161] - [.$G$1]) / 100)*[.$G$2]+[.$G$3]" office:value-type="float" office:value="-0.0637423989748689" calcext:value-type="float">
            <text:p>-0,063742398974869</text:p>
          </table:table-cell>
          <table:table-cell table:formula="of:=COS(2*PI()*[.A161]/100)" office:value-type="float" office:value="-0.77051324277579" calcext:value-type="float">
            <text:p>-0,77051324277579</text:p>
          </table:table-cell>
          <table:table-cell table:number-columns-repeated="11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SIN((2*PI()*[.A162] - [.$G$1]) / 100)*[.$G$2]+[.$G$3]" office:value-type="float" office:value="-0.0684547105928688" calcext:value-type="float">
            <text:p>-0,068454710592869</text:p>
          </table:table-cell>
          <table:table-cell table:formula="of:=COS(2*PI()*[.A162]/100)" office:value-type="float" office:value="-0.728968627421412" calcext:value-type="float">
            <text:p>-0,728968627421412</text:p>
          </table:table-cell>
          <table:table-cell table:number-columns-repeated="11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SIN((2*PI()*[.A163] - [.$G$1]) / 100)*[.$G$2]+[.$G$3]" office:value-type="float" office:value="-0.0728968627421411" calcext:value-type="float">
            <text:p>-0,072896862742141</text:p>
          </table:table-cell>
          <table:table-cell table:formula="of:=COS(2*PI()*[.A163]/100)" office:value-type="float" office:value="-0.68454710592869" calcext:value-type="float">
            <text:p>-0,68454710592869</text:p>
          </table:table-cell>
          <table:table-cell table:number-columns-repeated="11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SIN((2*PI()*[.A164] - [.$G$1]) / 100)*[.$G$2]+[.$G$3]" office:value-type="float" office:value="-0.0770513242775788" calcext:value-type="float">
            <text:p>-0,077051324277579</text:p>
          </table:table-cell>
          <table:table-cell table:formula="of:=COS(2*PI()*[.A164]/100)" office:value-type="float" office:value="-0.637423989748691" calcext:value-type="float">
            <text:p>-0,637423989748691</text:p>
          </table:table-cell>
          <table:table-cell table:number-columns-repeated="11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SIN((2*PI()*[.A165] - [.$G$1]) / 100)*[.$G$2]+[.$G$3]" office:value-type="float" office:value="-0.0809016994374946" calcext:value-type="float">
            <text:p>-0,080901699437495</text:p>
          </table:table-cell>
          <table:table-cell table:formula="of:=COS(2*PI()*[.A165]/100)" office:value-type="float" office:value="-0.587785252292475" calcext:value-type="float">
            <text:p>-0,587785252292475</text:p>
          </table:table-cell>
          <table:table-cell table:number-columns-repeated="11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SIN((2*PI()*[.A166] - [.$G$1]) / 100)*[.$G$2]+[.$G$3]" office:value-type="float" office:value="-0.0844327925502016" calcext:value-type="float">
            <text:p>-0,084432792550202</text:p>
          </table:table-cell>
          <table:table-cell table:formula="of:=COS(2*PI()*[.A166]/100)" office:value-type="float" office:value="-0.535826794978996" calcext:value-type="float">
            <text:p>-0,535826794978996</text:p>
          </table:table-cell>
          <table:table-cell table:number-columns-repeated="11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SIN((2*PI()*[.A167] - [.$G$1]) / 100)*[.$G$2]+[.$G$3]" office:value-type="float" office:value="-0.0876306680043864" calcext:value-type="float">
            <text:p>-0,087630668004386</text:p>
          </table:table-cell>
          <table:table-cell table:formula="of:=COS(2*PI()*[.A167]/100)" office:value-type="float" office:value="-0.481753674101715" calcext:value-type="float">
            <text:p>-0,481753674101715</text:p>
          </table:table-cell>
          <table:table-cell table:number-columns-repeated="11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SIN((2*PI()*[.A168] - [.$G$1]) / 100)*[.$G$2]+[.$G$3]" office:value-type="float" office:value="-0.090482705246602" calcext:value-type="float">
            <text:p>-0,090482705246602</text:p>
          </table:table-cell>
          <table:table-cell table:formula="of:=COS(2*PI()*[.A168]/100)" office:value-type="float" office:value="-0.425779291565072" calcext:value-type="float">
            <text:p>-0,425779291565072</text:p>
          </table:table-cell>
          <table:table-cell table:number-columns-repeated="11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SIN((2*PI()*[.A169] - [.$G$1]) / 100)*[.$G$2]+[.$G$3]" office:value-type="float" office:value="-0.0929776485888251" calcext:value-type="float">
            <text:p>-0,092977648588825</text:p>
          </table:table-cell>
          <table:table-cell table:formula="of:=COS(2*PI()*[.A169]/100)" office:value-type="float" office:value="-0.368124552684678" calcext:value-type="float">
            <text:p>-0,368124552684678</text:p>
          </table:table-cell>
          <table:table-cell table:number-columns-repeated="11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SIN((2*PI()*[.A170] - [.$G$1]) / 100)*[.$G$2]+[.$G$3]" office:value-type="float" office:value="-0.0951056516295153" calcext:value-type="float">
            <text:p>-0,095105651629515</text:p>
          </table:table-cell>
          <table:table-cell table:formula="of:=COS(2*PI()*[.A170]/100)" office:value-type="float" office:value="-0.309016994374948" calcext:value-type="float">
            <text:p>-0,309016994374948</text:p>
          </table:table-cell>
          <table:table-cell table:number-columns-repeated="11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SIN((2*PI()*[.A171] - [.$G$1]) / 100)*[.$G$2]+[.$G$3]" office:value-type="float" office:value="-0.0968583161128631" calcext:value-type="float">
            <text:p>-0,096858316112863</text:p>
          </table:table-cell>
          <table:table-cell table:formula="of:=COS(2*PI()*[.A171]/100)" office:value-type="float" office:value="-0.248689887164856" calcext:value-type="float">
            <text:p>-0,248689887164856</text:p>
          </table:table-cell>
          <table:table-cell table:number-columns-repeated="11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SIN((2*PI()*[.A172] - [.$G$1]) / 100)*[.$G$2]+[.$G$3]" office:value-type="float" office:value="-0.0982287250728689" calcext:value-type="float">
            <text:p>-0,098228725072869</text:p>
          </table:table-cell>
          <table:table-cell table:formula="of:=COS(2*PI()*[.A172]/100)" office:value-type="float" office:value="-0.187381314585726" calcext:value-type="float">
            <text:p>-0,187381314585726</text:p>
          </table:table-cell>
          <table:table-cell table:number-columns-repeated="11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SIN((2*PI()*[.A173] - [.$G$1]) / 100)*[.$G$2]+[.$G$3]" office:value-type="float" office:value="-0.0992114701314478" calcext:value-type="float">
            <text:p>-0,099211470131448</text:p>
          </table:table-cell>
          <table:table-cell table:formula="of:=COS(2*PI()*[.A173]/100)" office:value-type="float" office:value="-0.125333233564306" calcext:value-type="float">
            <text:p>-0,125333233564306</text:p>
          </table:table-cell>
          <table:table-cell table:number-columns-repeated="11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SIN((2*PI()*[.A174] - [.$G$1]) / 100)*[.$G$2]+[.$G$3]" office:value-type="float" office:value="-0.0998026728428271" calcext:value-type="float">
            <text:p>-0,099802672842827</text:p>
          </table:table-cell>
          <table:table-cell table:formula="of:=COS(2*PI()*[.A174]/100)" office:value-type="float" office:value="-0.0627905195293152" calcext:value-type="float">
            <text:p>-0,062790519529315</text:p>
          </table:table-cell>
          <table:table-cell table:number-columns-repeated="11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SIN((2*PI()*[.A175] - [.$G$1]) / 100)*[.$G$2]+[.$G$3]" office:value-type="float" office:value="-0.1" calcext:value-type="float">
            <text:p>-0,1</text:p>
          </table:table-cell>
          <table:table-cell table:formula="of:=COS(2*PI()*[.A175]/100)" office:value-type="float" office:value="-2.20498321910182E-015" calcext:value-type="float">
            <text:p>-2,20498321910182E-15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SIN((2*PI()*[.A176] - [.$G$1]) / 100)*[.$G$2]+[.$G$3]" office:value-type="float" office:value="-0.0998026728428272" calcext:value-type="float">
            <text:p>-0,099802672842827</text:p>
          </table:table-cell>
          <table:table-cell table:formula="of:=COS(2*PI()*[.A176]/100)" office:value-type="float" office:value="0.0627905195293126" calcext:value-type="float">
            <text:p>0,062790519529313</text:p>
          </table:table-cell>
          <table:table-cell table:number-columns-repeated="11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SIN((2*PI()*[.A177] - [.$G$1]) / 100)*[.$G$2]+[.$G$3]" office:value-type="float" office:value="-0.0992114701314478" calcext:value-type="float">
            <text:p>-0,099211470131448</text:p>
          </table:table-cell>
          <table:table-cell table:formula="of:=COS(2*PI()*[.A177]/100)" office:value-type="float" office:value="0.125333233564305" calcext:value-type="float">
            <text:p>0,125333233564305</text:p>
          </table:table-cell>
          <table:table-cell table:number-columns-repeated="11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SIN((2*PI()*[.A178] - [.$G$1]) / 100)*[.$G$2]+[.$G$3]" office:value-type="float" office:value="-0.0982287250728689" calcext:value-type="float">
            <text:p>-0,098228725072869</text:p>
          </table:table-cell>
          <table:table-cell table:formula="of:=COS(2*PI()*[.A178]/100)" office:value-type="float" office:value="0.187381314585725" calcext:value-type="float">
            <text:p>0,187381314585725</text:p>
          </table:table-cell>
          <table:table-cell table:number-columns-repeated="11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SIN((2*PI()*[.A179] - [.$G$1]) / 100)*[.$G$2]+[.$G$3]" office:value-type="float" office:value="-0.0968583161128631" calcext:value-type="float">
            <text:p>-0,096858316112863</text:p>
          </table:table-cell>
          <table:table-cell table:formula="of:=COS(2*PI()*[.A179]/100)" office:value-type="float" office:value="0.248689887164855" calcext:value-type="float">
            <text:p>0,248689887164855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SIN((2*PI()*[.A180] - [.$G$1]) / 100)*[.$G$2]+[.$G$3]" office:value-type="float" office:value="-0.0951056516295154" calcext:value-type="float">
            <text:p>-0,095105651629515</text:p>
          </table:table-cell>
          <table:table-cell table:formula="of:=COS(2*PI()*[.A180]/100)" office:value-type="float" office:value="0.309016994374947" calcext:value-type="float">
            <text:p>0,309016994374947</text:p>
          </table:table-cell>
          <table:table-cell table:number-columns-repeated="11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SIN((2*PI()*[.A181] - [.$G$1]) / 100)*[.$G$2]+[.$G$3]" office:value-type="float" office:value="-0.0929776485888252" calcext:value-type="float">
            <text:p>-0,092977648588825</text:p>
          </table:table-cell>
          <table:table-cell table:formula="of:=COS(2*PI()*[.A181]/100)" office:value-type="float" office:value="0.368124552684677" calcext:value-type="float">
            <text:p>0,368124552684677</text:p>
          </table:table-cell>
          <table:table-cell table:number-columns-repeated="11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SIN((2*PI()*[.A182] - [.$G$1]) / 100)*[.$G$2]+[.$G$3]" office:value-type="float" office:value="-0.090482705246602" calcext:value-type="float">
            <text:p>-0,090482705246602</text:p>
          </table:table-cell>
          <table:table-cell table:formula="of:=COS(2*PI()*[.A182]/100)" office:value-type="float" office:value="0.425779291565072" calcext:value-type="float">
            <text:p>0,425779291565072</text:p>
          </table:table-cell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SIN((2*PI()*[.A183] - [.$G$1]) / 100)*[.$G$2]+[.$G$3]" office:value-type="float" office:value="-0.0876306680043864" calcext:value-type="float">
            <text:p>-0,087630668004387</text:p>
          </table:table-cell>
          <table:table-cell table:formula="of:=COS(2*PI()*[.A183]/100)" office:value-type="float" office:value="0.481753674101714" calcext:value-type="float">
            <text:p>0,481753674101714</text:p>
          </table:table-cell>
          <table:table-cell table:number-columns-repeated="11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SIN((2*PI()*[.A184] - [.$G$1]) / 100)*[.$G$2]+[.$G$3]" office:value-type="float" office:value="-0.0844327925502016" calcext:value-type="float">
            <text:p>-0,084432792550202</text:p>
          </table:table-cell>
          <table:table-cell table:formula="of:=COS(2*PI()*[.A184]/100)" office:value-type="float" office:value="0.535826794978995" calcext:value-type="float">
            <text:p>0,535826794978995</text:p>
          </table:table-cell>
          <table:table-cell table:number-columns-repeated="11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SIN((2*PI()*[.A185] - [.$G$1]) / 100)*[.$G$2]+[.$G$3]" office:value-type="float" office:value="-0.0809016994374948" calcext:value-type="float">
            <text:p>-0,080901699437495</text:p>
          </table:table-cell>
          <table:table-cell table:formula="of:=COS(2*PI()*[.A185]/100)" office:value-type="float" office:value="0.587785252292473" calcext:value-type="float">
            <text:p>0,587785252292473</text:p>
          </table:table-cell>
          <table:table-cell table:number-columns-repeated="11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SIN((2*PI()*[.A186] - [.$G$1]) / 100)*[.$G$2]+[.$G$3]" office:value-type="float" office:value="-0.077051324277579" calcext:value-type="float">
            <text:p>-0,077051324277579</text:p>
          </table:table-cell>
          <table:table-cell table:formula="of:=COS(2*PI()*[.A186]/100)" office:value-type="float" office:value="0.637423989748689" calcext:value-type="float">
            <text:p>0,637423989748689</text:p>
          </table:table-cell>
          <table:table-cell table:number-columns-repeated="11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SIN((2*PI()*[.A187] - [.$G$1]) / 100)*[.$G$2]+[.$G$3]" office:value-type="float" office:value="-0.0728968627421411" calcext:value-type="float">
            <text:p>-0,072896862742141</text:p>
          </table:table-cell>
          <table:table-cell table:formula="of:=COS(2*PI()*[.A187]/100)" office:value-type="float" office:value="0.684547105928689" calcext:value-type="float">
            <text:p>0,684547105928689</text:p>
          </table:table-cell>
          <table:table-cell table:number-columns-repeated="11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SIN((2*PI()*[.A188] - [.$G$1]) / 100)*[.$G$2]+[.$G$3]" office:value-type="float" office:value="-0.0684547105928689" calcext:value-type="float">
            <text:p>-0,068454710592869</text:p>
          </table:table-cell>
          <table:table-cell table:formula="of:=COS(2*PI()*[.A188]/100)" office:value-type="float" office:value="0.728968627421412" calcext:value-type="float">
            <text:p>0,728968627421412</text:p>
          </table:table-cell>
          <table:table-cell table:number-columns-repeated="11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SIN((2*PI()*[.A189] - [.$G$1]) / 100)*[.$G$2]+[.$G$3]" office:value-type="float" office:value="-0.063742398974869" calcext:value-type="float">
            <text:p>-0,063742398974869</text:p>
          </table:table-cell>
          <table:table-cell table:formula="of:=COS(2*PI()*[.A189]/100)" office:value-type="float" office:value="0.770513242775789" calcext:value-type="float">
            <text:p>0,770513242775789</text:p>
          </table:table-cell>
          <table:table-cell table:number-columns-repeated="11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SIN((2*PI()*[.A190] - [.$G$1]) / 100)*[.$G$2]+[.$G$3]" office:value-type="float" office:value="-0.0587785252292473" calcext:value-type="float">
            <text:p>-0,058778525229247</text:p>
          </table:table-cell>
          <table:table-cell table:formula="of:=COS(2*PI()*[.A190]/100)" office:value-type="float" office:value="0.809016994374947" calcext:value-type="float">
            <text:p>0,809016994374947</text:p>
          </table:table-cell>
          <table:table-cell table:number-columns-repeated="11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SIN((2*PI()*[.A191] - [.$G$1]) / 100)*[.$G$2]+[.$G$3]" office:value-type="float" office:value="-0.0535826794978997" calcext:value-type="float">
            <text:p>-0,0535826794979</text:p>
          </table:table-cell>
          <table:table-cell table:formula="of:=COS(2*PI()*[.A191]/100)" office:value-type="float" office:value="0.844327925502015" calcext:value-type="float">
            <text:p>0,844327925502015</text:p>
          </table:table-cell>
          <table:table-cell table:number-columns-repeated="11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SIN((2*PI()*[.A192] - [.$G$1]) / 100)*[.$G$2]+[.$G$3]" office:value-type="float" office:value="-0.0481753674101716" calcext:value-type="float">
            <text:p>-0,048175367410172</text:p>
          </table:table-cell>
          <table:table-cell table:formula="of:=COS(2*PI()*[.A192]/100)" office:value-type="float" office:value="0.876306680043863" calcext:value-type="float">
            <text:p>0,876306680043863</text:p>
          </table:table-cell>
          <table:table-cell table:number-columns-repeated="11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SIN((2*PI()*[.A193] - [.$G$1]) / 100)*[.$G$2]+[.$G$3]" office:value-type="float" office:value="-0.0425779291565074" calcext:value-type="float">
            <text:p>-0,042577929156507</text:p>
          </table:table-cell>
          <table:table-cell table:formula="of:=COS(2*PI()*[.A193]/100)" office:value-type="float" office:value="0.904827052466019" calcext:value-type="float">
            <text:p>0,904827052466019</text:p>
          </table:table-cell>
          <table:table-cell table:number-columns-repeated="11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SIN((2*PI()*[.A194] - [.$G$1]) / 100)*[.$G$2]+[.$G$3]" office:value-type="float" office:value="-0.0368124552684678" calcext:value-type="float">
            <text:p>-0,036812455268468</text:p>
          </table:table-cell>
          <table:table-cell table:formula="of:=COS(2*PI()*[.A194]/100)" office:value-type="float" office:value="0.929776485888251" calcext:value-type="float">
            <text:p>0,929776485888251</text:p>
          </table:table-cell>
          <table:table-cell table:number-columns-repeated="11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SIN((2*PI()*[.A195] - [.$G$1]) / 100)*[.$G$2]+[.$G$3]" office:value-type="float" office:value="-0.0309016994374948" calcext:value-type="float">
            <text:p>-0,030901699437495</text:p>
          </table:table-cell>
          <table:table-cell table:formula="of:=COS(2*PI()*[.A195]/100)" office:value-type="float" office:value="0.951056516295153" calcext:value-type="float">
            <text:p>0,951056516295153</text:p>
          </table:table-cell>
          <table:table-cell table:number-columns-repeated="11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SIN((2*PI()*[.A196] - [.$G$1]) / 100)*[.$G$2]+[.$G$3]" office:value-type="float" office:value="-0.0248689887164856" calcext:value-type="float">
            <text:p>-0,024868988716486</text:p>
          </table:table-cell>
          <table:table-cell table:formula="of:=COS(2*PI()*[.A196]/100)" office:value-type="float" office:value="0.968583161128631" calcext:value-type="float">
            <text:p>0,968583161128631</text:p>
          </table:table-cell>
          <table:table-cell table:number-columns-repeated="11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SIN((2*PI()*[.A197] - [.$G$1]) / 100)*[.$G$2]+[.$G$3]" office:value-type="float" office:value="-0.0187381314585726" calcext:value-type="float">
            <text:p>-0,018738131458573</text:p>
          </table:table-cell>
          <table:table-cell table:formula="of:=COS(2*PI()*[.A197]/100)" office:value-type="float" office:value="0.982287250728689" calcext:value-type="float">
            <text:p>0,982287250728689</text:p>
          </table:table-cell>
          <table:table-cell table:number-columns-repeated="11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SIN((2*PI()*[.A198] - [.$G$1]) / 100)*[.$G$2]+[.$G$3]" office:value-type="float" office:value="-0.0125333233564304" calcext:value-type="float">
            <text:p>-0,01253332335643</text:p>
          </table:table-cell>
          <table:table-cell table:formula="of:=COS(2*PI()*[.A198]/100)" office:value-type="float" office:value="0.992114701314478" calcext:value-type="float">
            <text:p>0,992114701314478</text:p>
          </table:table-cell>
          <table:table-cell table:number-columns-repeated="11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SIN((2*PI()*[.A199] - [.$G$1]) / 100)*[.$G$2]+[.$G$3]" office:value-type="float" office:value="-0.00627905195293135" calcext:value-type="float">
            <text:p>-0,006279051952931</text:p>
          </table:table-cell>
          <table:table-cell table:formula="of:=COS(2*PI()*[.A199]/100)" office:value-type="float" office:value="0.998026728428271" calcext:value-type="float">
            <text:p>0,998026728428271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SIN((2*PI()*[.A200] - [.$G$1]) / 100)*[.$G$2]+[.$G$3]" office:value-type="float" office:value="-4.89858719658941E-017" calcext:value-type="float">
            <text:p>-4,89858719658941E-17</text:p>
          </table:table-cell>
          <table:table-cell table:formula="of:=COS(2*PI()*[.A200]/100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SIN((2*PI()*[.A201] - [.$G$1]) / 100)*[.$G$2]+[.$G$3]" office:value-type="float" office:value="0.00627905195293125" calcext:value-type="float">
            <text:p>0,006279051952931</text:p>
          </table:table-cell>
          <table:table-cell table:formula="of:=COS(2*PI()*[.A201]/100)" office:value-type="float" office:value="0.998026728428272" calcext:value-type="float">
            <text:p>0,998026728428272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SIN((2*PI()*[.A202] - [.$G$1]) / 100)*[.$G$2]+[.$G$3]" office:value-type="float" office:value="0.0125333233564303" calcext:value-type="float">
            <text:p>0,01253332335643</text:p>
          </table:table-cell>
          <table:table-cell table:formula="of:=COS(2*PI()*[.A202]/100)" office:value-type="float" office:value="0.992114701314478" calcext:value-type="float">
            <text:p>0,992114701314478</text:p>
          </table:table-cell>
          <table:table-cell table:number-columns-repeated="11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SIN((2*PI()*[.A203] - [.$G$1]) / 100)*[.$G$2]+[.$G$3]" office:value-type="float" office:value="0.0187381314585725" calcext:value-type="float">
            <text:p>0,018738131458573</text:p>
          </table:table-cell>
          <table:table-cell table:formula="of:=COS(2*PI()*[.A203]/100)" office:value-type="float" office:value="0.982287250728689" calcext:value-type="float">
            <text:p>0,982287250728689</text:p>
          </table:table-cell>
          <table:table-cell table:number-columns-repeated="11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SIN((2*PI()*[.A204] - [.$G$1]) / 100)*[.$G$2]+[.$G$3]" office:value-type="float" office:value="0.0248689887164855" calcext:value-type="float">
            <text:p>0,024868988716486</text:p>
          </table:table-cell>
          <table:table-cell table:formula="of:=COS(2*PI()*[.A204]/100)" office:value-type="float" office:value="0.968583161128631" calcext:value-type="float">
            <text:p>0,968583161128631</text:p>
          </table:table-cell>
          <table:table-cell table:number-columns-repeated="11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SIN((2*PI()*[.A205] - [.$G$1]) / 100)*[.$G$2]+[.$G$3]" office:value-type="float" office:value="0.0309016994374947" calcext:value-type="float">
            <text:p>0,030901699437495</text:p>
          </table:table-cell>
          <table:table-cell table:formula="of:=COS(2*PI()*[.A205]/100)" office:value-type="float" office:value="0.951056516295154" calcext:value-type="float">
            <text:p>0,951056516295154</text:p>
          </table:table-cell>
          <table:table-cell table:number-columns-repeated="11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SIN((2*PI()*[.A206] - [.$G$1]) / 100)*[.$G$2]+[.$G$3]" office:value-type="float" office:value="0.0368124552684677" calcext:value-type="float">
            <text:p>0,036812455268468</text:p>
          </table:table-cell>
          <table:table-cell table:formula="of:=COS(2*PI()*[.A206]/100)" office:value-type="float" office:value="0.929776485888252" calcext:value-type="float">
            <text:p>0,929776485888252</text:p>
          </table:table-cell>
          <table:table-cell table:number-columns-repeated="11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SIN((2*PI()*[.A207] - [.$G$1]) / 100)*[.$G$2]+[.$G$3]" office:value-type="float" office:value="0.0425779291565072" calcext:value-type="float">
            <text:p>0,042577929156507</text:p>
          </table:table-cell>
          <table:table-cell table:formula="of:=COS(2*PI()*[.A207]/100)" office:value-type="float" office:value="0.90482705246602" calcext:value-type="float">
            <text:p>0,90482705246602</text:p>
          </table:table-cell>
          <table:table-cell table:number-columns-repeated="11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SIN((2*PI()*[.A208] - [.$G$1]) / 100)*[.$G$2]+[.$G$3]" office:value-type="float" office:value="0.0481753674101716" calcext:value-type="float">
            <text:p>0,048175367410172</text:p>
          </table:table-cell>
          <table:table-cell table:formula="of:=COS(2*PI()*[.A208]/100)" office:value-type="float" office:value="0.876306680043864" calcext:value-type="float">
            <text:p>0,876306680043864</text:p>
          </table:table-cell>
          <table:table-cell table:number-columns-repeated="11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SIN((2*PI()*[.A209] - [.$G$1]) / 100)*[.$G$2]+[.$G$3]" office:value-type="float" office:value="0.0535826794978996" calcext:value-type="float">
            <text:p>0,0535826794979</text:p>
          </table:table-cell>
          <table:table-cell table:formula="of:=COS(2*PI()*[.A209]/100)" office:value-type="float" office:value="0.844327925502015" calcext:value-type="float">
            <text:p>0,844327925502015</text:p>
          </table:table-cell>
          <table:table-cell table:number-columns-repeated="11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SIN((2*PI()*[.A210] - [.$G$1]) / 100)*[.$G$2]+[.$G$3]" office:value-type="float" office:value="0.0587785252292473" calcext:value-type="float">
            <text:p>0,058778525229247</text:p>
          </table:table-cell>
          <table:table-cell table:formula="of:=COS(2*PI()*[.A210]/100)" office:value-type="float" office:value="0.809016994374948" calcext:value-type="float">
            <text:p>0,809016994374948</text:p>
          </table:table-cell>
          <table:table-cell table:number-columns-repeated="11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SIN((2*PI()*[.A211] - [.$G$1]) / 100)*[.$G$2]+[.$G$3]" office:value-type="float" office:value="0.0637423989748689" calcext:value-type="float">
            <text:p>0,063742398974869</text:p>
          </table:table-cell>
          <table:table-cell table:formula="of:=COS(2*PI()*[.A211]/100)" office:value-type="float" office:value="0.77051324277579" calcext:value-type="float">
            <text:p>0,77051324277579</text:p>
          </table:table-cell>
          <table:table-cell table:number-columns-repeated="11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SIN((2*PI()*[.A212] - [.$G$1]) / 100)*[.$G$2]+[.$G$3]" office:value-type="float" office:value="0.0684547105928689" calcext:value-type="float">
            <text:p>0,068454710592869</text:p>
          </table:table-cell>
          <table:table-cell table:formula="of:=COS(2*PI()*[.A212]/100)" office:value-type="float" office:value="0.728968627421411" calcext:value-type="float">
            <text:p>0,728968627421411</text:p>
          </table:table-cell>
          <table:table-cell table:number-columns-repeated="11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SIN((2*PI()*[.A213] - [.$G$1]) / 100)*[.$G$2]+[.$G$3]" office:value-type="float" office:value="0.0728968627421412" calcext:value-type="float">
            <text:p>0,072896862742141</text:p>
          </table:table-cell>
          <table:table-cell table:formula="of:=COS(2*PI()*[.A213]/100)" office:value-type="float" office:value="0.684547105928688" calcext:value-type="float">
            <text:p>0,684547105928688</text:p>
          </table:table-cell>
          <table:table-cell table:number-columns-repeated="11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SIN((2*PI()*[.A214] - [.$G$1]) / 100)*[.$G$2]+[.$G$3]" office:value-type="float" office:value="0.0770513242775789" calcext:value-type="float">
            <text:p>0,077051324277579</text:p>
          </table:table-cell>
          <table:table-cell table:formula="of:=COS(2*PI()*[.A214]/100)" office:value-type="float" office:value="0.63742398974869" calcext:value-type="float">
            <text:p>0,63742398974869</text:p>
          </table:table-cell>
          <table:table-cell table:number-columns-repeated="11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SIN((2*PI()*[.A215] - [.$G$1]) / 100)*[.$G$2]+[.$G$3]" office:value-type="float" office:value="0.0809016994374947" calcext:value-type="float">
            <text:p>0,080901699437495</text:p>
          </table:table-cell>
          <table:table-cell table:formula="of:=COS(2*PI()*[.A215]/100)" office:value-type="float" office:value="0.587785252292474" calcext:value-type="float">
            <text:p>0,587785252292474</text:p>
          </table:table-cell>
          <table:table-cell table:number-columns-repeated="11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SIN((2*PI()*[.A216] - [.$G$1]) / 100)*[.$G$2]+[.$G$3]" office:value-type="float" office:value="0.0844327925502015" calcext:value-type="float">
            <text:p>0,084432792550202</text:p>
          </table:table-cell>
          <table:table-cell table:formula="of:=COS(2*PI()*[.A216]/100)" office:value-type="float" office:value="0.535826794978997" calcext:value-type="float">
            <text:p>0,535826794978997</text:p>
          </table:table-cell>
          <table:table-cell table:number-columns-repeated="11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SIN((2*PI()*[.A217] - [.$G$1]) / 100)*[.$G$2]+[.$G$3]" office:value-type="float" office:value="0.0876306680043863" calcext:value-type="float">
            <text:p>0,087630668004386</text:p>
          </table:table-cell>
          <table:table-cell table:formula="of:=COS(2*PI()*[.A217]/100)" office:value-type="float" office:value="0.481753674101716" calcext:value-type="float">
            <text:p>0,481753674101716</text:p>
          </table:table-cell>
          <table:table-cell table:number-columns-repeated="11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SIN((2*PI()*[.A218] - [.$G$1]) / 100)*[.$G$2]+[.$G$3]" office:value-type="float" office:value="0.0904827052466019" calcext:value-type="float">
            <text:p>0,090482705246602</text:p>
          </table:table-cell>
          <table:table-cell table:formula="of:=COS(2*PI()*[.A218]/100)" office:value-type="float" office:value="0.425779291565074" calcext:value-type="float">
            <text:p>0,425779291565074</text:p>
          </table:table-cell>
          <table:table-cell table:number-columns-repeated="11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SIN((2*PI()*[.A219] - [.$G$1]) / 100)*[.$G$2]+[.$G$3]" office:value-type="float" office:value="0.0929776485888251" calcext:value-type="float">
            <text:p>0,092977648588825</text:p>
          </table:table-cell>
          <table:table-cell table:formula="of:=COS(2*PI()*[.A219]/100)" office:value-type="float" office:value="0.368124552684678" calcext:value-type="float">
            <text:p>0,368124552684678</text:p>
          </table:table-cell>
          <table:table-cell table:number-columns-repeated="11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SIN((2*PI()*[.A220] - [.$G$1]) / 100)*[.$G$2]+[.$G$3]" office:value-type="float" office:value="0.0951056516295153" calcext:value-type="float">
            <text:p>0,095105651629515</text:p>
          </table:table-cell>
          <table:table-cell table:formula="of:=COS(2*PI()*[.A220]/100)" office:value-type="float" office:value="0.309016994374948" calcext:value-type="float">
            <text:p>0,309016994374948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SIN((2*PI()*[.A221] - [.$G$1]) / 100)*[.$G$2]+[.$G$3]" office:value-type="float" office:value="0.0968583161128631" calcext:value-type="float">
            <text:p>0,096858316112863</text:p>
          </table:table-cell>
          <table:table-cell table:formula="of:=COS(2*PI()*[.A221]/100)" office:value-type="float" office:value="0.248689887164854" calcext:value-type="float">
            <text:p>0,248689887164854</text:p>
          </table:table-cell>
          <table:table-cell table:number-columns-repeated="11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SIN((2*PI()*[.A222] - [.$G$1]) / 100)*[.$G$2]+[.$G$3]" office:value-type="float" office:value="0.0982287250728689" calcext:value-type="float">
            <text:p>0,098228725072869</text:p>
          </table:table-cell>
          <table:table-cell table:formula="of:=COS(2*PI()*[.A222]/100)" office:value-type="float" office:value="0.187381314585724" calcext:value-type="float">
            <text:p>0,187381314585724</text:p>
          </table:table-cell>
          <table:table-cell table:number-columns-repeated="11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SIN((2*PI()*[.A223] - [.$G$1]) / 100)*[.$G$2]+[.$G$3]" office:value-type="float" office:value="0.0992114701314478" calcext:value-type="float">
            <text:p>0,099211470131448</text:p>
          </table:table-cell>
          <table:table-cell table:formula="of:=COS(2*PI()*[.A223]/100)" office:value-type="float" office:value="0.125333233564304" calcext:value-type="float">
            <text:p>0,125333233564304</text:p>
          </table:table-cell>
          <table:table-cell table:number-columns-repeated="11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SIN((2*PI()*[.A224] - [.$G$1]) / 100)*[.$G$2]+[.$G$3]" office:value-type="float" office:value="0.0998026728428272" calcext:value-type="float">
            <text:p>0,099802672842827</text:p>
          </table:table-cell>
          <table:table-cell table:formula="of:=COS(2*PI()*[.A224]/100)" office:value-type="float" office:value="0.0627905195293136" calcext:value-type="float">
            <text:p>0,062790519529314</text:p>
          </table:table-cell>
          <table:table-cell table:number-columns-repeated="11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SIN((2*PI()*[.A225] - [.$G$1]) / 100)*[.$G$2]+[.$G$3]" office:value-type="float" office:value="0.1" calcext:value-type="float">
            <text:p>0,1</text:p>
          </table:table-cell>
          <table:table-cell table:formula="of:=COS(2*PI()*[.A225]/100)" office:value-type="float" office:value="5.51091059616309E-016" calcext:value-type="float">
            <text:p>5,51091059616309E-16</text:p>
          </table:table-cell>
          <table:table-cell table:number-columns-repeated="11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SIN((2*PI()*[.A226] - [.$G$1]) / 100)*[.$G$2]+[.$G$3]" office:value-type="float" office:value="0.0998026728428272" calcext:value-type="float">
            <text:p>0,099802672842827</text:p>
          </table:table-cell>
          <table:table-cell table:formula="of:=COS(2*PI()*[.A226]/100)" office:value-type="float" office:value="-0.0627905195293125" calcext:value-type="float">
            <text:p>-0,062790519529313</text:p>
          </table:table-cell>
          <table:table-cell table:number-columns-repeated="11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SIN((2*PI()*[.A227] - [.$G$1]) / 100)*[.$G$2]+[.$G$3]" office:value-type="float" office:value="0.0992114701314478" calcext:value-type="float">
            <text:p>0,099211470131448</text:p>
          </table:table-cell>
          <table:table-cell table:formula="of:=COS(2*PI()*[.A227]/100)" office:value-type="float" office:value="-0.125333233564303" calcext:value-type="float">
            <text:p>-0,125333233564303</text:p>
          </table:table-cell>
          <table:table-cell table:number-columns-repeated="11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SIN((2*PI()*[.A228] - [.$G$1]) / 100)*[.$G$2]+[.$G$3]" office:value-type="float" office:value="0.0982287250728689" calcext:value-type="float">
            <text:p>0,098228725072869</text:p>
          </table:table-cell>
          <table:table-cell table:formula="of:=COS(2*PI()*[.A228]/100)" office:value-type="float" office:value="-0.187381314585723" calcext:value-type="float">
            <text:p>-0,187381314585723</text:p>
          </table:table-cell>
          <table:table-cell table:number-columns-repeated="11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SIN((2*PI()*[.A229] - [.$G$1]) / 100)*[.$G$2]+[.$G$3]" office:value-type="float" office:value="0.0968583161128632" calcext:value-type="float">
            <text:p>0,096858316112863</text:p>
          </table:table-cell>
          <table:table-cell table:formula="of:=COS(2*PI()*[.A229]/100)" office:value-type="float" office:value="-0.248689887164853" calcext:value-type="float">
            <text:p>-0,248689887164853</text:p>
          </table:table-cell>
          <table:table-cell table:number-columns-repeated="11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SIN((2*PI()*[.A230] - [.$G$1]) / 100)*[.$G$2]+[.$G$3]" office:value-type="float" office:value="0.0951056516295153" calcext:value-type="float">
            <text:p>0,095105651629515</text:p>
          </table:table-cell>
          <table:table-cell table:formula="of:=COS(2*PI()*[.A230]/100)" office:value-type="float" office:value="-0.309016994374949" calcext:value-type="float">
            <text:p>-0,309016994374949</text:p>
          </table:table-cell>
          <table:table-cell table:number-columns-repeated="11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SIN((2*PI()*[.A231] - [.$G$1]) / 100)*[.$G$2]+[.$G$3]" office:value-type="float" office:value="0.0929776485888251" calcext:value-type="float">
            <text:p>0,092977648588825</text:p>
          </table:table-cell>
          <table:table-cell table:formula="of:=COS(2*PI()*[.A231]/100)" office:value-type="float" office:value="-0.368124552684679" calcext:value-type="float">
            <text:p>-0,368124552684679</text:p>
          </table:table-cell>
          <table:table-cell table:number-columns-repeated="11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SIN((2*PI()*[.A232] - [.$G$1]) / 100)*[.$G$2]+[.$G$3]" office:value-type="float" office:value="0.090482705246602" calcext:value-type="float">
            <text:p>0,090482705246602</text:p>
          </table:table-cell>
          <table:table-cell table:formula="of:=COS(2*PI()*[.A232]/100)" office:value-type="float" office:value="-0.425779291565073" calcext:value-type="float">
            <text:p>-0,425779291565073</text:p>
          </table:table-cell>
          <table:table-cell table:number-columns-repeated="11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SIN((2*PI()*[.A233] - [.$G$1]) / 100)*[.$G$2]+[.$G$3]" office:value-type="float" office:value="0.0876306680043864" calcext:value-type="float">
            <text:p>0,087630668004386</text:p>
          </table:table-cell>
          <table:table-cell table:formula="of:=COS(2*PI()*[.A233]/100)" office:value-type="float" office:value="-0.481753674101715" calcext:value-type="float">
            <text:p>-0,481753674101715</text:p>
          </table:table-cell>
          <table:table-cell table:number-columns-repeated="11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SIN((2*PI()*[.A234] - [.$G$1]) / 100)*[.$G$2]+[.$G$3]" office:value-type="float" office:value="0.0844327925502015" calcext:value-type="float">
            <text:p>0,084432792550202</text:p>
          </table:table-cell>
          <table:table-cell table:formula="of:=COS(2*PI()*[.A234]/100)" office:value-type="float" office:value="-0.535826794978996" calcext:value-type="float">
            <text:p>-0,535826794978996</text:p>
          </table:table-cell>
          <table:table-cell table:number-columns-repeated="11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SIN((2*PI()*[.A235] - [.$G$1]) / 100)*[.$G$2]+[.$G$3]" office:value-type="float" office:value="0.0809016994374948" calcext:value-type="float">
            <text:p>0,080901699437495</text:p>
          </table:table-cell>
          <table:table-cell table:formula="of:=COS(2*PI()*[.A235]/100)" office:value-type="float" office:value="-0.587785252292473" calcext:value-type="float">
            <text:p>-0,587785252292473</text:p>
          </table:table-cell>
          <table:table-cell table:number-columns-repeated="11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SIN((2*PI()*[.A236] - [.$G$1]) / 100)*[.$G$2]+[.$G$3]" office:value-type="float" office:value="0.077051324277579" calcext:value-type="float">
            <text:p>0,077051324277579</text:p>
          </table:table-cell>
          <table:table-cell table:formula="of:=COS(2*PI()*[.A236]/100)" office:value-type="float" office:value="-0.637423989748689" calcext:value-type="float">
            <text:p>-0,637423989748689</text:p>
          </table:table-cell>
          <table:table-cell table:number-columns-repeated="11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SIN((2*PI()*[.A237] - [.$G$1]) / 100)*[.$G$2]+[.$G$3]" office:value-type="float" office:value="0.0728968627421412" calcext:value-type="float">
            <text:p>0,072896862742141</text:p>
          </table:table-cell>
          <table:table-cell table:formula="of:=COS(2*PI()*[.A237]/100)" office:value-type="float" office:value="-0.684547105928688" calcext:value-type="float">
            <text:p>-0,684547105928688</text:p>
          </table:table-cell>
          <table:table-cell table:number-columns-repeated="11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SIN((2*PI()*[.A238] - [.$G$1]) / 100)*[.$G$2]+[.$G$3]" office:value-type="float" office:value="0.068454710592869" calcext:value-type="float">
            <text:p>0,068454710592869</text:p>
          </table:table-cell>
          <table:table-cell table:formula="of:=COS(2*PI()*[.A238]/100)" office:value-type="float" office:value="-0.72896862742141" calcext:value-type="float">
            <text:p>-0,72896862742141</text:p>
          </table:table-cell>
          <table:table-cell table:number-columns-repeated="11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SIN((2*PI()*[.A239] - [.$G$1]) / 100)*[.$G$2]+[.$G$3]" office:value-type="float" office:value="0.0637423989748691" calcext:value-type="float">
            <text:p>0,063742398974869</text:p>
          </table:table-cell>
          <table:table-cell table:formula="of:=COS(2*PI()*[.A239]/100)" office:value-type="float" office:value="-0.770513242775788" calcext:value-type="float">
            <text:p>-0,770513242775788</text:p>
          </table:table-cell>
          <table:table-cell table:number-columns-repeated="11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SIN((2*PI()*[.A240] - [.$G$1]) / 100)*[.$G$2]+[.$G$3]" office:value-type="float" office:value="0.0587785252292475" calcext:value-type="float">
            <text:p>0,058778525229248</text:p>
          </table:table-cell>
          <table:table-cell table:formula="of:=COS(2*PI()*[.A240]/100)" office:value-type="float" office:value="-0.809016994374946" calcext:value-type="float">
            <text:p>-0,809016994374946</text:p>
          </table:table-cell>
          <table:table-cell table:number-columns-repeated="11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SIN((2*PI()*[.A241] - [.$G$1]) / 100)*[.$G$2]+[.$G$3]" office:value-type="float" office:value="0.0535826794978996" calcext:value-type="float">
            <text:p>0,0535826794979</text:p>
          </table:table-cell>
          <table:table-cell table:formula="of:=COS(2*PI()*[.A241]/100)" office:value-type="float" office:value="-0.844327925502016" calcext:value-type="float">
            <text:p>-0,844327925502016</text:p>
          </table:table-cell>
          <table:table-cell table:number-columns-repeated="11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SIN((2*PI()*[.A242] - [.$G$1]) / 100)*[.$G$2]+[.$G$3]" office:value-type="float" office:value="0.0481753674101715" calcext:value-type="float">
            <text:p>0,048175367410172</text:p>
          </table:table-cell>
          <table:table-cell table:formula="of:=COS(2*PI()*[.A242]/100)" office:value-type="float" office:value="-0.876306680043864" calcext:value-type="float">
            <text:p>-0,876306680043864</text:p>
          </table:table-cell>
          <table:table-cell table:number-columns-repeated="11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SIN((2*PI()*[.A243] - [.$G$1]) / 100)*[.$G$2]+[.$G$3]" office:value-type="float" office:value="0.0425779291565073" calcext:value-type="float">
            <text:p>0,042577929156507</text:p>
          </table:table-cell>
          <table:table-cell table:formula="of:=COS(2*PI()*[.A243]/100)" office:value-type="float" office:value="-0.90482705246602" calcext:value-type="float">
            <text:p>-0,90482705246602</text:p>
          </table:table-cell>
          <table:table-cell table:number-columns-repeated="11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SIN((2*PI()*[.A244] - [.$G$1]) / 100)*[.$G$2]+[.$G$3]" office:value-type="float" office:value="0.0368124552684678" calcext:value-type="float">
            <text:p>0,036812455268468</text:p>
          </table:table-cell>
          <table:table-cell table:formula="of:=COS(2*PI()*[.A244]/100)" office:value-type="float" office:value="-0.929776485888251" calcext:value-type="float">
            <text:p>-0,929776485888251</text:p>
          </table:table-cell>
          <table:table-cell table:number-columns-repeated="11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SIN((2*PI()*[.A245] - [.$G$1]) / 100)*[.$G$2]+[.$G$3]" office:value-type="float" office:value="0.0309016994374948" calcext:value-type="float">
            <text:p>0,030901699437495</text:p>
          </table:table-cell>
          <table:table-cell table:formula="of:=COS(2*PI()*[.A245]/100)" office:value-type="float" office:value="-0.951056516295153" calcext:value-type="float">
            <text:p>-0,951056516295153</text:p>
          </table:table-cell>
          <table:table-cell table:number-columns-repeated="11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SIN((2*PI()*[.A246] - [.$G$1]) / 100)*[.$G$2]+[.$G$3]" office:value-type="float" office:value="0.0248689887164856" calcext:value-type="float">
            <text:p>0,024868988716486</text:p>
          </table:table-cell>
          <table:table-cell table:formula="of:=COS(2*PI()*[.A246]/100)" office:value-type="float" office:value="-0.968583161128631" calcext:value-type="float">
            <text:p>-0,968583161128631</text:p>
          </table:table-cell>
          <table:table-cell table:number-columns-repeated="11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SIN((2*PI()*[.A247] - [.$G$1]) / 100)*[.$G$2]+[.$G$3]" office:value-type="float" office:value="0.0187381314585726" calcext:value-type="float">
            <text:p>0,018738131458573</text:p>
          </table:table-cell>
          <table:table-cell table:formula="of:=COS(2*PI()*[.A247]/100)" office:value-type="float" office:value="-0.982287250728688" calcext:value-type="float">
            <text:p>-0,982287250728688</text:p>
          </table:table-cell>
          <table:table-cell table:number-columns-repeated="11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SIN((2*PI()*[.A248] - [.$G$1]) / 100)*[.$G$2]+[.$G$3]" office:value-type="float" office:value="0.0125333233564306" calcext:value-type="float">
            <text:p>0,012533323356431</text:p>
          </table:table-cell>
          <table:table-cell table:formula="of:=COS(2*PI()*[.A248]/100)" office:value-type="float" office:value="-0.992114701314478" calcext:value-type="float">
            <text:p>-0,992114701314478</text:p>
          </table:table-cell>
          <table:table-cell table:number-columns-repeated="11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SIN((2*PI()*[.A249] - [.$G$1]) / 100)*[.$G$2]+[.$G$3]" office:value-type="float" office:value="0.00627905195293154" calcext:value-type="float">
            <text:p>0,006279051952932</text:p>
          </table:table-cell>
          <table:table-cell table:formula="of:=COS(2*PI()*[.A249]/100)" office:value-type="float" office:value="-0.998026728428271" calcext:value-type="float">
            <text:p>-0,998026728428271</text:p>
          </table:table-cell>
          <table:table-cell table:number-columns-repeated="11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SIN((2*PI()*[.A250] - [.$G$1]) / 100)*[.$G$2]+[.$G$3]" office:value-type="float" office:value="2.38868023897393E-016" calcext:value-type="float">
            <text:p>2,38868023897393E-16</text:p>
          </table:table-cell>
          <table:table-cell table:formula="of:=COS(2*PI()*[.A250]/100)"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SIN((2*PI()*[.A251] - [.$G$1]) / 100)*[.$G$2]+[.$G$3]" office:value-type="float" office:value="-0.00627905195293142" calcext:value-type="float">
            <text:p>-0,006279051952931</text:p>
          </table:table-cell>
          <table:table-cell table:formula="of:=COS(2*PI()*[.A251]/100)" office:value-type="float" office:value="-0.998026728428271" calcext:value-type="float">
            <text:p>-0,998026728428271</text:p>
          </table:table-cell>
          <table:table-cell table:number-columns-repeated="11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SIN((2*PI()*[.A252] - [.$G$1]) / 100)*[.$G$2]+[.$G$3]" office:value-type="float" office:value="-0.0125333233564305" calcext:value-type="float">
            <text:p>-0,012533323356431</text:p>
          </table:table-cell>
          <table:table-cell table:formula="of:=COS(2*PI()*[.A252]/100)" office:value-type="float" office:value="-0.992114701314478" calcext:value-type="float">
            <text:p>-0,992114701314478</text:p>
          </table:table-cell>
          <table:table-cell table:number-columns-repeated="11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SIN((2*PI()*[.A253] - [.$G$1]) / 100)*[.$G$2]+[.$G$3]" office:value-type="float" office:value="-0.0187381314585725" calcext:value-type="float">
            <text:p>-0,018738131458573</text:p>
          </table:table-cell>
          <table:table-cell table:formula="of:=COS(2*PI()*[.A253]/100)" office:value-type="float" office:value="-0.982287250728689" calcext:value-type="float">
            <text:p>-0,982287250728689</text:p>
          </table:table-cell>
          <table:table-cell table:number-columns-repeated="11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SIN((2*PI()*[.A254] - [.$G$1]) / 100)*[.$G$2]+[.$G$3]" office:value-type="float" office:value="-0.0248689887164855" calcext:value-type="float">
            <text:p>-0,024868988716486</text:p>
          </table:table-cell>
          <table:table-cell table:formula="of:=COS(2*PI()*[.A254]/100)" office:value-type="float" office:value="-0.968583161128631" calcext:value-type="float">
            <text:p>-0,968583161128631</text:p>
          </table:table-cell>
          <table:table-cell table:number-columns-repeated="11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IN((2*PI()*[.A255] - [.$G$1]) / 100)*[.$G$2]+[.$G$3]" office:value-type="float" office:value="-0.0309016994374949" calcext:value-type="float">
            <text:p>-0,030901699437495</text:p>
          </table:table-cell>
          <table:table-cell table:formula="of:=COS(2*PI()*[.A255]/100)" office:value-type="float" office:value="-0.951056516295153" calcext:value-type="float">
            <text:p>-0,951056516295153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SIN((2*PI()*[.A256] - [.$G$1]) / 100)*[.$G$2]+[.$G$3]" office:value-type="float" office:value="-0.0368124552684679" calcext:value-type="float">
            <text:p>-0,036812455268468</text:p>
          </table:table-cell>
          <table:table-cell table:formula="of:=COS(2*PI()*[.A256]/100)" office:value-type="float" office:value="-0.929776485888251" calcext:value-type="float">
            <text:p>-0,929776485888251</text:p>
          </table:table-cell>
          <table:table-cell table:number-columns-repeated="11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SIN((2*PI()*[.A257] - [.$G$1]) / 100)*[.$G$2]+[.$G$3]" office:value-type="float" office:value="-0.0425779291565073" calcext:value-type="float">
            <text:p>-0,042577929156507</text:p>
          </table:table-cell>
          <table:table-cell table:formula="of:=COS(2*PI()*[.A257]/100)" office:value-type="float" office:value="-0.904827052466019" calcext:value-type="float">
            <text:p>-0,904827052466019</text:p>
          </table:table-cell>
          <table:table-cell table:number-columns-repeated="11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SIN((2*PI()*[.A258] - [.$G$1]) / 100)*[.$G$2]+[.$G$3]" office:value-type="float" office:value="-0.0481753674101715" calcext:value-type="float">
            <text:p>-0,048175367410172</text:p>
          </table:table-cell>
          <table:table-cell table:formula="of:=COS(2*PI()*[.A258]/100)" office:value-type="float" office:value="-0.876306680043864" calcext:value-type="float">
            <text:p>-0,876306680043864</text:p>
          </table:table-cell>
          <table:table-cell table:number-columns-repeated="11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SIN((2*PI()*[.A259] - [.$G$1]) / 100)*[.$G$2]+[.$G$3]" office:value-type="float" office:value="-0.0535826794978996" calcext:value-type="float">
            <text:p>-0,0535826794979</text:p>
          </table:table-cell>
          <table:table-cell table:formula="of:=COS(2*PI()*[.A259]/100)" office:value-type="float" office:value="-0.844327925502015" calcext:value-type="float">
            <text:p>-0,844327925502015</text:p>
          </table:table-cell>
          <table:table-cell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SIN((2*PI()*[.A260] - [.$G$1]) / 100)*[.$G$2]+[.$G$3]" office:value-type="float" office:value="-0.0587785252292473" calcext:value-type="float">
            <text:p>-0,058778525229247</text:p>
          </table:table-cell>
          <table:table-cell table:formula="of:=COS(2*PI()*[.A260]/100)" office:value-type="float" office:value="-0.809016994374948" calcext:value-type="float">
            <text:p>-0,809016994374948</text:p>
          </table:table-cell>
          <table:table-cell table:number-columns-repeated="11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SIN((2*PI()*[.A261] - [.$G$1]) / 100)*[.$G$2]+[.$G$3]" office:value-type="float" office:value="-0.0637423989748689" calcext:value-type="float">
            <text:p>-0,063742398974869</text:p>
          </table:table-cell>
          <table:table-cell table:formula="of:=COS(2*PI()*[.A261]/100)" office:value-type="float" office:value="-0.77051324277579" calcext:value-type="float">
            <text:p>-0,77051324277579</text:p>
          </table:table-cell>
          <table:table-cell table:number-columns-repeated="11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SIN((2*PI()*[.A262] - [.$G$1]) / 100)*[.$G$2]+[.$G$3]" office:value-type="float" office:value="-0.0684547105928688" calcext:value-type="float">
            <text:p>-0,068454710592869</text:p>
          </table:table-cell>
          <table:table-cell table:formula="of:=COS(2*PI()*[.A262]/100)" office:value-type="float" office:value="-0.728968627421412" calcext:value-type="float">
            <text:p>-0,728968627421412</text:p>
          </table:table-cell>
          <table:table-cell table:number-columns-repeated="11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SIN((2*PI()*[.A263] - [.$G$1]) / 100)*[.$G$2]+[.$G$3]" office:value-type="float" office:value="-0.0728968627421413" calcext:value-type="float">
            <text:p>-0,072896862742141</text:p>
          </table:table-cell>
          <table:table-cell table:formula="of:=COS(2*PI()*[.A263]/100)" office:value-type="float" office:value="-0.684547105928687" calcext:value-type="float">
            <text:p>-0,684547105928687</text:p>
          </table:table-cell>
          <table:table-cell table:number-columns-repeated="11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SIN((2*PI()*[.A264] - [.$G$1]) / 100)*[.$G$2]+[.$G$3]" office:value-type="float" office:value="-0.077051324277579" calcext:value-type="float">
            <text:p>-0,077051324277579</text:p>
          </table:table-cell>
          <table:table-cell table:formula="of:=COS(2*PI()*[.A264]/100)" office:value-type="float" office:value="-0.637423989748689" calcext:value-type="float">
            <text:p>-0,637423989748689</text:p>
          </table:table-cell>
          <table:table-cell table:number-columns-repeated="11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SIN((2*PI()*[.A265] - [.$G$1]) / 100)*[.$G$2]+[.$G$3]" office:value-type="float" office:value="-0.0809016994374948" calcext:value-type="float">
            <text:p>-0,080901699437495</text:p>
          </table:table-cell>
          <table:table-cell table:formula="of:=COS(2*PI()*[.A265]/100)" office:value-type="float" office:value="-0.587785252292472" calcext:value-type="float">
            <text:p>-0,587785252292472</text:p>
          </table:table-cell>
          <table:table-cell table:number-columns-repeated="11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SIN((2*PI()*[.A266] - [.$G$1]) / 100)*[.$G$2]+[.$G$3]" office:value-type="float" office:value="-0.0844327925502016" calcext:value-type="float">
            <text:p>-0,084432792550202</text:p>
          </table:table-cell>
          <table:table-cell table:formula="of:=COS(2*PI()*[.A266]/100)" office:value-type="float" office:value="-0.535826794978996" calcext:value-type="float">
            <text:p>-0,535826794978996</text:p>
          </table:table-cell>
          <table:table-cell table:number-columns-repeated="11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SIN((2*PI()*[.A267] - [.$G$1]) / 100)*[.$G$2]+[.$G$3]" office:value-type="float" office:value="-0.0876306680043864" calcext:value-type="float">
            <text:p>-0,087630668004386</text:p>
          </table:table-cell>
          <table:table-cell table:formula="of:=COS(2*PI()*[.A267]/100)" office:value-type="float" office:value="-0.481753674101715" calcext:value-type="float">
            <text:p>-0,481753674101715</text:p>
          </table:table-cell>
          <table:table-cell table:number-columns-repeated="11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SIN((2*PI()*[.A268] - [.$G$1]) / 100)*[.$G$2]+[.$G$3]" office:value-type="float" office:value="-0.090482705246602" calcext:value-type="float">
            <text:p>-0,090482705246602</text:p>
          </table:table-cell>
          <table:table-cell table:formula="of:=COS(2*PI()*[.A268]/100)" office:value-type="float" office:value="-0.425779291565073" calcext:value-type="float">
            <text:p>-0,425779291565073</text:p>
          </table:table-cell>
          <table:table-cell table:number-columns-repeated="11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SIN((2*PI()*[.A269] - [.$G$1]) / 100)*[.$G$2]+[.$G$3]" office:value-type="float" office:value="-0.0929776485888251" calcext:value-type="float">
            <text:p>-0,092977648588825</text:p>
          </table:table-cell>
          <table:table-cell table:formula="of:=COS(2*PI()*[.A269]/100)" office:value-type="float" office:value="-0.368124552684678" calcext:value-type="float">
            <text:p>-0,368124552684678</text:p>
          </table:table-cell>
          <table:table-cell table:number-columns-repeated="11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SIN((2*PI()*[.A270] - [.$G$1]) / 100)*[.$G$2]+[.$G$3]" office:value-type="float" office:value="-0.0951056516295153" calcext:value-type="float">
            <text:p>-0,095105651629515</text:p>
          </table:table-cell>
          <table:table-cell table:formula="of:=COS(2*PI()*[.A270]/100)" office:value-type="float" office:value="-0.309016994374948" calcext:value-type="float">
            <text:p>-0,309016994374948</text:p>
          </table:table-cell>
          <table:table-cell table:number-columns-repeated="11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SIN((2*PI()*[.A271] - [.$G$1]) / 100)*[.$G$2]+[.$G$3]" office:value-type="float" office:value="-0.0968583161128631" calcext:value-type="float">
            <text:p>-0,096858316112863</text:p>
          </table:table-cell>
          <table:table-cell table:formula="of:=COS(2*PI()*[.A271]/100)" office:value-type="float" office:value="-0.248689887164856" calcext:value-type="float">
            <text:p>-0,248689887164856</text:p>
          </table:table-cell>
          <table:table-cell table:number-columns-repeated="11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SIN((2*PI()*[.A272] - [.$G$1]) / 100)*[.$G$2]+[.$G$3]" office:value-type="float" office:value="-0.0982287250728689" calcext:value-type="float">
            <text:p>-0,098228725072869</text:p>
          </table:table-cell>
          <table:table-cell table:formula="of:=COS(2*PI()*[.A272]/100)" office:value-type="float" office:value="-0.187381314585723" calcext:value-type="float">
            <text:p>-0,187381314585723</text:p>
          </table:table-cell>
          <table:table-cell table:number-columns-repeated="11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SIN((2*PI()*[.A273] - [.$G$1]) / 100)*[.$G$2]+[.$G$3]" office:value-type="float" office:value="-0.0992114701314478" calcext:value-type="float">
            <text:p>-0,099211470131448</text:p>
          </table:table-cell>
          <table:table-cell table:formula="of:=COS(2*PI()*[.A273]/100)" office:value-type="float" office:value="-0.125333233564302" calcext:value-type="float">
            <text:p>-0,125333233564302</text:p>
          </table:table-cell>
          <table:table-cell table:number-columns-repeated="11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SIN((2*PI()*[.A274] - [.$G$1]) / 100)*[.$G$2]+[.$G$3]" office:value-type="float" office:value="-0.0998026728428272" calcext:value-type="float">
            <text:p>-0,099802672842827</text:p>
          </table:table-cell>
          <table:table-cell table:formula="of:=COS(2*PI()*[.A274]/100)" office:value-type="float" office:value="-0.0627905195293119" calcext:value-type="float">
            <text:p>-0,062790519529312</text:p>
          </table:table-cell>
          <table:table-cell table:number-columns-repeated="11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SIN((2*PI()*[.A275] - [.$G$1]) / 100)*[.$G$2]+[.$G$3]" office:value-type="float" office:value="-0.1" calcext:value-type="float">
            <text:p>-0,1</text:p>
          </table:table-cell>
          <table:table-cell table:formula="of:=COS(2*PI()*[.A275]/100)" office:value-type="float" office:value="1.10280109986921E-015" calcext:value-type="float">
            <text:p>1,10280109986921E-15</text:p>
          </table:table-cell>
          <table:table-cell table:number-columns-repeated="11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SIN((2*PI()*[.A276] - [.$G$1]) / 100)*[.$G$2]+[.$G$3]" office:value-type="float" office:value="-0.0998026728428272" calcext:value-type="float">
            <text:p>-0,099802672842827</text:p>
          </table:table-cell>
          <table:table-cell table:formula="of:=COS(2*PI()*[.A276]/100)" office:value-type="float" office:value="0.0627905195293141" calcext:value-type="float">
            <text:p>0,062790519529314</text:p>
          </table:table-cell>
          <table:table-cell table:number-columns-repeated="11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SIN((2*PI()*[.A277] - [.$G$1]) / 100)*[.$G$2]+[.$G$3]" office:value-type="float" office:value="-0.0992114701314478" calcext:value-type="float">
            <text:p>-0,099211470131448</text:p>
          </table:table-cell>
          <table:table-cell table:formula="of:=COS(2*PI()*[.A277]/100)" office:value-type="float" office:value="0.125333233564305" calcext:value-type="float">
            <text:p>0,125333233564305</text:p>
          </table:table-cell>
          <table:table-cell table:number-columns-repeated="11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SIN((2*PI()*[.A278] - [.$G$1]) / 100)*[.$G$2]+[.$G$3]" office:value-type="float" office:value="-0.0982287250728689" calcext:value-type="float">
            <text:p>-0,098228725072869</text:p>
          </table:table-cell>
          <table:table-cell table:formula="of:=COS(2*PI()*[.A278]/100)" office:value-type="float" office:value="0.187381314585725" calcext:value-type="float">
            <text:p>0,187381314585725</text:p>
          </table:table-cell>
          <table:table-cell table:number-columns-repeated="11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SIN((2*PI()*[.A279] - [.$G$1]) / 100)*[.$G$2]+[.$G$3]" office:value-type="float" office:value="-0.0968583161128631" calcext:value-type="float">
            <text:p>-0,096858316112863</text:p>
          </table:table-cell>
          <table:table-cell table:formula="of:=COS(2*PI()*[.A279]/100)" office:value-type="float" office:value="0.248689887164854" calcext:value-type="float">
            <text:p>0,248689887164854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SIN((2*PI()*[.A280] - [.$G$1]) / 100)*[.$G$2]+[.$G$3]" office:value-type="float" office:value="-0.0951056516295154" calcext:value-type="float">
            <text:p>-0,095105651629515</text:p>
          </table:table-cell>
          <table:table-cell table:formula="of:=COS(2*PI()*[.A280]/100)" office:value-type="float" office:value="0.309016994374947" calcext:value-type="float">
            <text:p>0,309016994374947</text:p>
          </table:table-cell>
          <table:table-cell table:number-columns-repeated="11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SIN((2*PI()*[.A281] - [.$G$1]) / 100)*[.$G$2]+[.$G$3]" office:value-type="float" office:value="-0.0929776485888252" calcext:value-type="float">
            <text:p>-0,092977648588825</text:p>
          </table:table-cell>
          <table:table-cell table:formula="of:=COS(2*PI()*[.A281]/100)" office:value-type="float" office:value="0.368124552684677" calcext:value-type="float">
            <text:p>0,368124552684677</text:p>
          </table:table-cell>
          <table:table-cell table:number-columns-repeated="11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SIN((2*PI()*[.A282] - [.$G$1]) / 100)*[.$G$2]+[.$G$3]" office:value-type="float" office:value="-0.090482705246602" calcext:value-type="float">
            <text:p>-0,090482705246602</text:p>
          </table:table-cell>
          <table:table-cell table:formula="of:=COS(2*PI()*[.A282]/100)" office:value-type="float" office:value="0.425779291565071" calcext:value-type="float">
            <text:p>0,425779291565071</text:p>
          </table:table-cell>
          <table:table-cell table:number-columns-repeated="11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SIN((2*PI()*[.A283] - [.$G$1]) / 100)*[.$G$2]+[.$G$3]" office:value-type="float" office:value="-0.0876306680043863" calcext:value-type="float">
            <text:p>-0,087630668004386</text:p>
          </table:table-cell>
          <table:table-cell table:formula="of:=COS(2*PI()*[.A283]/100)" office:value-type="float" office:value="0.481753674101717" calcext:value-type="float">
            <text:p>0,481753674101717</text:p>
          </table:table-cell>
          <table:table-cell table:number-columns-repeated="11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SIN((2*PI()*[.A284] - [.$G$1]) / 100)*[.$G$2]+[.$G$3]" office:value-type="float" office:value="-0.0844327925502014" calcext:value-type="float">
            <text:p>-0,084432792550202</text:p>
          </table:table-cell>
          <table:table-cell table:formula="of:=COS(2*PI()*[.A284]/100)" office:value-type="float" office:value="0.535826794978998" calcext:value-type="float">
            <text:p>0,535826794978998</text:p>
          </table:table-cell>
          <table:table-cell table:number-columns-repeated="11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SIN((2*PI()*[.A285] - [.$G$1]) / 100)*[.$G$2]+[.$G$3]" office:value-type="float" office:value="-0.0809016994374947" calcext:value-type="float">
            <text:p>-0,080901699437495</text:p>
          </table:table-cell>
          <table:table-cell table:formula="of:=COS(2*PI()*[.A285]/100)" office:value-type="float" office:value="0.587785252292474" calcext:value-type="float">
            <text:p>0,587785252292474</text:p>
          </table:table-cell>
          <table:table-cell table:number-columns-repeated="11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SIN((2*PI()*[.A286] - [.$G$1]) / 100)*[.$G$2]+[.$G$3]" office:value-type="float" office:value="-0.0770513242775789" calcext:value-type="float">
            <text:p>-0,077051324277579</text:p>
          </table:table-cell>
          <table:table-cell table:formula="of:=COS(2*PI()*[.A286]/100)" office:value-type="float" office:value="0.63742398974869" calcext:value-type="float">
            <text:p>0,63742398974869</text:p>
          </table:table-cell>
          <table:table-cell table:number-columns-repeated="11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SIN((2*PI()*[.A287] - [.$G$1]) / 100)*[.$G$2]+[.$G$3]" office:value-type="float" office:value="-0.0728968627421411" calcext:value-type="float">
            <text:p>-0,072896862742141</text:p>
          </table:table-cell>
          <table:table-cell table:formula="of:=COS(2*PI()*[.A287]/100)" office:value-type="float" office:value="0.684547105928689" calcext:value-type="float">
            <text:p>0,684547105928689</text:p>
          </table:table-cell>
          <table:table-cell table:number-columns-repeated="11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SIN((2*PI()*[.A288] - [.$G$1]) / 100)*[.$G$2]+[.$G$3]" office:value-type="float" office:value="-0.0684547105928689" calcext:value-type="float">
            <text:p>-0,068454710592869</text:p>
          </table:table-cell>
          <table:table-cell table:formula="of:=COS(2*PI()*[.A288]/100)" office:value-type="float" office:value="0.728968627421412" calcext:value-type="float">
            <text:p>0,728968627421412</text:p>
          </table:table-cell>
          <table:table-cell table:number-columns-repeated="11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SIN((2*PI()*[.A289] - [.$G$1]) / 100)*[.$G$2]+[.$G$3]" office:value-type="float" office:value="-0.063742398974869" calcext:value-type="float">
            <text:p>-0,063742398974869</text:p>
          </table:table-cell>
          <table:table-cell table:formula="of:=COS(2*PI()*[.A289]/100)" office:value-type="float" office:value="0.770513242775789" calcext:value-type="float">
            <text:p>0,770513242775789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SIN((2*PI()*[.A290] - [.$G$1]) / 100)*[.$G$2]+[.$G$3]" office:value-type="float" office:value="-0.0587785252292474" calcext:value-type="float">
            <text:p>-0,058778525229247</text:p>
          </table:table-cell>
          <table:table-cell table:formula="of:=COS(2*PI()*[.A290]/100)" office:value-type="float" office:value="0.809016994374947" calcext:value-type="float">
            <text:p>0,809016994374947</text:p>
          </table:table-cell>
          <table:table-cell table:number-columns-repeated="11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SIN((2*PI()*[.A291] - [.$G$1]) / 100)*[.$G$2]+[.$G$3]" office:value-type="float" office:value="-0.0535826794978998" calcext:value-type="float">
            <text:p>-0,0535826794979</text:p>
          </table:table-cell>
          <table:table-cell table:formula="of:=COS(2*PI()*[.A291]/100)" office:value-type="float" office:value="0.844327925502014" calcext:value-type="float">
            <text:p>0,844327925502014</text:p>
          </table:table-cell>
          <table:table-cell table:number-columns-repeated="11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SIN((2*PI()*[.A292] - [.$G$1]) / 100)*[.$G$2]+[.$G$3]" office:value-type="float" office:value="-0.0481753674101717" calcext:value-type="float">
            <text:p>-0,048175367410172</text:p>
          </table:table-cell>
          <table:table-cell table:formula="of:=COS(2*PI()*[.A292]/100)" office:value-type="float" office:value="0.876306680043863" calcext:value-type="float">
            <text:p>0,876306680043863</text:p>
          </table:table-cell>
          <table:table-cell table:number-columns-repeated="11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SIN((2*PI()*[.A293] - [.$G$1]) / 100)*[.$G$2]+[.$G$3]" office:value-type="float" office:value="-0.0425779291565074" calcext:value-type="float">
            <text:p>-0,042577929156508</text:p>
          </table:table-cell>
          <table:table-cell table:formula="of:=COS(2*PI()*[.A293]/100)" office:value-type="float" office:value="0.904827052466019" calcext:value-type="float">
            <text:p>0,904827052466019</text:p>
          </table:table-cell>
          <table:table-cell table:number-columns-repeated="11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SIN((2*PI()*[.A294] - [.$G$1]) / 100)*[.$G$2]+[.$G$3]" office:value-type="float" office:value="-0.0368124552684677" calcext:value-type="float">
            <text:p>-0,036812455268468</text:p>
          </table:table-cell>
          <table:table-cell table:formula="of:=COS(2*PI()*[.A294]/100)" office:value-type="float" office:value="0.929776485888252" calcext:value-type="float">
            <text:p>0,929776485888252</text:p>
          </table:table-cell>
          <table:table-cell table:number-columns-repeated="11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SIN((2*PI()*[.A295] - [.$G$1]) / 100)*[.$G$2]+[.$G$3]" office:value-type="float" office:value="-0.0309016994374946" calcext:value-type="float">
            <text:p>-0,030901699437495</text:p>
          </table:table-cell>
          <table:table-cell table:formula="of:=COS(2*PI()*[.A295]/100)" office:value-type="float" office:value="0.951056516295154" calcext:value-type="float">
            <text:p>0,951056516295154</text:p>
          </table:table-cell>
          <table:table-cell table:number-columns-repeated="11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SIN((2*PI()*[.A296] - [.$G$1]) / 100)*[.$G$2]+[.$G$3]" office:value-type="float" office:value="-0.0248689887164854" calcext:value-type="float">
            <text:p>-0,024868988716486</text:p>
          </table:table-cell>
          <table:table-cell table:formula="of:=COS(2*PI()*[.A296]/100)" office:value-type="float" office:value="0.968583161128631" calcext:value-type="float">
            <text:p>0,968583161128631</text:p>
          </table:table-cell>
          <table:table-cell table:number-columns-repeated="11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SIN((2*PI()*[.A297] - [.$G$1]) / 100)*[.$G$2]+[.$G$3]" office:value-type="float" office:value="-0.0187381314585724" calcext:value-type="float">
            <text:p>-0,018738131458573</text:p>
          </table:table-cell>
          <table:table-cell table:formula="of:=COS(2*PI()*[.A297]/100)" office:value-type="float" office:value="0.982287250728689" calcext:value-type="float">
            <text:p>0,982287250728689</text:p>
          </table:table-cell>
          <table:table-cell table:number-columns-repeated="11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SIN((2*PI()*[.A298] - [.$G$1]) / 100)*[.$G$2]+[.$G$3]" office:value-type="float" office:value="-0.0125333233564304" calcext:value-type="float">
            <text:p>-0,012533323356431</text:p>
          </table:table-cell>
          <table:table-cell table:formula="of:=COS(2*PI()*[.A298]/100)" office:value-type="float" office:value="0.992114701314478" calcext:value-type="float">
            <text:p>0,992114701314478</text:p>
          </table:table-cell>
          <table:table-cell table:number-columns-repeated="11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SIN((2*PI()*[.A299] - [.$G$1]) / 100)*[.$G$2]+[.$G$3]" office:value-type="float" office:value="-0.00627905195293137" calcext:value-type="float">
            <text:p>-0,006279051952931</text:p>
          </table:table-cell>
          <table:table-cell table:formula="of:=COS(2*PI()*[.A299]/100)" office:value-type="float" office:value="0.998026728428271" calcext:value-type="float">
            <text:p>0,998026728428271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SIN((2*PI()*[.A300] - [.$G$1]) / 100)*[.$G$2]+[.$G$3]" office:value-type="float" office:value="-7.34788079488412E-017" calcext:value-type="float">
            <text:p>-7,34788079488412E-17</text:p>
          </table:table-cell>
          <table:table-cell table:formula="of:=COS(2*PI()*[.A300]/100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SIN((2*PI()*[.A301] - [.$G$1]) / 100)*[.$G$2]+[.$G$3]" office:value-type="float" office:value="0.00627905195293123" calcext:value-type="float">
            <text:p>0,006279051952931</text:p>
          </table:table-cell>
          <table:table-cell table:formula="of:=COS(2*PI()*[.A301]/100)" office:value-type="float" office:value="0.998026728428272" calcext:value-type="float">
            <text:p>0,998026728428272</text:p>
          </table:table-cell>
          <table:table-cell table:number-columns-repeated="11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SIN((2*PI()*[.A302] - [.$G$1]) / 100)*[.$G$2]+[.$G$3]" office:value-type="float" office:value="0.0125333233564303" calcext:value-type="float">
            <text:p>0,01253332335643</text:p>
          </table:table-cell>
          <table:table-cell table:formula="of:=COS(2*PI()*[.A302]/100)" office:value-type="float" office:value="0.992114701314478" calcext:value-type="float">
            <text:p>0,992114701314478</text:p>
          </table:table-cell>
          <table:table-cell table:number-columns-repeated="11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SIN((2*PI()*[.A303] - [.$G$1]) / 100)*[.$G$2]+[.$G$3]" office:value-type="float" office:value="0.0187381314585723" calcext:value-type="float">
            <text:p>0,018738131458572</text:p>
          </table:table-cell>
          <table:table-cell table:formula="of:=COS(2*PI()*[.A303]/100)" office:value-type="float" office:value="0.982287250728689" calcext:value-type="float">
            <text:p>0,982287250728689</text:p>
          </table:table-cell>
          <table:table-cell table:number-columns-repeated="11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SIN((2*PI()*[.A304] - [.$G$1]) / 100)*[.$G$2]+[.$G$3]" office:value-type="float" office:value="0.0248689887164853" calcext:value-type="float">
            <text:p>0,024868988716485</text:p>
          </table:table-cell>
          <table:table-cell table:formula="of:=COS(2*PI()*[.A304]/100)" office:value-type="float" office:value="0.968583161128632" calcext:value-type="float">
            <text:p>0,968583161128632</text:p>
          </table:table-cell>
          <table:table-cell table:number-columns-repeated="11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SIN((2*PI()*[.A305] - [.$G$1]) / 100)*[.$G$2]+[.$G$3]" office:value-type="float" office:value="0.0309016994374948" calcext:value-type="float">
            <text:p>0,030901699437495</text:p>
          </table:table-cell>
          <table:table-cell table:formula="of:=COS(2*PI()*[.A305]/100)" office:value-type="float" office:value="0.951056516295153" calcext:value-type="float">
            <text:p>0,951056516295153</text:p>
          </table:table-cell>
          <table:table-cell table:number-columns-repeated="11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SIN((2*PI()*[.A306] - [.$G$1]) / 100)*[.$G$2]+[.$G$3]" office:value-type="float" office:value="0.0368124552684679" calcext:value-type="float">
            <text:p>0,036812455268468</text:p>
          </table:table-cell>
          <table:table-cell table:formula="of:=COS(2*PI()*[.A306]/100)" office:value-type="float" office:value="0.929776485888251" calcext:value-type="float">
            <text:p>0,929776485888251</text:p>
          </table:table-cell>
          <table:table-cell table:number-columns-repeated="11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SIN((2*PI()*[.A307] - [.$G$1]) / 100)*[.$G$2]+[.$G$3]" office:value-type="float" office:value="0.0425779291565073" calcext:value-type="float">
            <text:p>0,042577929156507</text:p>
          </table:table-cell>
          <table:table-cell table:formula="of:=COS(2*PI()*[.A307]/100)" office:value-type="float" office:value="0.904827052466019" calcext:value-type="float">
            <text:p>0,904827052466019</text:p>
          </table:table-cell>
          <table:table-cell table:number-columns-repeated="11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SIN((2*PI()*[.A308] - [.$G$1]) / 100)*[.$G$2]+[.$G$3]" office:value-type="float" office:value="0.0481753674101715" calcext:value-type="float">
            <text:p>0,048175367410172</text:p>
          </table:table-cell>
          <table:table-cell table:formula="of:=COS(2*PI()*[.A308]/100)" office:value-type="float" office:value="0.876306680043864" calcext:value-type="float">
            <text:p>0,876306680043864</text:p>
          </table:table-cell>
          <table:table-cell table:number-columns-repeated="11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SIN((2*PI()*[.A309] - [.$G$1]) / 100)*[.$G$2]+[.$G$3]" office:value-type="float" office:value="0.0535826794978996" calcext:value-type="float">
            <text:p>0,0535826794979</text:p>
          </table:table-cell>
          <table:table-cell table:formula="of:=COS(2*PI()*[.A309]/100)" office:value-type="float" office:value="0.844327925502015" calcext:value-type="float">
            <text:p>0,844327925502015</text:p>
          </table:table-cell>
          <table:table-cell table:number-columns-repeated="11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SIN((2*PI()*[.A310] - [.$G$1]) / 100)*[.$G$2]+[.$G$3]" office:value-type="float" office:value="0.0587785252292473" calcext:value-type="float">
            <text:p>0,058778525229247</text:p>
          </table:table-cell>
          <table:table-cell table:formula="of:=COS(2*PI()*[.A310]/100)" office:value-type="float" office:value="0.809016994374948" calcext:value-type="float">
            <text:p>0,809016994374948</text:p>
          </table:table-cell>
          <table:table-cell table:number-columns-repeated="11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SIN((2*PI()*[.A311] - [.$G$1]) / 100)*[.$G$2]+[.$G$3]" office:value-type="float" office:value="0.0637423989748689" calcext:value-type="float">
            <text:p>0,063742398974869</text:p>
          </table:table-cell>
          <table:table-cell table:formula="of:=COS(2*PI()*[.A311]/100)" office:value-type="float" office:value="0.77051324277579" calcext:value-type="float">
            <text:p>0,77051324277579</text:p>
          </table:table-cell>
          <table:table-cell table:number-columns-repeated="11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SIN((2*PI()*[.A312] - [.$G$1]) / 100)*[.$G$2]+[.$G$3]" office:value-type="float" office:value="0.0684547105928688" calcext:value-type="float">
            <text:p>0,068454710592869</text:p>
          </table:table-cell>
          <table:table-cell table:formula="of:=COS(2*PI()*[.A312]/100)" office:value-type="float" office:value="0.728968627421413" calcext:value-type="float">
            <text:p>0,728968627421413</text:p>
          </table:table-cell>
          <table:table-cell table:number-columns-repeated="11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SIN((2*PI()*[.A313] - [.$G$1]) / 100)*[.$G$2]+[.$G$3]" office:value-type="float" office:value="0.072896862742141" calcext:value-type="float">
            <text:p>0,072896862742141</text:p>
          </table:table-cell>
          <table:table-cell table:formula="of:=COS(2*PI()*[.A313]/100)" office:value-type="float" office:value="0.68454710592869" calcext:value-type="float">
            <text:p>0,68454710592869</text:p>
          </table:table-cell>
          <table:table-cell table:number-columns-repeated="11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SIN((2*PI()*[.A314] - [.$G$1]) / 100)*[.$G$2]+[.$G$3]" office:value-type="float" office:value="0.0770513242775788" calcext:value-type="float">
            <text:p>0,077051324277579</text:p>
          </table:table-cell>
          <table:table-cell table:formula="of:=COS(2*PI()*[.A314]/100)" office:value-type="float" office:value="0.637423989748691" calcext:value-type="float">
            <text:p>0,637423989748691</text:p>
          </table:table-cell>
          <table:table-cell table:number-columns-repeated="11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SIN((2*PI()*[.A315] - [.$G$1]) / 100)*[.$G$2]+[.$G$3]" office:value-type="float" office:value="0.0809016994374948" calcext:value-type="float">
            <text:p>0,080901699437495</text:p>
          </table:table-cell>
          <table:table-cell table:formula="of:=COS(2*PI()*[.A315]/100)" office:value-type="float" office:value="0.587785252292472" calcext:value-type="float">
            <text:p>0,587785252292472</text:p>
          </table:table-cell>
          <table:table-cell table:number-columns-repeated="11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SIN((2*PI()*[.A316] - [.$G$1]) / 100)*[.$G$2]+[.$G$3]" office:value-type="float" office:value="0.0844327925502016" calcext:value-type="float">
            <text:p>0,084432792550202</text:p>
          </table:table-cell>
          <table:table-cell table:formula="of:=COS(2*PI()*[.A316]/100)" office:value-type="float" office:value="0.535826794978996" calcext:value-type="float">
            <text:p>0,535826794978996</text:p>
          </table:table-cell>
          <table:table-cell table:number-columns-repeated="11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SIN((2*PI()*[.A317] - [.$G$1]) / 100)*[.$G$2]+[.$G$3]" office:value-type="float" office:value="0.0876306680043864" calcext:value-type="float">
            <text:p>0,087630668004386</text:p>
          </table:table-cell>
          <table:table-cell table:formula="of:=COS(2*PI()*[.A317]/100)" office:value-type="float" office:value="0.481753674101715" calcext:value-type="float">
            <text:p>0,481753674101715</text:p>
          </table:table-cell>
          <table:table-cell table:number-columns-repeated="11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SIN((2*PI()*[.A318] - [.$G$1]) / 100)*[.$G$2]+[.$G$3]" office:value-type="float" office:value="0.090482705246602" calcext:value-type="float">
            <text:p>0,090482705246602</text:p>
          </table:table-cell>
          <table:table-cell table:formula="of:=COS(2*PI()*[.A318]/100)" office:value-type="float" office:value="0.425779291565073" calcext:value-type="float">
            <text:p>0,425779291565073</text:p>
          </table:table-cell>
          <table:table-cell table:number-columns-repeated="11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SIN((2*PI()*[.A319] - [.$G$1]) / 100)*[.$G$2]+[.$G$3]" office:value-type="float" office:value="0.0929776485888251" calcext:value-type="float">
            <text:p>0,092977648588825</text:p>
          </table:table-cell>
          <table:table-cell table:formula="of:=COS(2*PI()*[.A319]/100)" office:value-type="float" office:value="0.368124552684678" calcext:value-type="float">
            <text:p>0,368124552684678</text:p>
          </table:table-cell>
          <table:table-cell table:number-columns-repeated="11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SIN((2*PI()*[.A320] - [.$G$1]) / 100)*[.$G$2]+[.$G$3]" office:value-type="float" office:value="0.0951056516295153" calcext:value-type="float">
            <text:p>0,095105651629515</text:p>
          </table:table-cell>
          <table:table-cell table:formula="of:=COS(2*PI()*[.A320]/100)" office:value-type="float" office:value="0.309016994374948" calcext:value-type="float">
            <text:p>0,309016994374948</text:p>
          </table:table-cell>
          <table:table-cell table:number-columns-repeated="11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SIN((2*PI()*[.A321] - [.$G$1]) / 100)*[.$G$2]+[.$G$3]" office:value-type="float" office:value="0.0968583161128631" calcext:value-type="float">
            <text:p>0,096858316112863</text:p>
          </table:table-cell>
          <table:table-cell table:formula="of:=COS(2*PI()*[.A321]/100)" office:value-type="float" office:value="0.248689887164856" calcext:value-type="float">
            <text:p>0,248689887164856</text:p>
          </table:table-cell>
          <table:table-cell table:number-columns-repeated="11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SIN((2*PI()*[.A322] - [.$G$1]) / 100)*[.$G$2]+[.$G$3]" office:value-type="float" office:value="0.0982287250728688" calcext:value-type="float">
            <text:p>0,098228725072869</text:p>
          </table:table-cell>
          <table:table-cell table:formula="of:=COS(2*PI()*[.A322]/100)" office:value-type="float" office:value="0.187381314585726" calcext:value-type="float">
            <text:p>0,187381314585726</text:p>
          </table:table-cell>
          <table:table-cell table:number-columns-repeated="11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SIN((2*PI()*[.A323] - [.$G$1]) / 100)*[.$G$2]+[.$G$3]" office:value-type="float" office:value="0.0992114701314478" calcext:value-type="float">
            <text:p>0,099211470131448</text:p>
          </table:table-cell>
          <table:table-cell table:formula="of:=COS(2*PI()*[.A323]/100)" office:value-type="float" office:value="0.125333233564306" calcext:value-type="float">
            <text:p>0,125333233564306</text:p>
          </table:table-cell>
          <table:table-cell table:number-columns-repeated="11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SIN((2*PI()*[.A324] - [.$G$1]) / 100)*[.$G$2]+[.$G$3]" office:value-type="float" office:value="0.0998026728428271" calcext:value-type="float">
            <text:p>0,099802672842827</text:p>
          </table:table-cell>
          <table:table-cell table:formula="of:=COS(2*PI()*[.A324]/100)" office:value-type="float" office:value="0.0627905195293156" calcext:value-type="float">
            <text:p>0,062790519529316</text:p>
          </table:table-cell>
          <table:table-cell table:number-columns-repeated="11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SIN((2*PI()*[.A325] - [.$G$1]) / 100)*[.$G$2]+[.$G$3]" office:value-type="float" office:value="0.1" calcext:value-type="float">
            <text:p>0,1</text:p>
          </table:table-cell>
          <table:table-cell table:formula="of:=COS(2*PI()*[.A325]/100)" office:value-type="float" office:value="2.57237725884603E-015" calcext:value-type="float">
            <text:p>2,57237725884603E-15</text:p>
          </table:table-cell>
          <table:table-cell table:number-columns-repeated="11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SIN((2*PI()*[.A326] - [.$G$1]) / 100)*[.$G$2]+[.$G$3]" office:value-type="float" office:value="0.0998026728428272" calcext:value-type="float">
            <text:p>0,099802672842827</text:p>
          </table:table-cell>
          <table:table-cell table:formula="of:=COS(2*PI()*[.A326]/100)" office:value-type="float" office:value="-0.0627905195293104" calcext:value-type="float">
            <text:p>-0,062790519529311</text:p>
          </table:table-cell>
          <table:table-cell table:number-columns-repeated="11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SIN((2*PI()*[.A327] - [.$G$1]) / 100)*[.$G$2]+[.$G$3]" office:value-type="float" office:value="0.0992114701314478" calcext:value-type="float">
            <text:p>0,099211470131448</text:p>
          </table:table-cell>
          <table:table-cell table:formula="of:=COS(2*PI()*[.A327]/100)" office:value-type="float" office:value="-0.125333233564305" calcext:value-type="float">
            <text:p>-0,125333233564305</text:p>
          </table:table-cell>
          <table:table-cell table:number-columns-repeated="11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SIN((2*PI()*[.A328] - [.$G$1]) / 100)*[.$G$2]+[.$G$3]" office:value-type="float" office:value="0.098228725072869" calcext:value-type="float">
            <text:p>0,098228725072869</text:p>
          </table:table-cell>
          <table:table-cell table:formula="of:=COS(2*PI()*[.A328]/100)" office:value-type="float" office:value="-0.187381314585721" calcext:value-type="float">
            <text:p>-0,187381314585721</text:p>
          </table:table-cell>
          <table:table-cell table:number-columns-repeated="11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SIN((2*PI()*[.A329] - [.$G$1]) / 100)*[.$G$2]+[.$G$3]" office:value-type="float" office:value="0.0968583161128631" calcext:value-type="float">
            <text:p>0,096858316112863</text:p>
          </table:table-cell>
          <table:table-cell table:formula="of:=COS(2*PI()*[.A329]/100)" office:value-type="float" office:value="-0.248689887164854" calcext:value-type="float">
            <text:p>-0,248689887164854</text:p>
          </table:table-cell>
          <table:table-cell table:number-columns-repeated="11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SIN((2*PI()*[.A330] - [.$G$1]) / 100)*[.$G$2]+[.$G$3]" office:value-type="float" office:value="0.0951056516295155" calcext:value-type="float">
            <text:p>0,095105651629516</text:p>
          </table:table-cell>
          <table:table-cell table:formula="of:=COS(2*PI()*[.A330]/100)" office:value-type="float" office:value="-0.309016994374943" calcext:value-type="float">
            <text:p>-0,309016994374943</text:p>
          </table:table-cell>
          <table:table-cell table:number-columns-repeated="11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SIN((2*PI()*[.A331] - [.$G$1]) / 100)*[.$G$2]+[.$G$3]" office:value-type="float" office:value="0.0929776485888252" calcext:value-type="float">
            <text:p>0,092977648588825</text:p>
          </table:table-cell>
          <table:table-cell table:formula="of:=COS(2*PI()*[.A331]/100)" office:value-type="float" office:value="-0.368124552684677" calcext:value-type="float">
            <text:p>-0,368124552684677</text:p>
          </table:table-cell>
          <table:table-cell table:number-columns-repeated="11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SIN((2*PI()*[.A332] - [.$G$1]) / 100)*[.$G$2]+[.$G$3]" office:value-type="float" office:value="0.0904827052466019" calcext:value-type="float">
            <text:p>0,090482705246602</text:p>
          </table:table-cell>
          <table:table-cell table:formula="of:=COS(2*PI()*[.A332]/100)" office:value-type="float" office:value="-0.425779291565075" calcext:value-type="float">
            <text:p>-0,425779291565075</text:p>
          </table:table-cell>
          <table:table-cell table:number-columns-repeated="11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SIN((2*PI()*[.A333] - [.$G$1]) / 100)*[.$G$2]+[.$G$3]" office:value-type="float" office:value="0.0876306680043865" calcext:value-type="float">
            <text:p>0,087630668004387</text:p>
          </table:table-cell>
          <table:table-cell table:formula="of:=COS(2*PI()*[.A333]/100)" office:value-type="float" office:value="-0.481753674101714" calcext:value-type="float">
            <text:p>-0,481753674101714</text:p>
          </table:table-cell>
          <table:table-cell table:number-columns-repeated="11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SIN((2*PI()*[.A334] - [.$G$1]) / 100)*[.$G$2]+[.$G$3]" office:value-type="float" office:value="0.0844327925502014" calcext:value-type="float">
            <text:p>0,084432792550202</text:p>
          </table:table-cell>
          <table:table-cell table:formula="of:=COS(2*PI()*[.A334]/100)" office:value-type="float" office:value="-0.535826794978998" calcext:value-type="float">
            <text:p>-0,535826794978998</text:p>
          </table:table-cell>
          <table:table-cell table:number-columns-repeated="11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SIN((2*PI()*[.A335] - [.$G$1]) / 100)*[.$G$2]+[.$G$3]" office:value-type="float" office:value="0.0809016994374949" calcext:value-type="float">
            <text:p>0,080901699437495</text:p>
          </table:table-cell>
          <table:table-cell table:formula="of:=COS(2*PI()*[.A335]/100)" office:value-type="float" office:value="-0.587785252292471" calcext:value-type="float">
            <text:p>-0,587785252292471</text:p>
          </table:table-cell>
          <table:table-cell table:number-columns-repeated="11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SIN((2*PI()*[.A336] - [.$G$1]) / 100)*[.$G$2]+[.$G$3]" office:value-type="float" office:value="0.0770513242775789" calcext:value-type="float">
            <text:p>0,077051324277579</text:p>
          </table:table-cell>
          <table:table-cell table:formula="of:=COS(2*PI()*[.A336]/100)" office:value-type="float" office:value="-0.63742398974869" calcext:value-type="float">
            <text:p>-0,63742398974869</text:p>
          </table:table-cell>
          <table:table-cell table:number-columns-repeated="11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SIN((2*PI()*[.A337] - [.$G$1]) / 100)*[.$G$2]+[.$G$3]" office:value-type="float" office:value="0.0728968627421414" calcext:value-type="float">
            <text:p>0,072896862742141</text:p>
          </table:table-cell>
          <table:table-cell table:formula="of:=COS(2*PI()*[.A337]/100)" office:value-type="float" office:value="-0.684547105928686" calcext:value-type="float">
            <text:p>-0,684547105928686</text:p>
          </table:table-cell>
          <table:table-cell table:number-columns-repeated="11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SIN((2*PI()*[.A338] - [.$G$1]) / 100)*[.$G$2]+[.$G$3]" office:value-type="float" office:value="0.0684547105928689" calcext:value-type="float">
            <text:p>0,068454710592869</text:p>
          </table:table-cell>
          <table:table-cell table:formula="of:=COS(2*PI()*[.A338]/100)" office:value-type="float" office:value="-0.728968627421411" calcext:value-type="float">
            <text:p>-0,728968627421411</text:p>
          </table:table-cell>
          <table:table-cell table:number-columns-repeated="11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SIN((2*PI()*[.A339] - [.$G$1]) / 100)*[.$G$2]+[.$G$3]" office:value-type="float" office:value="0.0637423989748693" calcext:value-type="float">
            <text:p>0,063742398974869</text:p>
          </table:table-cell>
          <table:table-cell table:formula="of:=COS(2*PI()*[.A339]/100)" office:value-type="float" office:value="-0.770513242775787" calcext:value-type="float">
            <text:p>-0,770513242775787</text:p>
          </table:table-cell>
          <table:table-cell table:number-columns-repeated="11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SIN((2*PI()*[.A340] - [.$G$1]) / 100)*[.$G$2]+[.$G$3]" office:value-type="float" office:value="0.0587785252292474" calcext:value-type="float">
            <text:p>0,058778525229247</text:p>
          </table:table-cell>
          <table:table-cell table:formula="of:=COS(2*PI()*[.A340]/100)" office:value-type="float" office:value="-0.809016994374947" calcext:value-type="float">
            <text:p>-0,809016994374947</text:p>
          </table:table-cell>
          <table:table-cell table:number-columns-repeated="11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SIN((2*PI()*[.A341] - [.$G$1]) / 100)*[.$G$2]+[.$G$3]" office:value-type="float" office:value="0.0535826794979001" calcext:value-type="float">
            <text:p>0,0535826794979</text:p>
          </table:table-cell>
          <table:table-cell table:formula="of:=COS(2*PI()*[.A341]/100)" office:value-type="float" office:value="-0.844327925502012" calcext:value-type="float">
            <text:p>-0,844327925502012</text:p>
          </table:table-cell>
          <table:table-cell table:number-columns-repeated="11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SIN((2*PI()*[.A342] - [.$G$1]) / 100)*[.$G$2]+[.$G$3]" office:value-type="float" office:value="0.0481753674101717" calcext:value-type="float">
            <text:p>0,048175367410172</text:p>
          </table:table-cell>
          <table:table-cell table:formula="of:=COS(2*PI()*[.A342]/100)" office:value-type="float" office:value="-0.876306680043863" calcext:value-type="float">
            <text:p>-0,876306680043863</text:p>
          </table:table-cell>
          <table:table-cell table:number-columns-repeated="11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SIN((2*PI()*[.A343] - [.$G$1]) / 100)*[.$G$2]+[.$G$3]" office:value-type="float" office:value="0.0425779291565071" calcext:value-type="float">
            <text:p>0,042577929156507</text:p>
          </table:table-cell>
          <table:table-cell table:formula="of:=COS(2*PI()*[.A343]/100)" office:value-type="float" office:value="-0.90482705246602" calcext:value-type="float">
            <text:p>-0,90482705246602</text:p>
          </table:table-cell>
          <table:table-cell table:number-columns-repeated="11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SIN((2*PI()*[.A344] - [.$G$1]) / 100)*[.$G$2]+[.$G$3]" office:value-type="float" office:value="0.036812455268468" calcext:value-type="float">
            <text:p>0,036812455268468</text:p>
          </table:table-cell>
          <table:table-cell table:formula="of:=COS(2*PI()*[.A344]/100)" office:value-type="float" office:value="-0.929776485888251" calcext:value-type="float">
            <text:p>-0,929776485888251</text:p>
          </table:table-cell>
          <table:table-cell table:number-columns-repeated="11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SIN((2*PI()*[.A345] - [.$G$1]) / 100)*[.$G$2]+[.$G$3]" office:value-type="float" office:value="0.0309016994374947" calcext:value-type="float">
            <text:p>0,030901699437495</text:p>
          </table:table-cell>
          <table:table-cell table:formula="of:=COS(2*PI()*[.A345]/100)" office:value-type="float" office:value="-0.951056516295154" calcext:value-type="float">
            <text:p>-0,951056516295154</text:p>
          </table:table-cell>
          <table:table-cell table:number-columns-repeated="11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SIN((2*PI()*[.A346] - [.$G$1]) / 100)*[.$G$2]+[.$G$3]" office:value-type="float" office:value="0.0248689887164858" calcext:value-type="float">
            <text:p>0,024868988716486</text:p>
          </table:table-cell>
          <table:table-cell table:formula="of:=COS(2*PI()*[.A346]/100)" office:value-type="float" office:value="-0.96858316112863" calcext:value-type="float">
            <text:p>-0,96858316112863</text:p>
          </table:table-cell>
          <table:table-cell table:number-columns-repeated="11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SIN((2*PI()*[.A347] - [.$G$1]) / 100)*[.$G$2]+[.$G$3]" office:value-type="float" office:value="0.0187381314585724" calcext:value-type="float">
            <text:p>0,018738131458573</text:p>
          </table:table-cell>
          <table:table-cell table:formula="of:=COS(2*PI()*[.A347]/100)" office:value-type="float" office:value="-0.982287250728689" calcext:value-type="float">
            <text:p>-0,982287250728689</text:p>
          </table:table-cell>
          <table:table-cell table:number-columns-repeated="11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SIN((2*PI()*[.A348] - [.$G$1]) / 100)*[.$G$2]+[.$G$3]" office:value-type="float" office:value="0.0125333233564308" calcext:value-type="float">
            <text:p>0,012533323356431</text:p>
          </table:table-cell>
          <table:table-cell table:formula="of:=COS(2*PI()*[.A348]/100)" office:value-type="float" office:value="-0.992114701314477" calcext:value-type="float">
            <text:p>-0,992114701314477</text:p>
          </table:table-cell>
          <table:table-cell table:number-columns-repeated="11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SIN((2*PI()*[.A349] - [.$G$1]) / 100)*[.$G$2]+[.$G$3]" office:value-type="float" office:value="0.00627905195293139" calcext:value-type="float">
            <text:p>0,006279051952931</text:p>
          </table:table-cell>
          <table:table-cell table:formula="of:=COS(2*PI()*[.A349]/100)" office:value-type="float" office:value="-0.998026728428271" calcext:value-type="float">
            <text:p>-0,998026728428271</text:p>
          </table:table-cell>
          <table:table-cell table:number-columns-repeated="11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SIN((2*PI()*[.A350] - [.$G$1]) / 100)*[.$G$2]+[.$G$3]" office:value-type="float" office:value="4.40996643820365E-016" calcext:value-type="float">
            <text:p>4,40996643820365E-16</text:p>
          </table:table-cell>
          <table:table-cell table:formula="of:=COS(2*PI()*[.A350]/100)"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SIN((2*PI()*[.A351] - [.$G$1]) / 100)*[.$G$2]+[.$G$3]" office:value-type="float" office:value="-0.00627905195293122" calcext:value-type="float">
            <text:p>-0,006279051952931</text:p>
          </table:table-cell>
          <table:table-cell table:formula="of:=COS(2*PI()*[.A351]/100)" office:value-type="float" office:value="-0.998026728428272" calcext:value-type="float">
            <text:p>-0,998026728428272</text:p>
          </table:table-cell>
          <table:table-cell table:number-columns-repeated="11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SIN((2*PI()*[.A352] - [.$G$1]) / 100)*[.$G$2]+[.$G$3]" office:value-type="float" office:value="-0.0125333233564303" calcext:value-type="float">
            <text:p>-0,01253332335643</text:p>
          </table:table-cell>
          <table:table-cell table:formula="of:=COS(2*PI()*[.A352]/100)" office:value-type="float" office:value="-0.992114701314478" calcext:value-type="float">
            <text:p>-0,992114701314478</text:p>
          </table:table-cell>
          <table:table-cell table:number-columns-repeated="11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SIN((2*PI()*[.A353] - [.$G$1]) / 100)*[.$G$2]+[.$G$3]" office:value-type="float" office:value="-0.0187381314585723" calcext:value-type="float">
            <text:p>-0,018738131458572</text:p>
          </table:table-cell>
          <table:table-cell table:formula="of:=COS(2*PI()*[.A353]/100)" office:value-type="float" office:value="-0.982287250728689" calcext:value-type="float">
            <text:p>-0,982287250728689</text:p>
          </table:table-cell>
          <table:table-cell table:number-columns-repeated="11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SIN((2*PI()*[.A354] - [.$G$1]) / 100)*[.$G$2]+[.$G$3]" office:value-type="float" office:value="-0.0248689887164856" calcext:value-type="float">
            <text:p>-0,024868988716486</text:p>
          </table:table-cell>
          <table:table-cell table:formula="of:=COS(2*PI()*[.A354]/100)" office:value-type="float" office:value="-0.968583161128631" calcext:value-type="float">
            <text:p>-0,968583161128631</text:p>
          </table:table-cell>
          <table:table-cell table:number-columns-repeated="11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SIN((2*PI()*[.A355] - [.$G$1]) / 100)*[.$G$2]+[.$G$3]" office:value-type="float" office:value="-0.0309016994374945" calcext:value-type="float">
            <text:p>-0,030901699437495</text:p>
          </table:table-cell>
          <table:table-cell table:formula="of:=COS(2*PI()*[.A355]/100)" office:value-type="float" office:value="-0.951056516295154" calcext:value-type="float">
            <text:p>-0,951056516295154</text:p>
          </table:table-cell>
          <table:table-cell table:number-columns-repeated="11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SIN((2*PI()*[.A356] - [.$G$1]) / 100)*[.$G$2]+[.$G$3]" office:value-type="float" office:value="-0.0368124552684678" calcext:value-type="float">
            <text:p>-0,036812455268468</text:p>
          </table:table-cell>
          <table:table-cell table:formula="of:=COS(2*PI()*[.A356]/100)" office:value-type="float" office:value="-0.929776485888251" calcext:value-type="float">
            <text:p>-0,929776485888251</text:p>
          </table:table-cell>
          <table:table-cell table:number-columns-repeated="11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SIN((2*PI()*[.A357] - [.$G$1]) / 100)*[.$G$2]+[.$G$3]" office:value-type="float" office:value="-0.042577929156507" calcext:value-type="float">
            <text:p>-0,042577929156507</text:p>
          </table:table-cell>
          <table:table-cell table:formula="of:=COS(2*PI()*[.A357]/100)" office:value-type="float" office:value="-0.904827052466021" calcext:value-type="float">
            <text:p>-0,904827052466021</text:p>
          </table:table-cell>
          <table:table-cell table:number-columns-repeated="11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SIN((2*PI()*[.A358] - [.$G$1]) / 100)*[.$G$2]+[.$G$3]" office:value-type="float" office:value="-0.0481753674101715" calcext:value-type="float">
            <text:p>-0,048175367410172</text:p>
          </table:table-cell>
          <table:table-cell table:formula="of:=COS(2*PI()*[.A358]/100)" office:value-type="float" office:value="-0.876306680043864" calcext:value-type="float">
            <text:p>-0,876306680043864</text:p>
          </table:table-cell>
          <table:table-cell table:number-columns-repeated="11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SIN((2*PI()*[.A359] - [.$G$1]) / 100)*[.$G$2]+[.$G$3]" office:value-type="float" office:value="-0.0535826794978993" calcext:value-type="float">
            <text:p>-0,053582679497899</text:p>
          </table:table-cell>
          <table:table-cell table:formula="of:=COS(2*PI()*[.A359]/100)" office:value-type="float" office:value="-0.844327925502017" calcext:value-type="float">
            <text:p>-0,844327925502017</text:p>
          </table:table-cell>
          <table:table-cell table:number-columns-repeated="11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SIN((2*PI()*[.A360] - [.$G$1]) / 100)*[.$G$2]+[.$G$3]" office:value-type="float" office:value="-0.0587785252292473" calcext:value-type="float">
            <text:p>-0,058778525229247</text:p>
          </table:table-cell>
          <table:table-cell table:formula="of:=COS(2*PI()*[.A360]/100)" office:value-type="float" office:value="-0.809016994374948" calcext:value-type="float">
            <text:p>-0,809016994374948</text:p>
          </table:table-cell>
          <table:table-cell table:number-columns-repeated="11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SIN((2*PI()*[.A361] - [.$G$1]) / 100)*[.$G$2]+[.$G$3]" office:value-type="float" office:value="-0.0637423989748689" calcext:value-type="float">
            <text:p>-0,063742398974869</text:p>
          </table:table-cell>
          <table:table-cell table:formula="of:=COS(2*PI()*[.A361]/100)" office:value-type="float" office:value="-0.77051324277579" calcext:value-type="float">
            <text:p>-0,77051324277579</text:p>
          </table:table-cell>
          <table:table-cell table:number-columns-repeated="11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SIN((2*PI()*[.A362] - [.$G$1]) / 100)*[.$G$2]+[.$G$3]" office:value-type="float" office:value="-0.0684547105928688" calcext:value-type="float">
            <text:p>-0,068454710592869</text:p>
          </table:table-cell>
          <table:table-cell table:formula="of:=COS(2*PI()*[.A362]/100)" office:value-type="float" office:value="-0.728968627421413" calcext:value-type="float">
            <text:p>-0,728968627421413</text:p>
          </table:table-cell>
          <table:table-cell table:number-columns-repeated="11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SIN((2*PI()*[.A363] - [.$G$1]) / 100)*[.$G$2]+[.$G$3]" office:value-type="float" office:value="-0.0728968627421413" calcext:value-type="float">
            <text:p>-0,072896862742141</text:p>
          </table:table-cell>
          <table:table-cell table:formula="of:=COS(2*PI()*[.A363]/100)" office:value-type="float" office:value="-0.684547105928688" calcext:value-type="float">
            <text:p>-0,684547105928688</text:p>
          </table:table-cell>
          <table:table-cell table:number-columns-repeated="11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SIN((2*PI()*[.A364] - [.$G$1]) / 100)*[.$G$2]+[.$G$3]" office:value-type="float" office:value="-0.0770513242775788" calcext:value-type="float">
            <text:p>-0,077051324277579</text:p>
          </table:table-cell>
          <table:table-cell table:formula="of:=COS(2*PI()*[.A364]/100)" office:value-type="float" office:value="-0.637423989748692" calcext:value-type="float">
            <text:p>-0,637423989748692</text:p>
          </table:table-cell>
          <table:table-cell table:number-columns-repeated="11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SIN((2*PI()*[.A365] - [.$G$1]) / 100)*[.$G$2]+[.$G$3]" office:value-type="float" office:value="-0.0809016994374948" calcext:value-type="float">
            <text:p>-0,080901699437495</text:p>
          </table:table-cell>
          <table:table-cell table:formula="of:=COS(2*PI()*[.A365]/100)" office:value-type="float" office:value="-0.587785252292473" calcext:value-type="float">
            <text:p>-0,587785252292473</text:p>
          </table:table-cell>
          <table:table-cell table:number-columns-repeated="11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SIN((2*PI()*[.A366] - [.$G$1]) / 100)*[.$G$2]+[.$G$3]" office:value-type="float" office:value="-0.0844327925502014" calcext:value-type="float">
            <text:p>-0,084432792550201</text:p>
          </table:table-cell>
          <table:table-cell table:formula="of:=COS(2*PI()*[.A366]/100)" office:value-type="float" office:value="-0.535826794978999" calcext:value-type="float">
            <text:p>-0,535826794978999</text:p>
          </table:table-cell>
          <table:table-cell table:number-columns-repeated="11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SIN((2*PI()*[.A367] - [.$G$1]) / 100)*[.$G$2]+[.$G$3]" office:value-type="float" office:value="-0.0876306680043864" calcext:value-type="float">
            <text:p>-0,087630668004386</text:p>
          </table:table-cell>
          <table:table-cell table:formula="of:=COS(2*PI()*[.A367]/100)" office:value-type="float" office:value="-0.481753674101715" calcext:value-type="float">
            <text:p>-0,481753674101715</text:p>
          </table:table-cell>
          <table:table-cell table:number-columns-repeated="11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SIN((2*PI()*[.A368] - [.$G$1]) / 100)*[.$G$2]+[.$G$3]" office:value-type="float" office:value="-0.0904827052466018" calcext:value-type="float">
            <text:p>-0,090482705246602</text:p>
          </table:table-cell>
          <table:table-cell table:formula="of:=COS(2*PI()*[.A368]/100)" office:value-type="float" office:value="-0.425779291565076" calcext:value-type="float">
            <text:p>-0,425779291565076</text:p>
          </table:table-cell>
          <table:table-cell table:number-columns-repeated="11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SIN((2*PI()*[.A369] - [.$G$1]) / 100)*[.$G$2]+[.$G$3]" office:value-type="float" office:value="-0.0929776485888251" calcext:value-type="float">
            <text:p>-0,092977648588825</text:p>
          </table:table-cell>
          <table:table-cell table:formula="of:=COS(2*PI()*[.A369]/100)" office:value-type="float" office:value="-0.368124552684678" calcext:value-type="float">
            <text:p>-0,368124552684678</text:p>
          </table:table-cell>
          <table:table-cell table:number-columns-repeated="11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SIN((2*PI()*[.A370] - [.$G$1]) / 100)*[.$G$2]+[.$G$3]" office:value-type="float" office:value="-0.0951056516295153" calcext:value-type="float">
            <text:p>-0,095105651629515</text:p>
          </table:table-cell>
          <table:table-cell table:formula="of:=COS(2*PI()*[.A370]/100)" office:value-type="float" office:value="-0.309016994374948" calcext:value-type="float">
            <text:p>-0,309016994374948</text:p>
          </table:table-cell>
          <table:table-cell table:number-columns-repeated="11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SIN((2*PI()*[.A371] - [.$G$1]) / 100)*[.$G$2]+[.$G$3]" office:value-type="float" office:value="-0.0968583161128631" calcext:value-type="float">
            <text:p>-0,096858316112863</text:p>
          </table:table-cell>
          <table:table-cell table:formula="of:=COS(2*PI()*[.A371]/100)" office:value-type="float" office:value="-0.248689887164856" calcext:value-type="float">
            <text:p>-0,248689887164856</text:p>
          </table:table-cell>
          <table:table-cell table:number-columns-repeated="11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SIN((2*PI()*[.A372] - [.$G$1]) / 100)*[.$G$2]+[.$G$3]" office:value-type="float" office:value="-0.0982287250728688" calcext:value-type="float">
            <text:p>-0,098228725072869</text:p>
          </table:table-cell>
          <table:table-cell table:formula="of:=COS(2*PI()*[.A372]/100)" office:value-type="float" office:value="-0.187381314585726" calcext:value-type="float">
            <text:p>-0,187381314585726</text:p>
          </table:table-cell>
          <table:table-cell table:number-columns-repeated="11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SIN((2*PI()*[.A373] - [.$G$1]) / 100)*[.$G$2]+[.$G$3]" office:value-type="float" office:value="-0.0992114701314478" calcext:value-type="float">
            <text:p>-0,099211470131448</text:p>
          </table:table-cell>
          <table:table-cell table:formula="of:=COS(2*PI()*[.A373]/100)" office:value-type="float" office:value="-0.125333233564306" calcext:value-type="float">
            <text:p>-0,125333233564306</text:p>
          </table:table-cell>
          <table:table-cell table:number-columns-repeated="11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SIN((2*PI()*[.A374] - [.$G$1]) / 100)*[.$G$2]+[.$G$3]" office:value-type="float" office:value="-0.0998026728428272" calcext:value-type="float">
            <text:p>-0,099802672842827</text:p>
          </table:table-cell>
          <table:table-cell table:formula="of:=COS(2*PI()*[.A374]/100)" office:value-type="float" office:value="-0.0627905195293122" calcext:value-type="float">
            <text:p>-0,062790519529312</text:p>
          </table:table-cell>
          <table:table-cell table:number-columns-repeated="11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SIN((2*PI()*[.A375] - [.$G$1]) / 100)*[.$G$2]+[.$G$3]" office:value-type="float" office:value="-0.1" calcext:value-type="float">
            <text:p>-0,1</text:p>
          </table:table-cell>
          <table:table-cell table:formula="of:=COS(2*PI()*[.A375]/100)" office:value-type="float" office:value="-2.69484193876076E-015" calcext:value-type="float">
            <text:p>-2,69484193876076E-15</text:p>
          </table:table-cell>
          <table:table-cell table:number-columns-repeated="11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SIN((2*PI()*[.A376] - [.$G$1]) / 100)*[.$G$2]+[.$G$3]" office:value-type="float" office:value="-0.0998026728428272" calcext:value-type="float">
            <text:p>-0,099802672842827</text:p>
          </table:table-cell>
          <table:table-cell table:formula="of:=COS(2*PI()*[.A376]/100)" office:value-type="float" office:value="0.0627905195293139" calcext:value-type="float">
            <text:p>0,062790519529314</text:p>
          </table:table-cell>
          <table:table-cell table:number-columns-repeated="11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SIN((2*PI()*[.A377] - [.$G$1]) / 100)*[.$G$2]+[.$G$3]" office:value-type="float" office:value="-0.0992114701314478" calcext:value-type="float">
            <text:p>-0,099211470131448</text:p>
          </table:table-cell>
          <table:table-cell table:formula="of:=COS(2*PI()*[.A377]/100)" office:value-type="float" office:value="0.125333233564301" calcext:value-type="float">
            <text:p>0,125333233564301</text:p>
          </table:table-cell>
          <table:table-cell table:number-columns-repeated="11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SIN((2*PI()*[.A378] - [.$G$1]) / 100)*[.$G$2]+[.$G$3]" office:value-type="float" office:value="-0.0982287250728689" calcext:value-type="float">
            <text:p>-0,098228725072869</text:p>
          </table:table-cell>
          <table:table-cell table:formula="of:=COS(2*PI()*[.A378]/100)" office:value-type="float" office:value="0.187381314585724" calcext:value-type="float">
            <text:p>0,187381314585724</text:p>
          </table:table-cell>
          <table:table-cell table:number-columns-repeated="11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SIN((2*PI()*[.A379] - [.$G$1]) / 100)*[.$G$2]+[.$G$3]" office:value-type="float" office:value="-0.0968583161128631" calcext:value-type="float">
            <text:p>-0,096858316112863</text:p>
          </table:table-cell>
          <table:table-cell table:formula="of:=COS(2*PI()*[.A379]/100)" office:value-type="float" office:value="0.248689887164854" calcext:value-type="float">
            <text:p>0,248689887164854</text:p>
          </table:table-cell>
          <table:table-cell table:number-columns-repeated="11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SIN((2*PI()*[.A380] - [.$G$1]) / 100)*[.$G$2]+[.$G$3]" office:value-type="float" office:value="-0.0951056516295154" calcext:value-type="float">
            <text:p>-0,095105651629515</text:p>
          </table:table-cell>
          <table:table-cell table:formula="of:=COS(2*PI()*[.A380]/100)" office:value-type="float" office:value="0.309016994374947" calcext:value-type="float">
            <text:p>0,309016994374947</text:p>
          </table:table-cell>
          <table:table-cell table:number-columns-repeated="11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SIN((2*PI()*[.A381] - [.$G$1]) / 100)*[.$G$2]+[.$G$3]" office:value-type="float" office:value="-0.0929776485888252" calcext:value-type="float">
            <text:p>-0,092977648588825</text:p>
          </table:table-cell>
          <table:table-cell table:formula="of:=COS(2*PI()*[.A381]/100)" office:value-type="float" office:value="0.368124552684677" calcext:value-type="float">
            <text:p>0,368124552684677</text:p>
          </table:table-cell>
          <table:table-cell table:number-columns-repeated="11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SIN((2*PI()*[.A382] - [.$G$1]) / 100)*[.$G$2]+[.$G$3]" office:value-type="float" office:value="-0.090482705246602" calcext:value-type="float">
            <text:p>-0,090482705246602</text:p>
          </table:table-cell>
          <table:table-cell table:formula="of:=COS(2*PI()*[.A382]/100)" office:value-type="float" office:value="0.425779291565071" calcext:value-type="float">
            <text:p>0,425779291565071</text:p>
          </table:table-cell>
          <table:table-cell table:number-columns-repeated="11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SIN((2*PI()*[.A383] - [.$G$1]) / 100)*[.$G$2]+[.$G$3]" office:value-type="float" office:value="-0.0876306680043865" calcext:value-type="float">
            <text:p>-0,087630668004387</text:p>
          </table:table-cell>
          <table:table-cell table:formula="of:=COS(2*PI()*[.A383]/100)" office:value-type="float" office:value="0.481753674101713" calcext:value-type="float">
            <text:p>0,481753674101713</text:p>
          </table:table-cell>
          <table:table-cell table:number-columns-repeated="11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SIN((2*PI()*[.A384] - [.$G$1]) / 100)*[.$G$2]+[.$G$3]" office:value-type="float" office:value="-0.0844327925502016" calcext:value-type="float">
            <text:p>-0,084432792550202</text:p>
          </table:table-cell>
          <table:table-cell table:formula="of:=COS(2*PI()*[.A384]/100)" office:value-type="float" office:value="0.535826794978995" calcext:value-type="float">
            <text:p>0,535826794978995</text:p>
          </table:table-cell>
          <table:table-cell table:number-columns-repeated="11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SIN((2*PI()*[.A385] - [.$G$1]) / 100)*[.$G$2]+[.$G$3]" office:value-type="float" office:value="-0.0809016994374947" calcext:value-type="float">
            <text:p>-0,080901699437495</text:p>
          </table:table-cell>
          <table:table-cell table:formula="of:=COS(2*PI()*[.A385]/100)" office:value-type="float" office:value="0.587785252292474" calcext:value-type="float">
            <text:p>0,587785252292474</text:p>
          </table:table-cell>
          <table:table-cell table:number-columns-repeated="11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SIN((2*PI()*[.A386] - [.$G$1]) / 100)*[.$G$2]+[.$G$3]" office:value-type="float" office:value="-0.0770513242775791" calcext:value-type="float">
            <text:p>-0,077051324277579</text:p>
          </table:table-cell>
          <table:table-cell table:formula="of:=COS(2*PI()*[.A386]/100)" office:value-type="float" office:value="0.637423989748687" calcext:value-type="float">
            <text:p>0,637423989748687</text:p>
          </table:table-cell>
          <table:table-cell table:number-columns-repeated="11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SIN((2*PI()*[.A387] - [.$G$1]) / 100)*[.$G$2]+[.$G$3]" office:value-type="float" office:value="-0.0728968627421411" calcext:value-type="float">
            <text:p>-0,072896862742141</text:p>
          </table:table-cell>
          <table:table-cell table:formula="of:=COS(2*PI()*[.A387]/100)" office:value-type="float" office:value="0.684547105928689" calcext:value-type="float">
            <text:p>0,684547105928689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SIN((2*PI()*[.A388] - [.$G$1]) / 100)*[.$G$2]+[.$G$3]" office:value-type="float" office:value="-0.0684547105928689" calcext:value-type="float">
            <text:p>-0,068454710592869</text:p>
          </table:table-cell>
          <table:table-cell table:formula="of:=COS(2*PI()*[.A388]/100)" office:value-type="float" office:value="0.728968627421411" calcext:value-type="float">
            <text:p>0,728968627421411</text:p>
          </table:table-cell>
          <table:table-cell table:number-columns-repeated="11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SIN((2*PI()*[.A389] - [.$G$1]) / 100)*[.$G$2]+[.$G$3]" office:value-type="float" office:value="-0.063742398974869" calcext:value-type="float">
            <text:p>-0,063742398974869</text:p>
          </table:table-cell>
          <table:table-cell table:formula="of:=COS(2*PI()*[.A389]/100)" office:value-type="float" office:value="0.770513242775789" calcext:value-type="float">
            <text:p>0,770513242775789</text:p>
          </table:table-cell>
          <table:table-cell table:number-columns-repeated="11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SIN((2*PI()*[.A390] - [.$G$1]) / 100)*[.$G$2]+[.$G$3]" office:value-type="float" office:value="-0.0587785252292474" calcext:value-type="float">
            <text:p>-0,058778525229247</text:p>
          </table:table-cell>
          <table:table-cell table:formula="of:=COS(2*PI()*[.A390]/100)" office:value-type="float" office:value="0.809016994374947" calcext:value-type="float">
            <text:p>0,809016994374947</text:p>
          </table:table-cell>
          <table:table-cell table:number-columns-repeated="11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SIN((2*PI()*[.A391] - [.$G$1]) / 100)*[.$G$2]+[.$G$3]" office:value-type="float" office:value="-0.0535826794978998" calcext:value-type="float">
            <text:p>-0,0535826794979</text:p>
          </table:table-cell>
          <table:table-cell table:formula="of:=COS(2*PI()*[.A391]/100)" office:value-type="float" office:value="0.844327925502014" calcext:value-type="float">
            <text:p>0,844327925502014</text:p>
          </table:table-cell>
          <table:table-cell table:number-columns-repeated="11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SIN((2*PI()*[.A392] - [.$G$1]) / 100)*[.$G$2]+[.$G$3]" office:value-type="float" office:value="-0.0481753674101717" calcext:value-type="float">
            <text:p>-0,048175367410172</text:p>
          </table:table-cell>
          <table:table-cell table:formula="of:=COS(2*PI()*[.A392]/100)" office:value-type="float" office:value="0.876306680043863" calcext:value-type="float">
            <text:p>0,876306680043863</text:p>
          </table:table-cell>
          <table:table-cell table:number-columns-repeated="11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SIN((2*PI()*[.A393] - [.$G$1]) / 100)*[.$G$2]+[.$G$3]" office:value-type="float" office:value="-0.0425779291565075" calcext:value-type="float">
            <text:p>-0,042577929156508</text:p>
          </table:table-cell>
          <table:table-cell table:formula="of:=COS(2*PI()*[.A393]/100)" office:value-type="float" office:value="0.904827052466019" calcext:value-type="float">
            <text:p>0,904827052466019</text:p>
          </table:table-cell>
          <table:table-cell table:number-columns-repeated="11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SIN((2*PI()*[.A394] - [.$G$1]) / 100)*[.$G$2]+[.$G$3]" office:value-type="float" office:value="-0.036812455268468" calcext:value-type="float">
            <text:p>-0,036812455268468</text:p>
          </table:table-cell>
          <table:table-cell table:formula="of:=COS(2*PI()*[.A394]/100)" office:value-type="float" office:value="0.929776485888251" calcext:value-type="float">
            <text:p>0,929776485888251</text:p>
          </table:table-cell>
          <table:table-cell table:number-columns-repeated="11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SIN((2*PI()*[.A395] - [.$G$1]) / 100)*[.$G$2]+[.$G$3]" office:value-type="float" office:value="-0.030901699437495" calcext:value-type="float">
            <text:p>-0,030901699437495</text:p>
          </table:table-cell>
          <table:table-cell table:formula="of:=COS(2*PI()*[.A395]/100)" office:value-type="float" office:value="0.951056516295153" calcext:value-type="float">
            <text:p>0,951056516295153</text:p>
          </table:table-cell>
          <table:table-cell table:number-columns-repeated="11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SIN((2*PI()*[.A396] - [.$G$1]) / 100)*[.$G$2]+[.$G$3]" office:value-type="float" office:value="-0.0248689887164854" calcext:value-type="float">
            <text:p>-0,024868988716486</text:p>
          </table:table-cell>
          <table:table-cell table:formula="of:=COS(2*PI()*[.A396]/100)" office:value-type="float" office:value="0.968583161128631" calcext:value-type="float">
            <text:p>0,968583161128631</text:p>
          </table:table-cell>
          <table:table-cell table:number-columns-repeated="11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SIN((2*PI()*[.A397] - [.$G$1]) / 100)*[.$G$2]+[.$G$3]" office:value-type="float" office:value="-0.0187381314585725" calcext:value-type="float">
            <text:p>-0,018738131458573</text:p>
          </table:table-cell>
          <table:table-cell table:formula="of:=COS(2*PI()*[.A397]/100)" office:value-type="float" office:value="0.982287250728689" calcext:value-type="float">
            <text:p>0,982287250728689</text:p>
          </table:table-cell>
          <table:table-cell table:number-columns-repeated="11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SIN((2*PI()*[.A398] - [.$G$1]) / 100)*[.$G$2]+[.$G$3]" office:value-type="float" office:value="-0.0125333233564305" calcext:value-type="float">
            <text:p>-0,012533323356431</text:p>
          </table:table-cell>
          <table:table-cell table:formula="of:=COS(2*PI()*[.A398]/100)" office:value-type="float" office:value="0.992114701314478" calcext:value-type="float">
            <text:p>0,992114701314478</text:p>
          </table:table-cell>
          <table:table-cell table:number-columns-repeated="11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SIN((2*PI()*[.A399] - [.$G$1]) / 100)*[.$G$2]+[.$G$3]" office:value-type="float" office:value="-0.0062790519529314" calcext:value-type="float">
            <text:p>-0,006279051952931</text:p>
          </table:table-cell>
          <table:table-cell table:formula="of:=COS(2*PI()*[.A399]/100)" office:value-type="float" office:value="0.998026728428271" calcext:value-type="float">
            <text:p>0,998026728428271</text:p>
          </table:table-cell>
          <table:table-cell table:number-columns-repeated="11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SIN((2*PI()*[.A400] - [.$G$1]) / 100)*[.$G$2]+[.$G$3]" office:value-type="float" office:value="-9.79717439317882E-017" calcext:value-type="float">
            <text:p>-9,79717439317882E-17</text:p>
          </table:table-cell>
          <table:table-cell table:formula="of:=COS(2*PI()*[.A400]/100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SIN((2*PI()*[.A401] - [.$G$1]) / 100)*[.$G$2]+[.$G$3]" office:value-type="float" office:value="0.0062790519529312" calcext:value-type="float">
            <text:p>0,006279051952931</text:p>
          </table:table-cell>
          <table:table-cell table:formula="of:=COS(2*PI()*[.A401]/100)" office:value-type="float" office:value="0.998026728428272" calcext:value-type="float">
            <text:p>0,998026728428272</text:p>
          </table:table-cell>
          <table:table-cell table:number-columns-repeated="11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SIN((2*PI()*[.A402] - [.$G$1]) / 100)*[.$G$2]+[.$G$3]" office:value-type="float" office:value="0.0125333233564303" calcext:value-type="float">
            <text:p>0,01253332335643</text:p>
          </table:table-cell>
          <table:table-cell table:formula="of:=COS(2*PI()*[.A402]/100)" office:value-type="float" office:value="0.992114701314478" calcext:value-type="float">
            <text:p>0,992114701314478</text:p>
          </table:table-cell>
          <table:table-cell table:number-columns-repeated="11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SIN((2*PI()*[.A403] - [.$G$1]) / 100)*[.$G$2]+[.$G$3]" office:value-type="float" office:value="0.0187381314585723" calcext:value-type="float">
            <text:p>0,018738131458572</text:p>
          </table:table-cell>
          <table:table-cell table:formula="of:=COS(2*PI()*[.A403]/100)" office:value-type="float" office:value="0.982287250728689" calcext:value-type="float">
            <text:p>0,982287250728689</text:p>
          </table:table-cell>
          <table:table-cell table:number-columns-repeated="11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SIN((2*PI()*[.A404] - [.$G$1]) / 100)*[.$G$2]+[.$G$3]" office:value-type="float" office:value="0.0248689887164852" calcext:value-type="float">
            <text:p>0,024868988716485</text:p>
          </table:table-cell>
          <table:table-cell table:formula="of:=COS(2*PI()*[.A404]/100)" office:value-type="float" office:value="0.968583161128632" calcext:value-type="float">
            <text:p>0,968583161128632</text:p>
          </table:table-cell>
          <table:table-cell table:number-columns-repeated="11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SIN((2*PI()*[.A405] - [.$G$1]) / 100)*[.$G$2]+[.$G$3]" office:value-type="float" office:value="0.0309016994374945" calcext:value-type="float">
            <text:p>0,030901699437495</text:p>
          </table:table-cell>
          <table:table-cell table:formula="of:=COS(2*PI()*[.A405]/100)" office:value-type="float" office:value="0.951056516295154" calcext:value-type="float">
            <text:p>0,951056516295154</text:p>
          </table:table-cell>
          <table:table-cell table:number-columns-repeated="11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SIN((2*PI()*[.A406] - [.$G$1]) / 100)*[.$G$2]+[.$G$3]" office:value-type="float" office:value="0.0368124552684678" calcext:value-type="float">
            <text:p>0,036812455268468</text:p>
          </table:table-cell>
          <table:table-cell table:formula="of:=COS(2*PI()*[.A406]/100)" office:value-type="float" office:value="0.929776485888251" calcext:value-type="float">
            <text:p>0,929776485888251</text:p>
          </table:table-cell>
          <table:table-cell table:number-columns-repeated="11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SIN((2*PI()*[.A407] - [.$G$1]) / 100)*[.$G$2]+[.$G$3]" office:value-type="float" office:value="0.0425779291565073" calcext:value-type="float">
            <text:p>0,042577929156507</text:p>
          </table:table-cell>
          <table:table-cell table:formula="of:=COS(2*PI()*[.A407]/100)" office:value-type="float" office:value="0.90482705246602" calcext:value-type="float">
            <text:p>0,90482705246602</text:p>
          </table:table-cell>
          <table:table-cell table:number-columns-repeated="11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SIN((2*PI()*[.A408] - [.$G$1]) / 100)*[.$G$2]+[.$G$3]" office:value-type="float" office:value="0.0481753674101715" calcext:value-type="float">
            <text:p>0,048175367410172</text:p>
          </table:table-cell>
          <table:table-cell table:formula="of:=COS(2*PI()*[.A408]/100)" office:value-type="float" office:value="0.876306680043864" calcext:value-type="float">
            <text:p>0,876306680043864</text:p>
          </table:table-cell>
          <table:table-cell table:number-columns-repeated="11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SIN((2*PI()*[.A409] - [.$G$1]) / 100)*[.$G$2]+[.$G$3]" office:value-type="float" office:value="0.0535826794978996" calcext:value-type="float">
            <text:p>0,0535826794979</text:p>
          </table:table-cell>
          <table:table-cell table:formula="of:=COS(2*PI()*[.A409]/100)" office:value-type="float" office:value="0.844327925502015" calcext:value-type="float">
            <text:p>0,844327925502015</text:p>
          </table:table-cell>
          <table:table-cell table:number-columns-repeated="11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SIN((2*PI()*[.A410] - [.$G$1]) / 100)*[.$G$2]+[.$G$3]" office:value-type="float" office:value="0.0587785252292472" calcext:value-type="float">
            <text:p>0,058778525229247</text:p>
          </table:table-cell>
          <table:table-cell table:formula="of:=COS(2*PI()*[.A410]/100)" office:value-type="float" office:value="0.809016994374948" calcext:value-type="float">
            <text:p>0,809016994374948</text:p>
          </table:table-cell>
          <table:table-cell table:number-columns-repeated="11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SIN((2*PI()*[.A411] - [.$G$1]) / 100)*[.$G$2]+[.$G$3]" office:value-type="float" office:value="0.0637423989748689" calcext:value-type="float">
            <text:p>0,063742398974869</text:p>
          </table:table-cell>
          <table:table-cell table:formula="of:=COS(2*PI()*[.A411]/100)" office:value-type="float" office:value="0.77051324277579" calcext:value-type="float">
            <text:p>0,77051324277579</text:p>
          </table:table-cell>
          <table:table-cell table:number-columns-repeated="11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SIN((2*PI()*[.A412] - [.$G$1]) / 100)*[.$G$2]+[.$G$3]" office:value-type="float" office:value="0.0684547105928687" calcext:value-type="float">
            <text:p>0,068454710592869</text:p>
          </table:table-cell>
          <table:table-cell table:formula="of:=COS(2*PI()*[.A412]/100)" office:value-type="float" office:value="0.728968627421413" calcext:value-type="float">
            <text:p>0,728968627421413</text:p>
          </table:table-cell>
          <table:table-cell table:number-columns-repeated="11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SIN((2*PI()*[.A413] - [.$G$1]) / 100)*[.$G$2]+[.$G$3]" office:value-type="float" office:value="0.072896862742141" calcext:value-type="float">
            <text:p>0,072896862742141</text:p>
          </table:table-cell>
          <table:table-cell table:formula="of:=COS(2*PI()*[.A413]/100)" office:value-type="float" office:value="0.68454710592869" calcext:value-type="float">
            <text:p>0,68454710592869</text:p>
          </table:table-cell>
          <table:table-cell table:number-columns-repeated="11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SIN((2*PI()*[.A414] - [.$G$1]) / 100)*[.$G$2]+[.$G$3]" office:value-type="float" office:value="0.0770513242775788" calcext:value-type="float">
            <text:p>0,077051324277579</text:p>
          </table:table-cell>
          <table:table-cell table:formula="of:=COS(2*PI()*[.A414]/100)" office:value-type="float" office:value="0.637423989748692" calcext:value-type="float">
            <text:p>0,637423989748692</text:p>
          </table:table-cell>
          <table:table-cell table:number-columns-repeated="11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SIN((2*PI()*[.A415] - [.$G$1]) / 100)*[.$G$2]+[.$G$3]" office:value-type="float" office:value="0.0809016994374948" calcext:value-type="float">
            <text:p>0,080901699437495</text:p>
          </table:table-cell>
          <table:table-cell table:formula="of:=COS(2*PI()*[.A415]/100)" office:value-type="float" office:value="0.587785252292473" calcext:value-type="float">
            <text:p>0,587785252292473</text:p>
          </table:table-cell>
          <table:table-cell table:number-columns-repeated="11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SIN((2*PI()*[.A416] - [.$G$1]) / 100)*[.$G$2]+[.$G$3]" office:value-type="float" office:value="0.0844327925502015" calcext:value-type="float">
            <text:p>0,084432792550202</text:p>
          </table:table-cell>
          <table:table-cell table:formula="of:=COS(2*PI()*[.A416]/100)" office:value-type="float" office:value="0.535826794978996" calcext:value-type="float">
            <text:p>0,535826794978996</text:p>
          </table:table-cell>
          <table:table-cell table:number-columns-repeated="11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SIN((2*PI()*[.A417] - [.$G$1]) / 100)*[.$G$2]+[.$G$3]" office:value-type="float" office:value="0.0876306680043864" calcext:value-type="float">
            <text:p>0,087630668004386</text:p>
          </table:table-cell>
          <table:table-cell table:formula="of:=COS(2*PI()*[.A417]/100)" office:value-type="float" office:value="0.481753674101715" calcext:value-type="float">
            <text:p>0,481753674101715</text:p>
          </table:table-cell>
          <table:table-cell table:number-columns-repeated="11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SIN((2*PI()*[.A418] - [.$G$1]) / 100)*[.$G$2]+[.$G$3]" office:value-type="float" office:value="0.090482705246602" calcext:value-type="float">
            <text:p>0,090482705246602</text:p>
          </table:table-cell>
          <table:table-cell table:formula="of:=COS(2*PI()*[.A418]/100)" office:value-type="float" office:value="0.425779291565073" calcext:value-type="float">
            <text:p>0,425779291565073</text:p>
          </table:table-cell>
          <table:table-cell table:number-columns-repeated="11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SIN((2*PI()*[.A419] - [.$G$1]) / 100)*[.$G$2]+[.$G$3]" office:value-type="float" office:value="0.0929776485888251" calcext:value-type="float">
            <text:p>0,092977648588825</text:p>
          </table:table-cell>
          <table:table-cell table:formula="of:=COS(2*PI()*[.A419]/100)" office:value-type="float" office:value="0.368124552684679" calcext:value-type="float">
            <text:p>0,368124552684679</text:p>
          </table:table-cell>
          <table:table-cell table:number-columns-repeated="11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SIN((2*PI()*[.A420] - [.$G$1]) / 100)*[.$G$2]+[.$G$3]" office:value-type="float" office:value="0.0951056516295153" calcext:value-type="float">
            <text:p>0,095105651629515</text:p>
          </table:table-cell>
          <table:table-cell table:formula="of:=COS(2*PI()*[.A420]/100)" office:value-type="float" office:value="0.309016994374948" calcext:value-type="float">
            <text:p>0,309016994374948</text:p>
          </table:table-cell>
          <table:table-cell table:number-columns-repeated="11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SIN((2*PI()*[.A421] - [.$G$1]) / 100)*[.$G$2]+[.$G$3]" office:value-type="float" office:value="0.0968583161128631" calcext:value-type="float">
            <text:p>0,096858316112863</text:p>
          </table:table-cell>
          <table:table-cell table:formula="of:=COS(2*PI()*[.A421]/100)" office:value-type="float" office:value="0.248689887164856" calcext:value-type="float">
            <text:p>0,248689887164856</text:p>
          </table:table-cell>
          <table:table-cell table:number-columns-repeated="11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SIN((2*PI()*[.A422] - [.$G$1]) / 100)*[.$G$2]+[.$G$3]" office:value-type="float" office:value="0.0982287250728688" calcext:value-type="float">
            <text:p>0,098228725072869</text:p>
          </table:table-cell>
          <table:table-cell table:formula="of:=COS(2*PI()*[.A422]/100)" office:value-type="float" office:value="0.187381314585726" calcext:value-type="float">
            <text:p>0,187381314585726</text:p>
          </table:table-cell>
          <table:table-cell table:number-columns-repeated="11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SIN((2*PI()*[.A423] - [.$G$1]) / 100)*[.$G$2]+[.$G$3]" office:value-type="float" office:value="0.0992114701314478" calcext:value-type="float">
            <text:p>0,099211470131448</text:p>
          </table:table-cell>
          <table:table-cell table:formula="of:=COS(2*PI()*[.A423]/100)" office:value-type="float" office:value="0.125333233564306" calcext:value-type="float">
            <text:p>0,125333233564306</text:p>
          </table:table-cell>
          <table:table-cell table:number-columns-repeated="11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SIN((2*PI()*[.A424] - [.$G$1]) / 100)*[.$G$2]+[.$G$3]" office:value-type="float" office:value="0.0998026728428272" calcext:value-type="float">
            <text:p>0,099802672842827</text:p>
          </table:table-cell>
          <table:table-cell table:formula="of:=COS(2*PI()*[.A424]/100)" office:value-type="float" office:value="0.0627905195293123" calcext:value-type="float">
            <text:p>0,062790519529312</text:p>
          </table:table-cell>
          <table:table-cell table:number-columns-repeated="11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SIN((2*PI()*[.A425] - [.$G$1]) / 100)*[.$G$2]+[.$G$3]" office:value-type="float" office:value="0.1" calcext:value-type="float">
            <text:p>0,1</text:p>
          </table:table-cell>
          <table:table-cell table:formula="of:=COS(2*PI()*[.A425]/100)" office:value-type="float" office:value="2.8173066186755E-015" calcext:value-type="float">
            <text:p>2,8173066186755E-15</text:p>
          </table:table-cell>
          <table:table-cell table:number-columns-repeated="11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SIN((2*PI()*[.A426] - [.$G$1]) / 100)*[.$G$2]+[.$G$3]" office:value-type="float" office:value="0.0998026728428272" calcext:value-type="float">
            <text:p>0,099802672842827</text:p>
          </table:table-cell>
          <table:table-cell table:formula="of:=COS(2*PI()*[.A426]/100)" office:value-type="float" office:value="-0.0627905195293137" calcext:value-type="float">
            <text:p>-0,062790519529314</text:p>
          </table:table-cell>
          <table:table-cell table:number-columns-repeated="11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SIN((2*PI()*[.A427] - [.$G$1]) / 100)*[.$G$2]+[.$G$3]" office:value-type="float" office:value="0.0992114701314478" calcext:value-type="float">
            <text:p>0,099211470131448</text:p>
          </table:table-cell>
          <table:table-cell table:formula="of:=COS(2*PI()*[.A427]/100)" office:value-type="float" office:value="-0.125333233564304" calcext:value-type="float">
            <text:p>-0,125333233564304</text:p>
          </table:table-cell>
          <table:table-cell table:number-columns-repeated="11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SIN((2*PI()*[.A428] - [.$G$1]) / 100)*[.$G$2]+[.$G$3]" office:value-type="float" office:value="0.0982287250728689" calcext:value-type="float">
            <text:p>0,098228725072869</text:p>
          </table:table-cell>
          <table:table-cell table:formula="of:=COS(2*PI()*[.A428]/100)" office:value-type="float" office:value="-0.187381314585724" calcext:value-type="float">
            <text:p>-0,187381314585724</text:p>
          </table:table-cell>
          <table:table-cell table:number-columns-repeated="11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SIN((2*PI()*[.A429] - [.$G$1]) / 100)*[.$G$2]+[.$G$3]" office:value-type="float" office:value="0.0968583161128631" calcext:value-type="float">
            <text:p>0,096858316112863</text:p>
          </table:table-cell>
          <table:table-cell table:formula="of:=COS(2*PI()*[.A429]/100)" office:value-type="float" office:value="-0.248689887164854" calcext:value-type="float">
            <text:p>-0,248689887164854</text:p>
          </table:table-cell>
          <table:table-cell table:number-columns-repeated="11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SIN((2*PI()*[.A430] - [.$G$1]) / 100)*[.$G$2]+[.$G$3]" office:value-type="float" office:value="0.0951056516295154" calcext:value-type="float">
            <text:p>0,095105651629515</text:p>
          </table:table-cell>
          <table:table-cell table:formula="of:=COS(2*PI()*[.A430]/100)" office:value-type="float" office:value="-0.309016994374946" calcext:value-type="float">
            <text:p>-0,309016994374946</text:p>
          </table:table-cell>
          <table:table-cell table:number-columns-repeated="11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SIN((2*PI()*[.A431] - [.$G$1]) / 100)*[.$G$2]+[.$G$3]" office:value-type="float" office:value="0.0929776485888252" calcext:value-type="float">
            <text:p>0,092977648588825</text:p>
          </table:table-cell>
          <table:table-cell table:formula="of:=COS(2*PI()*[.A431]/100)" office:value-type="float" office:value="-0.368124552684677" calcext:value-type="float">
            <text:p>-0,368124552684677</text:p>
          </table:table-cell>
          <table:table-cell table:number-columns-repeated="11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SIN((2*PI()*[.A432] - [.$G$1]) / 100)*[.$G$2]+[.$G$3]" office:value-type="float" office:value="0.090482705246602" calcext:value-type="float">
            <text:p>0,090482705246602</text:p>
          </table:table-cell>
          <table:table-cell table:formula="of:=COS(2*PI()*[.A432]/100)" office:value-type="float" office:value="-0.425779291565071" calcext:value-type="float">
            <text:p>-0,425779291565071</text:p>
          </table:table-cell>
          <table:table-cell table:number-columns-repeated="11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SIN((2*PI()*[.A433] - [.$G$1]) / 100)*[.$G$2]+[.$G$3]" office:value-type="float" office:value="0.0876306680043863" calcext:value-type="float">
            <text:p>0,087630668004386</text:p>
          </table:table-cell>
          <table:table-cell table:formula="of:=COS(2*PI()*[.A433]/100)" office:value-type="float" office:value="-0.481753674101717" calcext:value-type="float">
            <text:p>-0,481753674101717</text:p>
          </table:table-cell>
          <table:table-cell table:number-columns-repeated="11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SIN((2*PI()*[.A434] - [.$G$1]) / 100)*[.$G$2]+[.$G$3]" office:value-type="float" office:value="0.0844327925502016" calcext:value-type="float">
            <text:p>0,084432792550202</text:p>
          </table:table-cell>
          <table:table-cell table:formula="of:=COS(2*PI()*[.A434]/100)" office:value-type="float" office:value="-0.535826794978995" calcext:value-type="float">
            <text:p>-0,535826794978995</text:p>
          </table:table-cell>
          <table:table-cell table:number-columns-repeated="11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SIN((2*PI()*[.A435] - [.$G$1]) / 100)*[.$G$2]+[.$G$3]" office:value-type="float" office:value="0.0809016994374947" calcext:value-type="float">
            <text:p>0,080901699437495</text:p>
          </table:table-cell>
          <table:table-cell table:formula="of:=COS(2*PI()*[.A435]/100)" office:value-type="float" office:value="-0.587785252292474" calcext:value-type="float">
            <text:p>-0,587785252292474</text:p>
          </table:table-cell>
          <table:table-cell table:number-columns-repeated="11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SIN((2*PI()*[.A436] - [.$G$1]) / 100)*[.$G$2]+[.$G$3]" office:value-type="float" office:value="0.0770513242775791" calcext:value-type="float">
            <text:p>0,077051324277579</text:p>
          </table:table-cell>
          <table:table-cell table:formula="of:=COS(2*PI()*[.A436]/100)" office:value-type="float" office:value="-0.637423989748687" calcext:value-type="float">
            <text:p>-0,637423989748687</text:p>
          </table:table-cell>
          <table:table-cell table:number-columns-repeated="11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SIN((2*PI()*[.A437] - [.$G$1]) / 100)*[.$G$2]+[.$G$3]" office:value-type="float" office:value="0.0728968627421412" calcext:value-type="float">
            <text:p>0,072896862742141</text:p>
          </table:table-cell>
          <table:table-cell table:formula="of:=COS(2*PI()*[.A437]/100)" office:value-type="float" office:value="-0.684547105928689" calcext:value-type="float">
            <text:p>-0,684547105928689</text:p>
          </table:table-cell>
          <table:table-cell table:number-columns-repeated="11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SIN((2*PI()*[.A438] - [.$G$1]) / 100)*[.$G$2]+[.$G$3]" office:value-type="float" office:value="0.0684547105928689" calcext:value-type="float">
            <text:p>0,068454710592869</text:p>
          </table:table-cell>
          <table:table-cell table:formula="of:=COS(2*PI()*[.A438]/100)" office:value-type="float" office:value="-0.728968627421411" calcext:value-type="float">
            <text:p>-0,728968627421411</text:p>
          </table:table-cell>
          <table:table-cell table:number-columns-repeated="11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SIN((2*PI()*[.A439] - [.$G$1]) / 100)*[.$G$2]+[.$G$3]" office:value-type="float" office:value="0.063742398974869" calcext:value-type="float">
            <text:p>0,063742398974869</text:p>
          </table:table-cell>
          <table:table-cell table:formula="of:=COS(2*PI()*[.A439]/100)" office:value-type="float" office:value="-0.770513242775789" calcext:value-type="float">
            <text:p>-0,770513242775789</text:p>
          </table:table-cell>
          <table:table-cell table:number-columns-repeated="11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SIN((2*PI()*[.A440] - [.$G$1]) / 100)*[.$G$2]+[.$G$3]" office:value-type="float" office:value="0.0587785252292474" calcext:value-type="float">
            <text:p>0,058778525229247</text:p>
          </table:table-cell>
          <table:table-cell table:formula="of:=COS(2*PI()*[.A440]/100)" office:value-type="float" office:value="-0.809016994374947" calcext:value-type="float">
            <text:p>-0,809016994374947</text:p>
          </table:table-cell>
          <table:table-cell table:number-columns-repeated="11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SIN((2*PI()*[.A441] - [.$G$1]) / 100)*[.$G$2]+[.$G$3]" office:value-type="float" office:value="0.0535826794978998" calcext:value-type="float">
            <text:p>0,0535826794979</text:p>
          </table:table-cell>
          <table:table-cell table:formula="of:=COS(2*PI()*[.A441]/100)" office:value-type="float" office:value="-0.844327925502014" calcext:value-type="float">
            <text:p>-0,844327925502014</text:p>
          </table:table-cell>
          <table:table-cell table:number-columns-repeated="11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SIN((2*PI()*[.A442] - [.$G$1]) / 100)*[.$G$2]+[.$G$3]" office:value-type="float" office:value="0.0481753674101714" calcext:value-type="float">
            <text:p>0,048175367410171</text:p>
          </table:table-cell>
          <table:table-cell table:formula="of:=COS(2*PI()*[.A442]/100)" office:value-type="float" office:value="-0.876306680043864" calcext:value-type="float">
            <text:p>-0,876306680043864</text:p>
          </table:table-cell>
          <table:table-cell table:number-columns-repeated="11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SIN((2*PI()*[.A443] - [.$G$1]) / 100)*[.$G$2]+[.$G$3]" office:value-type="float" office:value="0.0425779291565075" calcext:value-type="float">
            <text:p>0,042577929156508</text:p>
          </table:table-cell>
          <table:table-cell table:formula="of:=COS(2*PI()*[.A443]/100)" office:value-type="float" office:value="-0.904827052466019" calcext:value-type="float">
            <text:p>-0,904827052466019</text:p>
          </table:table-cell>
          <table:table-cell table:number-columns-repeated="11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SIN((2*PI()*[.A444] - [.$G$1]) / 100)*[.$G$2]+[.$G$3]" office:value-type="float" office:value="0.0368124552684677" calcext:value-type="float">
            <text:p>0,036812455268468</text:p>
          </table:table-cell>
          <table:table-cell table:formula="of:=COS(2*PI()*[.A444]/100)" office:value-type="float" office:value="-0.929776485888252" calcext:value-type="float">
            <text:p>-0,929776485888252</text:p>
          </table:table-cell>
          <table:table-cell table:number-columns-repeated="11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SIN((2*PI()*[.A445] - [.$G$1]) / 100)*[.$G$2]+[.$G$3]" office:value-type="float" office:value="0.030901699437495" calcext:value-type="float">
            <text:p>0,030901699437495</text:p>
          </table:table-cell>
          <table:table-cell table:formula="of:=COS(2*PI()*[.A445]/100)" office:value-type="float" office:value="-0.951056516295153" calcext:value-type="float">
            <text:p>-0,951056516295153</text:p>
          </table:table-cell>
          <table:table-cell table:number-columns-repeated="11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SIN((2*PI()*[.A446] - [.$G$1]) / 100)*[.$G$2]+[.$G$3]" office:value-type="float" office:value="0.0248689887164854" calcext:value-type="float">
            <text:p>0,024868988716486</text:p>
          </table:table-cell>
          <table:table-cell table:formula="of:=COS(2*PI()*[.A446]/100)" office:value-type="float" office:value="-0.968583161128631" calcext:value-type="float">
            <text:p>-0,968583161128631</text:p>
          </table:table-cell>
          <table:table-cell table:number-columns-repeated="11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SIN((2*PI()*[.A447] - [.$G$1]) / 100)*[.$G$2]+[.$G$3]" office:value-type="float" office:value="0.0187381314585728" calcext:value-type="float">
            <text:p>0,018738131458573</text:p>
          </table:table-cell>
          <table:table-cell table:formula="of:=COS(2*PI()*[.A447]/100)" office:value-type="float" office:value="-0.982287250728688" calcext:value-type="float">
            <text:p>-0,982287250728688</text:p>
          </table:table-cell>
          <table:table-cell table:number-columns-repeated="11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SIN((2*PI()*[.A448] - [.$G$1]) / 100)*[.$G$2]+[.$G$3]" office:value-type="float" office:value="0.0125333233564305" calcext:value-type="float">
            <text:p>0,012533323356431</text:p>
          </table:table-cell>
          <table:table-cell table:formula="of:=COS(2*PI()*[.A448]/100)" office:value-type="float" office:value="-0.992114701314478" calcext:value-type="float">
            <text:p>-0,992114701314478</text:p>
          </table:table-cell>
          <table:table-cell table:number-columns-repeated="11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SIN((2*PI()*[.A449] - [.$G$1]) / 100)*[.$G$2]+[.$G$3]" office:value-type="float" office:value="0.00627905195293141" calcext:value-type="float">
            <text:p>0,006279051952931</text:p>
          </table:table-cell>
          <table:table-cell table:formula="of:=COS(2*PI()*[.A449]/100)" office:value-type="float" office:value="-0.998026728428271" calcext:value-type="float">
            <text:p>-0,998026728428271</text:p>
          </table:table-cell>
          <table:table-cell table:number-columns-repeated="11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SIN((2*PI()*[.A450] - [.$G$1]) / 100)*[.$G$2]+[.$G$3]" office:value-type="float" office:value="1.10218211923262E-016" calcext:value-type="float">
            <text:p>1,10218211923262E-16</text:p>
          </table:table-cell>
          <table:table-cell table:formula="of:=COS(2*PI()*[.A450]/100)"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SIN((2*PI()*[.A451] - [.$G$1]) / 100)*[.$G$2]+[.$G$3]" office:value-type="float" office:value="-0.00627905195293155" calcext:value-type="float">
            <text:p>-0,006279051952932</text:p>
          </table:table-cell>
          <table:table-cell table:formula="of:=COS(2*PI()*[.A451]/100)" office:value-type="float" office:value="-0.998026728428271" calcext:value-type="float">
            <text:p>-0,998026728428271</text:p>
          </table:table-cell>
          <table:table-cell table:number-columns-repeated="11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SIN((2*PI()*[.A452] - [.$G$1]) / 100)*[.$G$2]+[.$G$3]" office:value-type="float" office:value="-0.0125333233564302" calcext:value-type="float">
            <text:p>-0,01253332335643</text:p>
          </table:table-cell>
          <table:table-cell table:formula="of:=COS(2*PI()*[.A452]/100)" office:value-type="float" office:value="-0.992114701314478" calcext:value-type="float">
            <text:p>-0,992114701314478</text:p>
          </table:table-cell>
          <table:table-cell table:number-columns-repeated="11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SIN((2*PI()*[.A453] - [.$G$1]) / 100)*[.$G$2]+[.$G$3]" office:value-type="float" office:value="-0.0187381314585726" calcext:value-type="float">
            <text:p>-0,018738131458573</text:p>
          </table:table-cell>
          <table:table-cell table:formula="of:=COS(2*PI()*[.A453]/100)" office:value-type="float" office:value="-0.982287250728688" calcext:value-type="float">
            <text:p>-0,982287250728688</text:p>
          </table:table-cell>
          <table:table-cell table:number-columns-repeated="11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SIN((2*PI()*[.A454] - [.$G$1]) / 100)*[.$G$2]+[.$G$3]" office:value-type="float" office:value="-0.0248689887164852" calcext:value-type="float">
            <text:p>-0,024868988716485</text:p>
          </table:table-cell>
          <table:table-cell table:formula="of:=COS(2*PI()*[.A454]/100)" office:value-type="float" office:value="-0.968583161128632" calcext:value-type="float">
            <text:p>-0,968583161128632</text:p>
          </table:table-cell>
          <table:table-cell table:number-columns-repeated="11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SIN((2*PI()*[.A455] - [.$G$1]) / 100)*[.$G$2]+[.$G$3]" office:value-type="float" office:value="-0.0309016994374948" calcext:value-type="float">
            <text:p>-0,030901699437495</text:p>
          </table:table-cell>
          <table:table-cell table:formula="of:=COS(2*PI()*[.A455]/100)" office:value-type="float" office:value="-0.951056516295153" calcext:value-type="float">
            <text:p>-0,951056516295153</text:p>
          </table:table-cell>
          <table:table-cell table:number-columns-repeated="11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SIN((2*PI()*[.A456] - [.$G$1]) / 100)*[.$G$2]+[.$G$3]" office:value-type="float" office:value="-0.0368124552684675" calcext:value-type="float">
            <text:p>-0,036812455268468</text:p>
          </table:table-cell>
          <table:table-cell table:formula="of:=COS(2*PI()*[.A456]/100)" office:value-type="float" office:value="-0.929776485888253" calcext:value-type="float">
            <text:p>-0,929776485888253</text:p>
          </table:table-cell>
          <table:table-cell table:number-columns-repeated="11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SIN((2*PI()*[.A457] - [.$G$1]) / 100)*[.$G$2]+[.$G$3]" office:value-type="float" office:value="-0.0425779291565073" calcext:value-type="float">
            <text:p>-0,042577929156507</text:p>
          </table:table-cell>
          <table:table-cell table:formula="of:=COS(2*PI()*[.A457]/100)" office:value-type="float" office:value="-0.90482705246602" calcext:value-type="float">
            <text:p>-0,90482705246602</text:p>
          </table:table-cell>
          <table:table-cell table:number-columns-repeated="11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SIN((2*PI()*[.A458] - [.$G$1]) / 100)*[.$G$2]+[.$G$3]" office:value-type="float" office:value="-0.0481753674101712" calcext:value-type="float">
            <text:p>-0,048175367410171</text:p>
          </table:table-cell>
          <table:table-cell table:formula="of:=COS(2*PI()*[.A458]/100)" office:value-type="float" office:value="-0.876306680043865" calcext:value-type="float">
            <text:p>-0,876306680043865</text:p>
          </table:table-cell>
          <table:table-cell table:number-columns-repeated="11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SIN((2*PI()*[.A459] - [.$G$1]) / 100)*[.$G$2]+[.$G$3]" office:value-type="float" office:value="-0.0535826794978996" calcext:value-type="float">
            <text:p>-0,0535826794979</text:p>
          </table:table-cell>
          <table:table-cell table:formula="of:=COS(2*PI()*[.A459]/100)" office:value-type="float" office:value="-0.844327925502016" calcext:value-type="float">
            <text:p>-0,844327925502016</text:p>
          </table:table-cell>
          <table:table-cell table:number-columns-repeated="11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SIN((2*PI()*[.A460] - [.$G$1]) / 100)*[.$G$2]+[.$G$3]" office:value-type="float" office:value="-0.0587785252292475" calcext:value-type="float">
            <text:p>-0,058778525229248</text:p>
          </table:table-cell>
          <table:table-cell table:formula="of:=COS(2*PI()*[.A460]/100)" office:value-type="float" office:value="-0.809016994374946" calcext:value-type="float">
            <text:p>-0,809016994374946</text:p>
          </table:table-cell>
          <table:table-cell table:number-columns-repeated="11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SIN((2*PI()*[.A461] - [.$G$1]) / 100)*[.$G$2]+[.$G$3]" office:value-type="float" office:value="-0.0637423989748689" calcext:value-type="float">
            <text:p>-0,063742398974869</text:p>
          </table:table-cell>
          <table:table-cell table:formula="of:=COS(2*PI()*[.A461]/100)" office:value-type="float" office:value="-0.77051324277579" calcext:value-type="float">
            <text:p>-0,77051324277579</text:p>
          </table:table-cell>
          <table:table-cell table:number-columns-repeated="11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SIN((2*PI()*[.A462] - [.$G$1]) / 100)*[.$G$2]+[.$G$3]" office:value-type="float" office:value="-0.068454710592869" calcext:value-type="float">
            <text:p>-0,068454710592869</text:p>
          </table:table-cell>
          <table:table-cell table:formula="of:=COS(2*PI()*[.A462]/100)" office:value-type="float" office:value="-0.72896862742141" calcext:value-type="float">
            <text:p>-0,72896862742141</text:p>
          </table:table-cell>
          <table:table-cell table:number-columns-repeated="11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SIN((2*PI()*[.A463] - [.$G$1]) / 100)*[.$G$2]+[.$G$3]" office:value-type="float" office:value="-0.072896862742141" calcext:value-type="float">
            <text:p>-0,072896862742141</text:p>
          </table:table-cell>
          <table:table-cell table:formula="of:=COS(2*PI()*[.A463]/100)" office:value-type="float" office:value="-0.68454710592869" calcext:value-type="float">
            <text:p>-0,68454710592869</text:p>
          </table:table-cell>
          <table:table-cell table:number-columns-repeated="11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SIN((2*PI()*[.A464] - [.$G$1]) / 100)*[.$G$2]+[.$G$3]" office:value-type="float" office:value="-0.077051324277579" calcext:value-type="float">
            <text:p>-0,077051324277579</text:p>
          </table:table-cell>
          <table:table-cell table:formula="of:=COS(2*PI()*[.A464]/100)" office:value-type="float" office:value="-0.637423989748689" calcext:value-type="float">
            <text:p>-0,637423989748689</text:p>
          </table:table-cell>
          <table:table-cell table:number-columns-repeated="11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SIN((2*PI()*[.A465] - [.$G$1]) / 100)*[.$G$2]+[.$G$3]" office:value-type="float" office:value="-0.0809016994374946" calcext:value-type="float">
            <text:p>-0,080901699437495</text:p>
          </table:table-cell>
          <table:table-cell table:formula="of:=COS(2*PI()*[.A465]/100)" office:value-type="float" office:value="-0.587785252292475" calcext:value-type="float">
            <text:p>-0,587785252292475</text:p>
          </table:table-cell>
          <table:table-cell table:number-columns-repeated="11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SIN((2*PI()*[.A466] - [.$G$1]) / 100)*[.$G$2]+[.$G$3]" office:value-type="float" office:value="-0.0844327925502015" calcext:value-type="float">
            <text:p>-0,084432792550202</text:p>
          </table:table-cell>
          <table:table-cell table:formula="of:=COS(2*PI()*[.A466]/100)" office:value-type="float" office:value="-0.535826794978996" calcext:value-type="float">
            <text:p>-0,535826794978996</text:p>
          </table:table-cell>
          <table:table-cell table:number-columns-repeated="11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SIN((2*PI()*[.A467] - [.$G$1]) / 100)*[.$G$2]+[.$G$3]" office:value-type="float" office:value="-0.0876306680043862" calcext:value-type="float">
            <text:p>-0,087630668004386</text:p>
          </table:table-cell>
          <table:table-cell table:formula="of:=COS(2*PI()*[.A467]/100)" office:value-type="float" office:value="-0.481753674101718" calcext:value-type="float">
            <text:p>-0,481753674101718</text:p>
          </table:table-cell>
          <table:table-cell table:number-columns-repeated="11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SIN((2*PI()*[.A468] - [.$G$1]) / 100)*[.$G$2]+[.$G$3]" office:value-type="float" office:value="-0.090482705246602" calcext:value-type="float">
            <text:p>-0,090482705246602</text:p>
          </table:table-cell>
          <table:table-cell table:formula="of:=COS(2*PI()*[.A468]/100)" office:value-type="float" office:value="-0.425779291565073" calcext:value-type="float">
            <text:p>-0,425779291565073</text:p>
          </table:table-cell>
          <table:table-cell table:number-columns-repeated="11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SIN((2*PI()*[.A469] - [.$G$1]) / 100)*[.$G$2]+[.$G$3]" office:value-type="float" office:value="-0.092977648588825" calcext:value-type="float">
            <text:p>-0,092977648588825</text:p>
          </table:table-cell>
          <table:table-cell table:formula="of:=COS(2*PI()*[.A469]/100)" office:value-type="float" office:value="-0.368124552684682" calcext:value-type="float">
            <text:p>-0,368124552684682</text:p>
          </table:table-cell>
          <table:table-cell table:number-columns-repeated="11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SIN((2*PI()*[.A470] - [.$G$1]) / 100)*[.$G$2]+[.$G$3]" office:value-type="float" office:value="-0.0951056516295153" calcext:value-type="float">
            <text:p>-0,095105651629515</text:p>
          </table:table-cell>
          <table:table-cell table:formula="of:=COS(2*PI()*[.A470]/100)" office:value-type="float" office:value="-0.309016994374948" calcext:value-type="float">
            <text:p>-0,309016994374948</text:p>
          </table:table-cell>
          <table:table-cell table:number-columns-repeated="11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SIN((2*PI()*[.A471] - [.$G$1]) / 100)*[.$G$2]+[.$G$3]" office:value-type="float" office:value="-0.0968583161128632" calcext:value-type="float">
            <text:p>-0,096858316112863</text:p>
          </table:table-cell>
          <table:table-cell table:formula="of:=COS(2*PI()*[.A471]/100)" office:value-type="float" office:value="-0.248689887164853" calcext:value-type="float">
            <text:p>-0,248689887164853</text:p>
          </table:table-cell>
          <table:table-cell table:number-columns-repeated="11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SIN((2*PI()*[.A472] - [.$G$1]) / 100)*[.$G$2]+[.$G$3]" office:value-type="float" office:value="-0.0982287250728688" calcext:value-type="float">
            <text:p>-0,098228725072869</text:p>
          </table:table-cell>
          <table:table-cell table:formula="of:=COS(2*PI()*[.A472]/100)" office:value-type="float" office:value="-0.187381314585726" calcext:value-type="float">
            <text:p>-0,187381314585726</text:p>
          </table:table-cell>
          <table:table-cell table:number-columns-repeated="11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SIN((2*PI()*[.A473] - [.$G$1]) / 100)*[.$G$2]+[.$G$3]" office:value-type="float" office:value="-0.0992114701314478" calcext:value-type="float">
            <text:p>-0,099211470131448</text:p>
          </table:table-cell>
          <table:table-cell table:formula="of:=COS(2*PI()*[.A473]/100)" office:value-type="float" office:value="-0.125333233564303" calcext:value-type="float">
            <text:p>-0,125333233564303</text:p>
          </table:table-cell>
          <table:table-cell table:number-columns-repeated="11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SIN((2*PI()*[.A474] - [.$G$1]) / 100)*[.$G$2]+[.$G$3]" office:value-type="float" office:value="-0.0998026728428271" calcext:value-type="float">
            <text:p>-0,099802672842827</text:p>
          </table:table-cell>
          <table:table-cell table:formula="of:=COS(2*PI()*[.A474]/100)" office:value-type="float" office:value="-0.062790519529316" calcext:value-type="float">
            <text:p>-0,062790519529316</text:p>
          </table:table-cell>
          <table:table-cell table:number-columns-repeated="11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SIN((2*PI()*[.A475] - [.$G$1]) / 100)*[.$G$2]+[.$G$3]" office:value-type="float" office:value="-0.1" calcext:value-type="float">
            <text:p>-0,1</text:p>
          </table:table-cell>
          <table:table-cell table:formula="of:=COS(2*PI()*[.A475]/100)" office:value-type="float" office:value="6.12942380210265E-016" calcext:value-type="float">
            <text:p>6,12942380210265E-16</text:p>
          </table:table-cell>
          <table:table-cell table:number-columns-repeated="11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SIN((2*PI()*[.A476] - [.$G$1]) / 100)*[.$G$2]+[.$G$3]" office:value-type="float" office:value="-0.0998026728428272" calcext:value-type="float">
            <text:p>-0,099802672842827</text:p>
          </table:table-cell>
          <table:table-cell table:formula="of:=COS(2*PI()*[.A476]/100)" office:value-type="float" office:value="0.0627905195293101" calcext:value-type="float">
            <text:p>0,06279051952931</text:p>
          </table:table-cell>
          <table:table-cell table:number-columns-repeated="11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SIN((2*PI()*[.A477] - [.$G$1]) / 100)*[.$G$2]+[.$G$3]" office:value-type="float" office:value="-0.0992114701314478" calcext:value-type="float">
            <text:p>-0,099211470131448</text:p>
          </table:table-cell>
          <table:table-cell table:formula="of:=COS(2*PI()*[.A477]/100)" office:value-type="float" office:value="0.125333233564304" calcext:value-type="float">
            <text:p>0,125333233564304</text:p>
          </table:table-cell>
          <table:table-cell table:number-columns-repeated="11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SIN((2*PI()*[.A478] - [.$G$1]) / 100)*[.$G$2]+[.$G$3]" office:value-type="float" office:value="-0.098228725072869" calcext:value-type="float">
            <text:p>-0,098228725072869</text:p>
          </table:table-cell>
          <table:table-cell table:formula="of:=COS(2*PI()*[.A478]/100)" office:value-type="float" office:value="0.187381314585721" calcext:value-type="float">
            <text:p>0,187381314585721</text:p>
          </table:table-cell>
          <table:table-cell table:number-columns-repeated="11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SIN((2*PI()*[.A479] - [.$G$1]) / 100)*[.$G$2]+[.$G$3]" office:value-type="float" office:value="-0.0968583161128631" calcext:value-type="float">
            <text:p>-0,096858316112863</text:p>
          </table:table-cell>
          <table:table-cell table:formula="of:=COS(2*PI()*[.A479]/100)" office:value-type="float" office:value="0.248689887164854" calcext:value-type="float">
            <text:p>0,248689887164854</text:p>
          </table:table-cell>
          <table:table-cell table:number-columns-repeated="11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SIN((2*PI()*[.A480] - [.$G$1]) / 100)*[.$G$2]+[.$G$3]" office:value-type="float" office:value="-0.0951056516295155" calcext:value-type="float">
            <text:p>-0,095105651629516</text:p>
          </table:table-cell>
          <table:table-cell table:formula="of:=COS(2*PI()*[.A480]/100)" office:value-type="float" office:value="0.309016994374943" calcext:value-type="float">
            <text:p>0,309016994374943</text:p>
          </table:table-cell>
          <table:table-cell table:number-columns-repeated="11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SIN((2*PI()*[.A481] - [.$G$1]) / 100)*[.$G$2]+[.$G$3]" office:value-type="float" office:value="-0.0929776485888252" calcext:value-type="float">
            <text:p>-0,092977648588825</text:p>
          </table:table-cell>
          <table:table-cell table:formula="of:=COS(2*PI()*[.A481]/100)" office:value-type="float" office:value="0.368124552684676" calcext:value-type="float">
            <text:p>0,368124552684676</text:p>
          </table:table-cell>
          <table:table-cell table:number-columns-repeated="11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SIN((2*PI()*[.A482] - [.$G$1]) / 100)*[.$G$2]+[.$G$3]" office:value-type="float" office:value="-0.0904827052466019" calcext:value-type="float">
            <text:p>-0,090482705246602</text:p>
          </table:table-cell>
          <table:table-cell table:formula="of:=COS(2*PI()*[.A482]/100)" office:value-type="float" office:value="0.425779291565074" calcext:value-type="float">
            <text:p>0,425779291565074</text:p>
          </table:table-cell>
          <table:table-cell table:number-columns-repeated="11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SIN((2*PI()*[.A483] - [.$G$1]) / 100)*[.$G$2]+[.$G$3]" office:value-type="float" office:value="-0.0876306680043865" calcext:value-type="float">
            <text:p>-0,087630668004387</text:p>
          </table:table-cell>
          <table:table-cell table:formula="of:=COS(2*PI()*[.A483]/100)" office:value-type="float" office:value="0.481753674101713" calcext:value-type="float">
            <text:p>0,481753674101713</text:p>
          </table:table-cell>
          <table:table-cell table:number-columns-repeated="11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SIN((2*PI()*[.A484] - [.$G$1]) / 100)*[.$G$2]+[.$G$3]" office:value-type="float" office:value="-0.0844327925502015" calcext:value-type="float">
            <text:p>-0,084432792550202</text:p>
          </table:table-cell>
          <table:table-cell table:formula="of:=COS(2*PI()*[.A484]/100)" office:value-type="float" office:value="0.535826794978997" calcext:value-type="float">
            <text:p>0,535826794978997</text:p>
          </table:table-cell>
          <table:table-cell table:number-columns-repeated="11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SIN((2*PI()*[.A485] - [.$G$1]) / 100)*[.$G$2]+[.$G$3]" office:value-type="float" office:value="-0.0809016994374949" calcext:value-type="float">
            <text:p>-0,080901699437495</text:p>
          </table:table-cell>
          <table:table-cell table:formula="of:=COS(2*PI()*[.A485]/100)" office:value-type="float" office:value="0.587785252292471" calcext:value-type="float">
            <text:p>0,587785252292471</text:p>
          </table:table-cell>
          <table:table-cell table:number-columns-repeated="11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SIN((2*PI()*[.A486] - [.$G$1]) / 100)*[.$G$2]+[.$G$3]" office:value-type="float" office:value="-0.0770513242775789" calcext:value-type="float">
            <text:p>-0,077051324277579</text:p>
          </table:table-cell>
          <table:table-cell table:formula="of:=COS(2*PI()*[.A486]/100)" office:value-type="float" office:value="0.63742398974869" calcext:value-type="float">
            <text:p>0,63742398974869</text:p>
          </table:table-cell>
          <table:table-cell table:number-columns-repeated="11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SIN((2*PI()*[.A487] - [.$G$1]) / 100)*[.$G$2]+[.$G$3]" office:value-type="float" office:value="-0.0728968627421414" calcext:value-type="float">
            <text:p>-0,072896862742141</text:p>
          </table:table-cell>
          <table:table-cell table:formula="of:=COS(2*PI()*[.A487]/100)" office:value-type="float" office:value="0.684547105928686" calcext:value-type="float">
            <text:p>0,684547105928686</text:p>
          </table:table-cell>
          <table:table-cell table:number-columns-repeated="11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SIN((2*PI()*[.A488] - [.$G$1]) / 100)*[.$G$2]+[.$G$3]" office:value-type="float" office:value="-0.0684547105928689" calcext:value-type="float">
            <text:p>-0,068454710592869</text:p>
          </table:table-cell>
          <table:table-cell table:formula="of:=COS(2*PI()*[.A488]/100)" office:value-type="float" office:value="0.728968627421411" calcext:value-type="float">
            <text:p>0,728968627421411</text:p>
          </table:table-cell>
          <table:table-cell table:number-columns-repeated="11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SIN((2*PI()*[.A489] - [.$G$1]) / 100)*[.$G$2]+[.$G$3]" office:value-type="float" office:value="-0.0637423989748693" calcext:value-type="float">
            <text:p>-0,063742398974869</text:p>
          </table:table-cell>
          <table:table-cell table:formula="of:=COS(2*PI()*[.A489]/100)" office:value-type="float" office:value="0.770513242775786" calcext:value-type="float">
            <text:p>0,770513242775786</text:p>
          </table:table-cell>
          <table:table-cell table:number-columns-repeated="11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SIN((2*PI()*[.A490] - [.$G$1]) / 100)*[.$G$2]+[.$G$3]" office:value-type="float" office:value="-0.0587785252292474" calcext:value-type="float">
            <text:p>-0,058778525229248</text:p>
          </table:table-cell>
          <table:table-cell table:formula="of:=COS(2*PI()*[.A490]/100)" office:value-type="float" office:value="0.809016994374947" calcext:value-type="float">
            <text:p>0,809016994374947</text:p>
          </table:table-cell>
          <table:table-cell table:number-columns-repeated="11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SIN((2*PI()*[.A491] - [.$G$1]) / 100)*[.$G$2]+[.$G$3]" office:value-type="float" office:value="-0.0535826794978995" calcext:value-type="float">
            <text:p>-0,0535826794979</text:p>
          </table:table-cell>
          <table:table-cell table:formula="of:=COS(2*PI()*[.A491]/100)" office:value-type="float" office:value="0.844327925502016" calcext:value-type="float">
            <text:p>0,844327925502016</text:p>
          </table:table-cell>
          <table:table-cell table:number-columns-repeated="11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SIN((2*PI()*[.A492] - [.$G$1]) / 100)*[.$G$2]+[.$G$3]" office:value-type="float" office:value="-0.0481753674101717" calcext:value-type="float">
            <text:p>-0,048175367410172</text:p>
          </table:table-cell>
          <table:table-cell table:formula="of:=COS(2*PI()*[.A492]/100)" office:value-type="float" office:value="0.876306680043863" calcext:value-type="float">
            <text:p>0,876306680043863</text:p>
          </table:table-cell>
          <table:table-cell table:number-columns-repeated="11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SIN((2*PI()*[.A493] - [.$G$1]) / 100)*[.$G$2]+[.$G$3]" office:value-type="float" office:value="-0.0425779291565072" calcext:value-type="float">
            <text:p>-0,042577929156507</text:p>
          </table:table-cell>
          <table:table-cell table:formula="of:=COS(2*PI()*[.A493]/100)" office:value-type="float" office:value="0.90482705246602" calcext:value-type="float">
            <text:p>0,90482705246602</text:p>
          </table:table-cell>
          <table:table-cell table:number-columns-repeated="11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SIN((2*PI()*[.A494] - [.$G$1]) / 100)*[.$G$2]+[.$G$3]" office:value-type="float" office:value="-0.036812455268468" calcext:value-type="float">
            <text:p>-0,036812455268468</text:p>
          </table:table-cell>
          <table:table-cell table:formula="of:=COS(2*PI()*[.A494]/100)" office:value-type="float" office:value="0.92977648588825" calcext:value-type="float">
            <text:p>0,92977648588825</text:p>
          </table:table-cell>
          <table:table-cell table:number-columns-repeated="11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SIN((2*PI()*[.A495] - [.$G$1]) / 100)*[.$G$2]+[.$G$3]" office:value-type="float" office:value="-0.0309016994374947" calcext:value-type="float">
            <text:p>-0,030901699437495</text:p>
          </table:table-cell>
          <table:table-cell table:formula="of:=COS(2*PI()*[.A495]/100)" office:value-type="float" office:value="0.951056516295154" calcext:value-type="float">
            <text:p>0,951056516295154</text:p>
          </table:table-cell>
          <table:table-cell table:number-columns-repeated="11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SIN((2*PI()*[.A496] - [.$G$1]) / 100)*[.$G$2]+[.$G$3]" office:value-type="float" office:value="-0.0248689887164858" calcext:value-type="float">
            <text:p>-0,024868988716486</text:p>
          </table:table-cell>
          <table:table-cell table:formula="of:=COS(2*PI()*[.A496]/100)" office:value-type="float" office:value="0.96858316112863" calcext:value-type="float">
            <text:p>0,96858316112863</text:p>
          </table:table-cell>
          <table:table-cell table:number-columns-repeated="11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SIN((2*PI()*[.A497] - [.$G$1]) / 100)*[.$G$2]+[.$G$3]" office:value-type="float" office:value="-0.0187381314585725" calcext:value-type="float">
            <text:p>-0,018738131458573</text:p>
          </table:table-cell>
          <table:table-cell table:formula="of:=COS(2*PI()*[.A497]/100)" office:value-type="float" office:value="0.982287250728689" calcext:value-type="float">
            <text:p>0,982287250728689</text:p>
          </table:table-cell>
          <table:table-cell table:number-columns-repeated="11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SIN((2*PI()*[.A498] - [.$G$1]) / 100)*[.$G$2]+[.$G$3]" office:value-type="float" office:value="-0.0125333233564308" calcext:value-type="float">
            <text:p>-0,012533323356431</text:p>
          </table:table-cell>
          <table:table-cell table:formula="of:=COS(2*PI()*[.A498]/100)" office:value-type="float" office:value="0.992114701314477" calcext:value-type="float">
            <text:p>0,992114701314477</text:p>
          </table:table-cell>
          <table:table-cell table:number-columns-repeated="11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SIN((2*PI()*[.A499] - [.$G$1]) / 100)*[.$G$2]+[.$G$3]" office:value-type="float" office:value="-0.00627905195293143" calcext:value-type="float">
            <text:p>-0,006279051952931</text:p>
          </table:table-cell>
          <table:table-cell table:formula="of:=COS(2*PI()*[.A499]/100)" office:value-type="float" office:value="0.998026728428271" calcext:value-type="float">
            <text:p>0,998026728428271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SIN((2*PI()*[.A500] - [.$G$1]) / 100)*[.$G$2]+[.$G$3]" office:value-type="float" office:value="-4.77736047794785E-016" calcext:value-type="float">
            <text:p>-4,77736047794785E-16</text:p>
          </table:table-cell>
          <table:table-cell table:formula="of:=COS(2*PI()*[.A500]/100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SIN((2*PI()*[.A501] - [.$G$1]) / 100)*[.$G$2]+[.$G$3]" office:value-type="float" office:value="0.00627905195293118" calcext:value-type="float">
            <text:p>0,006279051952931</text:p>
          </table:table-cell>
          <table:table-cell table:formula="of:=COS(2*PI()*[.A501]/100)" office:value-type="float" office:value="0.998026728428272" calcext:value-type="float">
            <text:p>0,998026728428272</text:p>
          </table:table-cell>
          <table:table-cell table:number-columns-repeated="11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SIN((2*PI()*[.A502] - [.$G$1]) / 100)*[.$G$2]+[.$G$3]" office:value-type="float" office:value="0.0125333233564306" calcext:value-type="float">
            <text:p>0,012533323356431</text:p>
          </table:table-cell>
          <table:table-cell table:formula="of:=COS(2*PI()*[.A502]/100)" office:value-type="float" office:value="0.992114701314478" calcext:value-type="float">
            <text:p>0,992114701314478</text:p>
          </table:table-cell>
          <table:table-cell table:number-columns-repeated="11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SIN((2*PI()*[.A503] - [.$G$1]) / 100)*[.$G$2]+[.$G$3]" office:value-type="float" office:value="0.0187381314585722" calcext:value-type="float">
            <text:p>0,018738131458572</text:p>
          </table:table-cell>
          <table:table-cell table:formula="of:=COS(2*PI()*[.A503]/100)" office:value-type="float" office:value="0.982287250728689" calcext:value-type="float">
            <text:p>0,982287250728689</text:p>
          </table:table-cell>
          <table:table-cell table:number-columns-repeated="11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SIN((2*PI()*[.A504] - [.$G$1]) / 100)*[.$G$2]+[.$G$3]" office:value-type="float" office:value="0.0248689887164856" calcext:value-type="float">
            <text:p>0,024868988716486</text:p>
          </table:table-cell>
          <table:table-cell table:formula="of:=COS(2*PI()*[.A504]/100)" office:value-type="float" office:value="0.968583161128631" calcext:value-type="float">
            <text:p>0,968583161128631</text:p>
          </table:table-cell>
          <table:table-cell table:number-columns-repeated="11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SIN((2*PI()*[.A505] - [.$G$1]) / 100)*[.$G$2]+[.$G$3]" office:value-type="float" office:value="0.0309016994374945" calcext:value-type="float">
            <text:p>0,030901699437495</text:p>
          </table:table-cell>
          <table:table-cell table:formula="of:=COS(2*PI()*[.A505]/100)" office:value-type="float" office:value="0.951056516295155" calcext:value-type="float">
            <text:p>0,951056516295155</text:p>
          </table:table-cell>
          <table:table-cell table:number-columns-repeated="11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SIN((2*PI()*[.A506] - [.$G$1]) / 100)*[.$G$2]+[.$G$3]" office:value-type="float" office:value="0.0368124552684678" calcext:value-type="float">
            <text:p>0,036812455268468</text:p>
          </table:table-cell>
          <table:table-cell table:formula="of:=COS(2*PI()*[.A506]/100)" office:value-type="float" office:value="0.929776485888251" calcext:value-type="float">
            <text:p>0,929776485888251</text:p>
          </table:table-cell>
          <table:table-cell table:number-columns-repeated="11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SIN((2*PI()*[.A507] - [.$G$1]) / 100)*[.$G$2]+[.$G$3]" office:value-type="float" office:value="0.0425779291565069" calcext:value-type="float">
            <text:p>0,042577929156507</text:p>
          </table:table-cell>
          <table:table-cell table:formula="of:=COS(2*PI()*[.A507]/100)" office:value-type="float" office:value="0.904827052466021" calcext:value-type="float">
            <text:p>0,904827052466021</text:p>
          </table:table-cell>
          <table:table-cell table:number-columns-repeated="11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SIN((2*PI()*[.A508] - [.$G$1]) / 100)*[.$G$2]+[.$G$3]" office:value-type="float" office:value="0.0481753674101715" calcext:value-type="float">
            <text:p>0,048175367410172</text:p>
          </table:table-cell>
          <table:table-cell table:formula="of:=COS(2*PI()*[.A508]/100)" office:value-type="float" office:value="0.876306680043864" calcext:value-type="float">
            <text:p>0,876306680043864</text:p>
          </table:table-cell>
          <table:table-cell table:number-columns-repeated="11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SIN((2*PI()*[.A509] - [.$G$1]) / 100)*[.$G$2]+[.$G$3]" office:value-type="float" office:value="0.0535826794978993" calcext:value-type="float">
            <text:p>0,053582679497899</text:p>
          </table:table-cell>
          <table:table-cell table:formula="of:=COS(2*PI()*[.A509]/100)" office:value-type="float" office:value="0.844327925502017" calcext:value-type="float">
            <text:p>0,844327925502017</text:p>
          </table:table-cell>
          <table:table-cell table:number-columns-repeated="11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SIN((2*PI()*[.A510] - [.$G$1]) / 100)*[.$G$2]+[.$G$3]" office:value-type="float" office:value="0.0587785252292475" calcext:value-type="float">
            <text:p>0,058778525229248</text:p>
          </table:table-cell>
          <table:table-cell table:formula="of:=COS(2*PI()*[.A510]/100)" office:value-type="float" office:value="0.809016994374946" calcext:value-type="float">
            <text:p>0,809016994374946</text:p>
          </table:table-cell>
          <table:table-cell table:number-columns-repeated="11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SIN((2*PI()*[.A511] - [.$G$1]) / 100)*[.$G$2]+[.$G$3]" office:value-type="float" office:value="0.0637423989748689" calcext:value-type="float">
            <text:p>0,063742398974869</text:p>
          </table:table-cell>
          <table:table-cell table:formula="of:=COS(2*PI()*[.A511]/100)" office:value-type="float" office:value="0.77051324277579" calcext:value-type="float">
            <text:p>0,77051324277579</text:p>
          </table:table-cell>
          <table:table-cell table:number-columns-repeated="11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SIN((2*PI()*[.A512] - [.$G$1]) / 100)*[.$G$2]+[.$G$3]" office:value-type="float" office:value="0.068454710592869" calcext:value-type="float">
            <text:p>0,068454710592869</text:p>
          </table:table-cell>
          <table:table-cell table:formula="of:=COS(2*PI()*[.A512]/100)" office:value-type="float" office:value="0.72896862742141" calcext:value-type="float">
            <text:p>0,72896862742141</text:p>
          </table:table-cell>
          <table:table-cell table:number-columns-repeated="11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SIN((2*PI()*[.A513] - [.$G$1]) / 100)*[.$G$2]+[.$G$3]" office:value-type="float" office:value="0.072896862742141" calcext:value-type="float">
            <text:p>0,072896862742141</text:p>
          </table:table-cell>
          <table:table-cell table:formula="of:=COS(2*PI()*[.A513]/100)" office:value-type="float" office:value="0.68454710592869" calcext:value-type="float">
            <text:p>0,68454710592869</text:p>
          </table:table-cell>
          <table:table-cell table:number-columns-repeated="11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SIN((2*PI()*[.A514] - [.$G$1]) / 100)*[.$G$2]+[.$G$3]" office:value-type="float" office:value="0.077051324277579" calcext:value-type="float">
            <text:p>0,077051324277579</text:p>
          </table:table-cell>
          <table:table-cell table:formula="of:=COS(2*PI()*[.A514]/100)" office:value-type="float" office:value="0.637423989748689" calcext:value-type="float">
            <text:p>0,637423989748689</text:p>
          </table:table-cell>
          <table:table-cell table:number-columns-repeated="11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SIN((2*PI()*[.A515] - [.$G$1]) / 100)*[.$G$2]+[.$G$3]" office:value-type="float" office:value="0.0809016994374946" calcext:value-type="float">
            <text:p>0,080901699437495</text:p>
          </table:table-cell>
          <table:table-cell table:formula="of:=COS(2*PI()*[.A515]/100)" office:value-type="float" office:value="0.587785252292476" calcext:value-type="float">
            <text:p>0,587785252292476</text:p>
          </table:table-cell>
          <table:table-cell table:number-columns-repeated="11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SIN((2*PI()*[.A516] - [.$G$1]) / 100)*[.$G$2]+[.$G$3]" office:value-type="float" office:value="0.0844327925502015" calcext:value-type="float">
            <text:p>0,084432792550202</text:p>
          </table:table-cell>
          <table:table-cell table:formula="of:=COS(2*PI()*[.A516]/100)" office:value-type="float" office:value="0.535826794978996" calcext:value-type="float">
            <text:p>0,535826794978996</text:p>
          </table:table-cell>
          <table:table-cell table:number-columns-repeated="11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SIN((2*PI()*[.A517] - [.$G$1]) / 100)*[.$G$2]+[.$G$3]" office:value-type="float" office:value="0.0876306680043865" calcext:value-type="float">
            <text:p>0,087630668004387</text:p>
          </table:table-cell>
          <table:table-cell table:formula="of:=COS(2*PI()*[.A517]/100)" office:value-type="float" office:value="0.481753674101712" calcext:value-type="float">
            <text:p>0,481753674101712</text:p>
          </table:table-cell>
          <table:table-cell table:number-columns-repeated="11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SIN((2*PI()*[.A518] - [.$G$1]) / 100)*[.$G$2]+[.$G$3]" office:value-type="float" office:value="0.0904827052466019" calcext:value-type="float">
            <text:p>0,090482705246602</text:p>
          </table:table-cell>
          <table:table-cell table:formula="of:=COS(2*PI()*[.A518]/100)" office:value-type="float" office:value="0.425779291565073" calcext:value-type="float">
            <text:p>0,425779291565073</text:p>
          </table:table-cell>
          <table:table-cell table:number-columns-repeated="11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SIN((2*PI()*[.A519] - [.$G$1]) / 100)*[.$G$2]+[.$G$3]" office:value-type="float" office:value="0.0929776485888252" calcext:value-type="float">
            <text:p>0,092977648588825</text:p>
          </table:table-cell>
          <table:table-cell table:formula="of:=COS(2*PI()*[.A519]/100)" office:value-type="float" office:value="0.368124552684676" calcext:value-type="float">
            <text:p>0,368124552684676</text:p>
          </table:table-cell>
          <table:table-cell table:number-columns-repeated="11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SIN((2*PI()*[.A520] - [.$G$1]) / 100)*[.$G$2]+[.$G$3]" office:value-type="float" office:value="0.0951056516295153" calcext:value-type="float">
            <text:p>0,095105651629515</text:p>
          </table:table-cell>
          <table:table-cell table:formula="of:=COS(2*PI()*[.A520]/100)" office:value-type="float" office:value="0.309016994374949" calcext:value-type="float">
            <text:p>0,309016994374949</text:p>
          </table:table-cell>
          <table:table-cell table:number-columns-repeated="11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SIN((2*PI()*[.A521] - [.$G$1]) / 100)*[.$G$2]+[.$G$3]" office:value-type="float" office:value="0.0968583161128632" calcext:value-type="float">
            <text:p>0,096858316112863</text:p>
          </table:table-cell>
          <table:table-cell table:formula="of:=COS(2*PI()*[.A521]/100)" office:value-type="float" office:value="0.248689887164853" calcext:value-type="float">
            <text:p>0,248689887164853</text:p>
          </table:table-cell>
          <table:table-cell table:number-columns-repeated="11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SIN((2*PI()*[.A522] - [.$G$1]) / 100)*[.$G$2]+[.$G$3]" office:value-type="float" office:value="0.0982287250728688" calcext:value-type="float">
            <text:p>0,098228725072869</text:p>
          </table:table-cell>
          <table:table-cell table:formula="of:=COS(2*PI()*[.A522]/100)" office:value-type="float" office:value="0.187381314585727" calcext:value-type="float">
            <text:p>0,187381314585727</text:p>
          </table:table-cell>
          <table:table-cell table:number-columns-repeated="11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SIN((2*PI()*[.A523] - [.$G$1]) / 100)*[.$G$2]+[.$G$3]" office:value-type="float" office:value="0.0992114701314478" calcext:value-type="float">
            <text:p>0,099211470131448</text:p>
          </table:table-cell>
          <table:table-cell table:formula="of:=COS(2*PI()*[.A523]/100)" office:value-type="float" office:value="0.125333233564303" calcext:value-type="float">
            <text:p>0,125333233564303</text:p>
          </table:table-cell>
          <table:table-cell table:number-columns-repeated="11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SIN((2*PI()*[.A524] - [.$G$1]) / 100)*[.$G$2]+[.$G$3]" office:value-type="float" office:value="0.0998026728428271" calcext:value-type="float">
            <text:p>0,099802672842827</text:p>
          </table:table-cell>
          <table:table-cell table:formula="of:=COS(2*PI()*[.A524]/100)" office:value-type="float" office:value="0.0627905195293161" calcext:value-type="float">
            <text:p>0,062790519529316</text:p>
          </table:table-cell>
          <table:table-cell table:number-columns-repeated="11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SIN((2*PI()*[.A525] - [.$G$1]) / 100)*[.$G$2]+[.$G$3]" office:value-type="float" office:value="0.1" calcext:value-type="float">
            <text:p>0,1</text:p>
          </table:table-cell>
          <table:table-cell table:formula="of:=COS(2*PI()*[.A525]/100)" office:value-type="float" office:value="-4.9047770029553E-016" calcext:value-type="float">
            <text:p>-4,9047770029553E-16</text:p>
          </table:table-cell>
          <table:table-cell table:number-columns-repeated="11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SIN((2*PI()*[.A526] - [.$G$1]) / 100)*[.$G$2]+[.$G$3]" office:value-type="float" office:value="0.0998026728428271" calcext:value-type="float">
            <text:p>0,099802672842827</text:p>
          </table:table-cell>
          <table:table-cell table:formula="of:=COS(2*PI()*[.A526]/100)" office:value-type="float" office:value="-0.0627905195293171" calcext:value-type="float">
            <text:p>-0,062790519529317</text:p>
          </table:table-cell>
          <table:table-cell table:number-columns-repeated="11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SIN((2*PI()*[.A527] - [.$G$1]) / 100)*[.$G$2]+[.$G$3]" office:value-type="float" office:value="0.0992114701314478" calcext:value-type="float">
            <text:p>0,099211470131448</text:p>
          </table:table-cell>
          <table:table-cell table:formula="of:=COS(2*PI()*[.A527]/100)" office:value-type="float" office:value="-0.125333233564304" calcext:value-type="float">
            <text:p>-0,125333233564304</text:p>
          </table:table-cell>
          <table:table-cell table:number-columns-repeated="11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SIN((2*PI()*[.A528] - [.$G$1]) / 100)*[.$G$2]+[.$G$3]" office:value-type="float" office:value="0.0982287250728688" calcext:value-type="float">
            <text:p>0,098228725072869</text:p>
          </table:table-cell>
          <table:table-cell table:formula="of:=COS(2*PI()*[.A528]/100)" office:value-type="float" office:value="-0.187381314585728" calcext:value-type="float">
            <text:p>-0,187381314585728</text:p>
          </table:table-cell>
          <table:table-cell table:number-columns-repeated="11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SIN((2*PI()*[.A529] - [.$G$1]) / 100)*[.$G$2]+[.$G$3]" office:value-type="float" office:value="0.0968583161128631" calcext:value-type="float">
            <text:p>0,096858316112863</text:p>
          </table:table-cell>
          <table:table-cell table:formula="of:=COS(2*PI()*[.A529]/100)" office:value-type="float" office:value="-0.248689887164854" calcext:value-type="float">
            <text:p>-0,248689887164854</text:p>
          </table:table-cell>
          <table:table-cell table:number-columns-repeated="11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SIN((2*PI()*[.A530] - [.$G$1]) / 100)*[.$G$2]+[.$G$3]" office:value-type="float" office:value="0.0951056516295153" calcext:value-type="float">
            <text:p>0,095105651629515</text:p>
          </table:table-cell>
          <table:table-cell table:formula="of:=COS(2*PI()*[.A530]/100)" office:value-type="float" office:value="-0.30901699437495" calcext:value-type="float">
            <text:p>-0,30901699437495</text:p>
          </table:table-cell>
          <table:table-cell table:number-columns-repeated="11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SIN((2*PI()*[.A531] - [.$G$1]) / 100)*[.$G$2]+[.$G$3]" office:value-type="float" office:value="0.0929776485888252" calcext:value-type="float">
            <text:p>0,092977648588825</text:p>
          </table:table-cell>
          <table:table-cell table:formula="of:=COS(2*PI()*[.A531]/100)" office:value-type="float" office:value="-0.368124552684676" calcext:value-type="float">
            <text:p>-0,368124552684676</text:p>
          </table:table-cell>
          <table:table-cell table:number-columns-repeated="11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SIN((2*PI()*[.A532] - [.$G$1]) / 100)*[.$G$2]+[.$G$3]" office:value-type="float" office:value="0.0904827052466019" calcext:value-type="float">
            <text:p>0,090482705246602</text:p>
          </table:table-cell>
          <table:table-cell table:formula="of:=COS(2*PI()*[.A532]/100)" office:value-type="float" office:value="-0.425779291565074" calcext:value-type="float">
            <text:p>-0,425779291565074</text:p>
          </table:table-cell>
          <table:table-cell table:number-columns-repeated="11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SIN((2*PI()*[.A533] - [.$G$1]) / 100)*[.$G$2]+[.$G$3]" office:value-type="float" office:value="0.0876306680043865" calcext:value-type="float">
            <text:p>0,087630668004387</text:p>
          </table:table-cell>
          <table:table-cell table:formula="of:=COS(2*PI()*[.A533]/100)" office:value-type="float" office:value="-0.481753674101713" calcext:value-type="float">
            <text:p>-0,481753674101713</text:p>
          </table:table-cell>
          <table:table-cell table:number-columns-repeated="11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SIN((2*PI()*[.A534] - [.$G$1]) / 100)*[.$G$2]+[.$G$3]" office:value-type="float" office:value="0.0844327925502015" calcext:value-type="float">
            <text:p>0,084432792550202</text:p>
          </table:table-cell>
          <table:table-cell table:formula="of:=COS(2*PI()*[.A534]/100)" office:value-type="float" office:value="-0.535826794978997" calcext:value-type="float">
            <text:p>-0,535826794978997</text:p>
          </table:table-cell>
          <table:table-cell table:number-columns-repeated="11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SIN((2*PI()*[.A535] - [.$G$1]) / 100)*[.$G$2]+[.$G$3]" office:value-type="float" office:value="0.0809016994374945" calcext:value-type="float">
            <text:p>0,080901699437495</text:p>
          </table:table-cell>
          <table:table-cell table:formula="of:=COS(2*PI()*[.A535]/100)" office:value-type="float" office:value="-0.587785252292476" calcext:value-type="float">
            <text:p>-0,587785252292476</text:p>
          </table:table-cell>
          <table:table-cell table:number-columns-repeated="11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SIN((2*PI()*[.A536] - [.$G$1]) / 100)*[.$G$2]+[.$G$3]" office:value-type="float" office:value="0.0770513242775789" calcext:value-type="float">
            <text:p>0,077051324277579</text:p>
          </table:table-cell>
          <table:table-cell table:formula="of:=COS(2*PI()*[.A536]/100)" office:value-type="float" office:value="-0.63742398974869" calcext:value-type="float">
            <text:p>-0,63742398974869</text:p>
          </table:table-cell>
          <table:table-cell table:number-columns-repeated="11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SIN((2*PI()*[.A537] - [.$G$1]) / 100)*[.$G$2]+[.$G$3]" office:value-type="float" office:value="0.0728968627421409" calcext:value-type="float">
            <text:p>0,072896862742141</text:p>
          </table:table-cell>
          <table:table-cell table:formula="of:=COS(2*PI()*[.A537]/100)" office:value-type="float" office:value="-0.684547105928691" calcext:value-type="float">
            <text:p>-0,684547105928691</text:p>
          </table:table-cell>
          <table:table-cell table:number-columns-repeated="11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SIN((2*PI()*[.A538] - [.$G$1]) / 100)*[.$G$2]+[.$G$3]" office:value-type="float" office:value="0.0684547105928689" calcext:value-type="float">
            <text:p>0,068454710592869</text:p>
          </table:table-cell>
          <table:table-cell table:formula="of:=COS(2*PI()*[.A538]/100)" office:value-type="float" office:value="-0.728968627421411" calcext:value-type="float">
            <text:p>-0,728968627421411</text:p>
          </table:table-cell>
          <table:table-cell table:number-columns-repeated="11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SIN((2*PI()*[.A539] - [.$G$1]) / 100)*[.$G$2]+[.$G$3]" office:value-type="float" office:value="0.0637423989748688" calcext:value-type="float">
            <text:p>0,063742398974869</text:p>
          </table:table-cell>
          <table:table-cell table:formula="of:=COS(2*PI()*[.A539]/100)" office:value-type="float" office:value="-0.770513242775791" calcext:value-type="float">
            <text:p>-0,770513242775791</text:p>
          </table:table-cell>
          <table:table-cell table:number-columns-repeated="11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SIN((2*PI()*[.A540] - [.$G$1]) / 100)*[.$G$2]+[.$G$3]" office:value-type="float" office:value="0.0587785252292474" calcext:value-type="float">
            <text:p>0,058778525229248</text:p>
          </table:table-cell>
          <table:table-cell table:formula="of:=COS(2*PI()*[.A540]/100)" office:value-type="float" office:value="-0.809016994374947" calcext:value-type="float">
            <text:p>-0,809016994374947</text:p>
          </table:table-cell>
          <table:table-cell table:number-columns-repeated="11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SIN((2*PI()*[.A541] - [.$G$1]) / 100)*[.$G$2]+[.$G$3]" office:value-type="float" office:value="0.0535826794978995" calcext:value-type="float">
            <text:p>0,0535826794979</text:p>
          </table:table-cell>
          <table:table-cell table:formula="of:=COS(2*PI()*[.A541]/100)" office:value-type="float" office:value="-0.844327925502016" calcext:value-type="float">
            <text:p>-0,844327925502016</text:p>
          </table:table-cell>
          <table:table-cell table:number-columns-repeated="11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SIN((2*PI()*[.A542] - [.$G$1]) / 100)*[.$G$2]+[.$G$3]" office:value-type="float" office:value="0.0481753674101717" calcext:value-type="float">
            <text:p>0,048175367410172</text:p>
          </table:table-cell>
          <table:table-cell table:formula="of:=COS(2*PI()*[.A542]/100)" office:value-type="float" office:value="-0.876306680043863" calcext:value-type="float">
            <text:p>-0,876306680043863</text:p>
          </table:table-cell>
          <table:table-cell table:number-columns-repeated="11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SIN((2*PI()*[.A543] - [.$G$1]) / 100)*[.$G$2]+[.$G$3]" office:value-type="float" office:value="0.0425779291565072" calcext:value-type="float">
            <text:p>0,042577929156507</text:p>
          </table:table-cell>
          <table:table-cell table:formula="of:=COS(2*PI()*[.A543]/100)" office:value-type="float" office:value="-0.90482705246602" calcext:value-type="float">
            <text:p>-0,90482705246602</text:p>
          </table:table-cell>
          <table:table-cell table:number-columns-repeated="11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SIN((2*PI()*[.A544] - [.$G$1]) / 100)*[.$G$2]+[.$G$3]" office:value-type="float" office:value="0.0368124552684674" calcext:value-type="float">
            <text:p>0,036812455268467</text:p>
          </table:table-cell>
          <table:table-cell table:formula="of:=COS(2*PI()*[.A544]/100)" office:value-type="float" office:value="-0.929776485888253" calcext:value-type="float">
            <text:p>-0,929776485888253</text:p>
          </table:table-cell>
          <table:table-cell table:number-columns-repeated="11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SIN((2*PI()*[.A545] - [.$G$1]) / 100)*[.$G$2]+[.$G$3]" office:value-type="float" office:value="0.0309016994374947" calcext:value-type="float">
            <text:p>0,030901699437495</text:p>
          </table:table-cell>
          <table:table-cell table:formula="of:=COS(2*PI()*[.A545]/100)" office:value-type="float" office:value="-0.951056516295154" calcext:value-type="float">
            <text:p>-0,951056516295154</text:p>
          </table:table-cell>
          <table:table-cell table:number-columns-repeated="11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SIN((2*PI()*[.A546] - [.$G$1]) / 100)*[.$G$2]+[.$G$3]" office:value-type="float" office:value="0.0248689887164851" calcext:value-type="float">
            <text:p>0,024868988716485</text:p>
          </table:table-cell>
          <table:table-cell table:formula="of:=COS(2*PI()*[.A546]/100)" office:value-type="float" office:value="-0.968583161128632" calcext:value-type="float">
            <text:p>-0,968583161128632</text:p>
          </table:table-cell>
          <table:table-cell table:number-columns-repeated="11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SIN((2*PI()*[.A547] - [.$G$1]) / 100)*[.$G$2]+[.$G$3]" office:value-type="float" office:value="0.0187381314585725" calcext:value-type="float">
            <text:p>0,018738131458573</text:p>
          </table:table-cell>
          <table:table-cell table:formula="of:=COS(2*PI()*[.A547]/100)" office:value-type="float" office:value="-0.982287250728689" calcext:value-type="float">
            <text:p>-0,982287250728689</text:p>
          </table:table-cell>
          <table:table-cell table:number-columns-repeated="11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SIN((2*PI()*[.A548] - [.$G$1]) / 100)*[.$G$2]+[.$G$3]" office:value-type="float" office:value="0.0125333233564301" calcext:value-type="float">
            <text:p>0,01253332335643</text:p>
          </table:table-cell>
          <table:table-cell table:formula="of:=COS(2*PI()*[.A548]/100)" office:value-type="float" office:value="-0.992114701314478" calcext:value-type="float">
            <text:p>-0,992114701314478</text:p>
          </table:table-cell>
          <table:table-cell table:number-columns-repeated="11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SIN((2*PI()*[.A549] - [.$G$1]) / 100)*[.$G$2]+[.$G$3]" office:value-type="float" office:value="0.00627905195293144" calcext:value-type="float">
            <text:p>0,006279051952931</text:p>
          </table:table-cell>
          <table:table-cell table:formula="of:=COS(2*PI()*[.A549]/100)" office:value-type="float" office:value="-0.998026728428271" calcext:value-type="float">
            <text:p>-0,998026728428271</text:p>
          </table:table-cell>
          <table:table-cell table:number-columns-repeated="11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SIN((2*PI()*[.A550] - [.$G$1]) / 100)*[.$G$2]+[.$G$3]" office:value-type="float" office:value="-2.20560219973841E-016" calcext:value-type="float">
            <text:p>-2,20560219973841E-16</text:p>
          </table:table-cell>
          <table:table-cell table:formula="of:=COS(2*PI()*[.A550]/100)"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SIN((2*PI()*[.A551] - [.$G$1]) / 100)*[.$G$2]+[.$G$3]" office:value-type="float" office:value="-0.00627905195293117" calcext:value-type="float">
            <text:p>-0,006279051952931</text:p>
          </table:table-cell>
          <table:table-cell table:formula="of:=COS(2*PI()*[.A551]/100)" office:value-type="float" office:value="-0.998026728428272" calcext:value-type="float">
            <text:p>-0,998026728428272</text:p>
          </table:table-cell>
          <table:table-cell table:number-columns-repeated="11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SIN((2*PI()*[.A552] - [.$G$1]) / 100)*[.$G$2]+[.$G$3]" office:value-type="float" office:value="-0.0125333233564306" calcext:value-type="float">
            <text:p>-0,012533323356431</text:p>
          </table:table-cell>
          <table:table-cell table:formula="of:=COS(2*PI()*[.A552]/100)" office:value-type="float" office:value="-0.992114701314478" calcext:value-type="float">
            <text:p>-0,992114701314478</text:p>
          </table:table-cell>
          <table:table-cell table:number-columns-repeated="11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SIN((2*PI()*[.A553] - [.$G$1]) / 100)*[.$G$2]+[.$G$3]" office:value-type="float" office:value="-0.0187381314585722" calcext:value-type="float">
            <text:p>-0,018738131458572</text:p>
          </table:table-cell>
          <table:table-cell table:formula="of:=COS(2*PI()*[.A553]/100)" office:value-type="float" office:value="-0.982287250728689" calcext:value-type="float">
            <text:p>-0,982287250728689</text:p>
          </table:table-cell>
          <table:table-cell table:number-columns-repeated="11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SIN((2*PI()*[.A554] - [.$G$1]) / 100)*[.$G$2]+[.$G$3]" office:value-type="float" office:value="-0.0248689887164856" calcext:value-type="float">
            <text:p>-0,024868988716486</text:p>
          </table:table-cell>
          <table:table-cell table:formula="of:=COS(2*PI()*[.A554]/100)" office:value-type="float" office:value="-0.968583161128631" calcext:value-type="float">
            <text:p>-0,968583161128631</text:p>
          </table:table-cell>
          <table:table-cell table:number-columns-repeated="11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SIN((2*PI()*[.A555] - [.$G$1]) / 100)*[.$G$2]+[.$G$3]" office:value-type="float" office:value="-0.0309016994374951" calcext:value-type="float">
            <text:p>-0,030901699437495</text:p>
          </table:table-cell>
          <table:table-cell table:formula="of:=COS(2*PI()*[.A555]/100)" office:value-type="float" office:value="-0.951056516295152" calcext:value-type="float">
            <text:p>-0,951056516295152</text:p>
          </table:table-cell>
          <table:table-cell table:number-columns-repeated="11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SIN((2*PI()*[.A556] - [.$G$1]) / 100)*[.$G$2]+[.$G$3]" office:value-type="float" office:value="-0.0368124552684678" calcext:value-type="float">
            <text:p>-0,036812455268468</text:p>
          </table:table-cell>
          <table:table-cell table:formula="of:=COS(2*PI()*[.A556]/100)" office:value-type="float" office:value="-0.929776485888251" calcext:value-type="float">
            <text:p>-0,929776485888251</text:p>
          </table:table-cell>
          <table:table-cell table:number-columns-repeated="11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SIN((2*PI()*[.A557] - [.$G$1]) / 100)*[.$G$2]+[.$G$3]" office:value-type="float" office:value="-0.0425779291565076" calcext:value-type="float">
            <text:p>-0,042577929156508</text:p>
          </table:table-cell>
          <table:table-cell table:formula="of:=COS(2*PI()*[.A557]/100)" office:value-type="float" office:value="-0.904827052466018" calcext:value-type="float">
            <text:p>-0,904827052466018</text:p>
          </table:table-cell>
          <table:table-cell table:number-columns-repeated="11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SIN((2*PI()*[.A558] - [.$G$1]) / 100)*[.$G$2]+[.$G$3]" office:value-type="float" office:value="-0.0481753674101715" calcext:value-type="float">
            <text:p>-0,048175367410172</text:p>
          </table:table-cell>
          <table:table-cell table:formula="of:=COS(2*PI()*[.A558]/100)" office:value-type="float" office:value="-0.876306680043864" calcext:value-type="float">
            <text:p>-0,876306680043864</text:p>
          </table:table-cell>
          <table:table-cell table:number-columns-repeated="11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SIN((2*PI()*[.A559] - [.$G$1]) / 100)*[.$G$2]+[.$G$3]" office:value-type="float" office:value="-0.0535826794978999" calcext:value-type="float">
            <text:p>-0,0535826794979</text:p>
          </table:table-cell>
          <table:table-cell table:formula="of:=COS(2*PI()*[.A559]/100)" office:value-type="float" office:value="-0.844327925502014" calcext:value-type="float">
            <text:p>-0,844327925502014</text:p>
          </table:table-cell>
          <table:table-cell table:number-columns-repeated="11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SIN((2*PI()*[.A560] - [.$G$1]) / 100)*[.$G$2]+[.$G$3]" office:value-type="float" office:value="-0.0587785252292472" calcext:value-type="float">
            <text:p>-0,058778525229247</text:p>
          </table:table-cell>
          <table:table-cell table:formula="of:=COS(2*PI()*[.A560]/100)" office:value-type="float" office:value="-0.809016994374948" calcext:value-type="float">
            <text:p>-0,809016994374948</text:p>
          </table:table-cell>
          <table:table-cell table:number-columns-repeated="11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SIN((2*PI()*[.A561] - [.$G$1]) / 100)*[.$G$2]+[.$G$3]" office:value-type="float" office:value="-0.0637423989748691" calcext:value-type="float">
            <text:p>-0,063742398974869</text:p>
          </table:table-cell>
          <table:table-cell table:formula="of:=COS(2*PI()*[.A561]/100)" office:value-type="float" office:value="-0.770513242775788" calcext:value-type="float">
            <text:p>-0,770513242775788</text:p>
          </table:table-cell>
          <table:table-cell table:number-columns-repeated="11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SIN((2*PI()*[.A562] - [.$G$1]) / 100)*[.$G$2]+[.$G$3]" office:value-type="float" office:value="-0.0684547105928687" calcext:value-type="float">
            <text:p>-0,068454710592869</text:p>
          </table:table-cell>
          <table:table-cell table:formula="of:=COS(2*PI()*[.A562]/100)" office:value-type="float" office:value="-0.728968627421413" calcext:value-type="float">
            <text:p>-0,728968627421413</text:p>
          </table:table-cell>
          <table:table-cell table:number-columns-repeated="11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SIN((2*PI()*[.A563] - [.$G$1]) / 100)*[.$G$2]+[.$G$3]" office:value-type="float" office:value="-0.0728968627421412" calcext:value-type="float">
            <text:p>-0,072896862742141</text:p>
          </table:table-cell>
          <table:table-cell table:formula="of:=COS(2*PI()*[.A563]/100)" office:value-type="float" office:value="-0.684547105928688" calcext:value-type="float">
            <text:p>-0,684547105928688</text:p>
          </table:table-cell>
          <table:table-cell table:number-columns-repeated="11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SIN((2*PI()*[.A564] - [.$G$1]) / 100)*[.$G$2]+[.$G$3]" office:value-type="float" office:value="-0.0770513242775788" calcext:value-type="float">
            <text:p>-0,077051324277579</text:p>
          </table:table-cell>
          <table:table-cell table:formula="of:=COS(2*PI()*[.A564]/100)" office:value-type="float" office:value="-0.637423989748692" calcext:value-type="float">
            <text:p>-0,637423989748692</text:p>
          </table:table-cell>
          <table:table-cell table:number-columns-repeated="11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SIN((2*PI()*[.A565] - [.$G$1]) / 100)*[.$G$2]+[.$G$3]" office:value-type="float" office:value="-0.0809016994374948" calcext:value-type="float">
            <text:p>-0,080901699437495</text:p>
          </table:table-cell>
          <table:table-cell table:formula="of:=COS(2*PI()*[.A565]/100)" office:value-type="float" office:value="-0.587785252292473" calcext:value-type="float">
            <text:p>-0,587785252292473</text:p>
          </table:table-cell>
          <table:table-cell table:number-columns-repeated="11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SIN((2*PI()*[.A566] - [.$G$1]) / 100)*[.$G$2]+[.$G$3]" office:value-type="float" office:value="-0.0844327925502017" calcext:value-type="float">
            <text:p>-0,084432792550202</text:p>
          </table:table-cell>
          <table:table-cell table:formula="of:=COS(2*PI()*[.A566]/100)" office:value-type="float" office:value="-0.535826794978994" calcext:value-type="float">
            <text:p>-0,535826794978994</text:p>
          </table:table-cell>
          <table:table-cell table:number-columns-repeated="11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SIN((2*PI()*[.A567] - [.$G$1]) / 100)*[.$G$2]+[.$G$3]" office:value-type="float" office:value="-0.0876306680043864" calcext:value-type="float">
            <text:p>-0,087630668004386</text:p>
          </table:table-cell>
          <table:table-cell table:formula="of:=COS(2*PI()*[.A567]/100)" office:value-type="float" office:value="-0.481753674101716" calcext:value-type="float">
            <text:p>-0,481753674101716</text:p>
          </table:table-cell>
          <table:table-cell table:number-columns-repeated="11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SIN((2*PI()*[.A568] - [.$G$1]) / 100)*[.$G$2]+[.$G$3]" office:value-type="float" office:value="-0.0904827052466021" calcext:value-type="float">
            <text:p>-0,090482705246602</text:p>
          </table:table-cell>
          <table:table-cell table:formula="of:=COS(2*PI()*[.A568]/100)" office:value-type="float" office:value="-0.42577929156507" calcext:value-type="float">
            <text:p>-0,42577929156507</text:p>
          </table:table-cell>
          <table:table-cell table:number-columns-repeated="11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SIN((2*PI()*[.A569] - [.$G$1]) / 100)*[.$G$2]+[.$G$3]" office:value-type="float" office:value="-0.0929776485888251" calcext:value-type="float">
            <text:p>-0,092977648588825</text:p>
          </table:table-cell>
          <table:table-cell table:formula="of:=COS(2*PI()*[.A569]/100)" office:value-type="float" office:value="-0.368124552684679" calcext:value-type="float">
            <text:p>-0,368124552684679</text:p>
          </table:table-cell>
          <table:table-cell table:number-columns-repeated="11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SIN((2*PI()*[.A570] - [.$G$1]) / 100)*[.$G$2]+[.$G$3]" office:value-type="float" office:value="-0.0951056516295154" calcext:value-type="float">
            <text:p>-0,095105651629516</text:p>
          </table:table-cell>
          <table:table-cell table:formula="of:=COS(2*PI()*[.A570]/100)" office:value-type="float" office:value="-0.309016994374945" calcext:value-type="float">
            <text:p>-0,309016994374945</text:p>
          </table:table-cell>
          <table:table-cell table:number-columns-repeated="11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SIN((2*PI()*[.A571] - [.$G$1]) / 100)*[.$G$2]+[.$G$3]" office:value-type="float" office:value="-0.0968583161128631" calcext:value-type="float">
            <text:p>-0,096858316112863</text:p>
          </table:table-cell>
          <table:table-cell table:formula="of:=COS(2*PI()*[.A571]/100)" office:value-type="float" office:value="-0.248689887164856" calcext:value-type="float">
            <text:p>-0,248689887164856</text:p>
          </table:table-cell>
          <table:table-cell table:number-columns-repeated="11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SIN((2*PI()*[.A572] - [.$G$1]) / 100)*[.$G$2]+[.$G$3]" office:value-type="float" office:value="-0.0982287250728689" calcext:value-type="float">
            <text:p>-0,098228725072869</text:p>
          </table:table-cell>
          <table:table-cell table:formula="of:=COS(2*PI()*[.A572]/100)" office:value-type="float" office:value="-0.187381314585723" calcext:value-type="float">
            <text:p>-0,187381314585723</text:p>
          </table:table-cell>
          <table:table-cell table:number-columns-repeated="11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SIN((2*PI()*[.A573] - [.$G$1]) / 100)*[.$G$2]+[.$G$3]" office:value-type="float" office:value="-0.0992114701314478" calcext:value-type="float">
            <text:p>-0,099211470131448</text:p>
          </table:table-cell>
          <table:table-cell table:formula="of:=COS(2*PI()*[.A573]/100)" office:value-type="float" office:value="-0.125333233564307" calcext:value-type="float">
            <text:p>-0,125333233564307</text:p>
          </table:table-cell>
          <table:table-cell table:number-columns-repeated="11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SIN((2*PI()*[.A574] - [.$G$1]) / 100)*[.$G$2]+[.$G$3]" office:value-type="float" office:value="-0.0998026728428272" calcext:value-type="float">
            <text:p>-0,099802672842827</text:p>
          </table:table-cell>
          <table:table-cell table:formula="of:=COS(2*PI()*[.A574]/100)" office:value-type="float" office:value="-0.0627905195293127" calcext:value-type="float">
            <text:p>-0,062790519529313</text:p>
          </table:table-cell>
          <table:table-cell table:number-columns-repeated="11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SIN((2*PI()*[.A575] - [.$G$1]) / 100)*[.$G$2]+[.$G$3]" office:value-type="float" office:value="-0.1" calcext:value-type="float">
            <text:p>-0,1</text:p>
          </table:table-cell>
          <table:table-cell table:formula="of:=COS(2*PI()*[.A575]/100)" office:value-type="float" office:value="-3.18470065841971E-015" calcext:value-type="float">
            <text:p>-3,18470065841971E-15</text:p>
          </table:table-cell>
          <table:table-cell table:number-columns-repeated="11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SIN((2*PI()*[.A576] - [.$G$1]) / 100)*[.$G$2]+[.$G$3]" office:value-type="float" office:value="-0.0998026728428272" calcext:value-type="float">
            <text:p>-0,099802672842827</text:p>
          </table:table-cell>
          <table:table-cell table:formula="of:=COS(2*PI()*[.A576]/100)" office:value-type="float" office:value="0.0627905195293134" calcext:value-type="float">
            <text:p>0,062790519529313</text:p>
          </table:table-cell>
          <table:table-cell table:number-columns-repeated="11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SIN((2*PI()*[.A577] - [.$G$1]) / 100)*[.$G$2]+[.$G$3]" office:value-type="float" office:value="-0.0992114701314478" calcext:value-type="float">
            <text:p>-0,099211470131448</text:p>
          </table:table-cell>
          <table:table-cell table:formula="of:=COS(2*PI()*[.A577]/100)" office:value-type="float" office:value="0.125333233564307" calcext:value-type="float">
            <text:p>0,125333233564307</text:p>
          </table:table-cell>
          <table:table-cell table:number-columns-repeated="11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SIN((2*PI()*[.A578] - [.$G$1]) / 100)*[.$G$2]+[.$G$3]" office:value-type="float" office:value="-0.0982287250728689" calcext:value-type="float">
            <text:p>-0,098228725072869</text:p>
          </table:table-cell>
          <table:table-cell table:formula="of:=COS(2*PI()*[.A578]/100)" office:value-type="float" office:value="0.187381314585724" calcext:value-type="float">
            <text:p>0,187381314585724</text:p>
          </table:table-cell>
          <table:table-cell table:number-columns-repeated="11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SIN((2*PI()*[.A579] - [.$G$1]) / 100)*[.$G$2]+[.$G$3]" office:value-type="float" office:value="-0.0968583161128631" calcext:value-type="float">
            <text:p>-0,096858316112863</text:p>
          </table:table-cell>
          <table:table-cell table:formula="of:=COS(2*PI()*[.A579]/100)" office:value-type="float" office:value="0.248689887164857" calcext:value-type="float">
            <text:p>0,248689887164857</text:p>
          </table:table-cell>
          <table:table-cell table:number-columns-repeated="11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SIN((2*PI()*[.A580] - [.$G$1]) / 100)*[.$G$2]+[.$G$3]" office:value-type="float" office:value="-0.0951056516295154" calcext:value-type="float">
            <text:p>-0,095105651629515</text:p>
          </table:table-cell>
          <table:table-cell table:formula="of:=COS(2*PI()*[.A580]/100)" office:value-type="float" office:value="0.309016994374946" calcext:value-type="float">
            <text:p>0,309016994374946</text:p>
          </table:table-cell>
          <table:table-cell table:number-columns-repeated="11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SIN((2*PI()*[.A581] - [.$G$1]) / 100)*[.$G$2]+[.$G$3]" office:value-type="float" office:value="-0.0929776485888251" calcext:value-type="float">
            <text:p>-0,092977648588825</text:p>
          </table:table-cell>
          <table:table-cell table:formula="of:=COS(2*PI()*[.A581]/100)" office:value-type="float" office:value="0.36812455268468" calcext:value-type="float">
            <text:p>0,36812455268468</text:p>
          </table:table-cell>
          <table:table-cell table:number-columns-repeated="11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SIN((2*PI()*[.A582] - [.$G$1]) / 100)*[.$G$2]+[.$G$3]" office:value-type="float" office:value="-0.0904827052466021" calcext:value-type="float">
            <text:p>-0,090482705246602</text:p>
          </table:table-cell>
          <table:table-cell table:formula="of:=COS(2*PI()*[.A582]/100)" office:value-type="float" office:value="0.425779291565071" calcext:value-type="float">
            <text:p>0,425779291565071</text:p>
          </table:table-cell>
          <table:table-cell table:number-columns-repeated="11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SIN((2*PI()*[.A583] - [.$G$1]) / 100)*[.$G$2]+[.$G$3]" office:value-type="float" office:value="-0.0876306680043863" calcext:value-type="float">
            <text:p>-0,087630668004386</text:p>
          </table:table-cell>
          <table:table-cell table:formula="of:=COS(2*PI()*[.A583]/100)" office:value-type="float" office:value="0.481753674101716" calcext:value-type="float">
            <text:p>0,481753674101716</text:p>
          </table:table-cell>
          <table:table-cell table:number-columns-repeated="11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SIN((2*PI()*[.A584] - [.$G$1]) / 100)*[.$G$2]+[.$G$3]" office:value-type="float" office:value="-0.0844327925502017" calcext:value-type="float">
            <text:p>-0,084432792550202</text:p>
          </table:table-cell>
          <table:table-cell table:formula="of:=COS(2*PI()*[.A584]/100)" office:value-type="float" office:value="0.535826794978994" calcext:value-type="float">
            <text:p>0,535826794978994</text:p>
          </table:table-cell>
          <table:table-cell table:number-columns-repeated="11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SIN((2*PI()*[.A585] - [.$G$1]) / 100)*[.$G$2]+[.$G$3]" office:value-type="float" office:value="-0.0809016994374947" calcext:value-type="float">
            <text:p>-0,080901699437495</text:p>
          </table:table-cell>
          <table:table-cell table:formula="of:=COS(2*PI()*[.A585]/100)" office:value-type="float" office:value="0.587785252292473" calcext:value-type="float">
            <text:p>0,587785252292473</text:p>
          </table:table-cell>
          <table:table-cell table:number-columns-repeated="11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SIN((2*PI()*[.A586] - [.$G$1]) / 100)*[.$G$2]+[.$G$3]" office:value-type="float" office:value="-0.0770513242775792" calcext:value-type="float">
            <text:p>-0,077051324277579</text:p>
          </table:table-cell>
          <table:table-cell table:formula="of:=COS(2*PI()*[.A586]/100)" office:value-type="float" office:value="0.637423989748687" calcext:value-type="float">
            <text:p>0,637423989748687</text:p>
          </table:table-cell>
          <table:table-cell table:number-columns-repeated="11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SIN((2*PI()*[.A587] - [.$G$1]) / 100)*[.$G$2]+[.$G$3]" office:value-type="float" office:value="-0.0728968627421412" calcext:value-type="float">
            <text:p>-0,072896862742141</text:p>
          </table:table-cell>
          <table:table-cell table:formula="of:=COS(2*PI()*[.A587]/100)" office:value-type="float" office:value="0.684547105928688" calcext:value-type="float">
            <text:p>0,684547105928688</text:p>
          </table:table-cell>
          <table:table-cell table:number-columns-repeated="11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SIN((2*PI()*[.A588] - [.$G$1]) / 100)*[.$G$2]+[.$G$3]" office:value-type="float" office:value="-0.0684547105928687" calcext:value-type="float">
            <text:p>-0,068454710592869</text:p>
          </table:table-cell>
          <table:table-cell table:formula="of:=COS(2*PI()*[.A588]/100)" office:value-type="float" office:value="0.728968627421413" calcext:value-type="float">
            <text:p>0,728968627421413</text:p>
          </table:table-cell>
          <table:table-cell table:number-columns-repeated="11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SIN((2*PI()*[.A589] - [.$G$1]) / 100)*[.$G$2]+[.$G$3]" office:value-type="float" office:value="-0.0637423989748691" calcext:value-type="float">
            <text:p>-0,063742398974869</text:p>
          </table:table-cell>
          <table:table-cell table:formula="of:=COS(2*PI()*[.A589]/100)" office:value-type="float" office:value="0.770513242775789" calcext:value-type="float">
            <text:p>0,770513242775789</text:p>
          </table:table-cell>
          <table:table-cell table:number-columns-repeated="11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SIN((2*PI()*[.A590] - [.$G$1]) / 100)*[.$G$2]+[.$G$3]" office:value-type="float" office:value="-0.0587785252292472" calcext:value-type="float">
            <text:p>-0,058778525229247</text:p>
          </table:table-cell>
          <table:table-cell table:formula="of:=COS(2*PI()*[.A590]/100)" office:value-type="float" office:value="0.809016994374949" calcext:value-type="float">
            <text:p>0,809016994374949</text:p>
          </table:table-cell>
          <table:table-cell table:number-columns-repeated="11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SIN((2*PI()*[.A591] - [.$G$1]) / 100)*[.$G$2]+[.$G$3]" office:value-type="float" office:value="-0.0535826794978998" calcext:value-type="float">
            <text:p>-0,0535826794979</text:p>
          </table:table-cell>
          <table:table-cell table:formula="of:=COS(2*PI()*[.A591]/100)" office:value-type="float" office:value="0.844327925502014" calcext:value-type="float">
            <text:p>0,844327925502014</text:p>
          </table:table-cell>
          <table:table-cell table:number-columns-repeated="11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SIN((2*PI()*[.A592] - [.$G$1]) / 100)*[.$G$2]+[.$G$3]" office:value-type="float" office:value="-0.0481753674101714" calcext:value-type="float">
            <text:p>-0,048175367410171</text:p>
          </table:table-cell>
          <table:table-cell table:formula="of:=COS(2*PI()*[.A592]/100)" office:value-type="float" office:value="0.876306680043864" calcext:value-type="float">
            <text:p>0,876306680043864</text:p>
          </table:table-cell>
          <table:table-cell table:number-columns-repeated="11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SIN((2*PI()*[.A593] - [.$G$1]) / 100)*[.$G$2]+[.$G$3]" office:value-type="float" office:value="-0.0425779291565075" calcext:value-type="float">
            <text:p>-0,042577929156508</text:p>
          </table:table-cell>
          <table:table-cell table:formula="of:=COS(2*PI()*[.A593]/100)" office:value-type="float" office:value="0.904827052466018" calcext:value-type="float">
            <text:p>0,904827052466018</text:p>
          </table:table-cell>
          <table:table-cell table:number-columns-repeated="11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SIN((2*PI()*[.A594] - [.$G$1]) / 100)*[.$G$2]+[.$G$3]" office:value-type="float" office:value="-0.0368124552684677" calcext:value-type="float">
            <text:p>-0,036812455268468</text:p>
          </table:table-cell>
          <table:table-cell table:formula="of:=COS(2*PI()*[.A594]/100)" office:value-type="float" office:value="0.929776485888252" calcext:value-type="float">
            <text:p>0,929776485888252</text:p>
          </table:table-cell>
          <table:table-cell table:number-columns-repeated="11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SIN((2*PI()*[.A595] - [.$G$1]) / 100)*[.$G$2]+[.$G$3]" office:value-type="float" office:value="-0.0309016994374951" calcext:value-type="float">
            <text:p>-0,030901699437495</text:p>
          </table:table-cell>
          <table:table-cell table:formula="of:=COS(2*PI()*[.A595]/100)" office:value-type="float" office:value="0.951056516295152" calcext:value-type="float">
            <text:p>0,951056516295152</text:p>
          </table:table-cell>
          <table:table-cell table:number-columns-repeated="11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SIN((2*PI()*[.A596] - [.$G$1]) / 100)*[.$G$2]+[.$G$3]" office:value-type="float" office:value="-0.0248689887164855" calcext:value-type="float">
            <text:p>-0,024868988716486</text:p>
          </table:table-cell>
          <table:table-cell table:formula="of:=COS(2*PI()*[.A596]/100)" office:value-type="float" office:value="0.968583161128631" calcext:value-type="float">
            <text:p>0,968583161128631</text:p>
          </table:table-cell>
          <table:table-cell table:number-columns-repeated="11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SIN((2*PI()*[.A597] - [.$G$1]) / 100)*[.$G$2]+[.$G$3]" office:value-type="float" office:value="-0.0187381314585729" calcext:value-type="float">
            <text:p>-0,018738131458573</text:p>
          </table:table-cell>
          <table:table-cell table:formula="of:=COS(2*PI()*[.A597]/100)" office:value-type="float" office:value="0.982287250728688" calcext:value-type="float">
            <text:p>0,982287250728688</text:p>
          </table:table-cell>
          <table:table-cell table:number-columns-repeated="11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SIN((2*PI()*[.A598] - [.$G$1]) / 100)*[.$G$2]+[.$G$3]" office:value-type="float" office:value="-0.0125333233564305" calcext:value-type="float">
            <text:p>-0,012533323356431</text:p>
          </table:table-cell>
          <table:table-cell table:formula="of:=COS(2*PI()*[.A598]/100)" office:value-type="float" office:value="0.992114701314478" calcext:value-type="float">
            <text:p>0,992114701314478</text:p>
          </table:table-cell>
          <table:table-cell table:number-columns-repeated="11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SIN((2*PI()*[.A599] - [.$G$1]) / 100)*[.$G$2]+[.$G$3]" office:value-type="float" office:value="-0.0062790519529311" calcext:value-type="float">
            <text:p>-0,006279051952931</text:p>
          </table:table-cell>
          <table:table-cell table:formula="of:=COS(2*PI()*[.A599]/100)" office:value-type="float" office:value="0.998026728428272" calcext:value-type="float">
            <text:p>0,998026728428272</text:p>
          </table:table-cell>
          <table:table-cell table:number-columns-repeated="11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SIN((2*PI()*[.A600] - [.$G$1]) / 100)*[.$G$2]+[.$G$3]" office:value-type="float" office:value="-1.46957615897682E-016" calcext:value-type="float">
            <text:p>-1,46957615897682E-16</text:p>
          </table:table-cell>
          <table:table-cell table:formula="of:=COS(2*PI()*[.A600]/100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SIN((2*PI()*[.A601] - [.$G$1]) / 100)*[.$G$2]+[.$G$3]" office:value-type="float" office:value="0.00627905195293151" calcext:value-type="float">
            <text:p>0,006279051952932</text:p>
          </table:table-cell>
          <table:table-cell table:formula="of:=COS(2*PI()*[.A601]/100)" office:value-type="float" office:value="0.998026728428271" calcext:value-type="float">
            <text:p>0,998026728428271</text:p>
          </table:table-cell>
          <table:table-cell table:number-columns-repeated="11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SIN((2*PI()*[.A602] - [.$G$1]) / 100)*[.$G$2]+[.$G$3]" office:value-type="float" office:value="0.0125333233564302" calcext:value-type="float">
            <text:p>0,01253332335643</text:p>
          </table:table-cell>
          <table:table-cell table:formula="of:=COS(2*PI()*[.A602]/100)" office:value-type="float" office:value="0.992114701314478" calcext:value-type="float">
            <text:p>0,992114701314478</text:p>
          </table:table-cell>
          <table:table-cell table:number-columns-repeated="11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SIN((2*PI()*[.A603] - [.$G$1]) / 100)*[.$G$2]+[.$G$3]" office:value-type="float" office:value="0.0187381314585726" calcext:value-type="float">
            <text:p>0,018738131458573</text:p>
          </table:table-cell>
          <table:table-cell table:formula="of:=COS(2*PI()*[.A603]/100)" office:value-type="float" office:value="0.982287250728689" calcext:value-type="float">
            <text:p>0,982287250728689</text:p>
          </table:table-cell>
          <table:table-cell table:number-columns-repeated="11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SIN((2*PI()*[.A604] - [.$G$1]) / 100)*[.$G$2]+[.$G$3]" office:value-type="float" office:value="0.0248689887164852" calcext:value-type="float">
            <text:p>0,024868988716485</text:p>
          </table:table-cell>
          <table:table-cell table:formula="of:=COS(2*PI()*[.A604]/100)" office:value-type="float" office:value="0.968583161128632" calcext:value-type="float">
            <text:p>0,968583161128632</text:p>
          </table:table-cell>
          <table:table-cell table:number-columns-repeated="11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SIN((2*PI()*[.A605] - [.$G$1]) / 100)*[.$G$2]+[.$G$3]" office:value-type="float" office:value="0.0309016994374948" calcext:value-type="float">
            <text:p>0,030901699437495</text:p>
          </table:table-cell>
          <table:table-cell table:formula="of:=COS(2*PI()*[.A605]/100)" office:value-type="float" office:value="0.951056516295153" calcext:value-type="float">
            <text:p>0,951056516295153</text:p>
          </table:table-cell>
          <table:table-cell table:number-columns-repeated="11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SIN((2*PI()*[.A606] - [.$G$1]) / 100)*[.$G$2]+[.$G$3]" office:value-type="float" office:value="0.0368124552684675" calcext:value-type="float">
            <text:p>0,036812455268468</text:p>
          </table:table-cell>
          <table:table-cell table:formula="of:=COS(2*PI()*[.A606]/100)" office:value-type="float" office:value="0.929776485888253" calcext:value-type="float">
            <text:p>0,929776485888253</text:p>
          </table:table-cell>
          <table:table-cell table:number-columns-repeated="11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SIN((2*PI()*[.A607] - [.$G$1]) / 100)*[.$G$2]+[.$G$3]" office:value-type="float" office:value="0.0425779291565072" calcext:value-type="float">
            <text:p>0,042577929156507</text:p>
          </table:table-cell>
          <table:table-cell table:formula="of:=COS(2*PI()*[.A607]/100)" office:value-type="float" office:value="0.90482705246602" calcext:value-type="float">
            <text:p>0,90482705246602</text:p>
          </table:table-cell>
          <table:table-cell table:number-columns-repeated="11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SIN((2*PI()*[.A608] - [.$G$1]) / 100)*[.$G$2]+[.$G$3]" office:value-type="float" office:value="0.0481753674101712" calcext:value-type="float">
            <text:p>0,048175367410171</text:p>
          </table:table-cell>
          <table:table-cell table:formula="of:=COS(2*PI()*[.A608]/100)" office:value-type="float" office:value="0.876306680043866" calcext:value-type="float">
            <text:p>0,876306680043866</text:p>
          </table:table-cell>
          <table:table-cell table:number-columns-repeated="11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SIN((2*PI()*[.A609] - [.$G$1]) / 100)*[.$G$2]+[.$G$3]" office:value-type="float" office:value="0.0535826794978996" calcext:value-type="float">
            <text:p>0,0535826794979</text:p>
          </table:table-cell>
          <table:table-cell table:formula="of:=COS(2*PI()*[.A609]/100)" office:value-type="float" office:value="0.844327925502016" calcext:value-type="float">
            <text:p>0,844327925502016</text:p>
          </table:table-cell>
          <table:table-cell table:number-columns-repeated="11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SIN((2*PI()*[.A610] - [.$G$1]) / 100)*[.$G$2]+[.$G$3]" office:value-type="float" office:value="0.0587785252292475" calcext:value-type="float">
            <text:p>0,058778525229248</text:p>
          </table:table-cell>
          <table:table-cell table:formula="of:=COS(2*PI()*[.A610]/100)" office:value-type="float" office:value="0.809016994374946" calcext:value-type="float">
            <text:p>0,809016994374946</text:p>
          </table:table-cell>
          <table:table-cell table:number-columns-repeated="11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SIN((2*PI()*[.A611] - [.$G$1]) / 100)*[.$G$2]+[.$G$3]" office:value-type="float" office:value="0.0637423989748688" calcext:value-type="float">
            <text:p>0,063742398974869</text:p>
          </table:table-cell>
          <table:table-cell table:formula="of:=COS(2*PI()*[.A611]/100)" office:value-type="float" office:value="0.77051324277579" calcext:value-type="float">
            <text:p>0,77051324277579</text:p>
          </table:table-cell>
          <table:table-cell table:number-columns-repeated="11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SIN((2*PI()*[.A612] - [.$G$1]) / 100)*[.$G$2]+[.$G$3]" office:value-type="float" office:value="0.068454710592869" calcext:value-type="float">
            <text:p>0,068454710592869</text:p>
          </table:table-cell>
          <table:table-cell table:formula="of:=COS(2*PI()*[.A612]/100)" office:value-type="float" office:value="0.728968627421411" calcext:value-type="float">
            <text:p>0,728968627421411</text:p>
          </table:table-cell>
          <table:table-cell table:number-columns-repeated="11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SIN((2*PI()*[.A613] - [.$G$1]) / 100)*[.$G$2]+[.$G$3]" office:value-type="float" office:value="0.072896862742141" calcext:value-type="float">
            <text:p>0,072896862742141</text:p>
          </table:table-cell>
          <table:table-cell table:formula="of:=COS(2*PI()*[.A613]/100)" office:value-type="float" office:value="0.684547105928691" calcext:value-type="float">
            <text:p>0,684547105928691</text:p>
          </table:table-cell>
          <table:table-cell table:number-columns-repeated="11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SIN((2*PI()*[.A614] - [.$G$1]) / 100)*[.$G$2]+[.$G$3]" office:value-type="float" office:value="0.077051324277579" calcext:value-type="float">
            <text:p>0,077051324277579</text:p>
          </table:table-cell>
          <table:table-cell table:formula="of:=COS(2*PI()*[.A614]/100)" office:value-type="float" office:value="0.637423989748689" calcext:value-type="float">
            <text:p>0,637423989748689</text:p>
          </table:table-cell>
          <table:table-cell table:number-columns-repeated="11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SIN((2*PI()*[.A615] - [.$G$1]) / 100)*[.$G$2]+[.$G$3]" office:value-type="float" office:value="0.0809016994374946" calcext:value-type="float">
            <text:p>0,080901699437495</text:p>
          </table:table-cell>
          <table:table-cell table:formula="of:=COS(2*PI()*[.A615]/100)" office:value-type="float" office:value="0.587785252292476" calcext:value-type="float">
            <text:p>0,587785252292476</text:p>
          </table:table-cell>
          <table:table-cell table:number-columns-repeated="11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SIN((2*PI()*[.A616] - [.$G$1]) / 100)*[.$G$2]+[.$G$3]" office:value-type="float" office:value="0.0844327925502015" calcext:value-type="float">
            <text:p>0,084432792550202</text:p>
          </table:table-cell>
          <table:table-cell table:formula="of:=COS(2*PI()*[.A616]/100)" office:value-type="float" office:value="0.535826794978997" calcext:value-type="float">
            <text:p>0,535826794978997</text:p>
          </table:table-cell>
          <table:table-cell table:number-columns-repeated="11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SIN((2*PI()*[.A617] - [.$G$1]) / 100)*[.$G$2]+[.$G$3]" office:value-type="float" office:value="0.0876306680043862" calcext:value-type="float">
            <text:p>0,087630668004386</text:p>
          </table:table-cell>
          <table:table-cell table:formula="of:=COS(2*PI()*[.A617]/100)" office:value-type="float" office:value="0.481753674101719" calcext:value-type="float">
            <text:p>0,481753674101719</text:p>
          </table:table-cell>
          <table:table-cell table:number-columns-repeated="11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SIN((2*PI()*[.A618] - [.$G$1]) / 100)*[.$G$2]+[.$G$3]" office:value-type="float" office:value="0.0904827052466019" calcext:value-type="float">
            <text:p>0,090482705246602</text:p>
          </table:table-cell>
          <table:table-cell table:formula="of:=COS(2*PI()*[.A618]/100)" office:value-type="float" office:value="0.425779291565073" calcext:value-type="float">
            <text:p>0,425779291565073</text:p>
          </table:table-cell>
          <table:table-cell table:number-columns-repeated="11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SIN((2*PI()*[.A619] - [.$G$1]) / 100)*[.$G$2]+[.$G$3]" office:value-type="float" office:value="0.0929776485888252" calcext:value-type="float">
            <text:p>0,092977648588825</text:p>
          </table:table-cell>
          <table:table-cell table:formula="of:=COS(2*PI()*[.A619]/100)" office:value-type="float" office:value="0.368124552684676" calcext:value-type="float">
            <text:p>0,368124552684676</text:p>
          </table:table-cell>
          <table:table-cell table:number-columns-repeated="11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SIN((2*PI()*[.A620] - [.$G$1]) / 100)*[.$G$2]+[.$G$3]" office:value-type="float" office:value="0.0951056516295153" calcext:value-type="float">
            <text:p>0,095105651629515</text:p>
          </table:table-cell>
          <table:table-cell table:formula="of:=COS(2*PI()*[.A620]/100)" office:value-type="float" office:value="0.309016994374949" calcext:value-type="float">
            <text:p>0,309016994374949</text:p>
          </table:table-cell>
          <table:table-cell table:number-columns-repeated="11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SIN((2*PI()*[.A621] - [.$G$1]) / 100)*[.$G$2]+[.$G$3]" office:value-type="float" office:value="0.0968583161128632" calcext:value-type="float">
            <text:p>0,096858316112863</text:p>
          </table:table-cell>
          <table:table-cell table:formula="of:=COS(2*PI()*[.A621]/100)" office:value-type="float" office:value="0.248689887164853" calcext:value-type="float">
            <text:p>0,248689887164853</text:p>
          </table:table-cell>
          <table:table-cell table:number-columns-repeated="11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SIN((2*PI()*[.A622] - [.$G$1]) / 100)*[.$G$2]+[.$G$3]" office:value-type="float" office:value="0.0982287250728688" calcext:value-type="float">
            <text:p>0,098228725072869</text:p>
          </table:table-cell>
          <table:table-cell table:formula="of:=COS(2*PI()*[.A622]/100)" office:value-type="float" office:value="0.187381314585727" calcext:value-type="float">
            <text:p>0,187381314585727</text:p>
          </table:table-cell>
          <table:table-cell table:number-columns-repeated="11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SIN((2*PI()*[.A623] - [.$G$1]) / 100)*[.$G$2]+[.$G$3]" office:value-type="float" office:value="0.0992114701314478" calcext:value-type="float">
            <text:p>0,099211470131448</text:p>
          </table:table-cell>
          <table:table-cell table:formula="of:=COS(2*PI()*[.A623]/100)" office:value-type="float" office:value="0.125333233564303" calcext:value-type="float">
            <text:p>0,125333233564303</text:p>
          </table:table-cell>
          <table:table-cell table:number-columns-repeated="11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SIN((2*PI()*[.A624] - [.$G$1]) / 100)*[.$G$2]+[.$G$3]" office:value-type="float" office:value="0.0998026728428271" calcext:value-type="float">
            <text:p>0,099802672842827</text:p>
          </table:table-cell>
          <table:table-cell table:formula="of:=COS(2*PI()*[.A624]/100)" office:value-type="float" office:value="0.0627905195293163" calcext:value-type="float">
            <text:p>0,062790519529316</text:p>
          </table:table-cell>
          <table:table-cell table:number-columns-repeated="11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SIN((2*PI()*[.A625] - [.$G$1]) / 100)*[.$G$2]+[.$G$3]" office:value-type="float" office:value="0.1" calcext:value-type="float">
            <text:p>0,1</text:p>
          </table:table-cell>
          <table:table-cell table:formula="of:=COS(2*PI()*[.A625]/100)" office:value-type="float" office:value="-2.45548340466059E-016" calcext:value-type="float">
            <text:p>-2,45548340466059E-16</text:p>
          </table:table-cell>
          <table:table-cell table:number-columns-repeated="11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SIN((2*PI()*[.A626] - [.$G$1]) / 100)*[.$G$2]+[.$G$3]" office:value-type="float" office:value="0.0998026728428272" calcext:value-type="float">
            <text:p>0,099802672842827</text:p>
          </table:table-cell>
          <table:table-cell table:formula="of:=COS(2*PI()*[.A626]/100)" office:value-type="float" office:value="-0.0627905195293097" calcext:value-type="float">
            <text:p>-0,06279051952931</text:p>
          </table:table-cell>
          <table:table-cell table:number-columns-repeated="11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SIN((2*PI()*[.A627] - [.$G$1]) / 100)*[.$G$2]+[.$G$3]" office:value-type="float" office:value="0.0992114701314478" calcext:value-type="float">
            <text:p>0,099211470131448</text:p>
          </table:table-cell>
          <table:table-cell table:formula="of:=COS(2*PI()*[.A627]/100)" office:value-type="float" office:value="-0.125333233564304" calcext:value-type="float">
            <text:p>-0,125333233564304</text:p>
          </table:table-cell>
          <table:table-cell table:number-columns-repeated="11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SIN((2*PI()*[.A628] - [.$G$1]) / 100)*[.$G$2]+[.$G$3]" office:value-type="float" office:value="0.098228725072869" calcext:value-type="float">
            <text:p>0,098228725072869</text:p>
          </table:table-cell>
          <table:table-cell table:formula="of:=COS(2*PI()*[.A628]/100)" office:value-type="float" office:value="-0.18738131458572" calcext:value-type="float">
            <text:p>-0,18738131458572</text:p>
          </table:table-cell>
          <table:table-cell table:number-columns-repeated="11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SIN((2*PI()*[.A629] - [.$G$1]) / 100)*[.$G$2]+[.$G$3]" office:value-type="float" office:value="0.0968583161128631" calcext:value-type="float">
            <text:p>0,096858316112863</text:p>
          </table:table-cell>
          <table:table-cell table:formula="of:=COS(2*PI()*[.A629]/100)" office:value-type="float" office:value="-0.248689887164854" calcext:value-type="float">
            <text:p>-0,248689887164854</text:p>
          </table:table-cell>
          <table:table-cell table:number-columns-repeated="11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SIN((2*PI()*[.A630] - [.$G$1]) / 100)*[.$G$2]+[.$G$3]" office:value-type="float" office:value="0.0951056516295153" calcext:value-type="float">
            <text:p>0,095105651629515</text:p>
          </table:table-cell>
          <table:table-cell table:formula="of:=COS(2*PI()*[.A630]/100)" office:value-type="float" office:value="-0.309016994374949" calcext:value-type="float">
            <text:p>-0,309016994374949</text:p>
          </table:table-cell>
          <table:table-cell table:number-columns-repeated="11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SIN((2*PI()*[.A631] - [.$G$1]) / 100)*[.$G$2]+[.$G$3]" office:value-type="float" office:value="0.0929776485888252" calcext:value-type="float">
            <text:p>0,092977648588825</text:p>
          </table:table-cell>
          <table:table-cell table:formula="of:=COS(2*PI()*[.A631]/100)" office:value-type="float" office:value="-0.368124552684676" calcext:value-type="float">
            <text:p>-0,368124552684676</text:p>
          </table:table-cell>
          <table:table-cell table:number-columns-repeated="11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SIN((2*PI()*[.A632] - [.$G$1]) / 100)*[.$G$2]+[.$G$3]" office:value-type="float" office:value="0.0904827052466019" calcext:value-type="float">
            <text:p>0,090482705246602</text:p>
          </table:table-cell>
          <table:table-cell table:formula="of:=COS(2*PI()*[.A632]/100)" office:value-type="float" office:value="-0.425779291565074" calcext:value-type="float">
            <text:p>-0,425779291565074</text:p>
          </table:table-cell>
          <table:table-cell table:number-columns-repeated="11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SIN((2*PI()*[.A633] - [.$G$1]) / 100)*[.$G$2]+[.$G$3]" office:value-type="float" office:value="0.0876306680043865" calcext:value-type="float">
            <text:p>0,087630668004387</text:p>
          </table:table-cell>
          <table:table-cell table:formula="of:=COS(2*PI()*[.A633]/100)" office:value-type="float" office:value="-0.481753674101713" calcext:value-type="float">
            <text:p>-0,481753674101713</text:p>
          </table:table-cell>
          <table:table-cell table:number-columns-repeated="11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SIN((2*PI()*[.A634] - [.$G$1]) / 100)*[.$G$2]+[.$G$3]" office:value-type="float" office:value="0.0844327925502015" calcext:value-type="float">
            <text:p>0,084432792550202</text:p>
          </table:table-cell>
          <table:table-cell table:formula="of:=COS(2*PI()*[.A634]/100)" office:value-type="float" office:value="-0.535826794978997" calcext:value-type="float">
            <text:p>-0,535826794978997</text:p>
          </table:table-cell>
          <table:table-cell table:number-columns-repeated="11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SIN((2*PI()*[.A635] - [.$G$1]) / 100)*[.$G$2]+[.$G$3]" office:value-type="float" office:value="0.0809016994374949" calcext:value-type="float">
            <text:p>0,080901699437495</text:p>
          </table:table-cell>
          <table:table-cell table:formula="of:=COS(2*PI()*[.A635]/100)" office:value-type="float" office:value="-0.58778525229247" calcext:value-type="float">
            <text:p>-0,58778525229247</text:p>
          </table:table-cell>
          <table:table-cell table:number-columns-repeated="11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SIN((2*PI()*[.A636] - [.$G$1]) / 100)*[.$G$2]+[.$G$3]" office:value-type="float" office:value="0.0770513242775789" calcext:value-type="float">
            <text:p>0,077051324277579</text:p>
          </table:table-cell>
          <table:table-cell table:formula="of:=COS(2*PI()*[.A636]/100)" office:value-type="float" office:value="-0.63742398974869" calcext:value-type="float">
            <text:p>-0,63742398974869</text:p>
          </table:table-cell>
          <table:table-cell table:number-columns-repeated="11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SIN((2*PI()*[.A637] - [.$G$1]) / 100)*[.$G$2]+[.$G$3]" office:value-type="float" office:value="0.0728968627421414" calcext:value-type="float">
            <text:p>0,072896862742142</text:p>
          </table:table-cell>
          <table:table-cell table:formula="of:=COS(2*PI()*[.A637]/100)" office:value-type="float" office:value="-0.684547105928686" calcext:value-type="float">
            <text:p>-0,684547105928686</text:p>
          </table:table-cell>
          <table:table-cell table:number-columns-repeated="11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SIN((2*PI()*[.A638] - [.$G$1]) / 100)*[.$G$2]+[.$G$3]" office:value-type="float" office:value="0.0684547105928689" calcext:value-type="float">
            <text:p>0,068454710592869</text:p>
          </table:table-cell>
          <table:table-cell table:formula="of:=COS(2*PI()*[.A638]/100)" office:value-type="float" office:value="-0.728968627421411" calcext:value-type="float">
            <text:p>-0,728968627421411</text:p>
          </table:table-cell>
          <table:table-cell table:number-columns-repeated="11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SIN((2*PI()*[.A639] - [.$G$1]) / 100)*[.$G$2]+[.$G$3]" office:value-type="float" office:value="0.0637423989748693" calcext:value-type="float">
            <text:p>0,063742398974869</text:p>
          </table:table-cell>
          <table:table-cell table:formula="of:=COS(2*PI()*[.A639]/100)" office:value-type="float" office:value="-0.770513242775786" calcext:value-type="float">
            <text:p>-0,770513242775786</text:p>
          </table:table-cell>
          <table:table-cell table:number-columns-repeated="11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SIN((2*PI()*[.A640] - [.$G$1]) / 100)*[.$G$2]+[.$G$3]" office:value-type="float" office:value="0.0587785252292474" calcext:value-type="float">
            <text:p>0,058778525229248</text:p>
          </table:table-cell>
          <table:table-cell table:formula="of:=COS(2*PI()*[.A640]/100)" office:value-type="float" office:value="-0.809016994374946" calcext:value-type="float">
            <text:p>-0,809016994374946</text:p>
          </table:table-cell>
          <table:table-cell table:number-columns-repeated="11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SIN((2*PI()*[.A641] - [.$G$1]) / 100)*[.$G$2]+[.$G$3]" office:value-type="float" office:value="0.0535826794978995" calcext:value-type="float">
            <text:p>0,0535826794979</text:p>
          </table:table-cell>
          <table:table-cell table:formula="of:=COS(2*PI()*[.A641]/100)" office:value-type="float" office:value="-0.844327925502016" calcext:value-type="float">
            <text:p>-0,844327925502016</text:p>
          </table:table-cell>
          <table:table-cell table:number-columns-repeated="11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SIN((2*PI()*[.A642] - [.$G$1]) / 100)*[.$G$2]+[.$G$3]" office:value-type="float" office:value="0.0481753674101717" calcext:value-type="float">
            <text:p>0,048175367410172</text:p>
          </table:table-cell>
          <table:table-cell table:formula="of:=COS(2*PI()*[.A642]/100)" office:value-type="float" office:value="-0.876306680043862" calcext:value-type="float">
            <text:p>-0,876306680043862</text:p>
          </table:table-cell>
          <table:table-cell table:number-columns-repeated="11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SIN((2*PI()*[.A643] - [.$G$1]) / 100)*[.$G$2]+[.$G$3]" office:value-type="float" office:value="0.0425779291565072" calcext:value-type="float">
            <text:p>0,042577929156507</text:p>
          </table:table-cell>
          <table:table-cell table:formula="of:=COS(2*PI()*[.A643]/100)" office:value-type="float" office:value="-0.90482705246602" calcext:value-type="float">
            <text:p>-0,90482705246602</text:p>
          </table:table-cell>
          <table:table-cell table:number-columns-repeated="11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SIN((2*PI()*[.A644] - [.$G$1]) / 100)*[.$G$2]+[.$G$3]" office:value-type="float" office:value="0.0368124552684681" calcext:value-type="float">
            <text:p>0,036812455268468</text:p>
          </table:table-cell>
          <table:table-cell table:formula="of:=COS(2*PI()*[.A644]/100)" office:value-type="float" office:value="-0.92977648588825" calcext:value-type="float">
            <text:p>-0,92977648588825</text:p>
          </table:table-cell>
          <table:table-cell table:number-columns-repeated="11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SIN((2*PI()*[.A645] - [.$G$1]) / 100)*[.$G$2]+[.$G$3]" office:value-type="float" office:value="0.0309016994374947" calcext:value-type="float">
            <text:p>0,030901699437495</text:p>
          </table:table-cell>
          <table:table-cell table:formula="of:=COS(2*PI()*[.A645]/100)" office:value-type="float" office:value="-0.951056516295154" calcext:value-type="float">
            <text:p>-0,951056516295154</text:p>
          </table:table-cell>
          <table:table-cell table:number-columns-repeated="11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SIN((2*PI()*[.A646] - [.$G$1]) / 100)*[.$G$2]+[.$G$3]" office:value-type="float" office:value="0.0248689887164858" calcext:value-type="float">
            <text:p>0,024868988716486</text:p>
          </table:table-cell>
          <table:table-cell table:formula="of:=COS(2*PI()*[.A646]/100)" office:value-type="float" office:value="-0.96858316112863" calcext:value-type="float">
            <text:p>-0,96858316112863</text:p>
          </table:table-cell>
          <table:table-cell table:number-columns-repeated="11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SIN((2*PI()*[.A647] - [.$G$1]) / 100)*[.$G$2]+[.$G$3]" office:value-type="float" office:value="0.0187381314585725" calcext:value-type="float">
            <text:p>0,018738131458573</text:p>
          </table:table-cell>
          <table:table-cell table:formula="of:=COS(2*PI()*[.A647]/100)" office:value-type="float" office:value="-0.982287250728689" calcext:value-type="float">
            <text:p>-0,982287250728689</text:p>
          </table:table-cell>
          <table:table-cell table:number-columns-repeated="11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SIN((2*PI()*[.A648] - [.$G$1]) / 100)*[.$G$2]+[.$G$3]" office:value-type="float" office:value="0.0125333233564309" calcext:value-type="float">
            <text:p>0,012533323356431</text:p>
          </table:table-cell>
          <table:table-cell table:formula="of:=COS(2*PI()*[.A648]/100)" office:value-type="float" office:value="-0.992114701314477" calcext:value-type="float">
            <text:p>-0,992114701314477</text:p>
          </table:table-cell>
          <table:table-cell table:number-columns-repeated="11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SIN((2*PI()*[.A649] - [.$G$1]) / 100)*[.$G$2]+[.$G$3]" office:value-type="float" office:value="0.00627905195293146" calcext:value-type="float">
            <text:p>0,006279051952931</text:p>
          </table:table-cell>
          <table:table-cell table:formula="of:=COS(2*PI()*[.A649]/100)" office:value-type="float" office:value="-0.998026728428271" calcext:value-type="float">
            <text:p>-0,998026728428271</text:p>
          </table:table-cell>
          <table:table-cell table:number-columns-repeated="11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SIN((2*PI()*[.A650] - [.$G$1]) / 100)*[.$G$2]+[.$G$3]" office:value-type="float" office:value="5.14475451769206E-016" calcext:value-type="float">
            <text:p>5,14475451769206E-16</text:p>
          </table:table-cell>
          <table:table-cell table:formula="of:=COS(2*PI()*[.A650]/100)"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SIN((2*PI()*[.A651] - [.$G$1]) / 100)*[.$G$2]+[.$G$3]" office:value-type="float" office:value="-0.00627905195293114" calcext:value-type="float">
            <text:p>-0,006279051952931</text:p>
          </table:table-cell>
          <table:table-cell table:formula="of:=COS(2*PI()*[.A651]/100)" office:value-type="float" office:value="-0.998026728428272" calcext:value-type="float">
            <text:p>-0,998026728428272</text:p>
          </table:table-cell>
          <table:table-cell table:number-columns-repeated="11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SIN((2*PI()*[.A652] - [.$G$1]) / 100)*[.$G$2]+[.$G$3]" office:value-type="float" office:value="-0.0125333233564298" calcext:value-type="float">
            <text:p>-0,01253332335643</text:p>
          </table:table-cell>
          <table:table-cell table:formula="of:=COS(2*PI()*[.A652]/100)" office:value-type="float" office:value="-0.992114701314478" calcext:value-type="float">
            <text:p>-0,992114701314478</text:p>
          </table:table-cell>
          <table:table-cell table:number-columns-repeated="11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SIN((2*PI()*[.A653] - [.$G$1]) / 100)*[.$G$2]+[.$G$3]" office:value-type="float" office:value="-0.0187381314585729" calcext:value-type="float">
            <text:p>-0,018738131458573</text:p>
          </table:table-cell>
          <table:table-cell table:formula="of:=COS(2*PI()*[.A653]/100)" office:value-type="float" office:value="-0.982287250728688" calcext:value-type="float">
            <text:p>-0,982287250728688</text:p>
          </table:table-cell>
          <table:table-cell table:number-columns-repeated="11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SIN((2*PI()*[.A654] - [.$G$1]) / 100)*[.$G$2]+[.$G$3]" office:value-type="float" office:value="-0.0248689887164855" calcext:value-type="float">
            <text:p>-0,024868988716486</text:p>
          </table:table-cell>
          <table:table-cell table:formula="of:=COS(2*PI()*[.A654]/100)" office:value-type="float" office:value="-0.968583161128631" calcext:value-type="float">
            <text:p>-0,968583161128631</text:p>
          </table:table-cell>
          <table:table-cell table:number-columns-repeated="11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SIN((2*PI()*[.A655] - [.$G$1]) / 100)*[.$G$2]+[.$G$3]" office:value-type="float" office:value="-0.0309016994374944" calcext:value-type="float">
            <text:p>-0,030901699437495</text:p>
          </table:table-cell>
          <table:table-cell table:formula="of:=COS(2*PI()*[.A655]/100)" office:value-type="float" office:value="-0.951056516295155" calcext:value-type="float">
            <text:p>-0,951056516295155</text:p>
          </table:table-cell>
          <table:table-cell table:number-columns-repeated="11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SIN((2*PI()*[.A656] - [.$G$1]) / 100)*[.$G$2]+[.$G$3]" office:value-type="float" office:value="-0.0368124552684671" calcext:value-type="float">
            <text:p>-0,036812455268467</text:p>
          </table:table-cell>
          <table:table-cell table:formula="of:=COS(2*PI()*[.A656]/100)" office:value-type="float" office:value="-0.929776485888254" calcext:value-type="float">
            <text:p>-0,929776485888254</text:p>
          </table:table-cell>
          <table:table-cell table:number-columns-repeated="11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SIN((2*PI()*[.A657] - [.$G$1]) / 100)*[.$G$2]+[.$G$3]" office:value-type="float" office:value="-0.0425779291565075" calcext:value-type="float">
            <text:p>-0,042577929156508</text:p>
          </table:table-cell>
          <table:table-cell table:formula="of:=COS(2*PI()*[.A657]/100)" office:value-type="float" office:value="-0.904827052466018" calcext:value-type="float">
            <text:p>-0,904827052466018</text:p>
          </table:table-cell>
          <table:table-cell table:number-columns-repeated="11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SIN((2*PI()*[.A658] - [.$G$1]) / 100)*[.$G$2]+[.$G$3]" office:value-type="float" office:value="-0.0481753674101715" calcext:value-type="float">
            <text:p>-0,048175367410172</text:p>
          </table:table-cell>
          <table:table-cell table:formula="of:=COS(2*PI()*[.A658]/100)" office:value-type="float" office:value="-0.876306680043864" calcext:value-type="float">
            <text:p>-0,876306680043864</text:p>
          </table:table-cell>
          <table:table-cell table:number-columns-repeated="11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SIN((2*PI()*[.A659] - [.$G$1]) / 100)*[.$G$2]+[.$G$3]" office:value-type="float" office:value="-0.0535826794978993" calcext:value-type="float">
            <text:p>-0,053582679497899</text:p>
          </table:table-cell>
          <table:table-cell table:formula="of:=COS(2*PI()*[.A659]/100)" office:value-type="float" office:value="-0.844327925502018" calcext:value-type="float">
            <text:p>-0,844327925502018</text:p>
          </table:table-cell>
          <table:table-cell table:number-columns-repeated="11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SIN((2*PI()*[.A660] - [.$G$1]) / 100)*[.$G$2]+[.$G$3]" office:value-type="float" office:value="-0.0587785252292466" calcext:value-type="float">
            <text:p>-0,058778525229247</text:p>
          </table:table-cell>
          <table:table-cell table:formula="of:=COS(2*PI()*[.A660]/100)" office:value-type="float" office:value="-0.809016994374952" calcext:value-type="float">
            <text:p>-0,809016994374952</text:p>
          </table:table-cell>
          <table:table-cell table:number-columns-repeated="11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SIN((2*PI()*[.A661] - [.$G$1]) / 100)*[.$G$2]+[.$G$3]" office:value-type="float" office:value="-0.0637423989748691" calcext:value-type="float">
            <text:p>-0,063742398974869</text:p>
          </table:table-cell>
          <table:table-cell table:formula="of:=COS(2*PI()*[.A661]/100)" office:value-type="float" office:value="-0.770513242775788" calcext:value-type="float">
            <text:p>-0,770513242775788</text:p>
          </table:table-cell>
          <table:table-cell table:number-columns-repeated="11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SIN((2*PI()*[.A662] - [.$G$1]) / 100)*[.$G$2]+[.$G$3]" office:value-type="float" office:value="-0.0684547105928687" calcext:value-type="float">
            <text:p>-0,068454710592869</text:p>
          </table:table-cell>
          <table:table-cell table:formula="of:=COS(2*PI()*[.A662]/100)" office:value-type="float" office:value="-0.728968627421413" calcext:value-type="float">
            <text:p>-0,728968627421413</text:p>
          </table:table-cell>
          <table:table-cell table:number-columns-repeated="11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SIN((2*PI()*[.A663] - [.$G$1]) / 100)*[.$G$2]+[.$G$3]" office:value-type="float" office:value="-0.0728968627421407" calcext:value-type="float">
            <text:p>-0,072896862742141</text:p>
          </table:table-cell>
          <table:table-cell table:formula="of:=COS(2*PI()*[.A663]/100)" office:value-type="float" office:value="-0.684547105928693" calcext:value-type="float">
            <text:p>-0,684547105928693</text:p>
          </table:table-cell>
          <table:table-cell table:number-columns-repeated="11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SIN((2*PI()*[.A664] - [.$G$1]) / 100)*[.$G$2]+[.$G$3]" office:value-type="float" office:value="-0.0770513242775792" calcext:value-type="float">
            <text:p>-0,077051324277579</text:p>
          </table:table-cell>
          <table:table-cell table:formula="of:=COS(2*PI()*[.A664]/100)" office:value-type="float" office:value="-0.637423989748687" calcext:value-type="float">
            <text:p>-0,637423989748687</text:p>
          </table:table-cell>
          <table:table-cell table:number-columns-repeated="11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SIN((2*PI()*[.A665] - [.$G$1]) / 100)*[.$G$2]+[.$G$3]" office:value-type="float" office:value="-0.0809016994374948" calcext:value-type="float">
            <text:p>-0,080901699437495</text:p>
          </table:table-cell>
          <table:table-cell table:formula="of:=COS(2*PI()*[.A665]/100)" office:value-type="float" office:value="-0.587785252292473" calcext:value-type="float">
            <text:p>-0,587785252292473</text:p>
          </table:table-cell>
          <table:table-cell table:number-columns-repeated="11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SIN((2*PI()*[.A666] - [.$G$1]) / 100)*[.$G$2]+[.$G$3]" office:value-type="float" office:value="-0.0844327925502013" calcext:value-type="float">
            <text:p>-0,084432792550201</text:p>
          </table:table-cell>
          <table:table-cell table:formula="of:=COS(2*PI()*[.A666]/100)" office:value-type="float" office:value="-0.535826794979" calcext:value-type="float">
            <text:p>-0,535826794979</text:p>
          </table:table-cell>
          <table:table-cell table:number-columns-repeated="11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SIN((2*PI()*[.A667] - [.$G$1]) / 100)*[.$G$2]+[.$G$3]" office:value-type="float" office:value="-0.087630668004386" calcext:value-type="float">
            <text:p>-0,087630668004386</text:p>
          </table:table-cell>
          <table:table-cell table:formula="of:=COS(2*PI()*[.A667]/100)" office:value-type="float" office:value="-0.481753674101722" calcext:value-type="float">
            <text:p>-0,481753674101722</text:p>
          </table:table-cell>
          <table:table-cell table:number-columns-repeated="11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SIN((2*PI()*[.A668] - [.$G$1]) / 100)*[.$G$2]+[.$G$3]" office:value-type="float" office:value="-0.0904827052466021" calcext:value-type="float">
            <text:p>-0,090482705246602</text:p>
          </table:table-cell>
          <table:table-cell table:formula="of:=COS(2*PI()*[.A668]/100)" office:value-type="float" office:value="-0.42577929156507" calcext:value-type="float">
            <text:p>-0,42577929156507</text:p>
          </table:table-cell>
          <table:table-cell table:number-columns-repeated="11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SIN((2*PI()*[.A669] - [.$G$1]) / 100)*[.$G$2]+[.$G$3]" office:value-type="float" office:value="-0.0929776485888251" calcext:value-type="float">
            <text:p>-0,092977648588825</text:p>
          </table:table-cell>
          <table:table-cell table:formula="of:=COS(2*PI()*[.A669]/100)" office:value-type="float" office:value="-0.368124552684679" calcext:value-type="float">
            <text:p>-0,368124552684679</text:p>
          </table:table-cell>
          <table:table-cell table:number-columns-repeated="11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SIN((2*PI()*[.A670] - [.$G$1]) / 100)*[.$G$2]+[.$G$3]" office:value-type="float" office:value="-0.0951056516295152" calcext:value-type="float">
            <text:p>-0,095105651629515</text:p>
          </table:table-cell>
          <table:table-cell table:formula="of:=COS(2*PI()*[.A670]/100)" office:value-type="float" office:value="-0.309016994374952" calcext:value-type="float">
            <text:p>-0,309016994374952</text:p>
          </table:table-cell>
          <table:table-cell table:number-columns-repeated="11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SIN((2*PI()*[.A671] - [.$G$1]) / 100)*[.$G$2]+[.$G$3]" office:value-type="float" office:value="-0.0968583161128629" calcext:value-type="float">
            <text:p>-0,096858316112863</text:p>
          </table:table-cell>
          <table:table-cell table:formula="of:=COS(2*PI()*[.A671]/100)" office:value-type="float" office:value="-0.248689887164864" calcext:value-type="float">
            <text:p>-0,248689887164864</text:p>
          </table:table-cell>
          <table:table-cell table:number-columns-repeated="11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SIN((2*PI()*[.A672] - [.$G$1]) / 100)*[.$G$2]+[.$G$3]" office:value-type="float" office:value="-0.0982287250728689" calcext:value-type="float">
            <text:p>-0,098228725072869</text:p>
          </table:table-cell>
          <table:table-cell table:formula="of:=COS(2*PI()*[.A672]/100)" office:value-type="float" office:value="-0.187381314585723" calcext:value-type="float">
            <text:p>-0,187381314585723</text:p>
          </table:table-cell>
          <table:table-cell table:number-columns-repeated="11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SIN((2*PI()*[.A673] - [.$G$1]) / 100)*[.$G$2]+[.$G$3]" office:value-type="float" office:value="-0.0992114701314478" calcext:value-type="float">
            <text:p>-0,099211470131448</text:p>
          </table:table-cell>
          <table:table-cell table:formula="of:=COS(2*PI()*[.A673]/100)" office:value-type="float" office:value="-0.125333233564307" calcext:value-type="float">
            <text:p>-0,125333233564307</text:p>
          </table:table-cell>
          <table:table-cell table:number-columns-repeated="11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SIN((2*PI()*[.A674] - [.$G$1]) / 100)*[.$G$2]+[.$G$3]" office:value-type="float" office:value="-0.0998026728428271" calcext:value-type="float">
            <text:p>-0,099802672842827</text:p>
          </table:table-cell>
          <table:table-cell table:formula="of:=COS(2*PI()*[.A674]/100)" office:value-type="float" office:value="-0.06279051952932" calcext:value-type="float">
            <text:p>-0,06279051952932</text:p>
          </table:table-cell>
          <table:table-cell table:number-columns-repeated="11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SIN((2*PI()*[.A675] - [.$G$1]) / 100)*[.$G$2]+[.$G$3]" office:value-type="float" office:value="-0.1" calcext:value-type="float">
            <text:p>-0,1</text:p>
          </table:table-cell>
          <table:table-cell table:formula="of:=COS(2*PI()*[.A675]/100)" office:value-type="float" office:value="3.67579733935182E-015" calcext:value-type="float">
            <text:p>3,67579733935182E-15</text:p>
          </table:table-cell>
          <table:table-cell table:number-columns-repeated="11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SIN((2*PI()*[.A676] - [.$G$1]) / 100)*[.$G$2]+[.$G$3]" office:value-type="float" office:value="-0.0998026728428272" calcext:value-type="float">
            <text:p>-0,099802672842827</text:p>
          </table:table-cell>
          <table:table-cell table:formula="of:=COS(2*PI()*[.A676]/100)" office:value-type="float" office:value="0.0627905195293131" calcext:value-type="float">
            <text:p>0,062790519529313</text:p>
          </table:table-cell>
          <table:table-cell table:number-columns-repeated="11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SIN((2*PI()*[.A677] - [.$G$1]) / 100)*[.$G$2]+[.$G$3]" office:value-type="float" office:value="-0.0992114701314478" calcext:value-type="float">
            <text:p>-0,099211470131448</text:p>
          </table:table-cell>
          <table:table-cell table:formula="of:=COS(2*PI()*[.A677]/100)" office:value-type="float" office:value="0.1253332335643" calcext:value-type="float">
            <text:p>0,1253332335643</text:p>
          </table:table-cell>
          <table:table-cell table:number-columns-repeated="11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SIN((2*PI()*[.A678] - [.$G$1]) / 100)*[.$G$2]+[.$G$3]" office:value-type="float" office:value="-0.098228725072869" calcext:value-type="float">
            <text:p>-0,098228725072869</text:p>
          </table:table-cell>
          <table:table-cell table:formula="of:=COS(2*PI()*[.A678]/100)" office:value-type="float" office:value="0.187381314585717" calcext:value-type="float">
            <text:p>0,187381314585717</text:p>
          </table:table-cell>
          <table:table-cell table:number-columns-repeated="11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SIN((2*PI()*[.A679] - [.$G$1]) / 100)*[.$G$2]+[.$G$3]" office:value-type="float" office:value="-0.0968583161128631" calcext:value-type="float">
            <text:p>-0,096858316112863</text:p>
          </table:table-cell>
          <table:table-cell table:formula="of:=COS(2*PI()*[.A679]/100)" office:value-type="float" office:value="0.248689887164857" calcext:value-type="float">
            <text:p>0,248689887164857</text:p>
          </table:table-cell>
          <table:table-cell table:number-columns-repeated="11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SIN((2*PI()*[.A680] - [.$G$1]) / 100)*[.$G$2]+[.$G$3]" office:value-type="float" office:value="-0.0951056516295154" calcext:value-type="float">
            <text:p>-0,095105651629516</text:p>
          </table:table-cell>
          <table:table-cell table:formula="of:=COS(2*PI()*[.A680]/100)" office:value-type="float" office:value="0.309016994374946" calcext:value-type="float">
            <text:p>0,309016994374946</text:p>
          </table:table-cell>
          <table:table-cell table:number-columns-repeated="11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SIN((2*PI()*[.A681] - [.$G$1]) / 100)*[.$G$2]+[.$G$3]" office:value-type="float" office:value="-0.0929776485888253" calcext:value-type="float">
            <text:p>-0,092977648588825</text:p>
          </table:table-cell>
          <table:table-cell table:formula="of:=COS(2*PI()*[.A681]/100)" office:value-type="float" office:value="0.368124552684673" calcext:value-type="float">
            <text:p>0,368124552684673</text:p>
          </table:table-cell>
          <table:table-cell table:number-columns-repeated="11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SIN((2*PI()*[.A682] - [.$G$1]) / 100)*[.$G$2]+[.$G$3]" office:value-type="float" office:value="-0.0904827052466024" calcext:value-type="float">
            <text:p>-0,090482705246602</text:p>
          </table:table-cell>
          <table:table-cell table:formula="of:=COS(2*PI()*[.A682]/100)" office:value-type="float" office:value="0.425779291565064" calcext:value-type="float">
            <text:p>0,425779291565064</text:p>
          </table:table-cell>
          <table:table-cell table:number-columns-repeated="11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SIN((2*PI()*[.A683] - [.$G$1]) / 100)*[.$G$2]+[.$G$3]" office:value-type="float" office:value="-0.0876306680043863" calcext:value-type="float">
            <text:p>-0,087630668004386</text:p>
          </table:table-cell>
          <table:table-cell table:formula="of:=COS(2*PI()*[.A683]/100)" office:value-type="float" office:value="0.481753674101716" calcext:value-type="float">
            <text:p>0,481753674101716</text:p>
          </table:table-cell>
          <table:table-cell table:number-columns-repeated="11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SIN((2*PI()*[.A684] - [.$G$1]) / 100)*[.$G$2]+[.$G$3]" office:value-type="float" office:value="-0.0844327925502017" calcext:value-type="float">
            <text:p>-0,084432792550202</text:p>
          </table:table-cell>
          <table:table-cell table:formula="of:=COS(2*PI()*[.A684]/100)" office:value-type="float" office:value="0.535826794978994" calcext:value-type="float">
            <text:p>0,535826794978994</text:p>
          </table:table-cell>
          <table:table-cell table:number-columns-repeated="11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SIN((2*PI()*[.A685] - [.$G$1]) / 100)*[.$G$2]+[.$G$3]" office:value-type="float" office:value="-0.0809016994374952" calcext:value-type="float">
            <text:p>-0,080901699437495</text:p>
          </table:table-cell>
          <table:table-cell table:formula="of:=COS(2*PI()*[.A685]/100)" office:value-type="float" office:value="0.587785252292467" calcext:value-type="float">
            <text:p>0,587785252292467</text:p>
          </table:table-cell>
          <table:table-cell table:number-columns-repeated="11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SIN((2*PI()*[.A686] - [.$G$1]) / 100)*[.$G$2]+[.$G$3]" office:value-type="float" office:value="-0.0770513242775787" calcext:value-type="float">
            <text:p>-0,077051324277579</text:p>
          </table:table-cell>
          <table:table-cell table:formula="of:=COS(2*PI()*[.A686]/100)" office:value-type="float" office:value="0.637423989748692" calcext:value-type="float">
            <text:p>0,637423989748692</text:p>
          </table:table-cell>
          <table:table-cell table:number-columns-repeated="11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SIN((2*PI()*[.A687] - [.$G$1]) / 100)*[.$G$2]+[.$G$3]" office:value-type="float" office:value="-0.0728968627421412" calcext:value-type="float">
            <text:p>-0,072896862742141</text:p>
          </table:table-cell>
          <table:table-cell table:formula="of:=COS(2*PI()*[.A687]/100)" office:value-type="float" office:value="0.684547105928688" calcext:value-type="float">
            <text:p>0,684547105928688</text:p>
          </table:table-cell>
          <table:table-cell table:number-columns-repeated="11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SIN((2*PI()*[.A688] - [.$G$1]) / 100)*[.$G$2]+[.$G$3]" office:value-type="float" office:value="-0.0684547105928692" calcext:value-type="float">
            <text:p>-0,068454710592869</text:p>
          </table:table-cell>
          <table:table-cell table:formula="of:=COS(2*PI()*[.A688]/100)" office:value-type="float" office:value="0.728968627421408" calcext:value-type="float">
            <text:p>0,728968627421408</text:p>
          </table:table-cell>
          <table:table-cell table:number-columns-repeated="11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SIN((2*PI()*[.A689] - [.$G$1]) / 100)*[.$G$2]+[.$G$3]" office:value-type="float" office:value="-0.0637423989748696" calcext:value-type="float">
            <text:p>-0,06374239897487</text:p>
          </table:table-cell>
          <table:table-cell table:formula="of:=COS(2*PI()*[.A689]/100)" office:value-type="float" office:value="0.770513242775784" calcext:value-type="float">
            <text:p>0,770513242775784</text:p>
          </table:table-cell>
          <table:table-cell table:number-columns-repeated="11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SIN((2*PI()*[.A690] - [.$G$1]) / 100)*[.$G$2]+[.$G$3]" office:value-type="float" office:value="-0.0587785252292472" calcext:value-type="float">
            <text:p>-0,058778525229247</text:p>
          </table:table-cell>
          <table:table-cell table:formula="of:=COS(2*PI()*[.A690]/100)" office:value-type="float" office:value="0.809016994374949" calcext:value-type="float">
            <text:p>0,809016994374949</text:p>
          </table:table-cell>
          <table:table-cell table:number-columns-repeated="11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SIN((2*PI()*[.A691] - [.$G$1]) / 100)*[.$G$2]+[.$G$3]" office:value-type="float" office:value="-0.0535826794978998" calcext:value-type="float">
            <text:p>-0,0535826794979</text:p>
          </table:table-cell>
          <table:table-cell table:formula="of:=COS(2*PI()*[.A691]/100)" office:value-type="float" office:value="0.844327925502014" calcext:value-type="float">
            <text:p>0,844327925502014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SIN((2*PI()*[.A692] - [.$G$1]) / 100)*[.$G$2]+[.$G$3]" office:value-type="float" office:value="-0.0481753674101721" calcext:value-type="float">
            <text:p>-0,048175367410172</text:p>
          </table:table-cell>
          <table:table-cell table:formula="of:=COS(2*PI()*[.A692]/100)" office:value-type="float" office:value="0.876306680043861" calcext:value-type="float">
            <text:p>0,876306680043861</text:p>
          </table:table-cell>
          <table:table-cell table:number-columns-repeated="11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SIN((2*PI()*[.A693] - [.$G$1]) / 100)*[.$G$2]+[.$G$3]" office:value-type="float" office:value="-0.0425779291565075" calcext:value-type="float">
            <text:p>-0,042577929156508</text:p>
          </table:table-cell>
          <table:table-cell table:formula="of:=COS(2*PI()*[.A693]/100)" office:value-type="float" office:value="0.904827052466018" calcext:value-type="float">
            <text:p>0,904827052466018</text:p>
          </table:table-cell>
          <table:table-cell table:number-columns-repeated="11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SIN((2*PI()*[.A694] - [.$G$1]) / 100)*[.$G$2]+[.$G$3]" office:value-type="float" office:value="-0.0368124552684678" calcext:value-type="float">
            <text:p>-0,036812455268468</text:p>
          </table:table-cell>
          <table:table-cell table:formula="of:=COS(2*PI()*[.A694]/100)" office:value-type="float" office:value="0.929776485888251" calcext:value-type="float">
            <text:p>0,929776485888251</text:p>
          </table:table-cell>
          <table:table-cell table:number-columns-repeated="11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SIN((2*PI()*[.A695] - [.$G$1]) / 100)*[.$G$2]+[.$G$3]" office:value-type="float" office:value="-0.0309016994374951" calcext:value-type="float">
            <text:p>-0,030901699437495</text:p>
          </table:table-cell>
          <table:table-cell table:formula="of:=COS(2*PI()*[.A695]/100)" office:value-type="float" office:value="0.951056516295152" calcext:value-type="float">
            <text:p>0,951056516295152</text:p>
          </table:table-cell>
          <table:table-cell table:number-columns-repeated="11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SIN((2*PI()*[.A696] - [.$G$1]) / 100)*[.$G$2]+[.$G$3]" office:value-type="float" office:value="-0.0248689887164862" calcext:value-type="float">
            <text:p>-0,024868988716486</text:p>
          </table:table-cell>
          <table:table-cell table:formula="of:=COS(2*PI()*[.A696]/100)" office:value-type="float" office:value="0.968583161128629" calcext:value-type="float">
            <text:p>0,968583161128629</text:p>
          </table:table-cell>
          <table:table-cell table:number-columns-repeated="11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SIN((2*PI()*[.A697] - [.$G$1]) / 100)*[.$G$2]+[.$G$3]" office:value-type="float" office:value="-0.0187381314585722" calcext:value-type="float">
            <text:p>-0,018738131458572</text:p>
          </table:table-cell>
          <table:table-cell table:formula="of:=COS(2*PI()*[.A697]/100)" office:value-type="float" office:value="0.982287250728689" calcext:value-type="float">
            <text:p>0,982287250728689</text:p>
          </table:table-cell>
          <table:table-cell table:number-columns-repeated="11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SIN((2*PI()*[.A698] - [.$G$1]) / 100)*[.$G$2]+[.$G$3]" office:value-type="float" office:value="-0.0125333233564305" calcext:value-type="float">
            <text:p>-0,012533323356431</text:p>
          </table:table-cell>
          <table:table-cell table:formula="of:=COS(2*PI()*[.A698]/100)" office:value-type="float" office:value="0.992114701314478" calcext:value-type="float">
            <text:p>0,992114701314478</text:p>
          </table:table-cell>
          <table:table-cell table:number-columns-repeated="11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SIN((2*PI()*[.A699] - [.$G$1]) / 100)*[.$G$2]+[.$G$3]" office:value-type="float" office:value="-0.00627905195293183" calcext:value-type="float">
            <text:p>-0,006279051952932</text:p>
          </table:table-cell>
          <table:table-cell table:formula="of:=COS(2*PI()*[.A699]/100)" office:value-type="float" office:value="0.998026728428271" calcext:value-type="float">
            <text:p>0,998026728428271</text:p>
          </table:table-cell>
          <table:table-cell table:number-columns-repeated="11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SIN((2*PI()*[.A700] - [.$G$1]) / 100)*[.$G$2]+[.$G$3]" office:value-type="float" office:value="-8.8199328764073E-016" calcext:value-type="float">
            <text:p>-8,8199328764073E-16</text:p>
          </table:table-cell>
          <table:table-cell table:formula="of:=COS(2*PI()*[.A700]/100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SIN((2*PI()*[.A701] - [.$G$1]) / 100)*[.$G$2]+[.$G$3]" office:value-type="float" office:value="0.00627905195293149" calcext:value-type="float">
            <text:p>0,006279051952931</text:p>
          </table:table-cell>
          <table:table-cell table:formula="of:=COS(2*PI()*[.A701]/100)" office:value-type="float" office:value="0.998026728428271" calcext:value-type="float">
            <text:p>0,998026728428271</text:p>
          </table:table-cell>
          <table:table-cell table:number-columns-repeated="11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SIN((2*PI()*[.A702] - [.$G$1]) / 100)*[.$G$2]+[.$G$3]" office:value-type="float" office:value="0.0125333233564302" calcext:value-type="float">
            <text:p>0,01253332335643</text:p>
          </table:table-cell>
          <table:table-cell table:formula="of:=COS(2*PI()*[.A702]/100)" office:value-type="float" office:value="0.992114701314478" calcext:value-type="float">
            <text:p>0,992114701314478</text:p>
          </table:table-cell>
          <table:table-cell table:number-columns-repeated="11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SIN((2*PI()*[.A703] - [.$G$1]) / 100)*[.$G$2]+[.$G$3]" office:value-type="float" office:value="0.0187381314585718" calcext:value-type="float">
            <text:p>0,018738131458572</text:p>
          </table:table-cell>
          <table:table-cell table:formula="of:=COS(2*PI()*[.A703]/100)" office:value-type="float" office:value="0.98228725072869" calcext:value-type="float">
            <text:p>0,98228725072869</text:p>
          </table:table-cell>
          <table:table-cell table:number-columns-repeated="11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SIN((2*PI()*[.A704] - [.$G$1]) / 100)*[.$G$2]+[.$G$3]" office:value-type="float" office:value="0.0248689887164852" calcext:value-type="float">
            <text:p>0,024868988716485</text:p>
          </table:table-cell>
          <table:table-cell table:formula="of:=COS(2*PI()*[.A704]/100)" office:value-type="float" office:value="0.968583161128632" calcext:value-type="float">
            <text:p>0,968583161128632</text:p>
          </table:table-cell>
          <table:table-cell table:number-columns-repeated="11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SIN((2*PI()*[.A705] - [.$G$1]) / 100)*[.$G$2]+[.$G$3]" office:value-type="float" office:value="0.0309016994374947" calcext:value-type="float">
            <text:p>0,030901699437495</text:p>
          </table:table-cell>
          <table:table-cell table:formula="of:=COS(2*PI()*[.A705]/100)" office:value-type="float" office:value="0.951056516295153" calcext:value-type="float">
            <text:p>0,951056516295153</text:p>
          </table:table-cell>
          <table:table-cell table:number-columns-repeated="11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SIN((2*PI()*[.A706] - [.$G$1]) / 100)*[.$G$2]+[.$G$3]" office:value-type="float" office:value="0.0368124552684674" calcext:value-type="float">
            <text:p>0,036812455268468</text:p>
          </table:table-cell>
          <table:table-cell table:formula="of:=COS(2*PI()*[.A706]/100)" office:value-type="float" office:value="0.929776485888253" calcext:value-type="float">
            <text:p>0,929776485888253</text:p>
          </table:table-cell>
          <table:table-cell table:number-columns-repeated="11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SIN((2*PI()*[.A707] - [.$G$1]) / 100)*[.$G$2]+[.$G$3]" office:value-type="float" office:value="0.0425779291565066" calcext:value-type="float">
            <text:p>0,042577929156507</text:p>
          </table:table-cell>
          <table:table-cell table:formula="of:=COS(2*PI()*[.A707]/100)" office:value-type="float" office:value="0.904827052466023" calcext:value-type="float">
            <text:p>0,904827052466023</text:p>
          </table:table-cell>
          <table:table-cell table:number-columns-repeated="11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SIN((2*PI()*[.A708] - [.$G$1]) / 100)*[.$G$2]+[.$G$3]" office:value-type="float" office:value="0.0481753674101718" calcext:value-type="float">
            <text:p>0,048175367410172</text:p>
          </table:table-cell>
          <table:table-cell table:formula="of:=COS(2*PI()*[.A708]/100)" office:value-type="float" office:value="0.876306680043862" calcext:value-type="float">
            <text:p>0,876306680043862</text:p>
          </table:table-cell>
          <table:table-cell table:number-columns-repeated="11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SIN((2*PI()*[.A709] - [.$G$1]) / 100)*[.$G$2]+[.$G$3]" office:value-type="float" office:value="0.0535826794978996" calcext:value-type="float">
            <text:p>0,0535826794979</text:p>
          </table:table-cell>
          <table:table-cell table:formula="of:=COS(2*PI()*[.A709]/100)" office:value-type="float" office:value="0.844327925502016" calcext:value-type="float">
            <text:p>0,844327925502016</text:p>
          </table:table-cell>
          <table:table-cell table:number-columns-repeated="11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SIN((2*PI()*[.A710] - [.$G$1]) / 100)*[.$G$2]+[.$G$3]" office:value-type="float" office:value="0.0587785252292469" calcext:value-type="float">
            <text:p>0,058778525229247</text:p>
          </table:table-cell>
          <table:table-cell table:formula="of:=COS(2*PI()*[.A710]/100)" office:value-type="float" office:value="0.809016994374951" calcext:value-type="float">
            <text:p>0,809016994374951</text:p>
          </table:table-cell>
          <table:table-cell table:number-columns-repeated="11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SIN((2*PI()*[.A711] - [.$G$1]) / 100)*[.$G$2]+[.$G$3]" office:value-type="float" office:value="0.0637423989748688" calcext:value-type="float">
            <text:p>0,063742398974869</text:p>
          </table:table-cell>
          <table:table-cell table:formula="of:=COS(2*PI()*[.A711]/100)" office:value-type="float" office:value="0.770513242775791" calcext:value-type="float">
            <text:p>0,770513242775791</text:p>
          </table:table-cell>
          <table:table-cell table:number-columns-repeated="11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SIN((2*PI()*[.A712] - [.$G$1]) / 100)*[.$G$2]+[.$G$3]" office:value-type="float" office:value="0.068454710592869" calcext:value-type="float">
            <text:p>0,068454710592869</text:p>
          </table:table-cell>
          <table:table-cell table:formula="of:=COS(2*PI()*[.A712]/100)" office:value-type="float" office:value="0.728968627421411" calcext:value-type="float">
            <text:p>0,728968627421411</text:p>
          </table:table-cell>
          <table:table-cell table:number-columns-repeated="11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SIN((2*PI()*[.A713] - [.$G$1]) / 100)*[.$G$2]+[.$G$3]" office:value-type="float" office:value="0.072896862742141" calcext:value-type="float">
            <text:p>0,072896862742141</text:p>
          </table:table-cell>
          <table:table-cell table:formula="of:=COS(2*PI()*[.A713]/100)" office:value-type="float" office:value="0.684547105928691" calcext:value-type="float">
            <text:p>0,684547105928691</text:p>
          </table:table-cell>
          <table:table-cell table:number-columns-repeated="11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SIN((2*PI()*[.A714] - [.$G$1]) / 100)*[.$G$2]+[.$G$3]" office:value-type="float" office:value="0.0770513242775785" calcext:value-type="float">
            <text:p>0,077051324277579</text:p>
          </table:table-cell>
          <table:table-cell table:formula="of:=COS(2*PI()*[.A714]/100)" office:value-type="float" office:value="0.637423989748695" calcext:value-type="float">
            <text:p>0,637423989748695</text:p>
          </table:table-cell>
          <table:table-cell table:number-columns-repeated="11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SIN((2*PI()*[.A715] - [.$G$1]) / 100)*[.$G$2]+[.$G$3]" office:value-type="float" office:value="0.080901699437495" calcext:value-type="float">
            <text:p>0,080901699437495</text:p>
          </table:table-cell>
          <table:table-cell table:formula="of:=COS(2*PI()*[.A715]/100)" office:value-type="float" office:value="0.58778525229247" calcext:value-type="float">
            <text:p>0,58778525229247</text:p>
          </table:table-cell>
          <table:table-cell table:number-columns-repeated="11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SIN((2*PI()*[.A716] - [.$G$1]) / 100)*[.$G$2]+[.$G$3]" office:value-type="float" office:value="0.0844327925502015" calcext:value-type="float">
            <text:p>0,084432792550202</text:p>
          </table:table-cell>
          <table:table-cell table:formula="of:=COS(2*PI()*[.A716]/100)" office:value-type="float" office:value="0.535826794978997" calcext:value-type="float">
            <text:p>0,535826794978997</text:p>
          </table:table-cell>
          <table:table-cell table:number-columns-repeated="11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SIN((2*PI()*[.A717] - [.$G$1]) / 100)*[.$G$2]+[.$G$3]" office:value-type="float" office:value="0.0876306680043862" calcext:value-type="float">
            <text:p>0,087630668004386</text:p>
          </table:table-cell>
          <table:table-cell table:formula="of:=COS(2*PI()*[.A717]/100)" office:value-type="float" office:value="0.481753674101719" calcext:value-type="float">
            <text:p>0,481753674101719</text:p>
          </table:table-cell>
          <table:table-cell table:number-columns-repeated="11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SIN((2*PI()*[.A718] - [.$G$1]) / 100)*[.$G$2]+[.$G$3]" office:value-type="float" office:value="0.0904827052466016" calcext:value-type="float">
            <text:p>0,090482705246602</text:p>
          </table:table-cell>
          <table:table-cell table:formula="of:=COS(2*PI()*[.A718]/100)" office:value-type="float" office:value="0.42577929156508" calcext:value-type="float">
            <text:p>0,42577929156508</text:p>
          </table:table-cell>
          <table:table-cell table:number-columns-repeated="11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SIN((2*PI()*[.A719] - [.$G$1]) / 100)*[.$G$2]+[.$G$3]" office:value-type="float" office:value="0.0929776485888252" calcext:value-type="float">
            <text:p>0,092977648588825</text:p>
          </table:table-cell>
          <table:table-cell table:formula="of:=COS(2*PI()*[.A719]/100)" office:value-type="float" office:value="0.368124552684676" calcext:value-type="float">
            <text:p>0,368124552684676</text:p>
          </table:table-cell>
          <table:table-cell table:number-columns-repeated="11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SIN((2*PI()*[.A720] - [.$G$1]) / 100)*[.$G$2]+[.$G$3]" office:value-type="float" office:value="0.0951056516295153" calcext:value-type="float">
            <text:p>0,095105651629515</text:p>
          </table:table-cell>
          <table:table-cell table:formula="of:=COS(2*PI()*[.A720]/100)" office:value-type="float" office:value="0.309016994374949" calcext:value-type="float">
            <text:p>0,309016994374949</text:p>
          </table:table-cell>
          <table:table-cell table:number-columns-repeated="11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SIN((2*PI()*[.A721] - [.$G$1]) / 100)*[.$G$2]+[.$G$3]" office:value-type="float" office:value="0.096858316112863" calcext:value-type="float">
            <text:p>0,096858316112863</text:p>
          </table:table-cell>
          <table:table-cell table:formula="of:=COS(2*PI()*[.A721]/100)" office:value-type="float" office:value="0.24868988716486" calcext:value-type="float">
            <text:p>0,24868988716486</text:p>
          </table:table-cell>
          <table:table-cell table:number-columns-repeated="11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SIN((2*PI()*[.A722] - [.$G$1]) / 100)*[.$G$2]+[.$G$3]" office:value-type="float" office:value="0.0982287250728688" calcext:value-type="float">
            <text:p>0,098228725072869</text:p>
          </table:table-cell>
          <table:table-cell table:formula="of:=COS(2*PI()*[.A722]/100)" office:value-type="float" office:value="0.187381314585727" calcext:value-type="float">
            <text:p>0,187381314585727</text:p>
          </table:table-cell>
          <table:table-cell table:number-columns-repeated="11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SIN((2*PI()*[.A723] - [.$G$1]) / 100)*[.$G$2]+[.$G$3]" office:value-type="float" office:value="0.0992114701314478" calcext:value-type="float">
            <text:p>0,099211470131448</text:p>
          </table:table-cell>
          <table:table-cell table:formula="of:=COS(2*PI()*[.A723]/100)" office:value-type="float" office:value="0.125333233564304" calcext:value-type="float">
            <text:p>0,125333233564304</text:p>
          </table:table-cell>
          <table:table-cell table:number-columns-repeated="11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SIN((2*PI()*[.A724] - [.$G$1]) / 100)*[.$G$2]+[.$G$3]" office:value-type="float" office:value="0.0998026728428271" calcext:value-type="float">
            <text:p>0,099802672842827</text:p>
          </table:table-cell>
          <table:table-cell table:formula="of:=COS(2*PI()*[.A724]/100)" office:value-type="float" office:value="0.0627905195293166" calcext:value-type="float">
            <text:p>0,062790519529317</text:p>
          </table:table-cell>
          <table:table-cell table:number-columns-repeated="11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SIN((2*PI()*[.A725] - [.$G$1]) / 100)*[.$G$2]+[.$G$3]" office:value-type="float" office:value="0.1" calcext:value-type="float">
            <text:p>0,1</text:p>
          </table:table-cell>
          <table:table-cell table:formula="of:=COS(2*PI()*[.A725]/100)" office:value-type="float" office:value="7.10480837696441E-015" calcext:value-type="float">
            <text:p>7,10480837696441E-15</text:p>
          </table:table-cell>
          <table:table-cell table:number-columns-repeated="11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SIN((2*PI()*[.A726] - [.$G$1]) / 100)*[.$G$2]+[.$G$3]" office:value-type="float" office:value="0.0998026728428271" calcext:value-type="float">
            <text:p>0,099802672842827</text:p>
          </table:table-cell>
          <table:table-cell table:formula="of:=COS(2*PI()*[.A726]/100)" office:value-type="float" office:value="-0.0627905195293166" calcext:value-type="float">
            <text:p>-0,062790519529317</text:p>
          </table:table-cell>
          <table:table-cell table:number-columns-repeated="11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SIN((2*PI()*[.A727] - [.$G$1]) / 100)*[.$G$2]+[.$G$3]" office:value-type="float" office:value="0.0992114701314478" calcext:value-type="float">
            <text:p>0,099211470131448</text:p>
          </table:table-cell>
          <table:table-cell table:formula="of:=COS(2*PI()*[.A727]/100)" office:value-type="float" office:value="-0.125333233564304" calcext:value-type="float">
            <text:p>-0,125333233564304</text:p>
          </table:table-cell>
          <table:table-cell table:number-columns-repeated="11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SIN((2*PI()*[.A728] - [.$G$1]) / 100)*[.$G$2]+[.$G$3]" office:value-type="float" office:value="0.098228725072869" calcext:value-type="float">
            <text:p>0,098228725072869</text:p>
          </table:table-cell>
          <table:table-cell table:formula="of:=COS(2*PI()*[.A728]/100)" office:value-type="float" office:value="-0.18738131458572" calcext:value-type="float">
            <text:p>-0,18738131458572</text:p>
          </table:table-cell>
          <table:table-cell table:number-columns-repeated="11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SIN((2*PI()*[.A729] - [.$G$1]) / 100)*[.$G$2]+[.$G$3]" office:value-type="float" office:value="0.0968583161128632" calcext:value-type="float">
            <text:p>0,096858316112863</text:p>
          </table:table-cell>
          <table:table-cell table:formula="of:=COS(2*PI()*[.A729]/100)" office:value-type="float" office:value="-0.248689887164853" calcext:value-type="float">
            <text:p>-0,248689887164853</text:p>
          </table:table-cell>
          <table:table-cell table:number-columns-repeated="11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SIN((2*PI()*[.A730] - [.$G$1]) / 100)*[.$G$2]+[.$G$3]" office:value-type="float" office:value="0.0951056516295153" calcext:value-type="float">
            <text:p>0,095105651629515</text:p>
          </table:table-cell>
          <table:table-cell table:formula="of:=COS(2*PI()*[.A730]/100)" office:value-type="float" office:value="-0.309016994374949" calcext:value-type="float">
            <text:p>-0,309016994374949</text:p>
          </table:table-cell>
          <table:table-cell table:number-columns-repeated="11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SIN((2*PI()*[.A731] - [.$G$1]) / 100)*[.$G$2]+[.$G$3]" office:value-type="float" office:value="0.0929776485888252" calcext:value-type="float">
            <text:p>0,092977648588825</text:p>
          </table:table-cell>
          <table:table-cell table:formula="of:=COS(2*PI()*[.A731]/100)" office:value-type="float" office:value="-0.368124552684676" calcext:value-type="float">
            <text:p>-0,368124552684676</text:p>
          </table:table-cell>
          <table:table-cell table:number-columns-repeated="11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SIN((2*PI()*[.A732] - [.$G$1]) / 100)*[.$G$2]+[.$G$3]" office:value-type="float" office:value="0.0904827052466022" calcext:value-type="float">
            <text:p>0,090482705246602</text:p>
          </table:table-cell>
          <table:table-cell table:formula="of:=COS(2*PI()*[.A732]/100)" office:value-type="float" office:value="-0.425779291565067" calcext:value-type="float">
            <text:p>-0,425779291565067</text:p>
          </table:table-cell>
          <table:table-cell table:number-columns-repeated="11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SIN((2*PI()*[.A733] - [.$G$1]) / 100)*[.$G$2]+[.$G$3]" office:value-type="float" office:value="0.0876306680043865" calcext:value-type="float">
            <text:p>0,087630668004387</text:p>
          </table:table-cell>
          <table:table-cell table:formula="of:=COS(2*PI()*[.A733]/100)" office:value-type="float" office:value="-0.481753674101713" calcext:value-type="float">
            <text:p>-0,481753674101713</text:p>
          </table:table-cell>
          <table:table-cell table:number-columns-repeated="11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SIN((2*PI()*[.A734] - [.$G$1]) / 100)*[.$G$2]+[.$G$3]" office:value-type="float" office:value="0.0844327925502015" calcext:value-type="float">
            <text:p>0,084432792550202</text:p>
          </table:table-cell>
          <table:table-cell table:formula="of:=COS(2*PI()*[.A734]/100)" office:value-type="float" office:value="-0.535826794978997" calcext:value-type="float">
            <text:p>-0,535826794978997</text:p>
          </table:table-cell>
          <table:table-cell table:number-columns-repeated="11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SIN((2*PI()*[.A735] - [.$G$1]) / 100)*[.$G$2]+[.$G$3]" office:value-type="float" office:value="0.080901699437495" calcext:value-type="float">
            <text:p>0,080901699437495</text:p>
          </table:table-cell>
          <table:table-cell table:formula="of:=COS(2*PI()*[.A735]/100)" office:value-type="float" office:value="-0.58778525229247" calcext:value-type="float">
            <text:p>-0,58778525229247</text:p>
          </table:table-cell>
          <table:table-cell table:number-columns-repeated="11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SIN((2*PI()*[.A736] - [.$G$1]) / 100)*[.$G$2]+[.$G$3]" office:value-type="float" office:value="0.0770513242775794" calcext:value-type="float">
            <text:p>0,077051324277579</text:p>
          </table:table-cell>
          <table:table-cell table:formula="of:=COS(2*PI()*[.A736]/100)" office:value-type="float" office:value="-0.637423989748684" calcext:value-type="float">
            <text:p>-0,637423989748684</text:p>
          </table:table-cell>
          <table:table-cell table:number-columns-repeated="11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SIN((2*PI()*[.A737] - [.$G$1]) / 100)*[.$G$2]+[.$G$3]" office:value-type="float" office:value="0.072896862742141" calcext:value-type="float">
            <text:p>0,072896862742141</text:p>
          </table:table-cell>
          <table:table-cell table:formula="of:=COS(2*PI()*[.A737]/100)" office:value-type="float" office:value="-0.684547105928691" calcext:value-type="float">
            <text:p>-0,684547105928691</text:p>
          </table:table-cell>
          <table:table-cell table:number-columns-repeated="11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SIN((2*PI()*[.A738] - [.$G$1]) / 100)*[.$G$2]+[.$G$3]" office:value-type="float" office:value="0.068454710592869" calcext:value-type="float">
            <text:p>0,068454710592869</text:p>
          </table:table-cell>
          <table:table-cell table:formula="of:=COS(2*PI()*[.A738]/100)" office:value-type="float" office:value="-0.728968627421411" calcext:value-type="float">
            <text:p>-0,728968627421411</text:p>
          </table:table-cell>
          <table:table-cell table:number-columns-repeated="11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SIN((2*PI()*[.A739] - [.$G$1]) / 100)*[.$G$2]+[.$G$3]" office:value-type="float" office:value="0.0637423989748694" calcext:value-type="float">
            <text:p>0,063742398974869</text:p>
          </table:table-cell>
          <table:table-cell table:formula="of:=COS(2*PI()*[.A739]/100)" office:value-type="float" office:value="-0.770513242775786" calcext:value-type="float">
            <text:p>-0,770513242775786</text:p>
          </table:table-cell>
          <table:table-cell table:number-columns-repeated="11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SIN((2*PI()*[.A740] - [.$G$1]) / 100)*[.$G$2]+[.$G$3]" office:value-type="float" office:value="0.0587785252292475" calcext:value-type="float">
            <text:p>0,058778525229248</text:p>
          </table:table-cell>
          <table:table-cell table:formula="of:=COS(2*PI()*[.A740]/100)" office:value-type="float" office:value="-0.809016994374946" calcext:value-type="float">
            <text:p>-0,809016994374946</text:p>
          </table:table-cell>
          <table:table-cell table:number-columns-repeated="11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SIN((2*PI()*[.A741] - [.$G$1]) / 100)*[.$G$2]+[.$G$3]" office:value-type="float" office:value="0.0535826794978996" calcext:value-type="float">
            <text:p>0,0535826794979</text:p>
          </table:table-cell>
          <table:table-cell table:formula="of:=COS(2*PI()*[.A741]/100)" office:value-type="float" office:value="-0.844327925502016" calcext:value-type="float">
            <text:p>-0,844327925502016</text:p>
          </table:table-cell>
          <table:table-cell table:number-columns-repeated="11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SIN((2*PI()*[.A742] - [.$G$1]) / 100)*[.$G$2]+[.$G$3]" office:value-type="float" office:value="0.0481753674101718" calcext:value-type="float">
            <text:p>0,048175367410172</text:p>
          </table:table-cell>
          <table:table-cell table:formula="of:=COS(2*PI()*[.A742]/100)" office:value-type="float" office:value="-0.876306680043862" calcext:value-type="float">
            <text:p>-0,876306680043862</text:p>
          </table:table-cell>
          <table:table-cell table:number-columns-repeated="11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SIN((2*PI()*[.A743] - [.$G$1]) / 100)*[.$G$2]+[.$G$3]" office:value-type="float" office:value="0.0425779291565079" calcext:value-type="float">
            <text:p>0,042577929156508</text:p>
          </table:table-cell>
          <table:table-cell table:formula="of:=COS(2*PI()*[.A743]/100)" office:value-type="float" office:value="-0.904827052466017" calcext:value-type="float">
            <text:p>-0,904827052466017</text:p>
          </table:table-cell>
          <table:table-cell table:number-columns-repeated="11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SIN((2*PI()*[.A744] - [.$G$1]) / 100)*[.$G$2]+[.$G$3]" office:value-type="float" office:value="0.0368124552684681" calcext:value-type="float">
            <text:p>0,036812455268468</text:p>
          </table:table-cell>
          <table:table-cell table:formula="of:=COS(2*PI()*[.A744]/100)" office:value-type="float" office:value="-0.92977648588825" calcext:value-type="float">
            <text:p>-0,92977648588825</text:p>
          </table:table-cell>
          <table:table-cell table:number-columns-repeated="11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SIN((2*PI()*[.A745] - [.$G$1]) / 100)*[.$G$2]+[.$G$3]" office:value-type="float" office:value="0.0309016994374947" calcext:value-type="float">
            <text:p>0,030901699437495</text:p>
          </table:table-cell>
          <table:table-cell table:formula="of:=COS(2*PI()*[.A745]/100)" office:value-type="float" office:value="-0.951056516295153" calcext:value-type="float">
            <text:p>-0,951056516295153</text:p>
          </table:table-cell>
          <table:table-cell table:number-columns-repeated="11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SIN((2*PI()*[.A746] - [.$G$1]) / 100)*[.$G$2]+[.$G$3]" office:value-type="float" office:value="0.0248689887164859" calcext:value-type="float">
            <text:p>0,024868988716486</text:p>
          </table:table-cell>
          <table:table-cell table:formula="of:=COS(2*PI()*[.A746]/100)" office:value-type="float" office:value="-0.96858316112863" calcext:value-type="float">
            <text:p>-0,96858316112863</text:p>
          </table:table-cell>
          <table:table-cell table:number-columns-repeated="11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SIN((2*PI()*[.A747] - [.$G$1]) / 100)*[.$G$2]+[.$G$3]" office:value-type="float" office:value="0.0187381314585725" calcext:value-type="float">
            <text:p>0,018738131458573</text:p>
          </table:table-cell>
          <table:table-cell table:formula="of:=COS(2*PI()*[.A747]/100)" office:value-type="float" office:value="-0.982287250728689" calcext:value-type="float">
            <text:p>-0,982287250728689</text:p>
          </table:table-cell>
          <table:table-cell table:number-columns-repeated="11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SIN((2*PI()*[.A748] - [.$G$1]) / 100)*[.$G$2]+[.$G$3]" office:value-type="float" office:value="0.0125333233564302" calcext:value-type="float">
            <text:p>0,01253332335643</text:p>
          </table:table-cell>
          <table:table-cell table:formula="of:=COS(2*PI()*[.A748]/100)" office:value-type="float" office:value="-0.992114701314478" calcext:value-type="float">
            <text:p>-0,992114701314478</text:p>
          </table:table-cell>
          <table:table-cell table:number-columns-repeated="11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SIN((2*PI()*[.A749] - [.$G$1]) / 100)*[.$G$2]+[.$G$3]" office:value-type="float" office:value="0.00627905195293149" calcext:value-type="float">
            <text:p>0,006279051952931</text:p>
          </table:table-cell>
          <table:table-cell table:formula="of:=COS(2*PI()*[.A749]/100)" office:value-type="float" office:value="-0.998026728428271" calcext:value-type="float">
            <text:p>-0,998026728428271</text:p>
          </table:table-cell>
          <table:table-cell table:number-columns-repeated="11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SIN((2*PI()*[.A750] - [.$G$1]) / 100)*[.$G$2]+[.$G$3]" office:value-type="float" office:value="5.38968387752153E-016" calcext:value-type="float">
            <text:p>5,38968387752153E-16</text:p>
          </table:table-cell>
          <table:table-cell table:formula="of:=COS(2*PI()*[.A750]/100)"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SIN((2*PI()*[.A751] - [.$G$1]) / 100)*[.$G$2]+[.$G$3]" office:value-type="float" office:value="-0.00627905195293112" calcext:value-type="float">
            <text:p>-0,006279051952931</text:p>
          </table:table-cell>
          <table:table-cell table:formula="of:=COS(2*PI()*[.A751]/100)" office:value-type="float" office:value="-0.998026728428272" calcext:value-type="float">
            <text:p>-0,998026728428272</text:p>
          </table:table-cell>
          <table:table-cell table:number-columns-repeated="11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SIN((2*PI()*[.A752] - [.$G$1]) / 100)*[.$G$2]+[.$G$3]" office:value-type="float" office:value="-0.0125333233564305" calcext:value-type="float">
            <text:p>-0,012533323356431</text:p>
          </table:table-cell>
          <table:table-cell table:formula="of:=COS(2*PI()*[.A752]/100)" office:value-type="float" office:value="-0.992114701314478" calcext:value-type="float">
            <text:p>-0,992114701314478</text:p>
          </table:table-cell>
          <table:table-cell table:number-columns-repeated="11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SIN((2*PI()*[.A753] - [.$G$1]) / 100)*[.$G$2]+[.$G$3]" office:value-type="float" office:value="-0.0187381314585722" calcext:value-type="float">
            <text:p>-0,018738131458572</text:p>
          </table:table-cell>
          <table:table-cell table:formula="of:=COS(2*PI()*[.A753]/100)" office:value-type="float" office:value="-0.982287250728689" calcext:value-type="float">
            <text:p>-0,982287250728689</text:p>
          </table:table-cell>
          <table:table-cell table:number-columns-repeated="11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SIN((2*PI()*[.A754] - [.$G$1]) / 100)*[.$G$2]+[.$G$3]" office:value-type="float" office:value="-0.0248689887164848" calcext:value-type="float">
            <text:p>-0,024868988716485</text:p>
          </table:table-cell>
          <table:table-cell table:formula="of:=COS(2*PI()*[.A754]/100)" office:value-type="float" office:value="-0.968583161128633" calcext:value-type="float">
            <text:p>-0,968583161128633</text:p>
          </table:table-cell>
          <table:table-cell table:number-columns-repeated="11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SIN((2*PI()*[.A755] - [.$G$1]) / 100)*[.$G$2]+[.$G$3]" office:value-type="float" office:value="-0.0309016994374944" calcext:value-type="float">
            <text:p>-0,030901699437494</text:p>
          </table:table-cell>
          <table:table-cell table:formula="of:=COS(2*PI()*[.A755]/100)" office:value-type="float" office:value="-0.951056516295155" calcext:value-type="float">
            <text:p>-0,951056516295155</text:p>
          </table:table-cell>
          <table:table-cell table:number-columns-repeated="11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SIN((2*PI()*[.A756] - [.$G$1]) / 100)*[.$G$2]+[.$G$3]" office:value-type="float" office:value="-0.0368124552684678" calcext:value-type="float">
            <text:p>-0,036812455268468</text:p>
          </table:table-cell>
          <table:table-cell table:formula="of:=COS(2*PI()*[.A756]/100)" office:value-type="float" office:value="-0.929776485888251" calcext:value-type="float">
            <text:p>-0,929776485888251</text:p>
          </table:table-cell>
          <table:table-cell table:number-columns-repeated="11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SIN((2*PI()*[.A757] - [.$G$1]) / 100)*[.$G$2]+[.$G$3]" office:value-type="float" office:value="-0.0425779291565069" calcext:value-type="float">
            <text:p>-0,042577929156507</text:p>
          </table:table-cell>
          <table:table-cell table:formula="of:=COS(2*PI()*[.A757]/100)" office:value-type="float" office:value="-0.904827052466021" calcext:value-type="float">
            <text:p>-0,904827052466021</text:p>
          </table:table-cell>
          <table:table-cell table:number-columns-repeated="11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SIN((2*PI()*[.A758] - [.$G$1]) / 100)*[.$G$2]+[.$G$3]" office:value-type="float" office:value="-0.0481753674101714" calcext:value-type="float">
            <text:p>-0,048175367410172</text:p>
          </table:table-cell>
          <table:table-cell table:formula="of:=COS(2*PI()*[.A758]/100)" office:value-type="float" office:value="-0.876306680043864" calcext:value-type="float">
            <text:p>-0,876306680043864</text:p>
          </table:table-cell>
          <table:table-cell table:number-columns-repeated="11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SIN((2*PI()*[.A759] - [.$G$1]) / 100)*[.$G$2]+[.$G$3]" office:value-type="float" office:value="-0.0535826794978998" calcext:value-type="float">
            <text:p>-0,0535826794979</text:p>
          </table:table-cell>
          <table:table-cell table:formula="of:=COS(2*PI()*[.A759]/100)" office:value-type="float" office:value="-0.844327925502014" calcext:value-type="float">
            <text:p>-0,844327925502014</text:p>
          </table:table-cell>
          <table:table-cell table:number-columns-repeated="11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SIN((2*PI()*[.A760] - [.$G$1]) / 100)*[.$G$2]+[.$G$3]" office:value-type="float" office:value="-0.0587785252292472" calcext:value-type="float">
            <text:p>-0,058778525229247</text:p>
          </table:table-cell>
          <table:table-cell table:formula="of:=COS(2*PI()*[.A760]/100)" office:value-type="float" office:value="-0.809016994374949" calcext:value-type="float">
            <text:p>-0,809016994374949</text:p>
          </table:table-cell>
          <table:table-cell table:number-columns-repeated="11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SIN((2*PI()*[.A761] - [.$G$1]) / 100)*[.$G$2]+[.$G$3]" office:value-type="float" office:value="-0.0637423989748685" calcext:value-type="float">
            <text:p>-0,063742398974869</text:p>
          </table:table-cell>
          <table:table-cell table:formula="of:=COS(2*PI()*[.A761]/100)" office:value-type="float" office:value="-0.770513242775793" calcext:value-type="float">
            <text:p>-0,770513242775793</text:p>
          </table:table-cell>
          <table:table-cell table:number-columns-repeated="11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SIN((2*PI()*[.A762] - [.$G$1]) / 100)*[.$G$2]+[.$G$3]" office:value-type="float" office:value="-0.0684547105928687" calcext:value-type="float">
            <text:p>-0,068454710592869</text:p>
          </table:table-cell>
          <table:table-cell table:formula="of:=COS(2*PI()*[.A762]/100)" office:value-type="float" office:value="-0.728968627421413" calcext:value-type="float">
            <text:p>-0,728968627421413</text:p>
          </table:table-cell>
          <table:table-cell table:number-columns-repeated="11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SIN((2*PI()*[.A763] - [.$G$1]) / 100)*[.$G$2]+[.$G$3]" office:value-type="float" office:value="-0.0728968627421412" calcext:value-type="float">
            <text:p>-0,072896862742141</text:p>
          </table:table-cell>
          <table:table-cell table:formula="of:=COS(2*PI()*[.A763]/100)" office:value-type="float" office:value="-0.684547105928688" calcext:value-type="float">
            <text:p>-0,684547105928688</text:p>
          </table:table-cell>
          <table:table-cell table:number-columns-repeated="11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SIN((2*PI()*[.A764] - [.$G$1]) / 100)*[.$G$2]+[.$G$3]" office:value-type="float" office:value="-0.0770513242775787" calcext:value-type="float">
            <text:p>-0,077051324277579</text:p>
          </table:table-cell>
          <table:table-cell table:formula="of:=COS(2*PI()*[.A764]/100)" office:value-type="float" office:value="-0.637423989748692" calcext:value-type="float">
            <text:p>-0,637423989748692</text:p>
          </table:table-cell>
          <table:table-cell table:number-columns-repeated="11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SIN((2*PI()*[.A765] - [.$G$1]) / 100)*[.$G$2]+[.$G$3]" office:value-type="float" office:value="-0.0809016994374947" calcext:value-type="float">
            <text:p>-0,080901699437495</text:p>
          </table:table-cell>
          <table:table-cell table:formula="of:=COS(2*PI()*[.A765]/100)" office:value-type="float" office:value="-0.587785252292473" calcext:value-type="float">
            <text:p>-0,587785252292473</text:p>
          </table:table-cell>
          <table:table-cell table:number-columns-repeated="11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SIN((2*PI()*[.A766] - [.$G$1]) / 100)*[.$G$2]+[.$G$3]" office:value-type="float" office:value="-0.0844327925502013" calcext:value-type="float">
            <text:p>-0,084432792550201</text:p>
          </table:table-cell>
          <table:table-cell table:formula="of:=COS(2*PI()*[.A766]/100)" office:value-type="float" office:value="-0.535826794979" calcext:value-type="float">
            <text:p>-0,535826794979</text:p>
          </table:table-cell>
          <table:table-cell table:number-columns-repeated="11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SIN((2*PI()*[.A767] - [.$G$1]) / 100)*[.$G$2]+[.$G$3]" office:value-type="float" office:value="-0.0876306680043863" calcext:value-type="float">
            <text:p>-0,087630668004386</text:p>
          </table:table-cell>
          <table:table-cell table:formula="of:=COS(2*PI()*[.A767]/100)" office:value-type="float" office:value="-0.481753674101716" calcext:value-type="float">
            <text:p>-0,481753674101716</text:p>
          </table:table-cell>
          <table:table-cell table:number-columns-repeated="11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SIN((2*PI()*[.A768] - [.$G$1]) / 100)*[.$G$2]+[.$G$3]" office:value-type="float" office:value="-0.0904827052466018" calcext:value-type="float">
            <text:p>-0,090482705246602</text:p>
          </table:table-cell>
          <table:table-cell table:formula="of:=COS(2*PI()*[.A768]/100)" office:value-type="float" office:value="-0.425779291565077" calcext:value-type="float">
            <text:p>-0,425779291565077</text:p>
          </table:table-cell>
          <table:table-cell table:number-columns-repeated="11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SIN((2*PI()*[.A769] - [.$G$1]) / 100)*[.$G$2]+[.$G$3]" office:value-type="float" office:value="-0.0929776485888251" calcext:value-type="float">
            <text:p>-0,092977648588825</text:p>
          </table:table-cell>
          <table:table-cell table:formula="of:=COS(2*PI()*[.A769]/100)" office:value-type="float" office:value="-0.368124552684679" calcext:value-type="float">
            <text:p>-0,368124552684679</text:p>
          </table:table-cell>
          <table:table-cell table:number-columns-repeated="11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SIN((2*PI()*[.A770] - [.$G$1]) / 100)*[.$G$2]+[.$G$3]" office:value-type="float" office:value="-0.0951056516295154" calcext:value-type="float">
            <text:p>-0,095105651629516</text:p>
          </table:table-cell>
          <table:table-cell table:formula="of:=COS(2*PI()*[.A770]/100)" office:value-type="float" office:value="-0.309016994374946" calcext:value-type="float">
            <text:p>-0,309016994374946</text:p>
          </table:table-cell>
          <table:table-cell table:number-columns-repeated="11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SIN((2*PI()*[.A771] - [.$G$1]) / 100)*[.$G$2]+[.$G$3]" office:value-type="float" office:value="-0.0968583161128631" calcext:value-type="float">
            <text:p>-0,096858316112863</text:p>
          </table:table-cell>
          <table:table-cell table:formula="of:=COS(2*PI()*[.A771]/100)" office:value-type="float" office:value="-0.248689887164857" calcext:value-type="float">
            <text:p>-0,248689887164857</text:p>
          </table:table-cell>
          <table:table-cell table:number-columns-repeated="11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SIN((2*PI()*[.A772] - [.$G$1]) / 100)*[.$G$2]+[.$G$3]" office:value-type="float" office:value="-0.0982287250728688" calcext:value-type="float">
            <text:p>-0,098228725072869</text:p>
          </table:table-cell>
          <table:table-cell table:formula="of:=COS(2*PI()*[.A772]/100)" office:value-type="float" office:value="-0.187381314585731" calcext:value-type="float">
            <text:p>-0,187381314585731</text:p>
          </table:table-cell>
          <table:table-cell table:number-columns-repeated="11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SIN((2*PI()*[.A773] - [.$G$1]) / 100)*[.$G$2]+[.$G$3]" office:value-type="float" office:value="-0.0992114701314478" calcext:value-type="float">
            <text:p>-0,099211470131448</text:p>
          </table:table-cell>
          <table:table-cell table:formula="of:=COS(2*PI()*[.A773]/100)" office:value-type="float" office:value="-0.125333233564307" calcext:value-type="float">
            <text:p>-0,125333233564307</text:p>
          </table:table-cell>
          <table:table-cell table:number-columns-repeated="11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SIN((2*PI()*[.A774] - [.$G$1]) / 100)*[.$G$2]+[.$G$3]" office:value-type="float" office:value="-0.0998026728428272" calcext:value-type="float">
            <text:p>-0,099802672842827</text:p>
          </table:table-cell>
          <table:table-cell table:formula="of:=COS(2*PI()*[.A774]/100)" office:value-type="float" office:value="-0.0627905195293131" calcext:value-type="float">
            <text:p>-0,062790519529313</text:p>
          </table:table-cell>
          <table:table-cell table:number-columns-repeated="11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SIN((2*PI()*[.A775] - [.$G$1]) / 100)*[.$G$2]+[.$G$3]" office:value-type="float" office:value="-0.1" calcext:value-type="float">
            <text:p>-0,1</text:p>
          </table:table-cell>
          <table:table-cell table:formula="of:=COS(2*PI()*[.A775]/100)" office:value-type="float" office:value="-3.67455937807865E-015" calcext:value-type="float">
            <text:p>-3,67455937807865E-15</text:p>
          </table:table-cell>
          <table:table-cell table:number-columns-repeated="11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SIN((2*PI()*[.A776] - [.$G$1]) / 100)*[.$G$2]+[.$G$3]" office:value-type="float" office:value="-0.0998026728428272" calcext:value-type="float">
            <text:p>-0,099802672842827</text:p>
          </table:table-cell>
          <table:table-cell table:formula="of:=COS(2*PI()*[.A776]/100)" office:value-type="float" office:value="0.0627905195293129" calcext:value-type="float">
            <text:p>0,062790519529313</text:p>
          </table:table-cell>
          <table:table-cell table:number-columns-repeated="11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SIN((2*PI()*[.A777] - [.$G$1]) / 100)*[.$G$2]+[.$G$3]" office:value-type="float" office:value="-0.0992114701314478" calcext:value-type="float">
            <text:p>-0,099211470131448</text:p>
          </table:table-cell>
          <table:table-cell table:formula="of:=COS(2*PI()*[.A777]/100)" office:value-type="float" office:value="0.1253332335643" calcext:value-type="float">
            <text:p>0,1253332335643</text:p>
          </table:table-cell>
          <table:table-cell table:number-columns-repeated="11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SIN((2*PI()*[.A778] - [.$G$1]) / 100)*[.$G$2]+[.$G$3]" office:value-type="float" office:value="-0.0982287250728689" calcext:value-type="float">
            <text:p>-0,098228725072869</text:p>
          </table:table-cell>
          <table:table-cell table:formula="of:=COS(2*PI()*[.A778]/100)" office:value-type="float" office:value="0.187381314585723" calcext:value-type="float">
            <text:p>0,187381314585723</text:p>
          </table:table-cell>
          <table:table-cell table:number-columns-repeated="11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SIN((2*PI()*[.A779] - [.$G$1]) / 100)*[.$G$2]+[.$G$3]" office:value-type="float" office:value="-0.0968583161128633" calcext:value-type="float">
            <text:p>-0,096858316112863</text:p>
          </table:table-cell>
          <table:table-cell table:formula="of:=COS(2*PI()*[.A779]/100)" office:value-type="float" office:value="0.24868988716485" calcext:value-type="float">
            <text:p>0,24868988716485</text:p>
          </table:table-cell>
          <table:table-cell table:number-columns-repeated="11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SIN((2*PI()*[.A780] - [.$G$1]) / 100)*[.$G$2]+[.$G$3]" office:value-type="float" office:value="-0.0951056516295154" calcext:value-type="float">
            <text:p>-0,095105651629516</text:p>
          </table:table-cell>
          <table:table-cell table:formula="of:=COS(2*PI()*[.A780]/100)" office:value-type="float" office:value="0.309016994374946" calcext:value-type="float">
            <text:p>0,309016994374946</text:p>
          </table:table-cell>
          <table:table-cell table:number-columns-repeated="11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SIN((2*PI()*[.A781] - [.$G$1]) / 100)*[.$G$2]+[.$G$3]" office:value-type="float" office:value="-0.0929776485888251" calcext:value-type="float">
            <text:p>-0,092977648588825</text:p>
          </table:table-cell>
          <table:table-cell table:formula="of:=COS(2*PI()*[.A781]/100)" office:value-type="float" office:value="0.368124552684679" calcext:value-type="float">
            <text:p>0,368124552684679</text:p>
          </table:table-cell>
          <table:table-cell table:number-columns-repeated="11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SIN((2*PI()*[.A782] - [.$G$1]) / 100)*[.$G$2]+[.$G$3]" office:value-type="float" office:value="-0.0904827052466021" calcext:value-type="float">
            <text:p>-0,090482705246602</text:p>
          </table:table-cell>
          <table:table-cell table:formula="of:=COS(2*PI()*[.A782]/100)" office:value-type="float" office:value="0.42577929156507" calcext:value-type="float">
            <text:p>0,42577929156507</text:p>
          </table:table-cell>
          <table:table-cell table:number-columns-repeated="11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SIN((2*PI()*[.A783] - [.$G$1]) / 100)*[.$G$2]+[.$G$3]" office:value-type="float" office:value="-0.0876306680043864" calcext:value-type="float">
            <text:p>-0,087630668004386</text:p>
          </table:table-cell>
          <table:table-cell table:formula="of:=COS(2*PI()*[.A783]/100)" office:value-type="float" office:value="0.481753674101716" calcext:value-type="float">
            <text:p>0,481753674101716</text:p>
          </table:table-cell>
          <table:table-cell table:number-columns-repeated="11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SIN((2*PI()*[.A784] - [.$G$1]) / 100)*[.$G$2]+[.$G$3]" office:value-type="float" office:value="-0.0844327925502017" calcext:value-type="float">
            <text:p>-0,084432792550202</text:p>
          </table:table-cell>
          <table:table-cell table:formula="of:=COS(2*PI()*[.A784]/100)" office:value-type="float" office:value="0.535826794978994" calcext:value-type="float">
            <text:p>0,535826794978994</text:p>
          </table:table-cell>
          <table:table-cell table:number-columns-repeated="11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SIN((2*PI()*[.A785] - [.$G$1]) / 100)*[.$G$2]+[.$G$3]" office:value-type="float" office:value="-0.0809016994374948" calcext:value-type="float">
            <text:p>-0,080901699437495</text:p>
          </table:table-cell>
          <table:table-cell table:formula="of:=COS(2*PI()*[.A785]/100)" office:value-type="float" office:value="0.587785252292473" calcext:value-type="float">
            <text:p>0,587785252292473</text:p>
          </table:table-cell>
          <table:table-cell table:number-columns-repeated="11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SIN((2*PI()*[.A786] - [.$G$1]) / 100)*[.$G$2]+[.$G$3]" office:value-type="float" office:value="-0.0770513242775792" calcext:value-type="float">
            <text:p>-0,077051324277579</text:p>
          </table:table-cell>
          <table:table-cell table:formula="of:=COS(2*PI()*[.A786]/100)" office:value-type="float" office:value="0.637423989748687" calcext:value-type="float">
            <text:p>0,637423989748687</text:p>
          </table:table-cell>
          <table:table-cell table:number-columns-repeated="11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SIN((2*PI()*[.A787] - [.$G$1]) / 100)*[.$G$2]+[.$G$3]" office:value-type="float" office:value="-0.0728968627421412" calcext:value-type="float">
            <text:p>-0,072896862742141</text:p>
          </table:table-cell>
          <table:table-cell table:formula="of:=COS(2*PI()*[.A787]/100)" office:value-type="float" office:value="0.684547105928688" calcext:value-type="float">
            <text:p>0,684547105928688</text:p>
          </table:table-cell>
          <table:table-cell table:number-columns-repeated="11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SIN((2*PI()*[.A788] - [.$G$1]) / 100)*[.$G$2]+[.$G$3]" office:value-type="float" office:value="-0.0684547105928692" calcext:value-type="float">
            <text:p>-0,068454710592869</text:p>
          </table:table-cell>
          <table:table-cell table:formula="of:=COS(2*PI()*[.A788]/100)" office:value-type="float" office:value="0.728968627421408" calcext:value-type="float">
            <text:p>0,728968627421408</text:p>
          </table:table-cell>
          <table:table-cell table:number-columns-repeated="11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SIN((2*PI()*[.A789] - [.$G$1]) / 100)*[.$G$2]+[.$G$3]" office:value-type="float" office:value="-0.0637423989748691" calcext:value-type="float">
            <text:p>-0,063742398974869</text:p>
          </table:table-cell>
          <table:table-cell table:formula="of:=COS(2*PI()*[.A789]/100)" office:value-type="float" office:value="0.770513242775788" calcext:value-type="float">
            <text:p>0,770513242775788</text:p>
          </table:table-cell>
          <table:table-cell table:number-columns-repeated="11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SIN((2*PI()*[.A790] - [.$G$1]) / 100)*[.$G$2]+[.$G$3]" office:value-type="float" office:value="-0.0587785252292478" calcext:value-type="float">
            <text:p>-0,058778525229248</text:p>
          </table:table-cell>
          <table:table-cell table:formula="of:=COS(2*PI()*[.A790]/100)" office:value-type="float" office:value="0.809016994374944" calcext:value-type="float">
            <text:p>0,809016994374944</text:p>
          </table:table-cell>
          <table:table-cell table:number-columns-repeated="11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SIN((2*PI()*[.A791] - [.$G$1]) / 100)*[.$G$2]+[.$G$3]" office:value-type="float" office:value="-0.0535826794978999" calcext:value-type="float">
            <text:p>-0,0535826794979</text:p>
          </table:table-cell>
          <table:table-cell table:formula="of:=COS(2*PI()*[.A791]/100)" office:value-type="float" office:value="0.844327925502014" calcext:value-type="float">
            <text:p>0,844327925502014</text:p>
          </table:table-cell>
          <table:table-cell office:value-type="float" office:value="0.0000187898848457321" calcext:value-type="float">
            <text:p>1,87898848457321E-05</text:p>
          </table:table-cell>
          <table:table-cell office:value-type="float" office:value="-0.000238877091820397" calcext:value-type="float">
            <text:p>-0,00023887709182</text:p>
          </table:table-cell>
          <table:table-cell table:number-columns-repeated="9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SIN((2*PI()*[.A792] - [.$G$1]) / 100)*[.$G$2]+[.$G$3]" office:value-type="float" office:value="-0.0481753674101715" calcext:value-type="float">
            <text:p>-0,048175367410172</text:p>
          </table:table-cell>
          <table:table-cell table:formula="of:=COS(2*PI()*[.A792]/100)" office:value-type="float" office:value="0.876306680043864" calcext:value-type="float">
            <text:p>0,876306680043864</text:p>
          </table:table-cell>
          <table:table-cell office:value-type="float" office:value="0.0000358577256853772" calcext:value-type="float">
            <text:p>3,58577256853772E-05</text:p>
          </table:table-cell>
          <table:table-cell office:value-type="float" office:value="-0.000506742026221511" calcext:value-type="float">
            <text:p>-0,000506742026222</text:p>
          </table:table-cell>
          <table:table-cell table:number-columns-repeated="9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SIN((2*PI()*[.A793] - [.$G$1]) / 100)*[.$G$2]+[.$G$3]" office:value-type="float" office:value="-0.0425779291565075" calcext:value-type="float">
            <text:p>-0,042577929156508</text:p>
          </table:table-cell>
          <table:table-cell table:formula="of:=COS(2*PI()*[.A793]/100)" office:value-type="float" office:value="0.904827052466018" calcext:value-type="float">
            <text:p>0,904827052466018</text:p>
          </table:table-cell>
          <table:table-cell office:value-type="float" office:value="2.50992852298751" calcext:value-type="float">
            <text:p>2,50992852298751</text:p>
          </table:table-cell>
          <table:table-cell office:value-type="float" office:value="-39.9211417596756" calcext:value-type="float">
            <text:p>-39,9211417596756</text:p>
          </table:table-cell>
          <table:table-cell table:number-columns-repeated="9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SIN((2*PI()*[.A794] - [.$G$1]) / 100)*[.$G$2]+[.$G$3]" office:value-type="float" office:value="-0.0368124552684678" calcext:value-type="float">
            <text:p>-0,036812455268468</text:p>
          </table:table-cell>
          <table:table-cell table:formula="of:=COS(2*PI()*[.A794]/100)" office:value-type="float" office:value="0.929776485888251" calcext:value-type="float">
            <text:p>0,929776485888251</text:p>
          </table:table-cell>
          <table:table-cell office:value-type="float" office:value="-0.0000316884180768048" calcext:value-type="float">
            <text:p>-3,16884180768048E-05</text:p>
          </table:table-cell>
          <table:table-cell office:value-type="float" office:value="0.000576249336773885" calcext:value-type="float">
            <text:p>0,000576249336774</text:p>
          </table:table-cell>
          <table:table-cell table:number-columns-repeated="9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SIN((2*PI()*[.A795] - [.$G$1]) / 100)*[.$G$2]+[.$G$3]" office:value-type="float" office:value="-0.0309016994374951" calcext:value-type="float">
            <text:p>-0,030901699437495</text:p>
          </table:table-cell>
          <table:table-cell table:formula="of:=COS(2*PI()*[.A795]/100)" office:value-type="float" office:value="0.951056516295152" calcext:value-type="float">
            <text:p>0,951056516295152</text:p>
          </table:table-cell>
          <table:table-cell office:value-type="float" office:value="-0.0000145681358348218" calcext:value-type="float">
            <text:p>-1,45681358348218E-05</text:p>
          </table:table-cell>
          <table:table-cell office:value-type="float" office:value="0.000309195475563066" calcext:value-type="float">
            <text:p>0,000309195475563</text:p>
          </table:table-cell>
          <table:table-cell table:number-columns-repeated="9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SIN((2*PI()*[.A796] - [.$G$1]) / 100)*[.$G$2]+[.$G$3]" office:value-type="float" office:value="-0.0248689887164855" calcext:value-type="float">
            <text:p>-0,024868988716486</text:p>
          </table:table-cell>
          <table:table-cell table:formula="of:=COS(2*PI()*[.A796]/100)" office:value-type="float" office:value="0.968583161128631" calcext:value-type="float">
            <text:p>0,968583161128631</text:p>
          </table:table-cell>
          <table:table-cell office:value-type="float" office:value="-0.00000872584262313012" calcext:value-type="float">
            <text:p>-8,72584262313012E-06</text:p>
          </table:table-cell>
          <table:table-cell office:value-type="float" office:value="0.000222328376731994" calcext:value-type="float">
            <text:p>0,000222328376732</text:p>
          </table:table-cell>
          <table:table-cell table:number-columns-repeated="9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SIN((2*PI()*[.A797] - [.$G$1]) / 100)*[.$G$2]+[.$G$3]" office:value-type="float" office:value="-0.0187381314585729" calcext:value-type="float">
            <text:p>-0,018738131458573</text:p>
          </table:table-cell>
          <table:table-cell table:formula="of:=COS(2*PI()*[.A797]/100)" office:value-type="float" office:value="0.982287250728688" calcext:value-type="float">
            <text:p>0,982287250728688</text:p>
          </table:table-cell>
          <table:table-cell office:value-type="float" office:value="-0.00000567763889134237" calcext:value-type="float">
            <text:p>-5,67763889134237E-06</text:p>
          </table:table-cell>
          <table:table-cell office:value-type="float" office:value="0.000180910611230856" calcext:value-type="float">
            <text:p>0,000180910611231</text:p>
          </table:table-cell>
          <table:table-cell table:number-columns-repeated="9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SIN((2*PI()*[.A798] - [.$G$1]) / 100)*[.$G$2]+[.$G$3]" office:value-type="float" office:value="-0.0125333233564305" calcext:value-type="float">
            <text:p>-0,012533323356431</text:p>
          </table:table-cell>
          <table:table-cell table:formula="of:=COS(2*PI()*[.A798]/100)" office:value-type="float" office:value="0.992114701314478" calcext:value-type="float">
            <text:p>0,992114701314478</text:p>
          </table:table-cell>
          <table:table-cell table:number-columns-repeated="11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SIN((2*PI()*[.A799] - [.$G$1]) / 100)*[.$G$2]+[.$G$3]" office:value-type="float" office:value="-0.00627905195293185" calcext:value-type="float">
            <text:p>-0,006279051952932</text:p>
          </table:table-cell>
          <table:table-cell table:formula="of:=COS(2*PI()*[.A799]/100)" office:value-type="float" office:value="0.998026728428271" calcext:value-type="float">
            <text:p>0,998026728428271</text:p>
          </table:table-cell>
          <table:table-cell table:number-columns-repeated="11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SIN((2*PI()*[.A800] - [.$G$1]) / 100)*[.$G$2]+[.$G$3]" office:value-type="float" office:value="-1.95943487863577E-016" calcext:value-type="float">
            <text:p>-1,95943487863577E-16</text:p>
          </table:table-cell>
          <table:table-cell table:formula="of:=COS(2*PI()*[.A800]/100)" office:value-type="float" office:value="1" calcext:value-type="float">
            <text:p>1</text:p>
          </table:table-cell>
          <table:table-cell table:number-columns-repeated="11"/>
        </table:table-row>
        <table:table-row table:style-name="ro1" table:number-rows-repeated="104777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.00.0000</text:date>, <text:time style:data-style-name="N2" text:time-value="17:26:01.47515969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3T13:47:35.042143776</meta:creation-date>
    <dc:date>2022-05-24T17:26:32.511040575</dc:date>
    <meta:editing-duration>PT1H35M48S</meta:editing-duration>
    <meta:editing-cycles>19</meta:editing-cycles>
    <meta:generator>LibreOffice/7.0.4.2$Linux_X86_64 LibreOffice_project/00$Build-2</meta:generator>
    <meta:document-statistic meta:table-count="1" meta:cell-count="2442" meta:object-count="5"/>
  </office:meta>
</office:document-meta>
</file>

<file path=Basic/Standard/Phase_detector.xml><?xml version="1.0" encoding="utf-8"?>
<!DOCTYPE module  PUBLIC '-//OpenOffice.org//DTD OfficeDocument 1.0//EN'  'module.dtd'>
<script:module xmlns:script="http://openoffice.org/2000/script" script:name="Phase_detector" script:language="StarBasic" script:moduleType="normal">REM  *****  BASIC  *****

Sub Quadrature

Dim oDoc As Object
Dim S As Object
oDoc=ThisComponent
S = oDoc.getCurrentController.activeSheet

STP = 1

SUMM0 = 0

for i = 0 to 799
  	S.getCellByPosition(3, i).setString("")
  	S.getCellByPosition(4, i).setString("")
  	SUMM0 = SUMM0 + S.getCellByPosition(1, i).Value
next i

AVG = SUMM0 / 800
S.getCellByPosition(6, 3).setValue(AVG)

for i = 6 to 11
	SUMM1 = 0
	SUMM2 = 0
  	for j = 0 to 799 step STP
  		if S.getCellByPosition(1, j).getValue() &lt;&gt; 0 then
  			SUMM1 = SUMM1 + (S.getCellByPosition(1, j).Value - AVG) * cos(2 * 3.1415926 * j * i / 800)
  			SUMM2 = SUMM2 + (S.getCellByPosition(1, j).Value - AVG) * sin(2 * 3.1415926 * j * i / 800)
  		end if
  	next j
  	S.getCellByPosition(3, i).setValue(SUMM1)
  	S.getCellByPosition(4, i).setValue(SUMM2)
next i

for i = 790 to 796
	SUMM1 = 0
	SUMM2 = 0
  	for j = 0 to 799 step STP
  		if S.getCellByPosition(1, j).getValue() &lt;&gt; 0 then
  			SUMM1 = SUMM1 + S.getCellByPosition(1, j).Value * cos(2 * 3.1415926 * j * i / 800)
  			SUMM2 = SUMM2 + S.getCellByPosition(1, j).Value * sin(2 * 3.1415926 * j * i / 800)
  		end if
  	next j
  	S.getCellByPosition(3, i).setValue(SUMM1)
  	S.getCellByPosition(4, i).setValue(SUMM2)
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hase_detecto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326cm" svg:height="7.784cm" xlink:href=".." xlink:type="simple" chart:class="chart:line" chart:style-name="ch1">
        <chart:plot-area chart:style-name="ch2" table:cell-range-address="Лист1.B1:Лист1.C800" svg:x="-0.009cm" svg:y="0.144cm" svg:width="19.327cm" svg:height="7.623cm">
          <chart:coordinate-region svg:x="0.824cm" svg:y="0.343cm" svg:width="18.494cm" svg:height="7.225cm"/>
          <chart:axis chart:dimension="x" chart:name="primary-x" chart:style-name="ch3"/>
          <chart:axis chart:dimension="y" chart:name="primary-y" chart:style-name="ch4"/>
          <chart:series chart:style-name="ch5" chart:values-cell-range-address="Лист1.B1:Лист1.B800" chart:class="chart:line">
            <chart:data-point chart:repeated="800"/>
          </chart:series>
          <chart:series chart:style-name="ch6" chart:values-cell-range-address="Лист1.C1:Лист1.C800" chart:class="chart:line">
            <chart:data-point chart:repeated="8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627905195293134">
                <text:p>0.00627905195293134</text:p>
                <draw:g>
                  <svg:desc>Лист1.B1:Лист1.B800</svg:desc>
                </draw:g>
              </table:table-cell>
              <table:table-cell office:value-type="float" office:value="0.998026728428271">
                <text:p>0.998026728428271</text:p>
                <draw:g>
                  <svg:desc>Лист1.C1:Лист1.C8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5333233564304">
                <text:p>0.0125333233564304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87381314585725">
                <text:p>0.0187381314585725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8689887164855">
                <text:p>0.0248689887164855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9016994374947">
                <text:p>0.030901699437494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68124552684678">
                <text:p>0.0368124552684678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25779291565073">
                <text:p>0.0425779291565073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81753674101715">
                <text:p>0.0481753674101715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35826794978997">
                <text:p>0.0535826794978997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87785252292473">
                <text:p>0.058778525229247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3742398974869">
                <text:p>0.063742398974869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84547105928689">
                <text:p>0.0684547105928689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28968627421412">
                <text:p>0.072896862742141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70513242775789">
                <text:p>0.0770513242775789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09016994374947">
                <text:p>0.080901699437494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44327925502015">
                <text:p>0.0844327925502015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76306680043864">
                <text:p>0.0876306680043864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0482705246602">
                <text:p>0.09048270524660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29776485888251">
                <text:p>0.0929776485888251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51056516295153">
                <text:p>0.095105651629515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68583161128631">
                <text:p>0.0968583161128631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82287250728689">
                <text:p>0.0982287250728689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92114701314478">
                <text:p>0.099211470131447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98026728428272">
                <text:p>0.0998026728428272</text:p>
              </table:table-cell>
              <table:table-cell office:value-type="float" office:value="0.0627905195293135">
                <text:p>0.06279051952931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98026728428272">
                <text:p>0.0998026728428272</text:p>
              </table:table-cell>
              <table:table-cell office:value-type="float" office:value="-0.0627905195293134">
                <text:p>-0.06279051952931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92114701314478">
                <text:p>0.099211470131447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82287250728689">
                <text:p>0.0982287250728689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68583161128631">
                <text:p>0.0968583161128631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51056516295154">
                <text:p>0.0951056516295154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29776485888251">
                <text:p>0.0929776485888251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0482705246602">
                <text:p>0.090482705246602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76306680043864">
                <text:p>0.0876306680043864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44327925502015">
                <text:p>0.0844327925502015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09016994374948">
                <text:p>0.0809016994374948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70513242775789">
                <text:p>0.0770513242775789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28968627421411">
                <text:p>0.0728968627421411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84547105928689">
                <text:p>0.0684547105928689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3742398974869">
                <text:p>0.063742398974869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87785252292473">
                <text:p>0.058778525229247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35826794978997">
                <text:p>0.0535826794978997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81753674101715">
                <text:p>0.0481753674101715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25779291565073">
                <text:p>0.0425779291565073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68124552684678">
                <text:p>0.0368124552684678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09016994374948">
                <text:p>0.0309016994374948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48689887164855">
                <text:p>0.0248689887164855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87381314585725">
                <text:p>0.0187381314585725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25333233564305">
                <text:p>0.0125333233564305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627905195293136">
                <text:p>0.0062790519529313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2464679914735E-017">
                <text:p>1.22464679914735E-0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627905195293134">
                <text:p>-0.0062790519529313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125333233564304">
                <text:p>-0.0125333233564304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187381314585725">
                <text:p>-0.0187381314585725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248689887164855">
                <text:p>-0.0248689887164855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309016994374947">
                <text:p>-0.0309016994374947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368124552684678">
                <text:p>-0.0368124552684678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425779291565072">
                <text:p>-0.042577929156507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481753674101715">
                <text:p>-0.0481753674101715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535826794978996">
                <text:p>-0.053582679497899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587785252292473">
                <text:p>-0.0587785252292473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63742398974869">
                <text:p>-0.063742398974869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684547105928688">
                <text:p>-0.0684547105928688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728968627421412">
                <text:p>-0.072896862742141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770513242775789">
                <text:p>-0.0770513242775789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809016994374947">
                <text:p>-0.0809016994374947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844327925502015">
                <text:p>-0.0844327925502015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876306680043864">
                <text:p>-0.0876306680043864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90482705246602">
                <text:p>-0.090482705246602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929776485888251">
                <text:p>-0.0929776485888251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951056516295153">
                <text:p>-0.0951056516295153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968583161128631">
                <text:p>-0.0968583161128631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982287250728689">
                <text:p>-0.0982287250728689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992114701314478">
                <text:p>-0.0992114701314478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998026728428272">
                <text:p>-0.0998026728428272</text:p>
              </table:table-cell>
              <table:table-cell office:value-type="float" office:value="-0.0627905195293132">
                <text:p>-0.06279051952931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">
                <text:p>-0.1</text:p>
              </table:table-cell>
              <table:table-cell office:value-type="float" office:value="-1.83697019872103E-016">
                <text:p>-1.83697019872103E-0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998026728428272">
                <text:p>-0.0998026728428272</text:p>
              </table:table-cell>
              <table:table-cell office:value-type="float" office:value="0.0627905195293128">
                <text:p>0.06279051952931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992114701314478">
                <text:p>-0.099211470131447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982287250728689">
                <text:p>-0.0982287250728689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968583161128631">
                <text:p>-0.0968583161128631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951056516295154">
                <text:p>-0.0951056516295154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929776485888252">
                <text:p>-0.0929776485888252</text:p>
              </table:table-cell>
              <table:table-cell office:value-type="float" office:value="0.368124552684677">
                <text:p>0.3681245526846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90482705246602">
                <text:p>-0.090482705246602</text:p>
              </table:table-cell>
              <table:table-cell office:value-type="float" office:value="0.425779291565072">
                <text:p>0.4257792915650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876306680043864">
                <text:p>-0.0876306680043864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844327925502015">
                <text:p>-0.0844327925502015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809016994374948">
                <text:p>-0.0809016994374948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77051324277579">
                <text:p>-0.077051324277579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728968627421412">
                <text:p>-0.0728968627421412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684547105928689">
                <text:p>-0.0684547105928689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63742398974869">
                <text:p>-0.063742398974869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587785252292473">
                <text:p>-0.058778525229247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535826794978997">
                <text:p>-0.0535826794978997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481753674101716">
                <text:p>-0.0481753674101716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425779291565073">
                <text:p>-0.0425779291565073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368124552684678">
                <text:p>-0.0368124552684678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309016994374948">
                <text:p>-0.0309016994374948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248689887164855">
                <text:p>-0.0248689887164855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187381314585725">
                <text:p>-0.0187381314585725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125333233564305">
                <text:p>-0.0125333233564305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627905195293133">
                <text:p>-0.00627905195293133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.44929359829471E-017">
                <text:p>-2.44929359829471E-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627905195293128">
                <text:p>0.00627905195293128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25333233564304">
                <text:p>0.0125333233564304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87381314585724">
                <text:p>0.018738131458572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48689887164855">
                <text:p>0.0248689887164855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309016994374947">
                <text:p>0.0309016994374947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68124552684678">
                <text:p>0.0368124552684678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425779291565073">
                <text:p>0.0425779291565073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81753674101715">
                <text:p>0.0481753674101715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35826794978996">
                <text:p>0.0535826794978996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87785252292473">
                <text:p>0.058778525229247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3742398974869">
                <text:p>0.063742398974869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84547105928689">
                <text:p>0.0684547105928689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728968627421411">
                <text:p>0.0728968627421411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770513242775789">
                <text:p>0.0770513242775789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809016994374948">
                <text:p>0.0809016994374948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844327925502015">
                <text:p>0.0844327925502015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876306680043864">
                <text:p>0.0876306680043864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90482705246602">
                <text:p>0.09048270524660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929776485888251">
                <text:p>0.0929776485888251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951056516295153">
                <text:p>0.0951056516295153</text:p>
              </table:table-cell>
              <table:table-cell office:value-type="float" office:value="0.309016994374949">
                <text:p>0.3090169943749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968583161128631">
                <text:p>0.0968583161128631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982287250728689">
                <text:p>0.0982287250728689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992114701314478">
                <text:p>0.0992114701314478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998026728428272">
                <text:p>0.0998026728428272</text:p>
              </table:table-cell>
              <table:table-cell office:value-type="float" office:value="0.0627905195293142">
                <text:p>0.06279051952931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">
                <text:p>0.1</text:p>
              </table:table-cell>
              <table:table-cell office:value-type="float" office:value="1.19434011948696E-015">
                <text:p>1.19434011948696E-0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998026728428272">
                <text:p>0.0998026728428272</text:p>
              </table:table-cell>
              <table:table-cell office:value-type="float" office:value="-0.0627905195293136">
                <text:p>-0.06279051952931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992114701314478">
                <text:p>0.099211470131447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982287250728689">
                <text:p>0.0982287250728689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968583161128631">
                <text:p>0.0968583161128631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951056516295154">
                <text:p>0.0951056516295154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929776485888252">
                <text:p>0.0929776485888252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904827052466019">
                <text:p>0.0904827052466019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876306680043864">
                <text:p>0.0876306680043864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844327925502015">
                <text:p>0.0844327925502015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809016994374948">
                <text:p>0.0809016994374948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70513242775789">
                <text:p>0.0770513242775789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728968627421411">
                <text:p>0.0728968627421411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684547105928688">
                <text:p>0.0684547105928688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63742398974869">
                <text:p>0.063742398974869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587785252292473">
                <text:p>0.058778525229247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535826794978997">
                <text:p>0.0535826794978997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481753674101715">
                <text:p>0.0481753674101715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25779291565072">
                <text:p>0.042577929156507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368124552684678">
                <text:p>0.0368124552684678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09016994374948">
                <text:p>0.0309016994374948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48689887164855">
                <text:p>0.0248689887164855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87381314585724">
                <text:p>0.018738131458572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25333233564304">
                <text:p>0.0125333233564304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627905195293134">
                <text:p>0.0062790519529313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67394039744206E-017">
                <text:p>3.67394039744206E-0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627905195293127">
                <text:p>-0.00627905195293127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125333233564303">
                <text:p>-0.0125333233564303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187381314585725">
                <text:p>-0.0187381314585725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248689887164855">
                <text:p>-0.0248689887164855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309016994374947">
                <text:p>-0.0309016994374947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368124552684677">
                <text:p>-0.0368124552684677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425779291565072">
                <text:p>-0.042577929156507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481753674101716">
                <text:p>-0.0481753674101716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535826794978997">
                <text:p>-0.0535826794978997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587785252292473">
                <text:p>-0.0587785252292473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637423989748689">
                <text:p>-0.0637423989748689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684547105928688">
                <text:p>-0.0684547105928688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728968627421411">
                <text:p>-0.0728968627421411</text:p>
              </table:table-cell>
              <table:table-cell office:value-type="float" office:value="-0.68454710592869">
                <text:p>-0.684547105928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770513242775788">
                <text:p>-0.0770513242775788</text:p>
              </table:table-cell>
              <table:table-cell office:value-type="float" office:value="-0.637423989748691">
                <text:p>-0.6374239897486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809016994374946">
                <text:p>-0.0809016994374946</text:p>
              </table:table-cell>
              <table:table-cell office:value-type="float" office:value="-0.587785252292475">
                <text:p>-0.5877852522924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844327925502016">
                <text:p>-0.0844327925502016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876306680043864">
                <text:p>-0.0876306680043864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90482705246602">
                <text:p>-0.090482705246602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929776485888251">
                <text:p>-0.0929776485888251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951056516295153">
                <text:p>-0.0951056516295153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968583161128631">
                <text:p>-0.0968583161128631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982287250728689">
                <text:p>-0.0982287250728689</text:p>
              </table:table-cell>
              <table:table-cell office:value-type="float" office:value="-0.187381314585726">
                <text:p>-0.1873813145857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992114701314478">
                <text:p>-0.0992114701314478</text:p>
              </table:table-cell>
              <table:table-cell office:value-type="float" office:value="-0.125333233564306">
                <text:p>-0.1253332335643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998026728428271">
                <text:p>-0.0998026728428271</text:p>
              </table:table-cell>
              <table:table-cell office:value-type="float" office:value="-0.0627905195293152">
                <text:p>-0.06279051952931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1">
                <text:p>-0.1</text:p>
              </table:table-cell>
              <table:table-cell office:value-type="float" office:value="-2.20498321910182E-015">
                <text:p>-2.20498321910182E-0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998026728428272">
                <text:p>-0.0998026728428272</text:p>
              </table:table-cell>
              <table:table-cell office:value-type="float" office:value="0.0627905195293126">
                <text:p>0.06279051952931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992114701314478">
                <text:p>-0.0992114701314478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982287250728689">
                <text:p>-0.0982287250728689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968583161128631">
                <text:p>-0.0968583161128631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951056516295154">
                <text:p>-0.0951056516295154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929776485888252">
                <text:p>-0.0929776485888252</text:p>
              </table:table-cell>
              <table:table-cell office:value-type="float" office:value="0.368124552684677">
                <text:p>0.3681245526846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90482705246602">
                <text:p>-0.090482705246602</text:p>
              </table:table-cell>
              <table:table-cell office:value-type="float" office:value="0.425779291565072">
                <text:p>0.4257792915650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876306680043864">
                <text:p>-0.0876306680043864</text:p>
              </table:table-cell>
              <table:table-cell office:value-type="float" office:value="0.481753674101714">
                <text:p>0.4817536741017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844327925502016">
                <text:p>-0.0844327925502016</text:p>
              </table:table-cell>
              <table:table-cell office:value-type="float" office:value="0.535826794978995">
                <text:p>0.5358267949789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809016994374948">
                <text:p>-0.0809016994374948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77051324277579">
                <text:p>-0.077051324277579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728968627421411">
                <text:p>-0.0728968627421411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684547105928689">
                <text:p>-0.0684547105928689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63742398974869">
                <text:p>-0.063742398974869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587785252292473">
                <text:p>-0.058778525229247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535826794978997">
                <text:p>-0.0535826794978997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481753674101716">
                <text:p>-0.0481753674101716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425779291565074">
                <text:p>-0.0425779291565074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368124552684678">
                <text:p>-0.0368124552684678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309016994374948">
                <text:p>-0.0309016994374948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248689887164856">
                <text:p>-0.024868988716485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187381314585726">
                <text:p>-0.0187381314585726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125333233564304">
                <text:p>-0.0125333233564304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627905195293135">
                <text:p>-0.00627905195293135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4.89858719658941E-017">
                <text:p>-4.89858719658941E-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627905195293125">
                <text:p>0.00627905195293125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25333233564303">
                <text:p>0.0125333233564303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87381314585725">
                <text:p>0.0187381314585725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48689887164855">
                <text:p>0.0248689887164855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309016994374947">
                <text:p>0.0309016994374947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68124552684677">
                <text:p>0.0368124552684677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425779291565072">
                <text:p>0.0425779291565072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481753674101716">
                <text:p>0.0481753674101716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535826794978996">
                <text:p>0.053582679497899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587785252292473">
                <text:p>0.0587785252292473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637423989748689">
                <text:p>0.0637423989748689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684547105928689">
                <text:p>0.0684547105928689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728968627421412">
                <text:p>0.0728968627421412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770513242775789">
                <text:p>0.0770513242775789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809016994374947">
                <text:p>0.0809016994374947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844327925502015">
                <text:p>0.0844327925502015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876306680043863">
                <text:p>0.0876306680043863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904827052466019">
                <text:p>0.0904827052466019</text:p>
              </table:table-cell>
              <table:table-cell office:value-type="float" office:value="0.425779291565074">
                <text:p>0.4257792915650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929776485888251">
                <text:p>0.0929776485888251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951056516295153">
                <text:p>0.0951056516295153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968583161128631">
                <text:p>0.0968583161128631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982287250728689">
                <text:p>0.0982287250728689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992114701314478">
                <text:p>0.099211470131447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998026728428272">
                <text:p>0.0998026728428272</text:p>
              </table:table-cell>
              <table:table-cell office:value-type="float" office:value="0.0627905195293136">
                <text:p>0.06279051952931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">
                <text:p>0.1</text:p>
              </table:table-cell>
              <table:table-cell office:value-type="float" office:value="5.51091059616309E-016">
                <text:p>5.51091059616309E-0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998026728428272">
                <text:p>0.0998026728428272</text:p>
              </table:table-cell>
              <table:table-cell office:value-type="float" office:value="-0.0627905195293125">
                <text:p>-0.06279051952931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992114701314478">
                <text:p>0.0992114701314478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982287250728689">
                <text:p>0.0982287250728689</text:p>
              </table:table-cell>
              <table:table-cell office:value-type="float" office:value="-0.187381314585723">
                <text:p>-0.1873813145857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968583161128632">
                <text:p>0.0968583161128632</text:p>
              </table:table-cell>
              <table:table-cell office:value-type="float" office:value="-0.248689887164853">
                <text:p>-0.2486898871648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951056516295153">
                <text:p>0.0951056516295153</text:p>
              </table:table-cell>
              <table:table-cell office:value-type="float" office:value="-0.309016994374949">
                <text:p>-0.3090169943749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929776485888251">
                <text:p>0.0929776485888251</text:p>
              </table:table-cell>
              <table:table-cell office:value-type="float" office:value="-0.368124552684679">
                <text:p>-0.3681245526846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90482705246602">
                <text:p>0.090482705246602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876306680043864">
                <text:p>0.0876306680043864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844327925502015">
                <text:p>0.0844327925502015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809016994374948">
                <text:p>0.0809016994374948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77051324277579">
                <text:p>0.077051324277579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728968627421412">
                <text:p>0.0728968627421412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68454710592869">
                <text:p>0.068454710592869</text:p>
              </table:table-cell>
              <table:table-cell office:value-type="float" office:value="-0.72896862742141">
                <text:p>-0.728968627421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637423989748691">
                <text:p>0.0637423989748691</text:p>
              </table:table-cell>
              <table:table-cell office:value-type="float" office:value="-0.770513242775788">
                <text:p>-0.7705132427757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587785252292475">
                <text:p>0.0587785252292475</text:p>
              </table:table-cell>
              <table:table-cell office:value-type="float" office:value="-0.809016994374946">
                <text:p>-0.8090169943749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535826794978996">
                <text:p>0.0535826794978996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481753674101715">
                <text:p>0.0481753674101715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425779291565073">
                <text:p>0.0425779291565073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368124552684678">
                <text:p>0.0368124552684678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309016994374948">
                <text:p>0.0309016994374948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248689887164856">
                <text:p>0.024868988716485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187381314585726">
                <text:p>0.0187381314585726</text:p>
              </table:table-cell>
              <table:table-cell office:value-type="float" office:value="-0.982287250728688">
                <text:p>-0.9822872507286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25333233564306">
                <text:p>0.0125333233564306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627905195293154">
                <text:p>0.0062790519529315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38868023897393E-016">
                <text:p>2.38868023897393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0627905195293142">
                <text:p>-0.0062790519529314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125333233564305">
                <text:p>-0.0125333233564305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187381314585725">
                <text:p>-0.0187381314585725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248689887164855">
                <text:p>-0.0248689887164855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309016994374949">
                <text:p>-0.0309016994374949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368124552684679">
                <text:p>-0.0368124552684679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425779291565073">
                <text:p>-0.0425779291565073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481753674101715">
                <text:p>-0.0481753674101715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535826794978996">
                <text:p>-0.053582679497899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587785252292473">
                <text:p>-0.0587785252292473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637423989748689">
                <text:p>-0.0637423989748689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684547105928688">
                <text:p>-0.0684547105928688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728968627421413">
                <text:p>-0.0728968627421413</text:p>
              </table:table-cell>
              <table:table-cell office:value-type="float" office:value="-0.684547105928687">
                <text:p>-0.68454710592868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77051324277579">
                <text:p>-0.077051324277579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809016994374948">
                <text:p>-0.0809016994374948</text:p>
              </table:table-cell>
              <table:table-cell office:value-type="float" office:value="-0.587785252292472">
                <text:p>-0.58778525229247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844327925502016">
                <text:p>-0.0844327925502016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876306680043864">
                <text:p>-0.0876306680043864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90482705246602">
                <text:p>-0.090482705246602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929776485888251">
                <text:p>-0.0929776485888251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951056516295153">
                <text:p>-0.0951056516295153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968583161128631">
                <text:p>-0.0968583161128631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982287250728689">
                <text:p>-0.0982287250728689</text:p>
              </table:table-cell>
              <table:table-cell office:value-type="float" office:value="-0.187381314585723">
                <text:p>-0.18738131458572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992114701314478">
                <text:p>-0.0992114701314478</text:p>
              </table:table-cell>
              <table:table-cell office:value-type="float" office:value="-0.125333233564302">
                <text:p>-0.1253332335643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998026728428272">
                <text:p>-0.0998026728428272</text:p>
              </table:table-cell>
              <table:table-cell office:value-type="float" office:value="-0.0627905195293119">
                <text:p>-0.06279051952931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1">
                <text:p>-0.1</text:p>
              </table:table-cell>
              <table:table-cell office:value-type="float" office:value="1.10280109986921E-015">
                <text:p>1.10280109986921E-0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998026728428272">
                <text:p>-0.0998026728428272</text:p>
              </table:table-cell>
              <table:table-cell office:value-type="float" office:value="0.0627905195293141">
                <text:p>0.062790519529314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992114701314478">
                <text:p>-0.0992114701314478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982287250728689">
                <text:p>-0.0982287250728689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968583161128631">
                <text:p>-0.0968583161128631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951056516295154">
                <text:p>-0.0951056516295154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929776485888252">
                <text:p>-0.0929776485888252</text:p>
              </table:table-cell>
              <table:table-cell office:value-type="float" office:value="0.368124552684677">
                <text:p>0.3681245526846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90482705246602">
                <text:p>-0.090482705246602</text:p>
              </table:table-cell>
              <table:table-cell office:value-type="float" office:value="0.425779291565071">
                <text:p>0.4257792915650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876306680043863">
                <text:p>-0.0876306680043863</text:p>
              </table:table-cell>
              <table:table-cell office:value-type="float" office:value="0.481753674101717">
                <text:p>0.4817536741017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844327925502014">
                <text:p>-0.0844327925502014</text:p>
              </table:table-cell>
              <table:table-cell office:value-type="float" office:value="0.535826794978998">
                <text:p>0.5358267949789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809016994374947">
                <text:p>-0.0809016994374947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770513242775789">
                <text:p>-0.0770513242775789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728968627421411">
                <text:p>-0.0728968627421411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684547105928689">
                <text:p>-0.0684547105928689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063742398974869">
                <text:p>-0.063742398974869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587785252292474">
                <text:p>-0.0587785252292474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535826794978998">
                <text:p>-0.0535826794978998</text:p>
              </table:table-cell>
              <table:table-cell office:value-type="float" office:value="0.844327925502014">
                <text:p>0.8443279255020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481753674101717">
                <text:p>-0.0481753674101717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425779291565074">
                <text:p>-0.0425779291565074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368124552684677">
                <text:p>-0.0368124552684677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309016994374946">
                <text:p>-0.0309016994374946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248689887164854">
                <text:p>-0.024868988716485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187381314585724">
                <text:p>-0.018738131458572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125333233564304">
                <text:p>-0.0125333233564304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0627905195293137">
                <text:p>-0.00627905195293137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7.34788079488412E-017">
                <text:p>-7.34788079488412E-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627905195293123">
                <text:p>0.00627905195293123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125333233564303">
                <text:p>0.0125333233564303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187381314585723">
                <text:p>0.0187381314585723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248689887164853">
                <text:p>0.0248689887164853</text:p>
              </table:table-cell>
              <table:table-cell office:value-type="float" office:value="0.968583161128632">
                <text:p>0.9685831611286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309016994374948">
                <text:p>0.0309016994374948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368124552684679">
                <text:p>0.0368124552684679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425779291565073">
                <text:p>0.0425779291565073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481753674101715">
                <text:p>0.0481753674101715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535826794978996">
                <text:p>0.053582679497899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587785252292473">
                <text:p>0.0587785252292473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637423989748689">
                <text:p>0.0637423989748689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684547105928688">
                <text:p>0.0684547105928688</text:p>
              </table:table-cell>
              <table:table-cell office:value-type="float" office:value="0.728968627421413">
                <text:p>0.7289686274214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72896862742141">
                <text:p>0.072896862742141</text:p>
              </table:table-cell>
              <table:table-cell office:value-type="float" office:value="0.68454710592869">
                <text:p>0.684547105928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770513242775788">
                <text:p>0.0770513242775788</text:p>
              </table:table-cell>
              <table:table-cell office:value-type="float" office:value="0.637423989748691">
                <text:p>0.6374239897486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809016994374948">
                <text:p>0.0809016994374948</text:p>
              </table:table-cell>
              <table:table-cell office:value-type="float" office:value="0.587785252292472">
                <text:p>0.58778525229247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844327925502016">
                <text:p>0.0844327925502016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876306680043864">
                <text:p>0.0876306680043864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90482705246602">
                <text:p>0.09048270524660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929776485888251">
                <text:p>0.0929776485888251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951056516295153">
                <text:p>0.0951056516295153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968583161128631">
                <text:p>0.0968583161128631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982287250728688">
                <text:p>0.0982287250728688</text:p>
              </table:table-cell>
              <table:table-cell office:value-type="float" office:value="0.187381314585726">
                <text:p>0.1873813145857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992114701314478">
                <text:p>0.0992114701314478</text:p>
              </table:table-cell>
              <table:table-cell office:value-type="float" office:value="0.125333233564306">
                <text:p>0.12533323356430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998026728428271">
                <text:p>0.0998026728428271</text:p>
              </table:table-cell>
              <table:table-cell office:value-type="float" office:value="0.0627905195293156">
                <text:p>0.06279051952931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">
                <text:p>0.1</text:p>
              </table:table-cell>
              <table:table-cell office:value-type="float" office:value="2.57237725884603E-015">
                <text:p>2.57237725884603E-0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998026728428272">
                <text:p>0.0998026728428272</text:p>
              </table:table-cell>
              <table:table-cell office:value-type="float" office:value="-0.0627905195293104">
                <text:p>-0.06279051952931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992114701314478">
                <text:p>0.0992114701314478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98228725072869">
                <text:p>0.098228725072869</text:p>
              </table:table-cell>
              <table:table-cell office:value-type="float" office:value="-0.187381314585721">
                <text:p>-0.1873813145857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968583161128631">
                <text:p>0.0968583161128631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951056516295155">
                <text:p>0.0951056516295155</text:p>
              </table:table-cell>
              <table:table-cell office:value-type="float" office:value="-0.309016994374943">
                <text:p>-0.3090169943749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929776485888252">
                <text:p>0.0929776485888252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904827052466019">
                <text:p>0.0904827052466019</text:p>
              </table:table-cell>
              <table:table-cell office:value-type="float" office:value="-0.425779291565075">
                <text:p>-0.4257792915650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876306680043865">
                <text:p>0.0876306680043865</text:p>
              </table:table-cell>
              <table:table-cell office:value-type="float" office:value="-0.481753674101714">
                <text:p>-0.4817536741017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844327925502014">
                <text:p>0.0844327925502014</text:p>
              </table:table-cell>
              <table:table-cell office:value-type="float" office:value="-0.535826794978998">
                <text:p>-0.53582679497899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809016994374949">
                <text:p>0.0809016994374949</text:p>
              </table:table-cell>
              <table:table-cell office:value-type="float" office:value="-0.587785252292471">
                <text:p>-0.58778525229247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770513242775789">
                <text:p>0.0770513242775789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728968627421414">
                <text:p>0.0728968627421414</text:p>
              </table:table-cell>
              <table:table-cell office:value-type="float" office:value="-0.684547105928686">
                <text:p>-0.6845471059286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684547105928689">
                <text:p>0.0684547105928689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637423989748693">
                <text:p>0.0637423989748693</text:p>
              </table:table-cell>
              <table:table-cell office:value-type="float" office:value="-0.770513242775787">
                <text:p>-0.77051324277578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587785252292474">
                <text:p>0.058778525229247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535826794979001">
                <text:p>0.0535826794979001</text:p>
              </table:table-cell>
              <table:table-cell office:value-type="float" office:value="-0.844327925502012">
                <text:p>-0.8443279255020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481753674101717">
                <text:p>0.0481753674101717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425779291565071">
                <text:p>0.0425779291565071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36812455268468">
                <text:p>0.036812455268468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309016994374947">
                <text:p>0.0309016994374947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248689887164858">
                <text:p>0.0248689887164858</text:p>
              </table:table-cell>
              <table:table-cell office:value-type="float" office:value="-0.96858316112863">
                <text:p>-0.968583161128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187381314585724">
                <text:p>0.018738131458572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125333233564308">
                <text:p>0.0125333233564308</text:p>
              </table:table-cell>
              <table:table-cell office:value-type="float" office:value="-0.992114701314477">
                <text:p>-0.99211470131447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627905195293139">
                <text:p>0.00627905195293139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40996643820365E-016">
                <text:p>4.40996643820365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00627905195293122">
                <text:p>-0.00627905195293122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0125333233564303">
                <text:p>-0.0125333233564303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0187381314585723">
                <text:p>-0.0187381314585723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0248689887164856">
                <text:p>-0.024868988716485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0309016994374945">
                <text:p>-0.0309016994374945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368124552684678">
                <text:p>-0.0368124552684678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042577929156507">
                <text:p>-0.042577929156507</text:p>
              </table:table-cell>
              <table:table-cell office:value-type="float" office:value="-0.904827052466021">
                <text:p>-0.9048270524660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481753674101715">
                <text:p>-0.0481753674101715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535826794978993">
                <text:p>-0.0535826794978993</text:p>
              </table:table-cell>
              <table:table-cell office:value-type="float" office:value="-0.844327925502017">
                <text:p>-0.84432792550201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0587785252292473">
                <text:p>-0.0587785252292473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0637423989748689">
                <text:p>-0.0637423989748689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0684547105928688">
                <text:p>-0.0684547105928688</text:p>
              </table:table-cell>
              <table:table-cell office:value-type="float" office:value="-0.728968627421413">
                <text:p>-0.7289686274214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0728968627421413">
                <text:p>-0.0728968627421413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0770513242775788">
                <text:p>-0.0770513242775788</text:p>
              </table:table-cell>
              <table:table-cell office:value-type="float" office:value="-0.637423989748692">
                <text:p>-0.6374239897486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0809016994374948">
                <text:p>-0.0809016994374948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0844327925502014">
                <text:p>-0.0844327925502014</text:p>
              </table:table-cell>
              <table:table-cell office:value-type="float" office:value="-0.535826794978999">
                <text:p>-0.5358267949789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0876306680043864">
                <text:p>-0.0876306680043864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0904827052466018">
                <text:p>-0.0904827052466018</text:p>
              </table:table-cell>
              <table:table-cell office:value-type="float" office:value="-0.425779291565076">
                <text:p>-0.42577929156507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0929776485888251">
                <text:p>-0.0929776485888251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0951056516295153">
                <text:p>-0.0951056516295153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0968583161128631">
                <text:p>-0.0968583161128631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0982287250728688">
                <text:p>-0.0982287250728688</text:p>
              </table:table-cell>
              <table:table-cell office:value-type="float" office:value="-0.187381314585726">
                <text:p>-0.1873813145857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0992114701314478">
                <text:p>-0.0992114701314478</text:p>
              </table:table-cell>
              <table:table-cell office:value-type="float" office:value="-0.125333233564306">
                <text:p>-0.12533323356430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0998026728428272">
                <text:p>-0.0998026728428272</text:p>
              </table:table-cell>
              <table:table-cell office:value-type="float" office:value="-0.0627905195293122">
                <text:p>-0.062790519529312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1">
                <text:p>-0.1</text:p>
              </table:table-cell>
              <table:table-cell office:value-type="float" office:value="-2.69484193876076E-015">
                <text:p>-2.69484193876076E-0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0998026728428272">
                <text:p>-0.0998026728428272</text:p>
              </table:table-cell>
              <table:table-cell office:value-type="float" office:value="0.0627905195293139">
                <text:p>0.062790519529313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0992114701314478">
                <text:p>-0.0992114701314478</text:p>
              </table:table-cell>
              <table:table-cell office:value-type="float" office:value="0.125333233564301">
                <text:p>0.1253332335643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0982287250728689">
                <text:p>-0.0982287250728689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0968583161128631">
                <text:p>-0.0968583161128631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0951056516295154">
                <text:p>-0.0951056516295154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0929776485888252">
                <text:p>-0.0929776485888252</text:p>
              </table:table-cell>
              <table:table-cell office:value-type="float" office:value="0.368124552684677">
                <text:p>0.36812455268467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090482705246602">
                <text:p>-0.090482705246602</text:p>
              </table:table-cell>
              <table:table-cell office:value-type="float" office:value="0.425779291565071">
                <text:p>0.42577929156507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0876306680043865">
                <text:p>-0.0876306680043865</text:p>
              </table:table-cell>
              <table:table-cell office:value-type="float" office:value="0.481753674101713">
                <text:p>0.48175367410171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0844327925502016">
                <text:p>-0.0844327925502016</text:p>
              </table:table-cell>
              <table:table-cell office:value-type="float" office:value="0.535826794978995">
                <text:p>0.53582679497899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0809016994374947">
                <text:p>-0.0809016994374947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0770513242775791">
                <text:p>-0.0770513242775791</text:p>
              </table:table-cell>
              <table:table-cell office:value-type="float" office:value="0.637423989748687">
                <text:p>0.63742398974868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0728968627421411">
                <text:p>-0.0728968627421411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0684547105928689">
                <text:p>-0.0684547105928689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063742398974869">
                <text:p>-0.063742398974869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0587785252292474">
                <text:p>-0.0587785252292474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0535826794978998">
                <text:p>-0.0535826794978998</text:p>
              </table:table-cell>
              <table:table-cell office:value-type="float" office:value="0.844327925502014">
                <text:p>0.8443279255020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0481753674101717">
                <text:p>-0.0481753674101717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0425779291565075">
                <text:p>-0.0425779291565075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036812455268468">
                <text:p>-0.036812455268468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030901699437495">
                <text:p>-0.030901699437495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0248689887164854">
                <text:p>-0.024868988716485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0187381314585725">
                <text:p>-0.0187381314585725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0125333233564305">
                <text:p>-0.0125333233564305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0062790519529314">
                <text:p>-0.006279051952931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9.79717439317882E-017">
                <text:p>-9.79717439317882E-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62790519529312">
                <text:p>0.0062790519529312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125333233564303">
                <text:p>0.0125333233564303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187381314585723">
                <text:p>0.0187381314585723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248689887164852">
                <text:p>0.0248689887164852</text:p>
              </table:table-cell>
              <table:table-cell office:value-type="float" office:value="0.968583161128632">
                <text:p>0.9685831611286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309016994374945">
                <text:p>0.0309016994374945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368124552684678">
                <text:p>0.0368124552684678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425779291565073">
                <text:p>0.0425779291565073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481753674101715">
                <text:p>0.0481753674101715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535826794978996">
                <text:p>0.053582679497899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587785252292472">
                <text:p>0.0587785252292472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637423989748689">
                <text:p>0.0637423989748689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684547105928687">
                <text:p>0.0684547105928687</text:p>
              </table:table-cell>
              <table:table-cell office:value-type="float" office:value="0.728968627421413">
                <text:p>0.72896862742141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72896862742141">
                <text:p>0.072896862742141</text:p>
              </table:table-cell>
              <table:table-cell office:value-type="float" office:value="0.68454710592869">
                <text:p>0.6845471059286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770513242775788">
                <text:p>0.0770513242775788</text:p>
              </table:table-cell>
              <table:table-cell office:value-type="float" office:value="0.637423989748692">
                <text:p>0.63742398974869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809016994374948">
                <text:p>0.0809016994374948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844327925502015">
                <text:p>0.0844327925502015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876306680043864">
                <text:p>0.0876306680043864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90482705246602">
                <text:p>0.09048270524660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929776485888251">
                <text:p>0.0929776485888251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951056516295153">
                <text:p>0.0951056516295153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968583161128631">
                <text:p>0.0968583161128631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982287250728688">
                <text:p>0.0982287250728688</text:p>
              </table:table-cell>
              <table:table-cell office:value-type="float" office:value="0.187381314585726">
                <text:p>0.18738131458572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992114701314478">
                <text:p>0.0992114701314478</text:p>
              </table:table-cell>
              <table:table-cell office:value-type="float" office:value="0.125333233564306">
                <text:p>0.12533323356430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998026728428272">
                <text:p>0.0998026728428272</text:p>
              </table:table-cell>
              <table:table-cell office:value-type="float" office:value="0.0627905195293123">
                <text:p>0.06279051952931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">
                <text:p>0.1</text:p>
              </table:table-cell>
              <table:table-cell office:value-type="float" office:value="2.8173066186755E-015">
                <text:p>2.8173066186755E-0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998026728428272">
                <text:p>0.0998026728428272</text:p>
              </table:table-cell>
              <table:table-cell office:value-type="float" office:value="-0.0627905195293137">
                <text:p>-0.062790519529313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992114701314478">
                <text:p>0.099211470131447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982287250728689">
                <text:p>0.0982287250728689</text:p>
              </table:table-cell>
              <table:table-cell office:value-type="float" office:value="-0.187381314585724">
                <text:p>-0.1873813145857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968583161128631">
                <text:p>0.0968583161128631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951056516295154">
                <text:p>0.0951056516295154</text:p>
              </table:table-cell>
              <table:table-cell office:value-type="float" office:value="-0.309016994374946">
                <text:p>-0.30901699437494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929776485888252">
                <text:p>0.0929776485888252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90482705246602">
                <text:p>0.090482705246602</text:p>
              </table:table-cell>
              <table:table-cell office:value-type="float" office:value="-0.425779291565071">
                <text:p>-0.4257792915650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876306680043863">
                <text:p>0.0876306680043863</text:p>
              </table:table-cell>
              <table:table-cell office:value-type="float" office:value="-0.481753674101717">
                <text:p>-0.4817536741017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844327925502016">
                <text:p>0.0844327925502016</text:p>
              </table:table-cell>
              <table:table-cell office:value-type="float" office:value="-0.535826794978995">
                <text:p>-0.53582679497899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809016994374947">
                <text:p>0.0809016994374947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770513242775791">
                <text:p>0.0770513242775791</text:p>
              </table:table-cell>
              <table:table-cell office:value-type="float" office:value="-0.637423989748687">
                <text:p>-0.6374239897486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728968627421412">
                <text:p>0.072896862742141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684547105928689">
                <text:p>0.0684547105928689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63742398974869">
                <text:p>0.063742398974869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587785252292474">
                <text:p>0.058778525229247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535826794978998">
                <text:p>0.0535826794978998</text:p>
              </table:table-cell>
              <table:table-cell office:value-type="float" office:value="-0.844327925502014">
                <text:p>-0.8443279255020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481753674101714">
                <text:p>0.0481753674101714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425779291565075">
                <text:p>0.0425779291565075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368124552684677">
                <text:p>0.0368124552684677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30901699437495">
                <text:p>0.030901699437495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248689887164854">
                <text:p>0.024868988716485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187381314585728">
                <text:p>0.0187381314585728</text:p>
              </table:table-cell>
              <table:table-cell office:value-type="float" office:value="-0.982287250728688">
                <text:p>-0.98228725072868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125333233564305">
                <text:p>0.0125333233564305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627905195293141">
                <text:p>0.00627905195293141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10218211923262E-016">
                <text:p>1.10218211923262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00627905195293155">
                <text:p>-0.00627905195293155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0125333233564302">
                <text:p>-0.012533323356430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0187381314585726">
                <text:p>-0.0187381314585726</text:p>
              </table:table-cell>
              <table:table-cell office:value-type="float" office:value="-0.982287250728688">
                <text:p>-0.98228725072868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0248689887164852">
                <text:p>-0.0248689887164852</text:p>
              </table:table-cell>
              <table:table-cell office:value-type="float" office:value="-0.968583161128632">
                <text:p>-0.96858316112863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0309016994374948">
                <text:p>-0.0309016994374948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0368124552684675">
                <text:p>-0.0368124552684675</text:p>
              </table:table-cell>
              <table:table-cell office:value-type="float" office:value="-0.929776485888253">
                <text:p>-0.92977648588825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0425779291565073">
                <text:p>-0.0425779291565073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0481753674101712">
                <text:p>-0.0481753674101712</text:p>
              </table:table-cell>
              <table:table-cell office:value-type="float" office:value="-0.876306680043865">
                <text:p>-0.87630668004386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0535826794978996">
                <text:p>-0.0535826794978996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0587785252292475">
                <text:p>-0.0587785252292475</text:p>
              </table:table-cell>
              <table:table-cell office:value-type="float" office:value="-0.809016994374946">
                <text:p>-0.8090169943749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0637423989748689">
                <text:p>-0.0637423989748689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068454710592869">
                <text:p>-0.068454710592869</text:p>
              </table:table-cell>
              <table:table-cell office:value-type="float" office:value="-0.72896862742141">
                <text:p>-0.728968627421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072896862742141">
                <text:p>-0.072896862742141</text:p>
              </table:table-cell>
              <table:table-cell office:value-type="float" office:value="-0.68454710592869">
                <text:p>-0.684547105928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077051324277579">
                <text:p>-0.077051324277579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0809016994374946">
                <text:p>-0.0809016994374946</text:p>
              </table:table-cell>
              <table:table-cell office:value-type="float" office:value="-0.587785252292475">
                <text:p>-0.5877852522924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0844327925502015">
                <text:p>-0.0844327925502015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0876306680043862">
                <text:p>-0.0876306680043862</text:p>
              </table:table-cell>
              <table:table-cell office:value-type="float" office:value="-0.481753674101718">
                <text:p>-0.4817536741017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090482705246602">
                <text:p>-0.090482705246602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092977648588825">
                <text:p>-0.092977648588825</text:p>
              </table:table-cell>
              <table:table-cell office:value-type="float" office:value="-0.368124552684682">
                <text:p>-0.36812455268468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0951056516295153">
                <text:p>-0.0951056516295153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0968583161128632">
                <text:p>-0.0968583161128632</text:p>
              </table:table-cell>
              <table:table-cell office:value-type="float" office:value="-0.248689887164853">
                <text:p>-0.24868988716485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0982287250728688">
                <text:p>-0.0982287250728688</text:p>
              </table:table-cell>
              <table:table-cell office:value-type="float" office:value="-0.187381314585726">
                <text:p>-0.18738131458572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0992114701314478">
                <text:p>-0.0992114701314478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0998026728428271">
                <text:p>-0.0998026728428271</text:p>
              </table:table-cell>
              <table:table-cell office:value-type="float" office:value="-0.062790519529316">
                <text:p>-0.0627905195293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1">
                <text:p>-0.1</text:p>
              </table:table-cell>
              <table:table-cell office:value-type="float" office:value="6.12942380210265E-016">
                <text:p>6.12942380210265E-01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0998026728428272">
                <text:p>-0.0998026728428272</text:p>
              </table:table-cell>
              <table:table-cell office:value-type="float" office:value="0.0627905195293101">
                <text:p>0.062790519529310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0992114701314478">
                <text:p>-0.099211470131447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098228725072869">
                <text:p>-0.098228725072869</text:p>
              </table:table-cell>
              <table:table-cell office:value-type="float" office:value="0.187381314585721">
                <text:p>0.18738131458572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0968583161128631">
                <text:p>-0.0968583161128631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0951056516295155">
                <text:p>-0.0951056516295155</text:p>
              </table:table-cell>
              <table:table-cell office:value-type="float" office:value="0.309016994374943">
                <text:p>0.30901699437494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0929776485888252">
                <text:p>-0.0929776485888252</text:p>
              </table:table-cell>
              <table:table-cell office:value-type="float" office:value="0.368124552684676">
                <text:p>0.36812455268467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0904827052466019">
                <text:p>-0.0904827052466019</text:p>
              </table:table-cell>
              <table:table-cell office:value-type="float" office:value="0.425779291565074">
                <text:p>0.42577929156507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0876306680043865">
                <text:p>-0.0876306680043865</text:p>
              </table:table-cell>
              <table:table-cell office:value-type="float" office:value="0.481753674101713">
                <text:p>0.48175367410171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0844327925502015">
                <text:p>-0.0844327925502015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0809016994374949">
                <text:p>-0.0809016994374949</text:p>
              </table:table-cell>
              <table:table-cell office:value-type="float" office:value="0.587785252292471">
                <text:p>0.58778525229247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0770513242775789">
                <text:p>-0.0770513242775789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0728968627421414">
                <text:p>-0.0728968627421414</text:p>
              </table:table-cell>
              <table:table-cell office:value-type="float" office:value="0.684547105928686">
                <text:p>0.68454710592868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0684547105928689">
                <text:p>-0.0684547105928689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0637423989748693">
                <text:p>-0.0637423989748693</text:p>
              </table:table-cell>
              <table:table-cell office:value-type="float" office:value="0.770513242775786">
                <text:p>0.77051324277578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0587785252292474">
                <text:p>-0.0587785252292474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0535826794978995">
                <text:p>-0.0535826794978995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0481753674101717">
                <text:p>-0.0481753674101717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0425779291565072">
                <text:p>-0.0425779291565072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036812455268468">
                <text:p>-0.036812455268468</text:p>
              </table:table-cell>
              <table:table-cell office:value-type="float" office:value="0.92977648588825">
                <text:p>0.9297764858882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0309016994374947">
                <text:p>-0.0309016994374947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0248689887164858">
                <text:p>-0.0248689887164858</text:p>
              </table:table-cell>
              <table:table-cell office:value-type="float" office:value="0.96858316112863">
                <text:p>0.968583161128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0187381314585725">
                <text:p>-0.0187381314585725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0125333233564308">
                <text:p>-0.0125333233564308</text:p>
              </table:table-cell>
              <table:table-cell office:value-type="float" office:value="0.992114701314477">
                <text:p>0.99211470131447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00627905195293143">
                <text:p>-0.00627905195293143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4.77736047794785E-016">
                <text:p>-4.77736047794785E-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627905195293118">
                <text:p>0.00627905195293118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125333233564306">
                <text:p>0.0125333233564306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187381314585722">
                <text:p>0.018738131458572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248689887164856">
                <text:p>0.024868988716485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309016994374945">
                <text:p>0.0309016994374945</text:p>
              </table:table-cell>
              <table:table-cell office:value-type="float" office:value="0.951056516295155">
                <text:p>0.95105651629515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368124552684678">
                <text:p>0.0368124552684678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425779291565069">
                <text:p>0.0425779291565069</text:p>
              </table:table-cell>
              <table:table-cell office:value-type="float" office:value="0.904827052466021">
                <text:p>0.90482705246602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481753674101715">
                <text:p>0.0481753674101715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535826794978993">
                <text:p>0.0535826794978993</text:p>
              </table:table-cell>
              <table:table-cell office:value-type="float" office:value="0.844327925502017">
                <text:p>0.84432792550201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587785252292475">
                <text:p>0.0587785252292475</text:p>
              </table:table-cell>
              <table:table-cell office:value-type="float" office:value="0.809016994374946">
                <text:p>0.80901699437494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637423989748689">
                <text:p>0.0637423989748689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68454710592869">
                <text:p>0.068454710592869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72896862742141">
                <text:p>0.072896862742141</text:p>
              </table:table-cell>
              <table:table-cell office:value-type="float" office:value="0.68454710592869">
                <text:p>0.6845471059286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77051324277579">
                <text:p>0.077051324277579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809016994374946">
                <text:p>0.0809016994374946</text:p>
              </table:table-cell>
              <table:table-cell office:value-type="float" office:value="0.587785252292476">
                <text:p>0.58778525229247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844327925502015">
                <text:p>0.0844327925502015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876306680043865">
                <text:p>0.0876306680043865</text:p>
              </table:table-cell>
              <table:table-cell office:value-type="float" office:value="0.481753674101712">
                <text:p>0.4817536741017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904827052466019">
                <text:p>0.0904827052466019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929776485888252">
                <text:p>0.0929776485888252</text:p>
              </table:table-cell>
              <table:table-cell office:value-type="float" office:value="0.368124552684676">
                <text:p>0.36812455268467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951056516295153">
                <text:p>0.0951056516295153</text:p>
              </table:table-cell>
              <table:table-cell office:value-type="float" office:value="0.309016994374949">
                <text:p>0.30901699437494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968583161128632">
                <text:p>0.0968583161128632</text:p>
              </table:table-cell>
              <table:table-cell office:value-type="float" office:value="0.248689887164853">
                <text:p>0.24868988716485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982287250728688">
                <text:p>0.0982287250728688</text:p>
              </table:table-cell>
              <table:table-cell office:value-type="float" office:value="0.187381314585727">
                <text:p>0.18738131458572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992114701314478">
                <text:p>0.0992114701314478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998026728428271">
                <text:p>0.0998026728428271</text:p>
              </table:table-cell>
              <table:table-cell office:value-type="float" office:value="0.0627905195293161">
                <text:p>0.062790519529316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1">
                <text:p>0.1</text:p>
              </table:table-cell>
              <table:table-cell office:value-type="float" office:value="-4.9047770029553E-016">
                <text:p>-4.9047770029553E-01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998026728428271">
                <text:p>0.0998026728428271</text:p>
              </table:table-cell>
              <table:table-cell office:value-type="float" office:value="-0.0627905195293171">
                <text:p>-0.062790519529317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992114701314478">
                <text:p>0.099211470131447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982287250728688">
                <text:p>0.0982287250728688</text:p>
              </table:table-cell>
              <table:table-cell office:value-type="float" office:value="-0.187381314585728">
                <text:p>-0.18738131458572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968583161128631">
                <text:p>0.0968583161128631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951056516295153">
                <text:p>0.0951056516295153</text:p>
              </table:table-cell>
              <table:table-cell office:value-type="float" office:value="-0.30901699437495">
                <text:p>-0.3090169943749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929776485888252">
                <text:p>0.0929776485888252</text:p>
              </table:table-cell>
              <table:table-cell office:value-type="float" office:value="-0.368124552684676">
                <text:p>-0.36812455268467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904827052466019">
                <text:p>0.0904827052466019</text:p>
              </table:table-cell>
              <table:table-cell office:value-type="float" office:value="-0.425779291565074">
                <text:p>-0.42577929156507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876306680043865">
                <text:p>0.0876306680043865</text:p>
              </table:table-cell>
              <table:table-cell office:value-type="float" office:value="-0.481753674101713">
                <text:p>-0.48175367410171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844327925502015">
                <text:p>0.0844327925502015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809016994374945">
                <text:p>0.0809016994374945</text:p>
              </table:table-cell>
              <table:table-cell office:value-type="float" office:value="-0.587785252292476">
                <text:p>-0.58778525229247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770513242775789">
                <text:p>0.0770513242775789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728968627421409">
                <text:p>0.0728968627421409</text:p>
              </table:table-cell>
              <table:table-cell office:value-type="float" office:value="-0.684547105928691">
                <text:p>-0.68454710592869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684547105928689">
                <text:p>0.0684547105928689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637423989748688">
                <text:p>0.0637423989748688</text:p>
              </table:table-cell>
              <table:table-cell office:value-type="float" office:value="-0.770513242775791">
                <text:p>-0.77051324277579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587785252292474">
                <text:p>0.058778525229247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535826794978995">
                <text:p>0.0535826794978995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481753674101717">
                <text:p>0.0481753674101717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425779291565072">
                <text:p>0.042577929156507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368124552684674">
                <text:p>0.0368124552684674</text:p>
              </table:table-cell>
              <table:table-cell office:value-type="float" office:value="-0.929776485888253">
                <text:p>-0.92977648588825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309016994374947">
                <text:p>0.0309016994374947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248689887164851">
                <text:p>0.0248689887164851</text:p>
              </table:table-cell>
              <table:table-cell office:value-type="float" office:value="-0.968583161128632">
                <text:p>-0.96858316112863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187381314585725">
                <text:p>0.0187381314585725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125333233564301">
                <text:p>0.0125333233564301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627905195293144">
                <text:p>0.0062790519529314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2.20560219973841E-016">
                <text:p>-2.20560219973841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00627905195293117">
                <text:p>-0.00627905195293117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0125333233564306">
                <text:p>-0.0125333233564306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0187381314585722">
                <text:p>-0.018738131458572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0248689887164856">
                <text:p>-0.024868988716485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0309016994374951">
                <text:p>-0.0309016994374951</text:p>
              </table:table-cell>
              <table:table-cell office:value-type="float" office:value="-0.951056516295152">
                <text:p>-0.95105651629515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0368124552684678">
                <text:p>-0.0368124552684678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0425779291565076">
                <text:p>-0.0425779291565076</text:p>
              </table:table-cell>
              <table:table-cell office:value-type="float" office:value="-0.904827052466018">
                <text:p>-0.90482705246601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0481753674101715">
                <text:p>-0.0481753674101715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0535826794978999">
                <text:p>-0.0535826794978999</text:p>
              </table:table-cell>
              <table:table-cell office:value-type="float" office:value="-0.844327925502014">
                <text:p>-0.84432792550201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0587785252292472">
                <text:p>-0.0587785252292472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0637423989748691">
                <text:p>-0.0637423989748691</text:p>
              </table:table-cell>
              <table:table-cell office:value-type="float" office:value="-0.770513242775788">
                <text:p>-0.77051324277578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0684547105928687">
                <text:p>-0.0684547105928687</text:p>
              </table:table-cell>
              <table:table-cell office:value-type="float" office:value="-0.728968627421413">
                <text:p>-0.72896862742141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0728968627421412">
                <text:p>-0.0728968627421412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0770513242775788">
                <text:p>-0.0770513242775788</text:p>
              </table:table-cell>
              <table:table-cell office:value-type="float" office:value="-0.637423989748692">
                <text:p>-0.63742398974869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0809016994374948">
                <text:p>-0.0809016994374948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0844327925502017">
                <text:p>-0.0844327925502017</text:p>
              </table:table-cell>
              <table:table-cell office:value-type="float" office:value="-0.535826794978994">
                <text:p>-0.53582679497899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0876306680043864">
                <text:p>-0.0876306680043864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0904827052466021">
                <text:p>-0.0904827052466021</text:p>
              </table:table-cell>
              <table:table-cell office:value-type="float" office:value="-0.42577929156507">
                <text:p>-0.4257792915650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0929776485888251">
                <text:p>-0.0929776485888251</text:p>
              </table:table-cell>
              <table:table-cell office:value-type="float" office:value="-0.368124552684679">
                <text:p>-0.36812455268467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0951056516295154">
                <text:p>-0.0951056516295154</text:p>
              </table:table-cell>
              <table:table-cell office:value-type="float" office:value="-0.309016994374945">
                <text:p>-0.30901699437494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0968583161128631">
                <text:p>-0.0968583161128631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0982287250728689">
                <text:p>-0.0982287250728689</text:p>
              </table:table-cell>
              <table:table-cell office:value-type="float" office:value="-0.187381314585723">
                <text:p>-0.18738131458572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0992114701314478">
                <text:p>-0.0992114701314478</text:p>
              </table:table-cell>
              <table:table-cell office:value-type="float" office:value="-0.125333233564307">
                <text:p>-0.12533323356430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0998026728428272">
                <text:p>-0.0998026728428272</text:p>
              </table:table-cell>
              <table:table-cell office:value-type="float" office:value="-0.0627905195293127">
                <text:p>-0.062790519529312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1">
                <text:p>-0.1</text:p>
              </table:table-cell>
              <table:table-cell office:value-type="float" office:value="-3.18470065841971E-015">
                <text:p>-3.18470065841971E-0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0998026728428272">
                <text:p>-0.0998026728428272</text:p>
              </table:table-cell>
              <table:table-cell office:value-type="float" office:value="0.0627905195293134">
                <text:p>0.062790519529313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0992114701314478">
                <text:p>-0.0992114701314478</text:p>
              </table:table-cell>
              <table:table-cell office:value-type="float" office:value="0.125333233564307">
                <text:p>0.12533323356430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0982287250728689">
                <text:p>-0.0982287250728689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0968583161128631">
                <text:p>-0.0968583161128631</text:p>
              </table:table-cell>
              <table:table-cell office:value-type="float" office:value="0.248689887164857">
                <text:p>0.24868988716485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0951056516295154">
                <text:p>-0.0951056516295154</text:p>
              </table:table-cell>
              <table:table-cell office:value-type="float" office:value="0.309016994374946">
                <text:p>0.30901699437494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0929776485888251">
                <text:p>-0.0929776485888251</text:p>
              </table:table-cell>
              <table:table-cell office:value-type="float" office:value="0.36812455268468">
                <text:p>0.3681245526846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0904827052466021">
                <text:p>-0.0904827052466021</text:p>
              </table:table-cell>
              <table:table-cell office:value-type="float" office:value="0.425779291565071">
                <text:p>0.42577929156507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0876306680043863">
                <text:p>-0.0876306680043863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0844327925502017">
                <text:p>-0.0844327925502017</text:p>
              </table:table-cell>
              <table:table-cell office:value-type="float" office:value="0.535826794978994">
                <text:p>0.53582679497899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0809016994374947">
                <text:p>-0.080901699437494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0770513242775792">
                <text:p>-0.0770513242775792</text:p>
              </table:table-cell>
              <table:table-cell office:value-type="float" office:value="0.637423989748687">
                <text:p>0.63742398974868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0728968627421412">
                <text:p>-0.0728968627421412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0684547105928687">
                <text:p>-0.0684547105928687</text:p>
              </table:table-cell>
              <table:table-cell office:value-type="float" office:value="0.728968627421413">
                <text:p>0.72896862742141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0637423989748691">
                <text:p>-0.0637423989748691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0587785252292472">
                <text:p>-0.0587785252292472</text:p>
              </table:table-cell>
              <table:table-cell office:value-type="float" office:value="0.809016994374949">
                <text:p>0.80901699437494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0535826794978998">
                <text:p>-0.0535826794978998</text:p>
              </table:table-cell>
              <table:table-cell office:value-type="float" office:value="0.844327925502014">
                <text:p>0.84432792550201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0481753674101714">
                <text:p>-0.0481753674101714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0425779291565075">
                <text:p>-0.0425779291565075</text:p>
              </table:table-cell>
              <table:table-cell office:value-type="float" office:value="0.904827052466018">
                <text:p>0.90482705246601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0368124552684677">
                <text:p>-0.0368124552684677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0309016994374951">
                <text:p>-0.0309016994374951</text:p>
              </table:table-cell>
              <table:table-cell office:value-type="float" office:value="0.951056516295152">
                <text:p>0.95105651629515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0248689887164855">
                <text:p>-0.0248689887164855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0187381314585729">
                <text:p>-0.0187381314585729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0125333233564305">
                <text:p>-0.0125333233564305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0062790519529311">
                <text:p>-0.0062790519529311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1.46957615897682E-016">
                <text:p>-1.46957615897682E-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627905195293151">
                <text:p>0.00627905195293151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125333233564302">
                <text:p>0.01253332335643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187381314585726">
                <text:p>0.0187381314585726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248689887164852">
                <text:p>0.0248689887164852</text:p>
              </table:table-cell>
              <table:table-cell office:value-type="float" office:value="0.968583161128632">
                <text:p>0.96858316112863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309016994374948">
                <text:p>0.0309016994374948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368124552684675">
                <text:p>0.0368124552684675</text:p>
              </table:table-cell>
              <table:table-cell office:value-type="float" office:value="0.929776485888253">
                <text:p>0.92977648588825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425779291565072">
                <text:p>0.0425779291565072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481753674101712">
                <text:p>0.0481753674101712</text:p>
              </table:table-cell>
              <table:table-cell office:value-type="float" office:value="0.876306680043866">
                <text:p>0.87630668004386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535826794978996">
                <text:p>0.0535826794978996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587785252292475">
                <text:p>0.0587785252292475</text:p>
              </table:table-cell>
              <table:table-cell office:value-type="float" office:value="0.809016994374946">
                <text:p>0.80901699437494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637423989748688">
                <text:p>0.0637423989748688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68454710592869">
                <text:p>0.068454710592869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72896862742141">
                <text:p>0.072896862742141</text:p>
              </table:table-cell>
              <table:table-cell office:value-type="float" office:value="0.684547105928691">
                <text:p>0.68454710592869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77051324277579">
                <text:p>0.077051324277579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809016994374946">
                <text:p>0.0809016994374946</text:p>
              </table:table-cell>
              <table:table-cell office:value-type="float" office:value="0.587785252292476">
                <text:p>0.58778525229247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844327925502015">
                <text:p>0.0844327925502015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876306680043862">
                <text:p>0.0876306680043862</text:p>
              </table:table-cell>
              <table:table-cell office:value-type="float" office:value="0.481753674101719">
                <text:p>0.48175367410171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904827052466019">
                <text:p>0.0904827052466019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929776485888252">
                <text:p>0.0929776485888252</text:p>
              </table:table-cell>
              <table:table-cell office:value-type="float" office:value="0.368124552684676">
                <text:p>0.36812455268467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951056516295153">
                <text:p>0.0951056516295153</text:p>
              </table:table-cell>
              <table:table-cell office:value-type="float" office:value="0.309016994374949">
                <text:p>0.30901699437494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968583161128632">
                <text:p>0.0968583161128632</text:p>
              </table:table-cell>
              <table:table-cell office:value-type="float" office:value="0.248689887164853">
                <text:p>0.24868988716485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982287250728688">
                <text:p>0.0982287250728688</text:p>
              </table:table-cell>
              <table:table-cell office:value-type="float" office:value="0.187381314585727">
                <text:p>0.18738131458572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992114701314478">
                <text:p>0.0992114701314478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998026728428271">
                <text:p>0.0998026728428271</text:p>
              </table:table-cell>
              <table:table-cell office:value-type="float" office:value="0.0627905195293163">
                <text:p>0.062790519529316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">
                <text:p>0.1</text:p>
              </table:table-cell>
              <table:table-cell office:value-type="float" office:value="-2.45548340466059E-016">
                <text:p>-2.45548340466059E-01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998026728428272">
                <text:p>0.0998026728428272</text:p>
              </table:table-cell>
              <table:table-cell office:value-type="float" office:value="-0.0627905195293097">
                <text:p>-0.062790519529309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992114701314478">
                <text:p>0.099211470131447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98228725072869">
                <text:p>0.098228725072869</text:p>
              </table:table-cell>
              <table:table-cell office:value-type="float" office:value="-0.18738131458572">
                <text:p>-0.1873813145857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968583161128631">
                <text:p>0.0968583161128631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951056516295153">
                <text:p>0.0951056516295153</text:p>
              </table:table-cell>
              <table:table-cell office:value-type="float" office:value="-0.309016994374949">
                <text:p>-0.30901699437494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929776485888252">
                <text:p>0.0929776485888252</text:p>
              </table:table-cell>
              <table:table-cell office:value-type="float" office:value="-0.368124552684676">
                <text:p>-0.36812455268467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904827052466019">
                <text:p>0.0904827052466019</text:p>
              </table:table-cell>
              <table:table-cell office:value-type="float" office:value="-0.425779291565074">
                <text:p>-0.42577929156507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876306680043865">
                <text:p>0.0876306680043865</text:p>
              </table:table-cell>
              <table:table-cell office:value-type="float" office:value="-0.481753674101713">
                <text:p>-0.48175367410171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844327925502015">
                <text:p>0.0844327925502015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809016994374949">
                <text:p>0.0809016994374949</text:p>
              </table:table-cell>
              <table:table-cell office:value-type="float" office:value="-0.58778525229247">
                <text:p>-0.5877852522924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770513242775789">
                <text:p>0.0770513242775789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728968627421414">
                <text:p>0.0728968627421414</text:p>
              </table:table-cell>
              <table:table-cell office:value-type="float" office:value="-0.684547105928686">
                <text:p>-0.68454710592868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684547105928689">
                <text:p>0.0684547105928689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637423989748693">
                <text:p>0.0637423989748693</text:p>
              </table:table-cell>
              <table:table-cell office:value-type="float" office:value="-0.770513242775786">
                <text:p>-0.77051324277578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587785252292474">
                <text:p>0.0587785252292474</text:p>
              </table:table-cell>
              <table:table-cell office:value-type="float" office:value="-0.809016994374946">
                <text:p>-0.80901699437494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535826794978995">
                <text:p>0.0535826794978995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481753674101717">
                <text:p>0.0481753674101717</text:p>
              </table:table-cell>
              <table:table-cell office:value-type="float" office:value="-0.876306680043862">
                <text:p>-0.87630668004386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425779291565072">
                <text:p>0.042577929156507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368124552684681">
                <text:p>0.0368124552684681</text:p>
              </table:table-cell>
              <table:table-cell office:value-type="float" office:value="-0.92977648588825">
                <text:p>-0.929776485888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309016994374947">
                <text:p>0.0309016994374947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248689887164858">
                <text:p>0.0248689887164858</text:p>
              </table:table-cell>
              <table:table-cell office:value-type="float" office:value="-0.96858316112863">
                <text:p>-0.9685831611286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187381314585725">
                <text:p>0.0187381314585725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125333233564309">
                <text:p>0.0125333233564309</text:p>
              </table:table-cell>
              <table:table-cell office:value-type="float" office:value="-0.992114701314477">
                <text:p>-0.99211470131447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627905195293146">
                <text:p>0.0062790519529314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.14475451769206E-016">
                <text:p>5.14475451769206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00627905195293114">
                <text:p>-0.00627905195293114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0125333233564298">
                <text:p>-0.012533323356429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0187381314585729">
                <text:p>-0.0187381314585729</text:p>
              </table:table-cell>
              <table:table-cell office:value-type="float" office:value="-0.982287250728688">
                <text:p>-0.98228725072868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0248689887164855">
                <text:p>-0.0248689887164855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0309016994374944">
                <text:p>-0.0309016994374944</text:p>
              </table:table-cell>
              <table:table-cell office:value-type="float" office:value="-0.951056516295155">
                <text:p>-0.95105651629515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0368124552684671">
                <text:p>-0.0368124552684671</text:p>
              </table:table-cell>
              <table:table-cell office:value-type="float" office:value="-0.929776485888254">
                <text:p>-0.92977648588825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0425779291565075">
                <text:p>-0.0425779291565075</text:p>
              </table:table-cell>
              <table:table-cell office:value-type="float" office:value="-0.904827052466018">
                <text:p>-0.90482705246601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0481753674101715">
                <text:p>-0.0481753674101715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0535826794978993">
                <text:p>-0.0535826794978993</text:p>
              </table:table-cell>
              <table:table-cell office:value-type="float" office:value="-0.844327925502018">
                <text:p>-0.84432792550201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0587785252292466">
                <text:p>-0.0587785252292466</text:p>
              </table:table-cell>
              <table:table-cell office:value-type="float" office:value="-0.809016994374952">
                <text:p>-0.80901699437495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0637423989748691">
                <text:p>-0.0637423989748691</text:p>
              </table:table-cell>
              <table:table-cell office:value-type="float" office:value="-0.770513242775788">
                <text:p>-0.77051324277578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0684547105928687">
                <text:p>-0.0684547105928687</text:p>
              </table:table-cell>
              <table:table-cell office:value-type="float" office:value="-0.728968627421413">
                <text:p>-0.72896862742141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0728968627421407">
                <text:p>-0.0728968627421407</text:p>
              </table:table-cell>
              <table:table-cell office:value-type="float" office:value="-0.684547105928693">
                <text:p>-0.68454710592869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0770513242775792">
                <text:p>-0.0770513242775792</text:p>
              </table:table-cell>
              <table:table-cell office:value-type="float" office:value="-0.637423989748687">
                <text:p>-0.63742398974868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0809016994374948">
                <text:p>-0.0809016994374948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0844327925502013">
                <text:p>-0.0844327925502013</text:p>
              </table:table-cell>
              <table:table-cell office:value-type="float" office:value="-0.535826794979">
                <text:p>-0.53582679497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087630668004386">
                <text:p>-0.087630668004386</text:p>
              </table:table-cell>
              <table:table-cell office:value-type="float" office:value="-0.481753674101722">
                <text:p>-0.48175367410172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0904827052466021">
                <text:p>-0.0904827052466021</text:p>
              </table:table-cell>
              <table:table-cell office:value-type="float" office:value="-0.42577929156507">
                <text:p>-0.4257792915650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0929776485888251">
                <text:p>-0.0929776485888251</text:p>
              </table:table-cell>
              <table:table-cell office:value-type="float" office:value="-0.368124552684679">
                <text:p>-0.36812455268467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0951056516295152">
                <text:p>-0.0951056516295152</text:p>
              </table:table-cell>
              <table:table-cell office:value-type="float" office:value="-0.309016994374952">
                <text:p>-0.30901699437495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0968583161128629">
                <text:p>-0.0968583161128629</text:p>
              </table:table-cell>
              <table:table-cell office:value-type="float" office:value="-0.248689887164864">
                <text:p>-0.24868988716486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0982287250728689">
                <text:p>-0.0982287250728689</text:p>
              </table:table-cell>
              <table:table-cell office:value-type="float" office:value="-0.187381314585723">
                <text:p>-0.18738131458572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0992114701314478">
                <text:p>-0.0992114701314478</text:p>
              </table:table-cell>
              <table:table-cell office:value-type="float" office:value="-0.125333233564307">
                <text:p>-0.12533323356430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0998026728428271">
                <text:p>-0.0998026728428271</text:p>
              </table:table-cell>
              <table:table-cell office:value-type="float" office:value="-0.06279051952932">
                <text:p>-0.0627905195293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1">
                <text:p>-0.1</text:p>
              </table:table-cell>
              <table:table-cell office:value-type="float" office:value="3.67579733935182E-015">
                <text:p>3.67579733935182E-01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0998026728428272">
                <text:p>-0.0998026728428272</text:p>
              </table:table-cell>
              <table:table-cell office:value-type="float" office:value="0.0627905195293131">
                <text:p>0.062790519529313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0992114701314478">
                <text:p>-0.0992114701314478</text:p>
              </table:table-cell>
              <table:table-cell office:value-type="float" office:value="0.1253332335643">
                <text:p>0.125333233564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098228725072869">
                <text:p>-0.098228725072869</text:p>
              </table:table-cell>
              <table:table-cell office:value-type="float" office:value="0.187381314585717">
                <text:p>0.18738131458571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0968583161128631">
                <text:p>-0.0968583161128631</text:p>
              </table:table-cell>
              <table:table-cell office:value-type="float" office:value="0.248689887164857">
                <text:p>0.24868988716485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0951056516295154">
                <text:p>-0.0951056516295154</text:p>
              </table:table-cell>
              <table:table-cell office:value-type="float" office:value="0.309016994374946">
                <text:p>0.30901699437494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0929776485888253">
                <text:p>-0.0929776485888253</text:p>
              </table:table-cell>
              <table:table-cell office:value-type="float" office:value="0.368124552684673">
                <text:p>0.36812455268467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0904827052466024">
                <text:p>-0.0904827052466024</text:p>
              </table:table-cell>
              <table:table-cell office:value-type="float" office:value="0.425779291565064">
                <text:p>0.42577929156506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0876306680043863">
                <text:p>-0.0876306680043863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0844327925502017">
                <text:p>-0.0844327925502017</text:p>
              </table:table-cell>
              <table:table-cell office:value-type="float" office:value="0.535826794978994">
                <text:p>0.53582679497899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0809016994374952">
                <text:p>-0.0809016994374952</text:p>
              </table:table-cell>
              <table:table-cell office:value-type="float" office:value="0.587785252292467">
                <text:p>0.5877852522924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0770513242775787">
                <text:p>-0.0770513242775787</text:p>
              </table:table-cell>
              <table:table-cell office:value-type="float" office:value="0.637423989748692">
                <text:p>0.63742398974869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0728968627421412">
                <text:p>-0.0728968627421412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0684547105928692">
                <text:p>-0.0684547105928692</text:p>
              </table:table-cell>
              <table:table-cell office:value-type="float" office:value="0.728968627421408">
                <text:p>0.72896862742140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0637423989748696">
                <text:p>-0.0637423989748696</text:p>
              </table:table-cell>
              <table:table-cell office:value-type="float" office:value="0.770513242775784">
                <text:p>0.77051324277578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0587785252292472">
                <text:p>-0.0587785252292472</text:p>
              </table:table-cell>
              <table:table-cell office:value-type="float" office:value="0.809016994374949">
                <text:p>0.80901699437494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0535826794978998">
                <text:p>-0.0535826794978998</text:p>
              </table:table-cell>
              <table:table-cell office:value-type="float" office:value="0.844327925502014">
                <text:p>0.84432792550201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0481753674101721">
                <text:p>-0.0481753674101721</text:p>
              </table:table-cell>
              <table:table-cell office:value-type="float" office:value="0.876306680043861">
                <text:p>0.87630668004386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0425779291565075">
                <text:p>-0.0425779291565075</text:p>
              </table:table-cell>
              <table:table-cell office:value-type="float" office:value="0.904827052466018">
                <text:p>0.90482705246601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0368124552684678">
                <text:p>-0.0368124552684678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0309016994374951">
                <text:p>-0.0309016994374951</text:p>
              </table:table-cell>
              <table:table-cell office:value-type="float" office:value="0.951056516295152">
                <text:p>0.95105651629515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0248689887164862">
                <text:p>-0.0248689887164862</text:p>
              </table:table-cell>
              <table:table-cell office:value-type="float" office:value="0.968583161128629">
                <text:p>0.96858316112862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0187381314585722">
                <text:p>-0.018738131458572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0125333233564305">
                <text:p>-0.0125333233564305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00627905195293183">
                <text:p>-0.00627905195293183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8.8199328764073E-016">
                <text:p>-8.8199328764073E-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627905195293149">
                <text:p>0.00627905195293149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125333233564302">
                <text:p>0.01253332335643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187381314585718">
                <text:p>0.0187381314585718</text:p>
              </table:table-cell>
              <table:table-cell office:value-type="float" office:value="0.98228725072869">
                <text:p>0.9822872507286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248689887164852">
                <text:p>0.0248689887164852</text:p>
              </table:table-cell>
              <table:table-cell office:value-type="float" office:value="0.968583161128632">
                <text:p>0.96858316112863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309016994374947">
                <text:p>0.030901699437494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368124552684674">
                <text:p>0.0368124552684674</text:p>
              </table:table-cell>
              <table:table-cell office:value-type="float" office:value="0.929776485888253">
                <text:p>0.92977648588825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425779291565066">
                <text:p>0.0425779291565066</text:p>
              </table:table-cell>
              <table:table-cell office:value-type="float" office:value="0.904827052466023">
                <text:p>0.90482705246602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481753674101718">
                <text:p>0.0481753674101718</text:p>
              </table:table-cell>
              <table:table-cell office:value-type="float" office:value="0.876306680043862">
                <text:p>0.87630668004386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535826794978996">
                <text:p>0.0535826794978996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587785252292469">
                <text:p>0.0587785252292469</text:p>
              </table:table-cell>
              <table:table-cell office:value-type="float" office:value="0.809016994374951">
                <text:p>0.80901699437495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637423989748688">
                <text:p>0.0637423989748688</text:p>
              </table:table-cell>
              <table:table-cell office:value-type="float" office:value="0.770513242775791">
                <text:p>0.77051324277579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68454710592869">
                <text:p>0.068454710592869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72896862742141">
                <text:p>0.072896862742141</text:p>
              </table:table-cell>
              <table:table-cell office:value-type="float" office:value="0.684547105928691">
                <text:p>0.68454710592869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770513242775785">
                <text:p>0.0770513242775785</text:p>
              </table:table-cell>
              <table:table-cell office:value-type="float" office:value="0.637423989748695">
                <text:p>0.63742398974869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80901699437495">
                <text:p>0.080901699437495</text:p>
              </table:table-cell>
              <table:table-cell office:value-type="float" office:value="0.58778525229247">
                <text:p>0.5877852522924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844327925502015">
                <text:p>0.0844327925502015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876306680043862">
                <text:p>0.0876306680043862</text:p>
              </table:table-cell>
              <table:table-cell office:value-type="float" office:value="0.481753674101719">
                <text:p>0.48175367410171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904827052466016">
                <text:p>0.0904827052466016</text:p>
              </table:table-cell>
              <table:table-cell office:value-type="float" office:value="0.42577929156508">
                <text:p>0.4257792915650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929776485888252">
                <text:p>0.0929776485888252</text:p>
              </table:table-cell>
              <table:table-cell office:value-type="float" office:value="0.368124552684676">
                <text:p>0.36812455268467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951056516295153">
                <text:p>0.0951056516295153</text:p>
              </table:table-cell>
              <table:table-cell office:value-type="float" office:value="0.309016994374949">
                <text:p>0.30901699437494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96858316112863">
                <text:p>0.096858316112863</text:p>
              </table:table-cell>
              <table:table-cell office:value-type="float" office:value="0.24868988716486">
                <text:p>0.2486898871648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982287250728688">
                <text:p>0.0982287250728688</text:p>
              </table:table-cell>
              <table:table-cell office:value-type="float" office:value="0.187381314585727">
                <text:p>0.18738131458572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992114701314478">
                <text:p>0.099211470131447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998026728428271">
                <text:p>0.0998026728428271</text:p>
              </table:table-cell>
              <table:table-cell office:value-type="float" office:value="0.0627905195293166">
                <text:p>0.062790519529316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1">
                <text:p>0.1</text:p>
              </table:table-cell>
              <table:table-cell office:value-type="float" office:value="7.10480837696441E-015">
                <text:p>7.10480837696441E-01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998026728428271">
                <text:p>0.0998026728428271</text:p>
              </table:table-cell>
              <table:table-cell office:value-type="float" office:value="-0.0627905195293166">
                <text:p>-0.062790519529316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992114701314478">
                <text:p>0.099211470131447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98228725072869">
                <text:p>0.098228725072869</text:p>
              </table:table-cell>
              <table:table-cell office:value-type="float" office:value="-0.18738131458572">
                <text:p>-0.1873813145857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968583161128632">
                <text:p>0.0968583161128632</text:p>
              </table:table-cell>
              <table:table-cell office:value-type="float" office:value="-0.248689887164853">
                <text:p>-0.24868988716485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951056516295153">
                <text:p>0.0951056516295153</text:p>
              </table:table-cell>
              <table:table-cell office:value-type="float" office:value="-0.309016994374949">
                <text:p>-0.30901699437494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929776485888252">
                <text:p>0.0929776485888252</text:p>
              </table:table-cell>
              <table:table-cell office:value-type="float" office:value="-0.368124552684676">
                <text:p>-0.36812455268467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904827052466022">
                <text:p>0.0904827052466022</text:p>
              </table:table-cell>
              <table:table-cell office:value-type="float" office:value="-0.425779291565067">
                <text:p>-0.42577929156506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876306680043865">
                <text:p>0.0876306680043865</text:p>
              </table:table-cell>
              <table:table-cell office:value-type="float" office:value="-0.481753674101713">
                <text:p>-0.48175367410171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844327925502015">
                <text:p>0.0844327925502015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80901699437495">
                <text:p>0.080901699437495</text:p>
              </table:table-cell>
              <table:table-cell office:value-type="float" office:value="-0.58778525229247">
                <text:p>-0.5877852522924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770513242775794">
                <text:p>0.0770513242775794</text:p>
              </table:table-cell>
              <table:table-cell office:value-type="float" office:value="-0.637423989748684">
                <text:p>-0.63742398974868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72896862742141">
                <text:p>0.072896862742141</text:p>
              </table:table-cell>
              <table:table-cell office:value-type="float" office:value="-0.684547105928691">
                <text:p>-0.68454710592869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68454710592869">
                <text:p>0.068454710592869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637423989748694">
                <text:p>0.0637423989748694</text:p>
              </table:table-cell>
              <table:table-cell office:value-type="float" office:value="-0.770513242775786">
                <text:p>-0.77051324277578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587785252292475">
                <text:p>0.0587785252292475</text:p>
              </table:table-cell>
              <table:table-cell office:value-type="float" office:value="-0.809016994374946">
                <text:p>-0.80901699437494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535826794978996">
                <text:p>0.0535826794978996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481753674101718">
                <text:p>0.0481753674101718</text:p>
              </table:table-cell>
              <table:table-cell office:value-type="float" office:value="-0.876306680043862">
                <text:p>-0.87630668004386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425779291565079">
                <text:p>0.0425779291565079</text:p>
              </table:table-cell>
              <table:table-cell office:value-type="float" office:value="-0.904827052466017">
                <text:p>-0.90482705246601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368124552684681">
                <text:p>0.0368124552684681</text:p>
              </table:table-cell>
              <table:table-cell office:value-type="float" office:value="-0.92977648588825">
                <text:p>-0.929776485888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309016994374947">
                <text:p>0.030901699437494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248689887164859">
                <text:p>0.0248689887164859</text:p>
              </table:table-cell>
              <table:table-cell office:value-type="float" office:value="-0.96858316112863">
                <text:p>-0.9685831611286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187381314585725">
                <text:p>0.0187381314585725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125333233564302">
                <text:p>0.012533323356430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627905195293149">
                <text:p>0.00627905195293149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.38968387752153E-016">
                <text:p>5.38968387752153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00627905195293112">
                <text:p>-0.00627905195293112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0125333233564305">
                <text:p>-0.0125333233564305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0187381314585722">
                <text:p>-0.018738131458572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0248689887164848">
                <text:p>-0.0248689887164848</text:p>
              </table:table-cell>
              <table:table-cell office:value-type="float" office:value="-0.968583161128633">
                <text:p>-0.96858316112863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0309016994374944">
                <text:p>-0.0309016994374944</text:p>
              </table:table-cell>
              <table:table-cell office:value-type="float" office:value="-0.951056516295155">
                <text:p>-0.95105651629515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0.0368124552684678">
                <text:p>-0.0368124552684678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0425779291565069">
                <text:p>-0.0425779291565069</text:p>
              </table:table-cell>
              <table:table-cell office:value-type="float" office:value="-0.904827052466021">
                <text:p>-0.90482705246602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0481753674101714">
                <text:p>-0.0481753674101714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0535826794978998">
                <text:p>-0.0535826794978998</text:p>
              </table:table-cell>
              <table:table-cell office:value-type="float" office:value="-0.844327925502014">
                <text:p>-0.84432792550201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.0587785252292472">
                <text:p>-0.0587785252292472</text:p>
              </table:table-cell>
              <table:table-cell office:value-type="float" office:value="-0.809016994374949">
                <text:p>-0.80901699437494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0637423989748685">
                <text:p>-0.0637423989748685</text:p>
              </table:table-cell>
              <table:table-cell office:value-type="float" office:value="-0.770513242775793">
                <text:p>-0.77051324277579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.0684547105928687">
                <text:p>-0.0684547105928687</text:p>
              </table:table-cell>
              <table:table-cell office:value-type="float" office:value="-0.728968627421413">
                <text:p>-0.72896862742141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0728968627421412">
                <text:p>-0.0728968627421412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.0770513242775787">
                <text:p>-0.0770513242775787</text:p>
              </table:table-cell>
              <table:table-cell office:value-type="float" office:value="-0.637423989748692">
                <text:p>-0.63742398974869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0809016994374947">
                <text:p>-0.0809016994374947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0844327925502013">
                <text:p>-0.0844327925502013</text:p>
              </table:table-cell>
              <table:table-cell office:value-type="float" office:value="-0.535826794979">
                <text:p>-0.53582679497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0876306680043863">
                <text:p>-0.0876306680043863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0904827052466018">
                <text:p>-0.0904827052466018</text:p>
              </table:table-cell>
              <table:table-cell office:value-type="float" office:value="-0.425779291565077">
                <text:p>-0.42577929156507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0929776485888251">
                <text:p>-0.0929776485888251</text:p>
              </table:table-cell>
              <table:table-cell office:value-type="float" office:value="-0.368124552684679">
                <text:p>-0.36812455268467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0951056516295154">
                <text:p>-0.0951056516295154</text:p>
              </table:table-cell>
              <table:table-cell office:value-type="float" office:value="-0.309016994374946">
                <text:p>-0.30901699437494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0.0968583161128631">
                <text:p>-0.0968583161128631</text:p>
              </table:table-cell>
              <table:table-cell office:value-type="float" office:value="-0.248689887164857">
                <text:p>-0.24868988716485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0982287250728688">
                <text:p>-0.0982287250728688</text:p>
              </table:table-cell>
              <table:table-cell office:value-type="float" office:value="-0.187381314585731">
                <text:p>-0.18738131458573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0992114701314478">
                <text:p>-0.0992114701314478</text:p>
              </table:table-cell>
              <table:table-cell office:value-type="float" office:value="-0.125333233564307">
                <text:p>-0.12533323356430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0.0998026728428272">
                <text:p>-0.0998026728428272</text:p>
              </table:table-cell>
              <table:table-cell office:value-type="float" office:value="-0.0627905195293131">
                <text:p>-0.062790519529313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1">
                <text:p>-0.1</text:p>
              </table:table-cell>
              <table:table-cell office:value-type="float" office:value="-3.67455937807865E-015">
                <text:p>-3.67455937807865E-01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0998026728428272">
                <text:p>-0.0998026728428272</text:p>
              </table:table-cell>
              <table:table-cell office:value-type="float" office:value="0.0627905195293129">
                <text:p>0.062790519529312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0992114701314478">
                <text:p>-0.0992114701314478</text:p>
              </table:table-cell>
              <table:table-cell office:value-type="float" office:value="0.1253332335643">
                <text:p>0.125333233564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0.0982287250728689">
                <text:p>-0.0982287250728689</text:p>
              </table:table-cell>
              <table:table-cell office:value-type="float" office:value="0.187381314585723">
                <text:p>0.18738131458572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0.0968583161128633">
                <text:p>-0.0968583161128633</text:p>
              </table:table-cell>
              <table:table-cell office:value-type="float" office:value="0.24868988716485">
                <text:p>0.2486898871648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0951056516295154">
                <text:p>-0.0951056516295154</text:p>
              </table:table-cell>
              <table:table-cell office:value-type="float" office:value="0.309016994374946">
                <text:p>0.30901699437494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0.0929776485888251">
                <text:p>-0.0929776485888251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0904827052466021">
                <text:p>-0.0904827052466021</text:p>
              </table:table-cell>
              <table:table-cell office:value-type="float" office:value="0.42577929156507">
                <text:p>0.4257792915650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.0876306680043864">
                <text:p>-0.0876306680043864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0.0844327925502017">
                <text:p>-0.0844327925502017</text:p>
              </table:table-cell>
              <table:table-cell office:value-type="float" office:value="0.535826794978994">
                <text:p>0.53582679497899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0.0809016994374948">
                <text:p>-0.0809016994374948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.0770513242775792">
                <text:p>-0.0770513242775792</text:p>
              </table:table-cell>
              <table:table-cell office:value-type="float" office:value="0.637423989748687">
                <text:p>0.63742398974868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0728968627421412">
                <text:p>-0.0728968627421412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.0684547105928692">
                <text:p>-0.0684547105928692</text:p>
              </table:table-cell>
              <table:table-cell office:value-type="float" office:value="0.728968627421408">
                <text:p>0.72896862742140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0637423989748691">
                <text:p>-0.0637423989748691</text:p>
              </table:table-cell>
              <table:table-cell office:value-type="float" office:value="0.770513242775788">
                <text:p>0.77051324277578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0.0587785252292478">
                <text:p>-0.0587785252292478</text:p>
              </table:table-cell>
              <table:table-cell office:value-type="float" office:value="0.809016994374944">
                <text:p>0.80901699437494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0535826794978999">
                <text:p>-0.0535826794978999</text:p>
              </table:table-cell>
              <table:table-cell office:value-type="float" office:value="0.844327925502014">
                <text:p>0.84432792550201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0481753674101715">
                <text:p>-0.0481753674101715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0425779291565075">
                <text:p>-0.0425779291565075</text:p>
              </table:table-cell>
              <table:table-cell office:value-type="float" office:value="0.904827052466018">
                <text:p>0.90482705246601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0368124552684678">
                <text:p>-0.0368124552684678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0309016994374951">
                <text:p>-0.0309016994374951</text:p>
              </table:table-cell>
              <table:table-cell office:value-type="float" office:value="0.951056516295152">
                <text:p>0.95105651629515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0248689887164855">
                <text:p>-0.0248689887164855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0187381314585729">
                <text:p>-0.0187381314585729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0125333233564305">
                <text:p>-0.0125333233564305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00627905195293185">
                <text:p>-0.00627905195293185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1.95943487863577E-016">
                <text:p>-1.95943487863577E-01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277cm" svg:height="3.773cm" xlink:href=".." xlink:type="simple" chart:class="chart:line" chart:style-name="ch1">
        <chart:plot-area chart:style-name="ch2" table:cell-range-address="Лист1.D1:Лист1.D800" svg:x="0.185cm" svg:y="0.075cm" svg:width="8.907cm" svg:height="3.623cm">
          <chart:coordinate-region svg:x="1.018cm" svg:y="0.275cm" svg:width="8.074cm" svg:height="3.22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Лист1.D1:Лист1.D800" chart:class="chart:line">
            <chart:data-point chart:repeated="8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Лист1.D1:Лист1.D8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11018592800238">
                <text:p>0.00000011018592800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27993517430759">
                <text:p>0.00000027993517430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1163787467343">
                <text:p>2.511637874673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00040824176850635">
                <text:p>-0.00000040824176850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0023797776098655">
                <text:p>-0.000000237977760986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00018184544447971">
                <text:p>-0.000000181845444479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00187898848457321">
                <text:p>0.000018789884845732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00358577256853772">
                <text:p>0.000035857725685377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.50992852298751">
                <text:p>2.5099285229875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0000316884180768048">
                <text:p>-0.000031688418076804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0000145681358348218">
                <text:p>-0.000014568135834821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00000872584262313012">
                <text:p>-0.0000087258426231301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00000567763889134237">
                <text:p>-0.0000056776388913423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math xmlns="http://www.w3.org/1998/Math/MathML" display="block">
  <semantics>
    <mrow>
      <mrow>
        <msub>
          <mi>X</mi>
          <mi>k</mi>
        </msub>
        <mo stretchy="false">=</mo>
        <mrow>
          <mrow>
            <munderover>
              <mo stretchy="false">∑</mo>
              <mrow>
                <mi>n</mi>
                <mo stretchy="false">=</mo>
                <mn>0</mn>
              </mrow>
              <mi>N</mi>
            </munderover>
            <msub>
              <mi>x</mi>
              <mi>n</mi>
            </msub>
          </mrow>
          <mo stretchy="false">∗</mo>
          <mi>cos</mi>
        </mrow>
      </mrow>
      <mrow>
        <mo fence="true" stretchy="false">(</mo>
        <mrow>
          <mrow>
            <mn>2</mn>
            <mi>π</mi>
            <mrow>
              <mfrac>
                <mi>n</mi>
                <mi>N</mi>
              </mfrac>
              <mo stretchy="false">∗</mo>
              <mi>k</mi>
            </mrow>
          </mrow>
        </mrow>
        <mo fence="true" stretchy="false">)</mo>
      </mrow>
    </mrow>
    <annotation encoding="StarMath 5.0">X_k = sum from{n=0} to{N} x_n * cos( 2%pi {n over N} * k )</annotation>
  </semantics>
</math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248cm" svg:height="3.831cm" xlink:href=".." xlink:type="simple" chart:class="chart:line" chart:style-name="ch1">
        <chart:plot-area chart:style-name="ch2" table:cell-range-address="Лист1.E1:Лист1.E800" svg:x="0.184cm" svg:y="0.076cm" svg:width="8.88cm" svg:height="3.679cm">
          <chart:coordinate-region svg:x="0.911cm" svg:y="0.275cm" svg:width="8.153cm" svg:height="3.28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Лист1.E1:Лист1.E800" chart:class="chart:line">
            <chart:data-point chart:repeated="8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Лист1.E1:Лист1.E8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233647134568271">
                <text:p>0.00000233647134568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508661346482423">
                <text:p>0.000005086613464824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.9210684030819">
                <text:p>39.92106840308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00576577790969974">
                <text:p>-0.000005765777909699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0302377339315726">
                <text:p>-0.000003023773393157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00209959012324136">
                <text:p>-0.000002099590123241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000238877091820397">
                <text:p>-0.00023887709182039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000506742026221511">
                <text:p>-0.00050674202622151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39.9211417596756">
                <text:p>-39.921141759675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0576249336773885">
                <text:p>0.00057624933677388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0309195475563066">
                <text:p>0.00030919547556306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0222328376731994">
                <text:p>0.00022232837673199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0180910611230856">
                <text:p>0.00018091061123085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math xmlns="http://www.w3.org/1998/Math/MathML" display="block">
  <semantics>
    <mrow>
      <mrow>
        <msub>
          <mi>X</mi>
          <mi>k</mi>
        </msub>
        <mo stretchy="false">=</mo>
        <mrow>
          <mrow>
            <munderover>
              <mo stretchy="false">∑</mo>
              <mrow>
                <mi>n</mi>
                <mo stretchy="false">=</mo>
                <mn>0</mn>
              </mrow>
              <mi>N</mi>
            </munderover>
            <msub>
              <mi>x</mi>
              <mi>n</mi>
            </msub>
          </mrow>
          <mo stretchy="false">∗</mo>
          <mi>sin</mi>
        </mrow>
      </mrow>
      <mrow>
        <mo fence="true" stretchy="false">(</mo>
        <mrow>
          <mrow>
            <mn>2</mn>
            <mi>π</mi>
            <mrow>
              <mfrac>
                <mi>n</mi>
                <mi>N</mi>
              </mfrac>
              <mo stretchy="false">∗</mo>
              <mi>k</mi>
            </mrow>
          </mrow>
        </mrow>
        <mo fence="true" stretchy="false">)</mo>
      </mrow>
    </mrow>
    <annotation encoding="StarMath 5.0">X_k = sum from{n=0} to{N} x_n * sin( 2%pi {n over N} * k )</annotation>
  </semantics>
</math>
</file>